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7.38mm"/>
    </style:style>
    <style:style style:name="co2" style:family="table-column">
      <style:table-column-properties fo:break-before="auto" style:column-width="33.02mm"/>
    </style:style>
    <style:style style:name="co3" style:family="table-column">
      <style:table-column-properties fo:break-before="auto" style:column-width="22.44mm"/>
    </style:style>
    <style:style style:name="co4" style:family="table-column">
      <style:table-column-properties fo:break-before="auto" style:column-width="31.33mm"/>
    </style:style>
    <style:style style:name="co5" style:family="table-column">
      <style:table-column-properties fo:break-before="auto" style:column-width="33.44mm"/>
    </style:style>
    <style:style style:name="co6" style:family="table-column">
      <style:table-column-properties fo:break-before="auto" style:column-width="34.08mm"/>
    </style:style>
    <style:style style:name="co7" style:family="table-column">
      <style:table-column-properties fo:break-before="auto" style:column-width="35.98mm"/>
    </style:style>
    <style:style style:name="co8" style:family="table-column">
      <style:table-column-properties fo:break-before="auto" style:column-width="34.71mm"/>
    </style:style>
    <style:style style:name="co9" style:family="table-column">
      <style:table-column-properties fo:break-before="auto" style:column-width="41.49mm"/>
    </style:style>
    <style:style style:name="co10" style:family="table-column">
      <style:table-column-properties fo:break-before="auto" style:column-width="32.6mm"/>
    </style:style>
    <style:style style:name="co11" style:family="table-column">
      <style:table-column-properties fo:break-before="auto" style:column-width="22.65mm"/>
    </style:style>
    <style:style style:name="co12" style:family="table-column">
      <style:table-column-properties fo:break-before="auto" style:column-width="16.93mm"/>
    </style:style>
    <style:style style:name="co15" style:family="table-column">
      <style:table-column-properties fo:break-before="auto" style:column-width="182.88mm"/>
    </style:style>
    <style:style style:name="co16" style:family="table-column">
      <style:table-column-properties fo:break-before="auto" style:column-width="28.15mm"/>
    </style:style>
    <style:style style:name="co17" style:family="table-column">
      <style:table-column-properties fo:break-before="auto" style:column-width="25.19mm"/>
    </style:style>
    <style:style style:name="co18" style:family="table-column">
      <style:table-column-properties fo:break-before="auto" style:column-width="30.48mm"/>
    </style:style>
    <style:style style:name="co19" style:family="table-column">
      <style:table-column-properties fo:break-before="auto" style:column-width="25.61mm"/>
    </style:style>
    <style:style style:name="co20" style:family="table-column">
      <style:table-column-properties fo:break-before="auto" style:column-width="27.73mm"/>
    </style:style>
    <style:style style:name="co21" style:family="table-column">
      <style:table-column-properties fo:break-before="auto" style:column-width="24.13mm"/>
    </style:style>
    <style:style style:name="co22" style:family="table-column">
      <style:table-column-properties fo:break-before="auto" style:column-width="21.8mm"/>
    </style:style>
    <style:style style:name="co23" style:family="table-column">
      <style:table-column-properties fo:break-before="auto" style:column-width="25.4mm"/>
    </style:style>
    <style:style style:name="co24" style:family="table-column">
      <style:table-column-properties fo:break-before="auto" style:column-width="133.14mm"/>
    </style:style>
    <style:style style:name="co25" style:family="table-column">
      <style:table-column-properties fo:break-before="auto" style:column-width="185.42mm"/>
    </style:style>
    <style:style style:name="co26" style:family="table-column">
      <style:table-column-properties fo:break-before="auto" style:column-width="36.62mm"/>
    </style:style>
    <style:style style:name="co14" style:family="table-column">
      <style:table-column-properties fo:break-before="auto" style:column-width="30.69mm"/>
    </style:style>
    <style:style style:name="co27" style:family="table-column">
      <style:table-column-properties fo:break-before="auto" style:column-width="12.28mm"/>
    </style:style>
    <style:style style:name="co28" style:family="table-column">
      <style:table-column-properties fo:break-before="auto" style:column-width="12.91mm"/>
    </style:style>
    <style:style style:name="co29" style:family="table-column">
      <style:table-column-properties fo:break-before="auto" style:column-width="162.98mm"/>
    </style:style>
    <style:style style:name="co30" style:family="table-column">
      <style:table-column-properties fo:break-before="auto" style:column-width="33.23mm"/>
    </style:style>
    <style:style style:name="co31" style:family="table-column">
      <style:table-column-properties fo:break-before="auto" style:column-width="22.01mm"/>
    </style:style>
    <style:style style:name="co32" style:family="table-column">
      <style:table-column-properties fo:break-before="auto" style:column-width="28.36mm"/>
    </style:style>
    <style:style style:name="co33" style:family="table-column">
      <style:table-column-properties fo:break-before="auto" style:column-width="38.31mm"/>
    </style:style>
    <style:style style:name="co34" style:family="table-column">
      <style:table-column-properties fo:break-before="auto" style:column-width="40.43mm"/>
    </style:style>
    <style:style style:name="co35" style:family="table-column">
      <style:table-column-properties fo:break-before="auto" style:column-width="17.36mm"/>
    </style:style>
    <style:style style:name="co36" style:family="table-column">
      <style:table-column-properties fo:break-before="auto" style:column-width="129.12mm"/>
    </style:style>
    <style:style style:name="co37" style:family="table-column">
      <style:table-column-properties fo:break-before="auto" style:column-width="33.66mm"/>
    </style:style>
    <style:style style:name="co38" style:family="table-column">
      <style:table-column-properties fo:break-before="auto" style:column-width="36.41mm"/>
    </style:style>
    <style:style style:name="co39" style:family="table-column">
      <style:table-column-properties fo:break-before="auto" style:column-width="35.77mm"/>
    </style:style>
    <style:style style:name="co40" style:family="table-column">
      <style:table-column-properties fo:break-before="auto" style:column-width="139.49mm"/>
    </style:style>
    <style:style style:name="co41" style:family="table-column">
      <style:table-column-properties fo:break-before="auto" style:column-width="35.35mm"/>
    </style:style>
    <style:style style:name="co42" style:family="table-column">
      <style:table-column-properties fo:break-before="auto" style:column-width="55.03mm"/>
    </style:style>
    <style:style style:name="co43" style:family="table-column">
      <style:table-column-properties fo:break-before="auto" style:column-width="57.15mm"/>
    </style:style>
    <style:style style:name="co44" style:family="table-column">
      <style:table-column-properties fo:break-before="auto" style:column-width="39.37mm"/>
    </style:style>
    <style:style style:name="co45" style:family="table-column">
      <style:table-column-properties fo:break-before="auto" style:column-width="145.63mm"/>
    </style:style>
    <style:style style:name="co46" style:family="table-column">
      <style:table-column-properties fo:break-before="auto" style:column-width="31.75mm"/>
    </style:style>
    <style:style style:name="co47" style:family="table-column">
      <style:table-column-properties fo:break-before="auto" style:column-width="24.55mm"/>
    </style:style>
    <style:style style:name="co48" style:family="table-column">
      <style:table-column-properties fo:break-before="auto" style:column-width="35.56mm"/>
    </style:style>
    <style:style style:name="co49" style:family="table-column">
      <style:table-column-properties fo:break-before="auto" style:column-width="38.95mm"/>
    </style:style>
    <style:style style:name="co50" style:family="table-column">
      <style:table-column-properties fo:break-before="auto" style:column-width="29.42mm"/>
    </style:style>
    <style:style style:name="co51" style:family="table-column">
      <style:table-column-properties fo:break-before="auto" style:column-width="42.76mm"/>
    </style:style>
    <style:style style:name="co52" style:family="table-column">
      <style:table-column-properties fo:break-before="auto" style:column-width="28.79mm"/>
    </style:style>
    <style:style style:name="co53" style:family="table-column">
      <style:table-column-properties fo:break-before="auto" style:column-width="31.12mm"/>
    </style:style>
    <style:style style:name="co55" style:family="table-column">
      <style:table-column-properties fo:break-before="auto" style:column-width="224.16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123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1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Arial1" style:font-name-asian="Arial1" style:font-name-complex="Arial1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Arial" style:font-name-asian="Arial" style:font-name-complex="Ari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text-position="" style:font-name="Arial1" style:font-name-asian="Arial1" style:font-name-complex="Arial1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text-position="" style:font-name="Arial1" style:font-name-asian="Arial1" style:font-name-complex="Arial1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5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6" style:family="table-cell" style:parent-style-name="Default" style:data-style-name="N121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text-position="" style:font-name="Arial1" style:font-name-asian="Arial1" style:font-name-complex="Arial1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middle"/>
      <style:paragraph-properties fo:text-align="end"/>
      <style:text-properties style:text-position="" style:font-name="Arial1" style:font-name-asian="Arial1" style:font-name-complex="Arial1"/>
    </style:style>
    <style:style style:name="ce8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text-position="" style:font-name="Arial1" style:font-name-asian="Arial1" style:font-name-complex="Arial1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9" style:family="table-cell" style:parent-style-name="Default" style:data-style-name="N121">
      <style:table-cell-properties fo:background-color="transparent" style:vertical-align="automatic"/>
      <style:text-properties style:text-position="" style:font-name="Arial" style:font-name-asian="Arial" style:font-name-complex="Arial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text-position="" style:font-name="Arial" style:font-name-asian="Arial" style:font-name-complex="Arial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text-position="" style:font-name="Arial" style:font-name-asian="Arial" style:font-name-complex="Arial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2" style:font-name-asian="Arial2" style:font-name-complex="Arial2"/>
    </style:style>
    <style:style style:name="ce2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text-position="" style:font-name="Arial2" style:font-name-asian="Arial2" style:font-name-complex="Arial2"/>
    </style:style>
    <style:style style:name="ce23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Arial2" style:font-name-asian="Arial2" style:font-name-complex="Arial2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text-position="" style:font-name="Arial2" style:font-name-asian="Arial2" style:font-name-complex="Arial2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text-position="" style:font-name="Arial2" style:font-name-asian="Arial2" style:font-name-complex="Arial2"/>
    </style:style>
    <style:style style:name="ce26" style:family="table-cell" style:parent-style-name="Default" style:data-style-name="N0">
      <style:text-properties fo:color="#800000" style:text-position=""/>
    </style:style>
    <style:style style:name="ce27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text-position="" style:font-name="Arial" style:font-name-asian="Arial" style:font-name-complex="Arial"/>
    </style:style>
    <style:style style:name="ce28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text-position="" style:font-name="Arial" style:font-name-asian="Arial" style:font-name-complex="Arial"/>
    </style:style>
    <style:style style:name="ce29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0" style:family="table-cell" style:parent-style-name="Normal_20_2" style:data-style-name="N121">
      <style:table-cell-properties style:cell-protect="protected" style:print-content="true" fo:background-color="transparent" style:vertical-align="automatic"/>
      <style:text-properties style:text-position="" style:font-name="Arial" style:font-name-asian="Arial" style:font-name-complex="Arial"/>
    </style:style>
    <style:style style:name="ce31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Arial" style:font-name-asian="Arial" style:font-name-complex="Arial"/>
    </style:style>
    <style:style style:name="ce32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text-position="" style:font-name="Arial" style:font-name-asian="Arial" style:font-name-complex="Arial"/>
    </style:style>
    <style:style style:name="ce33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text-position="" style:font-name="Arial" style:font-name-asian="Arial" style:font-name-complex="Arial"/>
    </style:style>
    <style:style style:name="ce34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text-position="" style:font-name="Arial" style:font-name-asian="Arial" style:font-name-complex="Arial"/>
    </style:style>
    <style:style style:name="ce35" style:family="table-cell" style:parent-style-name="Default" style:data-style-name="N123">
      <style:text-properties style:text-position="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text-position="" style:font-name="Arial3" style:font-name-asian="Arial3" style:font-name-complex="Arial3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3" style:font-name-asian="Arial3" style:font-name-complex="Arial3"/>
    </style:style>
    <style:style style:name="ce38" style:family="table-cell" style:parent-style-name="Default" style:data-style-name="N124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Arial3" style:font-name-asian="Arial3" style:font-name-complex="Arial3"/>
    </style:style>
    <style:style style:name="ce39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Arial3" style:font-name-asian="Arial3" style:font-name-complex="Arial3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text-position="" style:font-name="Arial3" style:font-name-asian="Arial3" style:font-name-complex="Arial3"/>
    </style:style>
    <style:style style:name="ce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Arial3" style:font-name-asian="Arial3" style:font-name-complex="Arial3"/>
    </style:style>
    <style:style style:name="ce42" style:family="table-cell" style:parent-style-name="Default" style:data-style-name="N123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Arial1" style:font-name-asian="Arial1" style:font-name-complex="Arial1"/>
    </style:style>
    <style:style style:name="ce43" style:family="table-cell" style:parent-style-name="Default" style:data-style-name="N122">
      <style:table-cell-properties fo:background-color="transparent"/>
      <style:text-properties style:text-position="" style:font-name="Arial1" style:font-name-asian="Arial1" style:font-name-complex="Arial1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45" style:family="table-cell" style:parent-style-name="Default" style:data-style-name="N0">
      <style:table-cell-properties fo:background-color="transparent" style:vertical-align="automatic"/>
      <style:text-properties style:text-position="" style:font-name="Arial1" style:font-name-asian="Arial1" style:font-name-complex="Arial1"/>
    </style:style>
    <style:style style:name="ce46" style:family="table-cell" style:parent-style-name="Default" style:data-style-name="N0">
      <style:table-cell-properties style:cell-protect="protected" style:print-content="true" fo:background-color="transparent" style:vertical-align="middle"/>
      <style:text-properties style:text-position="" style:font-name="Arial1" style:font-name-asian="Arial1" style:font-name-complex="Arial1"/>
    </style:style>
    <style:style style:name="ce4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text-position="" style:font-name="Arial1" style:font-name-asian="Arial1" style:font-name-complex="Arial1"/>
    </style:style>
    <style:style style:name="ce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Arial1" style:font-name-asian="Arial1" style:font-name-complex="Arial1"/>
    </style:style>
    <style:style style:name="ce5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Arial1" style:font-name-asian="Arial1" style:font-name-complex="Arial1"/>
    </style:style>
    <style:style style:name="ce54" style:family="table-cell" style:parent-style-name="Default" style:data-style-name="N0"/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Arial1" style:font-name-asian="Arial1" style:font-name-complex="Arial1"/>
    </style:style>
    <style:style style:name="ce5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1" style:font-name-asian="Arial1" style:font-name-complex="Arial1"/>
    </style:style>
    <style:style style:name="ce5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8" style:family="table-cell" style:parent-style-name="Default" style:data-style-name="N123">
      <style:table-cell-properties style:text-align-source="fix" style:repeat-content="false" style:vertical-align="automatic"/>
      <style:paragraph-properties fo:text-align="center"/>
    </style:style>
    <style:style style:name="ce5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style:font-name-asian="Arial" style:font-name-complex="Arial"/>
    </style:style>
    <style:style style:name="ce60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style:font-name="Arial1" style:font-name-asian="Arial1" style:font-name-complex="Arial1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1" style:font-name-asian="Arial1" style:font-name-complex="Arial1"/>
    </style:style>
    <style:style style:name="ce6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63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  <style:style style:name="ce64" style:family="table-cell" style:parent-style-name="Default" style:data-style-name="N121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Arial1" style:font-name-asian="Arial1" style:font-name-complex="Arial1"/>
    </style:style>
    <style:style style:name="ce6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" style:font-name-asian="Arial1" style:font-name-complex="Arial1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middle"/>
      <style:paragraph-properties fo:text-align="end"/>
      <style:text-properties style:font-name="Arial1" style:font-name-asian="Arial1" style:font-name-complex="Arial1"/>
    </style:style>
    <style:style style:name="ce67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Arial1" style:font-name-asian="Arial1" style:font-name-complex="Arial1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2" style:font-name-asian="Arial2" style:font-name-complex="Arial2"/>
    </style:style>
    <style:style style:name="ce6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2" style:font-name-asian="Arial2" style:font-name-complex="Arial2"/>
    </style:style>
    <style:style style:name="ce70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style:font-name="Arial2" style:font-name-asian="Arial2" style:font-name-complex="Arial2"/>
    </style:style>
    <style:style style:name="ce7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font-name="Arial" style:font-name-asian="Arial" style:font-name-complex="Arial"/>
    </style:style>
    <style:style style:name="ce7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" style:font-name-asian="Arial" style:font-name-complex="Arial"/>
    </style:style>
    <style:style style:name="ce73" style:family="table-cell" style:parent-style-name="Default" style:data-style-name="N121">
      <style:table-cell-properties fo:background-color="transparent" style:vertical-align="automatic"/>
      <style:text-properties style:font-name="Arial" style:font-name-asian="Arial" style:font-name-complex="Arial"/>
    </style:style>
    <style:style style:name="ce7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Arial2" style:font-name-asian="Arial2" style:font-name-complex="Arial2"/>
    </style:style>
    <style:style style:name="ce75" style:family="table-cell" style:parent-style-name="Default" style:data-style-name="N0">
      <style:text-properties fo:color="#800000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Arial2" style:font-name-asian="Arial2" style:font-name-complex="Arial2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2" style:font-name-asian="Arial2" style:font-name-complex="Arial2"/>
    </style:style>
    <style:style style:name="ce78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font-name="Arial2" style:font-name-asian="Arial2" style:font-name-complex="Arial2"/>
    </style:style>
    <style:style style:name="ce79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</style:style>
    <style:style style:name="ce80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Arial" style:font-name-asian="Arial" style:font-name-complex="Arial"/>
    </style:style>
    <style:style style:name="ce81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Arial" style:font-name-asian="Arial" style:font-name-complex="Arial"/>
    </style:style>
    <style:style style:name="ce82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" style:font-name-asian="Arial" style:font-name-complex="Arial"/>
    </style:style>
    <style:style style:name="ce83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" style:font-name-asian="Arial" style:font-name-complex="Arial"/>
    </style:style>
    <style:style style:name="ce84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style:font-name-asian="Arial" style:font-name-complex="Arial"/>
    </style:style>
    <style:style style:name="ce85" style:family="table-cell" style:parent-style-name="Normal_20_2" style:data-style-name="N121">
      <style:table-cell-properties style:cell-protect="protected" style:print-content="true" fo:background-color="transparent" style:vertical-align="automatic"/>
      <style:text-properties style:font-name="Arial" style:font-name-asian="Arial" style:font-name-complex="Arial"/>
    </style:style>
    <style:style style:name="ce86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Arial" style:font-name-asian="Arial" style:font-name-complex="Arial"/>
    </style:style>
    <style:style style:name="ce87" style:family="table-cell" style:parent-style-name="Default" style:data-style-name="N123"/>
    <style:style style:name="ce8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Arial3" style:font-name-asian="Arial3" style:font-name-complex="Arial3"/>
    </style:style>
    <style:style style:name="ce8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3" style:font-name-asian="Arial3" style:font-name-complex="Arial3"/>
    </style:style>
    <style:style style:name="ce90" style:family="table-cell" style:parent-style-name="Default" style:data-style-name="N124">
      <style:table-cell-properties style:text-align-source="fix" style:repeat-content="false" fo:background-color="transparent" style:vertical-align="automatic"/>
      <style:paragraph-properties fo:text-align="center"/>
      <style:text-properties style:font-name="Arial3" style:font-name-asian="Arial3" style:font-name-complex="Arial3"/>
    </style:style>
    <style:style style:name="ce9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3" style:font-name-asian="Arial3" style:font-name-complex="Arial3"/>
    </style:style>
    <style:style style:name="ce92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font-name="Arial3" style:font-name-asian="Arial3" style:font-name-complex="Arial3"/>
    </style:style>
    <style:style style:name="ce93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3" style:font-name-asian="Arial3" style:font-name-complex="Arial3"/>
    </style:style>
    <style:style style:name="ce94" style:family="table-cell" style:parent-style-name="Default" style:data-style-name="N123">
      <style:table-cell-properties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  <style:style style:name="ce9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font-name="Arial1" style:font-name-asian="Arial1" style:font-name-complex="Arial1"/>
    </style:style>
    <style:style style:name="ce9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style:font-name="Arial1" style:font-name-asian="Arial1" style:font-name-complex="Arial1"/>
    </style:style>
    <style:style style:name="ce9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  <style:style style:name="ce98" style:family="table-cell" style:parent-style-name="Default" style:data-style-name="N122">
      <style:table-cell-properties fo:background-color="transparent"/>
      <style:text-properties style:font-name="Arial1" style:font-name-asian="Arial1" style:font-name-complex="Arial1"/>
    </style:style>
    <style:style style:name="ce99" style:family="table-cell" style:parent-style-name="Default" style:data-style-name="N0">
      <style:table-cell-properties fo:background-color="transparent" style:vertical-align="automatic"/>
      <style:text-properties style:font-name="Arial1" style:font-name-asian="Arial1" style:font-name-complex="Arial1"/>
    </style:style>
    <style:style style:name="ce100" style:family="table-cell" style:parent-style-name="Default" style:data-style-name="N0">
      <style:table-cell-properties style:cell-protect="protected" style:print-content="true" fo:background-color="transparent" style:vertical-align="middle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automatic-find-labels="false" table:use-regular-expressions="false"/>
      <table:table table:name="case_3" table:style-name="ta1">
        <table:table-column table:style-name="co1" table:default-cell-style-name="ce54"/>
        <table:table-column table:style-name="co2" table:default-cell-style-name="ce57"/>
        <table:table-column table:style-name="co3" table:default-cell-style-name="ce57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ce62"/>
        <table:table-column table:style-name="co8" table:default-cell-style-name="ce54"/>
        <table:table-column table:style-name="co11" table:number-columns-repeated="2" table:default-cell-style-name="ce54"/>
        <table:table-column table:style-name="co12" table:number-columns-repeated="1011" table:default-cell-style-name="ce54"/>
        <table:table-row table:style-name="ro1">
          <table:table-cell table:style-name="ce53" office:value-type="string" calcext:value-type="string">
            <text:p>Reaction</text:p>
          </table:table-cell>
          <table:table-cell table:style-name="ce56" office:value-type="string" calcext:value-type="string">
            <text:p>Reaction_name</text:p>
          </table:table-cell>
          <table:table-cell table:style-name="ce56" office:value-type="string" calcext:value-type="string">
            <text:p>Yeast7_ID</text:p>
          </table:table-cell>
          <table:table-cell table:style-name="ce56" office:value-type="string" calcext:value-type="string">
            <text:p>glucose rel flux</text:p>
          </table:table-cell>
          <table:table-cell table:style-name="ce56" office:value-type="string" calcext:value-type="string">
            <text:p>glucose exp flux</text:p>
          </table:table-cell>
          <table:table-cell table:style-name="ce56" office:value-type="string" calcext:value-type="string">
            <text:p>mannose rel flux</text:p>
          </table:table-cell>
          <table:table-cell table:style-name="ce56" office:value-type="string" calcext:value-type="string">
            <text:p>mannose exp flux</text:p>
          </table:table-cell>
          <table:table-cell table:style-name="ce56" office:value-type="string" calcext:value-type="string">
            <text:p>galactose rel flux</text:p>
          </table:table-cell>
          <table:table-cell table:style-name="ce56" office:value-type="string" calcext:value-type="string">
            <text:p>galactose exp flux</text:p>
          </table:table-cell>
          <table:table-cell table:style-name="ce56" office:value-type="string" calcext:value-type="string">
            <text:p>pyruvate rel flux</text:p>
          </table:table-cell>
          <table:table-cell table:style-name="ce56" office:value-type="string" calcext:value-type="string">
            <text:p>pyruvate exp flux</text:p>
          </table:table-cell>
          <table:table-cell table:style-name="ce65" table:number-columns-repeated="2"/>
          <table:table-cell table:number-columns-repeated="1011"/>
        </table:table-row>
        <table:table-row table:style-name="ro1">
          <table:table-cell table:style-name="ce53" office:value-type="string" calcext:value-type="string">
            <text:p>D-Glucose(ex) &lt;==&gt; D-Glucose-6-phosphate</text:p>
          </table:table-cell>
          <table:table-cell table:style-name="ce56" office:value-type="string" calcext:value-type="string">
            <text:p>R01786</text:p>
          </table:table-cell>
          <table:table-cell table:style-name="ce56" office:value-type="string" calcext:value-type="string">
            <text:p>r_0534</text:p>
          </table:table-cell>
          <table:table-cell table:style-name="ce60" office:value-type="float" office:value="100" calcext:value-type="float">
            <text:p>100,0000</text:p>
          </table:table-cell>
          <table:table-cell table:style-name="ce60" table:formula="of:=([.D2]*16.3)/100" office:value-type="float" office:value="16.3" calcext:value-type="float">
            <text:p>16,3000</text:p>
          </table:table-cell>
          <table:table-cell table:number-columns-repeated="6" table:style-name="ce60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mannose &lt;==&gt;D-Fructose-6-phosphate</text:p>
          </table:table-cell>
          <table:table-cell table:style-name="ce56" office:value-type="string" calcext:value-type="string">
            <text:p>R00772</text:p>
          </table:table-cell>
          <table:table-cell table:style-name="ce56" office:value-type="string" calcext:value-type="string">
            <text:p>r_0723</text:p>
          </table:table-cell>
          <table:table-cell table:number-columns-repeated="2" table:style-name="ce60" office:value-type="string" calcext:value-type="string">
            <text:p>x</text:p>
          </table:table-cell>
          <table:table-cell table:style-name="ce60" office:value-type="float" office:value="100" calcext:value-type="float">
            <text:p>100,0000</text:p>
          </table:table-cell>
          <table:table-cell table:style-name="ce60" table:formula="of:=([.F3]*12.8)/100" office:value-type="float" office:value="12.8" calcext:value-type="float">
            <text:p>12,8000</text:p>
          </table:table-cell>
          <table:table-cell table:number-columns-repeated="4" table:style-name="ce60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galactose &lt;==&gt; D-Glucose-6-phosphate</text:p>
          </table:table-cell>
          <table:table-cell table:style-name="ce56" office:value-type="string" calcext:value-type="string">
            <text:p>R01092</text:p>
          </table:table-cell>
          <table:table-cell table:style-name="ce56" office:value-type="string" calcext:value-type="string">
            <text:p>r_0458</text:p>
          </table:table-cell>
          <table:table-cell table:number-columns-repeated="4" table:style-name="ce60" office:value-type="string" calcext:value-type="string">
            <text:p>x</text:p>
          </table:table-cell>
          <table:table-cell table:style-name="ce60" office:value-type="float" office:value="100" calcext:value-type="float">
            <text:p>100,0000</text:p>
          </table:table-cell>
          <table:table-cell table:style-name="ce60" table:formula="of:=([.H4]*4.5)/100" office:value-type="float" office:value="4.5" calcext:value-type="float">
            <text:p>4,5000</text:p>
          </table:table-cell>
          <table:table-cell table:number-columns-repeated="2" table:style-name="ce60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Pyruvate &lt;==&gt; Phosphoenolpyruvate</text:p>
          </table:table-cell>
          <table:table-cell table:style-name="ce56" office:value-type="string" calcext:value-type="string">
            <text:p>R00200</text:p>
          </table:table-cell>
          <table:table-cell table:style-name="ce56" office:value-type="string" calcext:value-type="string">
            <text:p>r_0962</text:p>
          </table:table-cell>
          <table:table-cell table:style-name="ce60" office:value-type="float" office:value="-173" calcext:value-type="float">
            <text:p>-173,0000</text:p>
          </table:table-cell>
          <table:table-cell table:style-name="ce60" table:formula="of:=([.D5]*16.3)/100" office:value-type="float" office:value="-28.199" calcext:value-type="float">
            <text:p>-28,1990</text:p>
          </table:table-cell>
          <table:table-cell table:style-name="ce60" office:value-type="float" office:value="-173" calcext:value-type="float">
            <text:p>-173,0000</text:p>
          </table:table-cell>
          <table:table-cell table:style-name="ce60" table:formula="of:=([.F5]*12.8)/100" office:value-type="float" office:value="-22.144" calcext:value-type="float">
            <text:p>-22,1440</text:p>
          </table:table-cell>
          <table:table-cell table:style-name="ce60" office:value-type="float" office:value="-163" calcext:value-type="float">
            <text:p>-163,0000</text:p>
          </table:table-cell>
          <table:table-cell table:style-name="ce60" table:formula="of:=([.H5]*4.5)/100" office:value-type="float" office:value="-7.335" calcext:value-type="float">
            <text:p>-7,3350</text:p>
          </table:table-cell>
          <table:table-cell table:number-columns-repeated="2" table:style-name="ce60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Pyruvate-mit + CoA &lt;==&gt; Acetyl-CoA-mit + CO2-mit</text:p>
          </table:table-cell>
          <table:table-cell table:style-name="ce56" office:value-type="string" calcext:value-type="string">
            <text:p>R00209</text:p>
          </table:table-cell>
          <table:table-cell table:style-name="ce56" office:value-type="string" calcext:value-type="string">
            <text:p>r_0961</text:p>
          </table:table-cell>
          <table:table-cell table:style-name="ce60" office:value-type="float" office:value="1" calcext:value-type="float">
            <text:p>1,0000</text:p>
          </table:table-cell>
          <table:table-cell table:style-name="ce60" table:formula="of:=([.D6]*16.3)/100" office:value-type="float" office:value="0.163" calcext:value-type="float">
            <text:p>0,1630</text:p>
          </table:table-cell>
          <table:table-cell table:style-name="ce60" office:value-type="float" office:value="3" calcext:value-type="float">
            <text:p>3,0000</text:p>
          </table:table-cell>
          <table:table-cell table:style-name="ce60" table:formula="of:=([.F6]*12.8)/100" office:value-type="float" office:value="0.384" calcext:value-type="float">
            <text:p>0,3840</text:p>
          </table:table-cell>
          <table:table-cell table:style-name="ce60" office:value-type="float" office:value="8" calcext:value-type="float">
            <text:p>8,0000</text:p>
          </table:table-cell>
          <table:table-cell table:style-name="ce60" table:formula="of:=([.H6]*4.5)/100" office:value-type="float" office:value="0.36" calcext:value-type="float">
            <text:p>0,3600</text:p>
          </table:table-cell>
          <table:table-cell table:number-columns-repeated="2" table:style-name="ce60" office:value-type="string" calcext:value-type="string">
            <text:p>x</text:p>
          </table:table-cell>
          <table:table-cell table:style-name="ce64" table:number-columns-repeated="2"/>
          <table:table-cell table:number-columns-repeated="1011"/>
        </table:table-row>
        <table:table-row table:style-name="ro1">
          <table:table-cell table:style-name="ce53" office:value-type="string" calcext:value-type="string">
            <text:p>Isocitrate &lt;==&gt; 2-Oxoglutarate + CO2-mit</text:p>
          </table:table-cell>
          <table:table-cell table:style-name="ce56" office:value-type="string" calcext:value-type="string">
            <text:p>R00267</text:p>
          </table:table-cell>
          <table:table-cell table:style-name="ce56" office:value-type="string" calcext:value-type="string">
            <text:p>r_2131</text:p>
          </table:table-cell>
          <table:table-cell table:style-name="ce60" office:value-type="float" office:value="2" calcext:value-type="float">
            <text:p>2,0000</text:p>
          </table:table-cell>
          <table:table-cell table:style-name="ce60" table:formula="of:=([.D7]*16.3)/100" office:value-type="float" office:value="0.326" calcext:value-type="float">
            <text:p>0,3260</text:p>
          </table:table-cell>
          <table:table-cell table:style-name="ce60" office:value-type="float" office:value="3" calcext:value-type="float">
            <text:p>3,0000</text:p>
          </table:table-cell>
          <table:table-cell table:style-name="ce60" table:formula="of:=([.F7]*12.8)/100" office:value-type="float" office:value="0.384" calcext:value-type="float">
            <text:p>0,3840</text:p>
          </table:table-cell>
          <table:table-cell table:style-name="ce60" office:value-type="float" office:value="12" calcext:value-type="float">
            <text:p>12,0000</text:p>
          </table:table-cell>
          <table:table-cell table:style-name="ce60" table:formula="of:=([.H7]*4.5)/100" office:value-type="float" office:value="0.54" calcext:value-type="float">
            <text:p>0,5400</text:p>
          </table:table-cell>
          <table:table-cell table:style-name="ce60" office:value-type="float" office:value="17" calcext:value-type="float">
            <text:p>17,0000</text:p>
          </table:table-cell>
          <table:table-cell table:style-name="ce60" table:formula="of:=([.J7]*2.5)/100" office:value-type="float" office:value="0.425" calcext:value-type="float">
            <text:p>0,4250</text:p>
          </table:table-cell>
          <table:table-cell table:style-name="ce64" table:number-columns-repeated="2"/>
          <table:table-cell table:number-columns-repeated="1011"/>
        </table:table-row>
        <table:table-row table:style-name="ro1">
          <table:table-cell table:style-name="ce53" office:value-type="string" calcext:value-type="string">
            <text:p>(S)-Malate-mit &lt;==&gt; Oxaloacetate-mit</text:p>
          </table:table-cell>
          <table:table-cell table:style-name="ce56" office:value-type="string" calcext:value-type="string">
            <text:p>R00342</text:p>
          </table:table-cell>
          <table:table-cell table:style-name="ce56" office:value-type="string" calcext:value-type="string">
            <text:p>r_0713</text:p>
          </table:table-cell>
          <table:table-cell table:style-name="ce60" office:value-type="float" office:value="0" calcext:value-type="float">
            <text:p>0,0000</text:p>
          </table:table-cell>
          <table:table-cell table:style-name="ce60" table:formula="of:=([.D8]*16.3)/100" office:value-type="float" office:value="0" calcext:value-type="float">
            <text:p>0,0000</text:p>
          </table:table-cell>
          <table:table-cell table:style-name="ce60" office:value-type="float" office:value="1" calcext:value-type="float">
            <text:p>1,0000</text:p>
          </table:table-cell>
          <table:table-cell table:style-name="ce60" table:formula="of:=([.F8]*12.8)/100" office:value-type="float" office:value="0.128" calcext:value-type="float">
            <text:p>0,1280</text:p>
          </table:table-cell>
          <table:table-cell table:style-name="ce60" office:value-type="float" office:value="7" calcext:value-type="float">
            <text:p>7,0000</text:p>
          </table:table-cell>
          <table:table-cell table:style-name="ce60" table:formula="of:=([.H8]*4.5)/100" office:value-type="float" office:value="0.315" calcext:value-type="float">
            <text:p>0,3150</text:p>
          </table:table-cell>
          <table:table-cell table:style-name="ce60" office:value-type="float" office:value="13" calcext:value-type="float">
            <text:p>13,0000</text:p>
          </table:table-cell>
          <table:table-cell table:style-name="ce60" table:formula="of:=([.J8]*2.5)/100" office:value-type="float" office:value="0.325" calcext:value-type="float">
            <text:p>0,3250</text:p>
          </table:table-cell>
          <table:table-cell table:style-name="ce64" table:number-columns-repeated="2"/>
          <table:table-cell table:number-columns-repeated="1011"/>
        </table:table-row>
        <table:table-row table:style-name="ro1">
          <table:table-cell table:style-name="ce53" office:value-type="string" calcext:value-type="string">
            <text:p>Citrate + CoA &lt;==&gt; Acetyl-CoA-mit + Oxaloacetate-mit</text:p>
          </table:table-cell>
          <table:table-cell table:style-name="ce56" office:value-type="string" calcext:value-type="string">
            <text:p>R00351</text:p>
          </table:table-cell>
          <table:table-cell table:style-name="ce56" office:value-type="string" calcext:value-type="string">
            <text:p>r_0300</text:p>
          </table:table-cell>
          <table:table-cell table:style-name="ce60" office:value-type="float" office:value="-2" calcext:value-type="float">
            <text:p>-2,0000</text:p>
          </table:table-cell>
          <table:table-cell table:style-name="ce60" office:value-type="string" calcext:value-type="string">
            <text:p>x</text:p>
          </table:table-cell>
          <table:table-cell table:style-name="ce60" office:value-type="float" office:value="-3" calcext:value-type="float">
            <text:p>-3,0000</text:p>
          </table:table-cell>
          <table:table-cell table:style-name="ce60" table:formula="of:=([.F9]*12.8)/100" office:value-type="float" office:value="-0.384" calcext:value-type="float">
            <text:p>-0,3840</text:p>
          </table:table-cell>
          <table:table-cell table:style-name="ce60" office:value-type="float" office:value="-12" calcext:value-type="float">
            <text:p>-12,0000</text:p>
          </table:table-cell>
          <table:table-cell table:style-name="ce60" table:formula="of:=([.H9]*4.5)/100" office:value-type="float" office:value="-0.54" calcext:value-type="float">
            <text:p>-0,5400</text:p>
          </table:table-cell>
          <table:table-cell table:style-name="ce60" office:value-type="float" office:value="-17" calcext:value-type="float">
            <text:p>-17,0000</text:p>
          </table:table-cell>
          <table:table-cell table:style-name="ce60" table:formula="of:=([.J9]*2.5)/100" office:value-type="float" office:value="-0.425" calcext:value-type="float">
            <text:p>-0,4250</text:p>
          </table:table-cell>
          <table:table-cell table:style-name="ce64" table:number-columns-repeated="2"/>
          <table:table-cell table:number-columns-repeated="1011"/>
        </table:table-row>
        <table:table-row table:style-name="ro1">
          <table:table-cell table:style-name="ce53" office:value-type="string" calcext:value-type="string">
            <text:p>Succinate-mit + CoA &lt;==&gt; Succinyl-CoA</text:p>
          </table:table-cell>
          <table:table-cell table:style-name="ce56" office:value-type="string" calcext:value-type="string">
            <text:p>R00405</text:p>
          </table:table-cell>
          <table:table-cell table:style-name="ce56" office:value-type="string" calcext:value-type="string">
            <text:p>r_1022</text:p>
          </table:table-cell>
          <table:table-cell table:number-columns-repeated="2" table:style-name="ce60" office:value-type="string" calcext:value-type="string">
            <text:p>x</text:p>
          </table:table-cell>
          <table:table-cell table:style-name="ce60" office:value-type="float" office:value="1" calcext:value-type="float">
            <text:p>1,0000</text:p>
          </table:table-cell>
          <table:table-cell table:style-name="ce60" table:formula="of:=([.F10]*12.8)/100" office:value-type="float" office:value="0.128" calcext:value-type="float">
            <text:p>0,1280</text:p>
          </table:table-cell>
          <table:table-cell table:style-name="ce60" office:value-type="float" office:value="7" calcext:value-type="float">
            <text:p>7,0000</text:p>
          </table:table-cell>
          <table:table-cell table:style-name="ce60" table:formula="of:=([.H10]*4.5)/100" office:value-type="float" office:value="0.315" calcext:value-type="float">
            <text:p>0,3150</text:p>
          </table:table-cell>
          <table:table-cell table:style-name="ce60" office:value-type="float" office:value="13" calcext:value-type="float">
            <text:p>13,0000</text:p>
          </table:table-cell>
          <table:table-cell table:style-name="ce60" table:formula="of:=([.J10]*2.5)/100" office:value-type="float" office:value="0.325" calcext:value-type="float">
            <text:p>0,325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D-Glyceraldehyde-3-phosphate &lt;==&gt; Glycerone-phosphate</text:p>
          </table:table-cell>
          <table:table-cell table:style-name="ce56" office:value-type="string" calcext:value-type="string">
            <text:p>R01015</text:p>
          </table:table-cell>
          <table:table-cell table:style-name="ce56" office:value-type="string" calcext:value-type="string">
            <text:p>r_1054</text:p>
          </table:table-cell>
          <table:table-cell table:style-name="ce60" office:value-type="float" office:value="-93" calcext:value-type="float">
            <text:p>-93,0000</text:p>
          </table:table-cell>
          <table:table-cell table:style-name="ce60" table:formula="of:=([.D11]*16.3)/100" office:value-type="float" office:value="-15.159" calcext:value-type="float">
            <text:p>-15,1590</text:p>
          </table:table-cell>
          <table:table-cell table:style-name="ce60" office:value-type="float" office:value="-92" calcext:value-type="float">
            <text:p>-92,0000</text:p>
          </table:table-cell>
          <table:table-cell table:style-name="ce60" table:formula="of:=([.F11]*12.8)/100" office:value-type="float" office:value="-11.776" calcext:value-type="float">
            <text:p>-11,7760</text:p>
          </table:table-cell>
          <table:table-cell table:style-name="ce60" office:value-type="float" office:value="-86" calcext:value-type="float">
            <text:p>-86,0000</text:p>
          </table:table-cell>
          <table:table-cell table:style-name="ce60" table:formula="of:=([.H11]*4.5)/100" office:value-type="float" office:value="-3.87" calcext:value-type="float">
            <text:p>-3,8700</text:p>
          </table:table-cell>
          <table:table-cell table:style-name="ce60" office:value-type="float" office:value="10" calcext:value-type="float">
            <text:p>10,0000</text:p>
          </table:table-cell>
          <table:table-cell table:style-name="ce60" table:formula="of:=([.J11]*2.5)/100" office:value-type="float" office:value="0.25" calcext:value-type="float">
            <text:p>0,250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D-Glyceraldehyde-3-phosphate &lt;==&gt; 3-Phospho-D-glyceroyl-phosphate</text:p>
          </table:table-cell>
          <table:table-cell table:style-name="ce56" office:value-type="string" calcext:value-type="string">
            <text:p>R01061</text:p>
          </table:table-cell>
          <table:table-cell table:style-name="ce56" office:value-type="string" calcext:value-type="string">
            <text:p>r_0486</text:p>
          </table:table-cell>
          <table:table-cell table:style-name="ce60" office:value-type="float" office:value="173" calcext:value-type="float">
            <text:p>173,0000</text:p>
          </table:table-cell>
          <table:table-cell table:style-name="ce60" table:formula="of:=([.D12]*16.3)/100" office:value-type="float" office:value="28.199" calcext:value-type="float">
            <text:p>28,1990</text:p>
          </table:table-cell>
          <table:table-cell table:style-name="ce60" office:value-type="float" office:value="173" calcext:value-type="float">
            <text:p>173,0000</text:p>
          </table:table-cell>
          <table:table-cell table:style-name="ce60" table:formula="of:=([.F12]*12.8)/100" office:value-type="float" office:value="22.144" calcext:value-type="float">
            <text:p>22,1440</text:p>
          </table:table-cell>
          <table:table-cell table:style-name="ce60" office:value-type="float" office:value="165" calcext:value-type="float">
            <text:p>165,0000</text:p>
          </table:table-cell>
          <table:table-cell table:style-name="ce60" table:formula="of:=([.H12]*4.5)/100" office:value-type="float" office:value="7.425" calcext:value-type="float">
            <text:p>7,4250</text:p>
          </table:table-cell>
          <table:table-cell table:style-name="ce60" office:value-type="float" office:value="-21" calcext:value-type="float">
            <text:p>-21,0000</text:p>
          </table:table-cell>
          <table:table-cell table:style-name="ce60" table:formula="of:=([.J12]*2.5)/100" office:value-type="float" office:value="-0.525" calcext:value-type="float">
            <text:p>-0,525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D-Fructose-1,6-bisphosphate &lt;==&gt; Glycerone-phosphate + D-Glyceraldehyde-3-phosphate</text:p>
          </table:table-cell>
          <table:table-cell table:style-name="ce56" office:value-type="string" calcext:value-type="string">
            <text:p>R01070</text:p>
          </table:table-cell>
          <table:table-cell table:style-name="ce56" office:value-type="string" calcext:value-type="string">
            <text:p>r_0450</text:p>
          </table:table-cell>
          <table:table-cell table:style-name="ce60" office:value-type="float" office:value="173" calcext:value-type="float">
            <text:p>173,0000</text:p>
          </table:table-cell>
          <table:table-cell table:style-name="ce60" table:formula="of:=([.D13]*16.3)/100" office:value-type="float" office:value="28.199" calcext:value-type="float">
            <text:p>28,1990</text:p>
          </table:table-cell>
          <table:table-cell table:style-name="ce60" office:value-type="float" office:value="173" calcext:value-type="float">
            <text:p>173,0000</text:p>
          </table:table-cell>
          <table:table-cell table:style-name="ce60" table:formula="of:=([.F13]*12.8)/100" office:value-type="float" office:value="22.144" calcext:value-type="float">
            <text:p>22,1440</text:p>
          </table:table-cell>
          <table:table-cell table:style-name="ce60" office:value-type="float" office:value="165" calcext:value-type="float">
            <text:p>165,0000</text:p>
          </table:table-cell>
          <table:table-cell table:style-name="ce60" table:formula="of:=([.H13]*4.5)/100" office:value-type="float" office:value="7.425" calcext:value-type="float">
            <text:p>7,4250</text:p>
          </table:table-cell>
          <table:table-cell table:style-name="ce60" office:value-type="float" office:value="-21" calcext:value-type="float">
            <text:p>-21,0000</text:p>
          </table:table-cell>
          <table:table-cell table:style-name="ce60" table:formula="of:=([.J13]*2.5)/100" office:value-type="float" office:value="-0.525" calcext:value-type="float">
            <text:p>-0,525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3-Phospho-D-glycerate &lt;==&gt; 3-Phospho-D-glyceroyl-phosphate</text:p>
          </table:table-cell>
          <table:table-cell table:style-name="ce56" office:value-type="string" calcext:value-type="string">
            <text:p>R01512</text:p>
          </table:table-cell>
          <table:table-cell table:style-name="ce56" office:value-type="string" calcext:value-type="string">
            <text:p>r_0892</text:p>
          </table:table-cell>
          <table:table-cell table:style-name="ce60" office:value-type="float" office:value="-173" calcext:value-type="float">
            <text:p>-173,0000</text:p>
          </table:table-cell>
          <table:table-cell table:style-name="ce60" table:formula="of:=([.D14]*16.3)/100" office:value-type="float" office:value="-28.199" calcext:value-type="float">
            <text:p>-28,1990</text:p>
          </table:table-cell>
          <table:table-cell table:style-name="ce60" office:value-type="float" office:value="-173" calcext:value-type="float">
            <text:p>-173,0000</text:p>
          </table:table-cell>
          <table:table-cell table:style-name="ce60" table:formula="of:=([.F14]*12.8)/100" office:value-type="float" office:value="-22.144" calcext:value-type="float">
            <text:p>-22,1440</text:p>
          </table:table-cell>
          <table:table-cell table:style-name="ce60" office:value-type="float" office:value="-165" calcext:value-type="float">
            <text:p>-165,0000</text:p>
          </table:table-cell>
          <table:table-cell table:style-name="ce60" table:formula="of:=([.H14]*4.5)/100" office:value-type="float" office:value="-7.425" calcext:value-type="float">
            <text:p>-7,4250</text:p>
          </table:table-cell>
          <table:table-cell table:style-name="ce60" office:value-type="float" office:value="21" calcext:value-type="float">
            <text:p>21,0000</text:p>
          </table:table-cell>
          <table:table-cell table:style-name="ce60" table:formula="of:=([.J14]*2.5)/100" office:value-type="float" office:value="0.525" calcext:value-type="float">
            <text:p>0,525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6-Phospho-D-gluconate &lt;==&gt; D-Ribulose-5-phosphate + CO2</text:p>
          </table:table-cell>
          <table:table-cell table:style-name="ce56" office:value-type="string" calcext:value-type="string">
            <text:p>R01528</text:p>
          </table:table-cell>
          <table:table-cell table:style-name="ce56" office:value-type="string" calcext:value-type="string">
            <text:p>r_0889</text:p>
          </table:table-cell>
          <table:table-cell table:style-name="ce60" office:value-type="float" office:value="7" calcext:value-type="float">
            <text:p>7,0000</text:p>
          </table:table-cell>
          <table:table-cell table:style-name="ce60" table:formula="of:=([.D15]*16.3)/100" office:value-type="float" office:value="1.141" calcext:value-type="float">
            <text:p>1,1410</text:p>
          </table:table-cell>
          <table:table-cell table:style-name="ce60" office:value-type="float" office:value="8" calcext:value-type="float">
            <text:p>8,0000</text:p>
          </table:table-cell>
          <table:table-cell table:style-name="ce60" table:formula="of:=([.F15]*12.8)/100" office:value-type="float" office:value="1.024" calcext:value-type="float">
            <text:p>1,0240</text:p>
          </table:table-cell>
          <table:table-cell table:style-name="ce60" office:value-type="float" office:value="14" calcext:value-type="float">
            <text:p>14,0000</text:p>
          </table:table-cell>
          <table:table-cell table:style-name="ce60" table:formula="of:=([.H15]*4.5)/100" office:value-type="float" office:value="0.63" calcext:value-type="float">
            <text:p>0,6300</text:p>
          </table:table-cell>
          <table:table-cell table:style-name="ce60" office:value-type="float" office:value="2" calcext:value-type="float">
            <text:p>2,0000</text:p>
          </table:table-cell>
          <table:table-cell table:style-name="ce60" table:formula="of:=([.J15]*2.5)/100" office:value-type="float" office:value="0.05" calcext:value-type="float">
            <text:p>0,050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Sedoheptulose-7-phosphate + D-Glyceraldehyde-3-phosphate &lt;==&gt; D-Ribose-5-phosphate + D-Xylulose-5-phosphate</text:p>
          </table:table-cell>
          <table:table-cell table:style-name="ce56" office:value-type="string" calcext:value-type="string">
            <text:p>R01641</text:p>
          </table:table-cell>
          <table:table-cell table:style-name="ce56" office:value-type="string" calcext:value-type="string">
            <text:p>r_1049</text:p>
          </table:table-cell>
          <table:table-cell table:style-name="ce60" office:value-type="float" office:value="-2" calcext:value-type="float">
            <text:p>-2,0000</text:p>
          </table:table-cell>
          <table:table-cell table:style-name="ce60" table:formula="of:=([.D16]*16.3)/100" office:value-type="float" office:value="-0.326" calcext:value-type="float">
            <text:p>-0,3260</text:p>
          </table:table-cell>
          <table:table-cell table:style-name="ce60" office:value-type="float" office:value="-3" calcext:value-type="float">
            <text:p>-3,0000</text:p>
          </table:table-cell>
          <table:table-cell table:style-name="ce60" table:formula="of:=([.F16]*12.8)/100" office:value-type="float" office:value="-0.384" calcext:value-type="float">
            <text:p>-0,3840</text:p>
          </table:table-cell>
          <table:table-cell table:style-name="ce60" office:value-type="float" office:value="-5" calcext:value-type="float">
            <text:p>-5,0000</text:p>
          </table:table-cell>
          <table:table-cell table:style-name="ce60" table:formula="of:=([.H16]*4.5)/100" office:value-type="float" office:value="-0.225" calcext:value-type="float">
            <text:p>-0,2250</text:p>
          </table:table-cell>
          <table:table-cell table:style-name="ce60" office:value-type="float" office:value="-1" calcext:value-type="float">
            <text:p>-1,0000</text:p>
          </table:table-cell>
          <table:table-cell table:style-name="ce60" table:formula="of:=([.J16]*2.5)/100" office:value-type="float" office:value="-0.025" calcext:value-type="float">
            <text:p>-0,025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56" office:value-type="string" calcext:value-type="string">
            <text:p>R01827</text:p>
          </table:table-cell>
          <table:table-cell table:style-name="ce56" office:value-type="string" calcext:value-type="string">
            <text:p>r_1048</text:p>
          </table:table-cell>
          <table:table-cell table:style-name="ce60" office:value-type="float" office:value="2" calcext:value-type="float">
            <text:p>2,0000</text:p>
          </table:table-cell>
          <table:table-cell table:style-name="ce60" table:formula="of:=([.D17]*16.3)/100" office:value-type="float" office:value="0.326" calcext:value-type="float">
            <text:p>0,3260</text:p>
          </table:table-cell>
          <table:table-cell table:style-name="ce60" office:value-type="float" office:value="3" calcext:value-type="float">
            <text:p>3,0000</text:p>
          </table:table-cell>
          <table:table-cell table:style-name="ce60" table:formula="of:=([.F17]*12.8)/100" office:value-type="float" office:value="0.384" calcext:value-type="float">
            <text:p>0,3840</text:p>
          </table:table-cell>
          <table:table-cell table:style-name="ce60" office:value-type="float" office:value="5" calcext:value-type="float">
            <text:p>5,0000</text:p>
          </table:table-cell>
          <table:table-cell table:style-name="ce60" table:formula="of:=([.H17]*4.5)/100" office:value-type="float" office:value="0.225" calcext:value-type="float">
            <text:p>0,2250</text:p>
          </table:table-cell>
          <table:table-cell table:number-columns-repeated="2" table:style-name="ce60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D-Fructose-6-phosphate + D-Glyceraldehyde-3-phosphate &lt;==&gt; D-Erythrose-4-phosphate + D-Xylulose-5-phosphate</text:p>
          </table:table-cell>
          <table:table-cell table:style-name="ce56" office:value-type="string" calcext:value-type="string">
            <text:p>R01830</text:p>
          </table:table-cell>
          <table:table-cell table:style-name="ce56" office:value-type="string" calcext:value-type="string">
            <text:p>r_1050</text:p>
          </table:table-cell>
          <table:table-cell table:style-name="ce60" office:value-type="float" office:value="-2" calcext:value-type="float">
            <text:p>-2,0000</text:p>
          </table:table-cell>
          <table:table-cell table:style-name="ce60" table:formula="of:=([.D18]*16.3)/100" office:value-type="float" office:value="-0.326" calcext:value-type="float">
            <text:p>-0,3260</text:p>
          </table:table-cell>
          <table:table-cell table:style-name="ce60" office:value-type="float" office:value="-2" calcext:value-type="float">
            <text:p>-2,0000</text:p>
          </table:table-cell>
          <table:table-cell table:style-name="ce60" table:formula="of:=([.F18]*12.8)/100" office:value-type="float" office:value="-0.256" calcext:value-type="float">
            <text:p>-0,2560</text:p>
          </table:table-cell>
          <table:table-cell table:style-name="ce60" office:value-type="float" office:value="-3" calcext:value-type="float">
            <text:p>-3,0000</text:p>
          </table:table-cell>
          <table:table-cell table:style-name="ce60" table:formula="of:=([.H18]*4.5)/100" office:value-type="float" office:value="-0.135" calcext:value-type="float">
            <text:p>-0,1350</text:p>
          </table:table-cell>
          <table:table-cell table:number-columns-repeated="2" table:style-name="ce60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D-Glucose-6-phosphate &lt;==&gt; D-Glucono-1,5-lactone-6-phosphate</text:p>
          </table:table-cell>
          <table:table-cell table:style-name="ce56" office:value-type="string" calcext:value-type="string">
            <text:p>R02736</text:p>
          </table:table-cell>
          <table:table-cell table:style-name="ce56" office:value-type="string" calcext:value-type="string">
            <text:p>r_0466</text:p>
          </table:table-cell>
          <table:table-cell table:style-name="ce60" office:value-type="float" office:value="7" calcext:value-type="float">
            <text:p>7,0000</text:p>
          </table:table-cell>
          <table:table-cell table:style-name="ce60" table:formula="of:=([.D19]*16.3)/100" office:value-type="float" office:value="1.141" calcext:value-type="float">
            <text:p>1,1410</text:p>
          </table:table-cell>
          <table:table-cell table:style-name="ce60" office:value-type="float" office:value="8" calcext:value-type="float">
            <text:p>8,0000</text:p>
          </table:table-cell>
          <table:table-cell table:style-name="ce60" table:formula="of:=([.F19]*12.8)/100" office:value-type="float" office:value="1.024" calcext:value-type="float">
            <text:p>1,0240</text:p>
          </table:table-cell>
          <table:table-cell table:style-name="ce60" office:value-type="float" office:value="14" calcext:value-type="float">
            <text:p>14,0000</text:p>
          </table:table-cell>
          <table:table-cell table:style-name="ce60" table:formula="of:=([.H19]*4.5)/100" office:value-type="float" office:value="0.63" calcext:value-type="float">
            <text:p>0,6300</text:p>
          </table:table-cell>
          <table:table-cell table:style-name="ce60" office:value-type="float" office:value="2" calcext:value-type="float">
            <text:p>2,0000</text:p>
          </table:table-cell>
          <table:table-cell table:style-name="ce60" table:formula="of:=([.J19]*2.5)/100" office:value-type="float" office:value="0.05" calcext:value-type="float">
            <text:p>0,050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D-Glucose-6-phosphate &lt;==&gt; D-Fructose-6-phosphate</text:p>
          </table:table-cell>
          <table:table-cell table:style-name="ce56" office:value-type="string" calcext:value-type="string">
            <text:p>R02740</text:p>
          </table:table-cell>
          <table:table-cell table:style-name="ce56" office:value-type="string" calcext:value-type="string">
            <text:p>r_0467</text:p>
          </table:table-cell>
          <table:table-cell table:style-name="ce60" office:value-type="float" office:value="89" calcext:value-type="float">
            <text:p>89,0000</text:p>
          </table:table-cell>
          <table:table-cell table:style-name="ce60" table:formula="of:=([.D20]*16.3)/100" office:value-type="float" office:value="14.507" calcext:value-type="float">
            <text:p>14,5070</text:p>
          </table:table-cell>
          <table:table-cell table:style-name="ce60" office:value-type="float" office:value="-13" calcext:value-type="float">
            <text:p>-13,0000</text:p>
          </table:table-cell>
          <table:table-cell table:style-name="ce60" table:formula="of:=([.F20]*12.8)/100" office:value-type="float" office:value="-1.664" calcext:value-type="float">
            <text:p>-1,6640</text:p>
          </table:table-cell>
          <table:table-cell table:style-name="ce60" office:value-type="float" office:value="78" calcext:value-type="float">
            <text:p>78,0000</text:p>
          </table:table-cell>
          <table:table-cell table:style-name="ce60" table:formula="of:=([.H20]*4.5)/100" office:value-type="float" office:value="3.51" calcext:value-type="float">
            <text:p>3,5100</text:p>
          </table:table-cell>
          <table:table-cell table:style-name="ce60" office:value-type="float" office:value="-10" calcext:value-type="float">
            <text:p>-10,0000</text:p>
          </table:table-cell>
          <table:table-cell table:style-name="ce60" table:formula="of:=([.J20]*2.5)/100" office:value-type="float" office:value="-0.25" calcext:value-type="float">
            <text:p>-0,250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D-Fructose-6-phosphate &lt;==&gt; D-Fructose-1,6-bisphosphate</text:p>
          </table:table-cell>
          <table:table-cell table:style-name="ce56" office:value-type="string" calcext:value-type="string">
            <text:p>R04779</text:p>
          </table:table-cell>
          <table:table-cell table:style-name="ce56" office:value-type="string" calcext:value-type="string">
            <text:p>r_0886</text:p>
          </table:table-cell>
          <table:table-cell table:style-name="ce60" office:value-type="float" office:value="93" calcext:value-type="float">
            <text:p>93,0000</text:p>
          </table:table-cell>
          <table:table-cell table:style-name="ce60" table:formula="of:=([.D21]*16.3)/100" office:value-type="float" office:value="15.159" calcext:value-type="float">
            <text:p>15,1590</text:p>
          </table:table-cell>
          <table:table-cell table:style-name="ce60" office:value-type="float" office:value="92" calcext:value-type="float">
            <text:p>92,0000</text:p>
          </table:table-cell>
          <table:table-cell table:style-name="ce60" table:formula="of:=([.F21]*12.8)/100" office:value-type="float" office:value="11.776" calcext:value-type="float">
            <text:p>11,7760</text:p>
          </table:table-cell>
          <table:table-cell table:style-name="ce60" office:value-type="float" office:value="86" calcext:value-type="float">
            <text:p>86,0000</text:p>
          </table:table-cell>
          <table:table-cell table:style-name="ce60" table:formula="of:=([.H21]*4.5)/100" office:value-type="float" office:value="3.87" calcext:value-type="float">
            <text:p>3,8700</text:p>
          </table:table-cell>
          <table:table-cell table:style-name="ce60" office:value-type="float" office:value="-10" calcext:value-type="float">
            <text:p>-10,0000</text:p>
          </table:table-cell>
          <table:table-cell table:style-name="ce60" table:formula="of:=([.J21]*2.5)/100" office:value-type="float" office:value="-0.25" calcext:value-type="float">
            <text:p>-0,250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Acetaldehyde &lt;==&gt; Acetate</text:p>
          </table:table-cell>
          <table:table-cell table:style-name="ce56" office:value-type="string" calcext:value-type="string">
            <text:p>R00634</text:p>
          </table:table-cell>
          <table:table-cell table:style-name="ce56" office:value-type="string" calcext:value-type="string">
            <text:p>r_2116</text:p>
          </table:table-cell>
          <table:table-cell table:style-name="ce60" office:value-type="float" office:value="9" calcext:value-type="float">
            <text:p>9,0000</text:p>
          </table:table-cell>
          <table:table-cell table:style-name="ce60" table:formula="of:=([.D22]*16.3)/100" office:value-type="float" office:value="1.467" calcext:value-type="float">
            <text:p>1,4670</text:p>
          </table:table-cell>
          <table:table-cell table:style-name="ce60" office:value-type="float" office:value="14" calcext:value-type="float">
            <text:p>14,0000</text:p>
          </table:table-cell>
          <table:table-cell table:style-name="ce60" table:formula="of:=([.F22]*12.8)/100" office:value-type="float" office:value="1.792" calcext:value-type="float">
            <text:p>1,7920</text:p>
          </table:table-cell>
          <table:table-cell table:style-name="ce60" office:value-type="float" office:value="22" calcext:value-type="float">
            <text:p>22,0000</text:p>
          </table:table-cell>
          <table:table-cell table:style-name="ce60" table:formula="of:=([.H22]*4.5)/100" office:value-type="float" office:value="0.99" calcext:value-type="float">
            <text:p>0,9900</text:p>
          </table:table-cell>
          <table:table-cell table:style-name="ce60" office:value-type="float" office:value="6" calcext:value-type="float">
            <text:p>6,0000</text:p>
          </table:table-cell>
          <table:table-cell table:style-name="ce60" table:formula="of:=([.J22]*2.5)/100" office:value-type="float" office:value="0.15" calcext:value-type="float">
            <text:p>0,1500</text:p>
          </table:table-cell>
          <table:table-cell table:style-name="ce64" table:number-columns-repeated="2"/>
          <table:table-cell table:number-columns-repeated="1011"/>
        </table:table-row>
        <table:table-row table:style-name="ro1">
          <table:table-cell table:style-name="ce53" office:value-type="string" calcext:value-type="string">
            <text:p>Acetate &lt;==&gt; Acetyl-CoA</text:p>
          </table:table-cell>
          <table:table-cell table:style-name="ce56" office:value-type="string" calcext:value-type="string">
            <text:p>R00229</text:p>
          </table:table-cell>
          <table:table-cell table:style-name="ce56" office:value-type="string" calcext:value-type="string">
            <text:p>r_0112</text:p>
          </table:table-cell>
          <table:table-cell table:style-name="ce60" office:value-type="float" office:value="4" calcext:value-type="float">
            <text:p>4,0000</text:p>
          </table:table-cell>
          <table:table-cell table:style-name="ce60" table:formula="of:=([.D23]*16.3)/100" office:value-type="float" office:value="0.652" calcext:value-type="float">
            <text:p>0,6520</text:p>
          </table:table-cell>
          <table:table-cell table:style-name="ce60" office:value-type="float" office:value="4" calcext:value-type="float">
            <text:p>4,0000</text:p>
          </table:table-cell>
          <table:table-cell table:style-name="ce60" table:formula="of:=([.F23]*12.8)/100" office:value-type="float" office:value="0.512" calcext:value-type="float">
            <text:p>0,5120</text:p>
          </table:table-cell>
          <table:table-cell table:style-name="ce60" office:value-type="float" office:value="11" calcext:value-type="float">
            <text:p>11,0000</text:p>
          </table:table-cell>
          <table:table-cell table:style-name="ce60" table:formula="of:=([.H23]*4.5)/100" office:value-type="float" office:value="0.495" calcext:value-type="float">
            <text:p>0,4950</text:p>
          </table:table-cell>
          <table:table-cell table:style-name="ce60" office:value-type="float" office:value="6" calcext:value-type="float">
            <text:p>6,0000</text:p>
          </table:table-cell>
          <table:table-cell table:style-name="ce60" table:formula="of:=([.J23]*2.5)/100" office:value-type="float" office:value="0.15" calcext:value-type="float">
            <text:p>0,150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D-Glucono-1,5-lactone-6-phosphate &lt;==&gt; 6-Phospho-D-gluconate</text:p>
          </table:table-cell>
          <table:table-cell table:style-name="ce56" office:value-type="string" calcext:value-type="string">
            <text:p>R02035</text:p>
          </table:table-cell>
          <table:table-cell table:style-name="ce56" office:value-type="string" calcext:value-type="string">
            <text:p>r_0091</text:p>
          </table:table-cell>
          <table:table-cell table:style-name="ce60" office:value-type="float" office:value="7" calcext:value-type="float">
            <text:p>7,0000</text:p>
          </table:table-cell>
          <table:table-cell table:style-name="ce60" table:formula="of:=([.D24]*16.3)/100" office:value-type="float" office:value="1.141" calcext:value-type="float">
            <text:p>1,1410</text:p>
          </table:table-cell>
          <table:table-cell table:style-name="ce60" office:value-type="float" office:value="8" calcext:value-type="float">
            <text:p>8,0000</text:p>
          </table:table-cell>
          <table:table-cell table:style-name="ce60" table:formula="of:=([.F24]*12.8)/100" office:value-type="float" office:value="1.024" calcext:value-type="float">
            <text:p>1,0240</text:p>
          </table:table-cell>
          <table:table-cell table:style-name="ce60" office:value-type="float" office:value="14" calcext:value-type="float">
            <text:p>14,0000</text:p>
          </table:table-cell>
          <table:table-cell table:style-name="ce60" table:formula="of:=([.H24]*4.5)/100" office:value-type="float" office:value="0.63" calcext:value-type="float">
            <text:p>0,6300</text:p>
          </table:table-cell>
          <table:table-cell table:style-name="ce60" office:value-type="float" office:value="2" calcext:value-type="float">
            <text:p>2,0000</text:p>
          </table:table-cell>
          <table:table-cell table:style-name="ce60" table:formula="of:=([.J24]*2.5)/100" office:value-type="float" office:value="0.05" calcext:value-type="float">
            <text:p>0,0500</text:p>
          </table:table-cell>
          <table:table-cell table:style-name="ce66" table:number-columns-repeated="2"/>
          <table:table-cell table:number-columns-repeated="1011"/>
        </table:table-row>
        <table:table-row table:style-name="ro1">
          <table:table-cell table:style-name="ce53" office:value-type="string" calcext:value-type="string">
            <text:p>Pyruvate + CO2 &lt;==&gt; Oxaloacetate</text:p>
          </table:table-cell>
          <table:table-cell table:style-name="ce56" office:value-type="string" calcext:value-type="string">
            <text:p>R00217 <text:s/></text:p>
          </table:table-cell>
          <table:table-cell table:style-name="ce56" office:value-type="string" calcext:value-type="string">
            <text:p>r_0958</text:p>
          </table:table-cell>
          <table:table-cell table:style-name="ce60" office:value-type="float" office:value="6" calcext:value-type="float">
            <text:p>6,0000</text:p>
          </table:table-cell>
          <table:table-cell table:style-name="ce60" table:formula="of:=([.D25]*16.3)/100" office:value-type="float" office:value="0.978" calcext:value-type="float">
            <text:p>0,9780</text:p>
          </table:table-cell>
          <table:table-cell table:style-name="ce60" office:value-type="float" office:value="7" calcext:value-type="float">
            <text:p>7,0000</text:p>
          </table:table-cell>
          <table:table-cell table:style-name="ce60" table:formula="of:=([.F25]*12.8)/100" office:value-type="float" office:value="0.896" calcext:value-type="float">
            <text:p>0,8960</text:p>
          </table:table-cell>
          <table:table-cell table:style-name="ce60" office:value-type="float" office:value="11" calcext:value-type="float">
            <text:p>11,0000</text:p>
          </table:table-cell>
          <table:table-cell table:style-name="ce60" table:formula="of:=([.H25]*4.5)/100" office:value-type="float" office:value="0.495" calcext:value-type="float">
            <text:p>0,4950</text:p>
          </table:table-cell>
          <table:table-cell table:number-columns-repeated="2" table:style-name="ce60" office:value-type="string" calcext:value-type="string">
            <text:p>x</text:p>
          </table:table-cell>
          <table:table-cell table:style-name="ce66" table:number-columns-repeated="2"/>
          <table:table-cell table:number-columns-repeated="1011"/>
        </table:table-row>
        <table:table-row table:style-name="ro1">
          <table:table-cell table:style-name="ce53" office:value-type="string" calcext:value-type="string">
            <text:p>Pyruvate &lt;==&gt; Pyruvate-mit</text:p>
          </table:table-cell>
          <table:table-cell table:style-name="ce56" office:value-type="string" calcext:value-type="string">
            <text:p>transport</text:p>
          </table:table-cell>
          <table:table-cell table:style-name="ce56" office:value-type="string" calcext:value-type="string">
            <text:p>r_2034</text:p>
          </table:table-cell>
          <table:table-cell table:style-name="ce60" office:value-type="float" office:value="6" calcext:value-type="float">
            <text:p>6,0000</text:p>
          </table:table-cell>
          <table:table-cell table:style-name="ce60" table:formula="of:=([.D26]*16.3)/100" office:value-type="float" office:value="0.978" calcext:value-type="float">
            <text:p>0,9780</text:p>
          </table:table-cell>
          <table:table-cell table:style-name="ce60" office:value-type="float" office:value="10" calcext:value-type="float">
            <text:p>10,0000</text:p>
          </table:table-cell>
          <table:table-cell table:style-name="ce60" table:formula="of:=([.F26]*12.8)/100" office:value-type="float" office:value="1.28" calcext:value-type="float">
            <text:p>1,2800</text:p>
          </table:table-cell>
          <table:table-cell table:style-name="ce60" office:value-type="float" office:value="8" calcext:value-type="float">
            <text:p>8,0000</text:p>
          </table:table-cell>
          <table:table-cell table:style-name="ce60" table:formula="of:=([.H26]*4.5)/100" office:value-type="float" office:value="0.36" calcext:value-type="float">
            <text:p>0,3600</text:p>
          </table:table-cell>
          <table:table-cell table:number-columns-repeated="2" table:style-name="ce60" office:value-type="string" calcext:value-type="string">
            <text:p>x</text:p>
          </table:table-cell>
          <table:table-cell table:style-name="ce67" table:number-columns-repeated="2"/>
          <table:table-cell table:number-columns-repeated="1011"/>
        </table:table-row>
        <table:table-row table:style-name="ro1">
          <table:table-cell table:style-name="ce53" office:value-type="string" calcext:value-type="string">
            <text:p>Pyruvate(ex) &lt;==&gt; Pyruvate</text:p>
          </table:table-cell>
          <table:table-cell table:style-name="ce56" office:value-type="string" calcext:value-type="string">
            <text:p>transport</text:p>
          </table:table-cell>
          <table:table-cell table:style-name="ce56" office:value-type="string" calcext:value-type="string">
            <text:p>r_1254</text:p>
          </table:table-cell>
          <table:table-cell table:number-columns-repeated="6" table:style-name="ce60" office:value-type="string" calcext:value-type="string">
            <text:p>x</text:p>
          </table:table-cell>
          <table:table-cell table:style-name="ce60" office:value-type="float" office:value="100" calcext:value-type="float">
            <text:p>100,0000</text:p>
          </table:table-cell>
          <table:table-cell table:style-name="ce60" table:formula="of:=([.J27]*2.5)/100" office:value-type="float" office:value="2.5" calcext:value-type="float">
            <text:p>2,5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8" table:number-columns-repeated="9"/>
          <table:table-cell table:number-columns-repeated="1013"/>
        </table:table-row>
        <table:table-row table:style-name="ro1">
          <table:table-cell table:style-name="ce53"/>
          <table:table-cell table:style-name="ce56" table:number-columns-repeated="5"/>
          <table:table-cell table:style-name="ce57"/>
          <table:table-cell table:style-name="ce56"/>
          <table:table-cell table:style-name="ce57"/>
          <table:table-cell table:style-name="ce56"/>
          <table:table-cell table:style-name="ce57"/>
          <table:table-cell table:number-columns-repeated="1013"/>
        </table:table-row>
        <table:table-row table:style-name="ro1">
          <table:table-cell table:style-name="ce53"/>
          <table:table-cell table:style-name="ce56" table:number-columns-repeated="5"/>
          <table:table-cell table:style-name="ce57"/>
          <table:table-cell table:style-name="ce56"/>
          <table:table-cell table:style-name="ce57"/>
          <table:table-cell table:style-name="ce56"/>
          <table:table-cell table:style-name="ce63"/>
          <table:table-cell table:style-name="ce64" table:number-columns-repeated="2"/>
          <table:table-cell table:number-columns-repeated="1011"/>
        </table:table-row>
        <table:table-row table:style-name="ro1">
          <table:table-cell table:style-name="ce53"/>
          <table:table-cell table:style-name="ce56"/>
          <table:table-cell table:style-name="ce59" table:number-columns-repeated="4"/>
          <table:table-cell table:style-name="ce57"/>
          <table:table-cell table:style-name="ce56"/>
          <table:table-cell table:style-name="ce57"/>
          <table:table-cell table:style-name="ce61"/>
          <table:table-cell table:style-name="ce57"/>
          <table:table-cell table:number-columns-repeated="1013"/>
        </table:table-row>
        <table:table-row table:style-name="ro1" table:number-rows-repeated="2">
          <table:table-cell table:style-name="ce53"/>
          <table:table-cell table:style-name="ce56"/>
          <table:table-cell table:style-name="ce59" table:number-columns-repeated="4"/>
          <table:table-cell/>
          <table:table-cell table:style-name="ce56"/>
          <table:table-cell/>
          <table:table-cell table:style-name="ce53"/>
          <table:table-cell table:style-name="ce64" table:number-columns-repeated="3"/>
          <table:table-cell table:number-columns-repeated="1011"/>
        </table:table-row>
        <table:table-row table:style-name="ro1">
          <table:table-cell table:style-name="ce53"/>
          <table:table-cell table:style-name="ce56"/>
          <table:table-cell table:style-name="ce59" table:number-columns-repeated="4"/>
          <table:table-cell/>
          <table:table-cell table:style-name="ce56"/>
          <table:table-cell/>
          <table:table-cell table:style-name="ce53"/>
          <table:table-cell table:number-columns-repeated="1014"/>
        </table:table-row>
        <table:table-row table:style-name="ro1" table:number-rows-repeated="2">
          <table:table-cell/>
          <table:table-cell table:style-name="ce54" table:number-columns-repeated="2"/>
          <table:table-cell table:number-columns-repeated="6"/>
          <table:table-cell table:style-name="ce54"/>
          <table:table-cell table:number-columns-repeated="1014"/>
        </table:table-row>
        <table:table-row table:style-name="ro1">
          <table:table-cell table:style-name="ce55"/>
          <table:table-cell table:style-name="ce56"/>
          <table:table-cell table:style-name="ce54"/>
          <table:table-cell table:style-name="ce56"/>
          <table:table-cell table:style-name="ce61" table:number-columns-repeated="2"/>
          <table:table-cell/>
          <table:table-cell table:style-name="ce61"/>
          <table:table-cell/>
          <table:table-cell table:style-name="ce56"/>
          <table:table-cell table:number-columns-repeated="1014"/>
        </table:table-row>
        <table:table-row table:style-name="ro1" table:number-rows-repeated="3">
          <table:table-cell/>
          <table:table-cell table:style-name="ce54" table:number-columns-repeated="2"/>
          <table:table-cell table:number-columns-repeated="6"/>
          <table:table-cell table:style-name="ce54"/>
          <table:table-cell table:number-columns-repeated="1014"/>
        </table:table-row>
        <table:table-row table:style-name="ro1">
          <table:table-cell/>
          <table:table-cell table:style-name="ce54" table:number-columns-repeated="2"/>
          <table:table-cell table:style-name="ce57" table:number-columns-repeated="3"/>
          <table:table-cell/>
          <table:table-cell table:style-name="ce57"/>
          <table:table-cell table:number-columns-repeated="101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5" table:style-name="ta1">
        <table:table-column table:style-name="co55" table:default-cell-style-name="ce54"/>
        <table:table-column table:style-name="co2" table:default-cell-style-name="ce57"/>
        <table:table-column table:style-name="co3" table:default-cell-style-name="ce57"/>
        <table:table-column table:style-name="co4" table:default-cell-style-name="ce58"/>
        <table:table-column table:style-name="co5" table:default-cell-style-name="ce54"/>
        <table:table-column table:style-name="co14" table:default-cell-style-name="ce58"/>
        <table:table-column table:style-name="co10" table:default-cell-style-name="ce54"/>
        <table:table-column table:style-name="co11" table:number-columns-repeated="2" table:default-cell-style-name="ce57"/>
        <table:table-column table:style-name="co11" table:default-cell-style-name="ce54"/>
        <table:table-column table:style-name="co12" table:number-columns-repeated="1014" table:default-cell-style-name="ce54"/>
        <table:table-row table:style-name="ro1">
          <table:table-cell table:style-name="ce53" office:value-type="string" calcext:value-type="string">
            <text:p>Reaction</text:p>
          </table:table-cell>
          <table:table-cell table:style-name="ce56" office:value-type="string" calcext:value-type="string">
            <text:p>Reaction_name</text:p>
          </table:table-cell>
          <table:table-cell table:style-name="ce56" office:value-type="string" calcext:value-type="string">
            <text:p>Yeast7_ID</text:p>
          </table:table-cell>
          <table:table-cell table:style-name="ce60" office:value-type="string" calcext:value-type="string">
            <text:p>glucose rel flux</text:p>
          </table:table-cell>
          <table:table-cell table:style-name="ce60" office:value-type="string" calcext:value-type="string">
            <text:p>glucose exp flux</text:p>
          </table:table-cell>
          <table:table-cell table:style-name="ce60" office:value-type="string" calcext:value-type="string">
            <text:p>ethanol rel flux</text:p>
          </table:table-cell>
          <table:table-cell table:style-name="ce60" office:value-type="string" calcext:value-type="string">
            <text:p>ethanol exp flux</text:p>
          </table:table-cell>
          <table:table-cell table:style-name="ce69" table:number-columns-repeated="3"/>
          <table:table-cell table:number-columns-repeated="1014"/>
        </table:table-row>
        <table:table-row table:style-name="ro1">
          <table:table-cell table:style-name="ce53" office:value-type="string" calcext:value-type="string">
            <text:p>D-Glucose(ex) &lt;==&gt; D-Glucose-6-phosphate</text:p>
          </table:table-cell>
          <table:table-cell table:style-name="ce56" office:value-type="string" calcext:value-type="string">
            <text:p>R01786</text:p>
          </table:table-cell>
          <table:table-cell table:style-name="ce56" office:value-type="string" calcext:value-type="string">
            <text:p>r_0534</text:p>
          </table:table-cell>
          <table:table-cell table:style-name="ce60" office:value-type="float" office:value="100" calcext:value-type="float">
            <text:p>100,0000</text:p>
          </table:table-cell>
          <table:table-cell table:style-name="ce60" table:formula="of:=([.D2]*1.5)/100" office:value-type="float" office:value="1.5" calcext:value-type="float">
            <text:p>1,5000</text:p>
          </table:table-cell>
          <table:table-cell table:number-columns-repeated="2" table:style-name="ce6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>
            <text:p>Pyruvate &lt;==&gt; Phosphoenolpyruvate</text:p>
          </table:table-cell>
          <table:table-cell table:style-name="ce56" office:value-type="string" calcext:value-type="string">
            <text:p>R00200</text:p>
          </table:table-cell>
          <table:table-cell table:style-name="ce56" office:value-type="string" calcext:value-type="string">
            <text:p>r_0962</text:p>
          </table:table-cell>
          <table:table-cell table:style-name="ce60" office:value-type="float" office:value="-115.857826384142" calcext:value-type="float">
            <text:p>-115,8578</text:p>
          </table:table-cell>
          <table:table-cell table:style-name="ce60" table:formula="of:=([.D3]*1.5)/100" office:value-type="float" office:value="-1.73786739576213" calcext:value-type="float">
            <text:p>-1,7379</text:p>
          </table:table-cell>
          <table:table-cell table:style-name="ce60" office:value-type="float" office:value="-6.15846789335336" calcext:value-type="float">
            <text:p>-6,1585</text:p>
          </table:table-cell>
          <table:table-cell table:style-name="ce60" table:formula="of:=([.F3]*5)/100" office:value-type="float" office:value="-0.307923394667668" calcext:value-type="float">
            <text:p>-0,3079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>
            <text:p>Pyruvate-mit + CoA &lt;==&gt; Acetyl-CoA-mit + CO2-mit</text:p>
          </table:table-cell>
          <table:table-cell table:style-name="ce56" office:value-type="string" calcext:value-type="string">
            <text:p>R00209</text:p>
          </table:table-cell>
          <table:table-cell table:style-name="ce56" office:value-type="string" calcext:value-type="string">
            <text:p>r_0961</text:p>
          </table:table-cell>
          <table:table-cell table:style-name="ce60" office:value-type="float" office:value="14.8097516518569" calcext:value-type="float">
            <text:p>14,8098</text:p>
          </table:table-cell>
          <table:table-cell table:style-name="ce60" table:formula="of:=([.D4]*1.5)/100" office:value-type="float" office:value="0.222146274777853" calcext:value-type="float">
            <text:p>0,2221</text:p>
          </table:table-cell>
          <table:table-cell table:style-name="ce60" office:value-type="float" office:value="0.600826135936913" calcext:value-type="float">
            <text:p>0,6008</text:p>
          </table:table-cell>
          <table:table-cell table:style-name="ce60" table:formula="of:=([.F4]*5)/100" office:value-type="float" office:value="0.0300413067968456" calcext:value-type="float">
            <text:p>0,0300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>
            <text:p>Isocitrate &lt;==&gt; 2-Oxoglutarate + CO2-mit</text:p>
          </table:table-cell>
          <table:table-cell table:style-name="ce56" office:value-type="string" calcext:value-type="string">
            <text:p>R00267</text:p>
          </table:table-cell>
          <table:table-cell table:style-name="ce56" office:value-type="string" calcext:value-type="string">
            <text:p>r_2131</text:p>
          </table:table-cell>
          <table:table-cell table:style-name="ce60" office:value-type="float" office:value="6.94919115971748" calcext:value-type="float">
            <text:p>6,9492</text:p>
          </table:table-cell>
          <table:table-cell table:style-name="ce60" table:formula="of:=([.D5]*1.5)/100" office:value-type="float" office:value="0.104237867395762" calcext:value-type="float">
            <text:p>0,1042</text:p>
          </table:table-cell>
          <table:table-cell table:style-name="ce60" office:value-type="float" office:value="2.17799474277131" calcext:value-type="float">
            <text:p>2,1780</text:p>
          </table:table-cell>
          <table:table-cell table:style-name="ce60" table:formula="of:=([.F5]*5)/100" office:value-type="float" office:value="0.108899737138566" calcext:value-type="float">
            <text:p>0,1089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>
            <text:p>(S)-Malate-mit &lt;==&gt; Oxaloacetate-mit</text:p>
          </table:table-cell>
          <table:table-cell table:style-name="ce56" office:value-type="string" calcext:value-type="string">
            <text:p>R00342</text:p>
          </table:table-cell>
          <table:table-cell table:style-name="ce56" office:value-type="string" calcext:value-type="string">
            <text:p>r_0713</text:p>
          </table:table-cell>
          <table:table-cell table:style-name="ce60" office:value-type="float" office:value="19.9362041467305" calcext:value-type="float">
            <text:p>19,9362</text:p>
          </table:table-cell>
          <table:table-cell table:style-name="ce60" table:formula="of:=([.D6]*1.5)/100" office:value-type="float" office:value="0.299043062200957" calcext:value-type="float">
            <text:p>0,2990</text:p>
          </table:table-cell>
          <table:table-cell table:style-name="ce60" office:value-type="float" office:value="81.6748028539242" calcext:value-type="float">
            <text:p>81,6748</text:p>
          </table:table-cell>
          <table:table-cell table:style-name="ce60" table:formula="of:=([.F6]*5)/100" office:value-type="float" office:value="4.08374014269621" calcext:value-type="float">
            <text:p>4,0837</text:p>
          </table:table-cell>
          <table:table-cell table:style-name="ce54" table:number-columns-repeated="2"/>
          <table:table-cell table:number-columns-repeated="1015"/>
        </table:table-row>
        <table:table-row table:style-name="ro1">
          <table:table-cell table:style-name="ce53" office:value-type="string" calcext:value-type="string">
            <text:p>Citrate + CoA &lt;==&gt; Acetyl-CoA-mit + Oxaloacetate-mit</text:p>
          </table:table-cell>
          <table:table-cell table:style-name="ce56" office:value-type="string" calcext:value-type="string">
            <text:p>R00351</text:p>
          </table:table-cell>
          <table:table-cell table:style-name="ce56" office:value-type="string" calcext:value-type="string">
            <text:p>r_0300</text:p>
          </table:table-cell>
          <table:table-cell table:style-name="ce60" office:value-type="float" office:value="-21.6450216450216" calcext:value-type="float">
            <text:p>-21,6450</text:p>
          </table:table-cell>
          <table:table-cell table:style-name="ce60" table:formula="of:=([.D7]*1.5)/100" office:value-type="float" office:value="-0.324675324675324" calcext:value-type="float">
            <text:p>-0,3247</text:p>
          </table:table-cell>
          <table:table-cell table:style-name="ce60" office:value-type="float" office:value="-17.4239579421705" calcext:value-type="float">
            <text:p>-17,4240</text:p>
          </table:table-cell>
          <table:table-cell table:style-name="ce60" table:formula="of:=([.F7]*5)/100" office:value-type="float" office:value="-0.871197897108525" calcext:value-type="float">
            <text:p>-0,8712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>
            <text:p>Succinate-mit + CoA &lt;==&gt; Succinyl-CoA</text:p>
          </table:table-cell>
          <table:table-cell table:style-name="ce56" office:value-type="string" calcext:value-type="string">
            <text:p>R00405</text:p>
          </table:table-cell>
          <table:table-cell table:style-name="ce56" office:value-type="string" calcext:value-type="string">
            <text:p>r_1022</text:p>
          </table:table-cell>
          <table:table-cell table:style-name="ce60" office:value-type="float" office:value="-17.5438596491228" calcext:value-type="float">
            <text:p>-17,5439</text:p>
          </table:table-cell>
          <table:table-cell table:style-name="ce60" table:formula="of:=([.D8]*1.5)/100" office:value-type="float" office:value="-0.263157894736842" calcext:value-type="float">
            <text:p>-0,2632</text:p>
          </table:table-cell>
          <table:table-cell table:style-name="ce60" office:value-type="float" office:value="-4.54374765302291" calcext:value-type="float">
            <text:p>-4,5437</text:p>
          </table:table-cell>
          <table:table-cell table:style-name="ce60" table:formula="of:=([.F8]*5)/100" office:value-type="float" office:value="-0.227187382651146" calcext:value-type="float">
            <text:p>-0,2272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>
            <text:p>Succinate-mit &lt;==&gt; Fumarate</text:p>
          </table:table-cell>
          <table:table-cell table:style-name="ce56" office:value-type="string" calcext:value-type="string">
            <text:p>R00402</text:p>
          </table:table-cell>
          <table:table-cell table:style-name="ce56" office:value-type="string" calcext:value-type="string">
            <text:p>r_0454</text:p>
          </table:table-cell>
          <table:table-cell table:style-name="ce60" office:value-type="float" office:value="29.9612668033721" calcext:value-type="float">
            <text:p>29,9613</text:p>
          </table:table-cell>
          <table:table-cell table:style-name="ce60" table:formula="of:=([.D9]*1.5)/100" office:value-type="float" office:value="0.449419002050582" calcext:value-type="float">
            <text:p>0,4494</text:p>
          </table:table-cell>
          <table:table-cell table:style-name="ce60" office:value-type="float" office:value="45.6252346977094" calcext:value-type="float">
            <text:p>45,6252</text:p>
          </table:table-cell>
          <table:table-cell table:style-name="ce60" table:formula="of:=([.F9]*5)/100" office:value-type="float" office:value="2.28126173488547" calcext:value-type="float">
            <text:p>2,2813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>
            <text:p>D-Glyceraldehyde-3-phosphate &lt;==&gt; Glycerone-phosphate</text:p>
          </table:table-cell>
          <table:table-cell table:style-name="ce56" office:value-type="string" calcext:value-type="string">
            <text:p>R01015</text:p>
          </table:table-cell>
          <table:table-cell table:style-name="ce56" office:value-type="string" calcext:value-type="string">
            <text:p>r_1054</text:p>
          </table:table-cell>
          <table:table-cell table:style-name="ce60" office:value-type="float" office:value="-40.6698564593301" calcext:value-type="float">
            <text:p>-40,6699</text:p>
          </table:table-cell>
          <table:table-cell table:style-name="ce60" table:formula="of:=([.D10]*1.5)/100" office:value-type="float" office:value="-0.610047846889951" calcext:value-type="float">
            <text:p>-0,6100</text:p>
          </table:table-cell>
          <table:table-cell table:style-name="ce60" office:value-type="float" office:value="-11.152835148329" calcext:value-type="float">
            <text:p>-11,1528</text:p>
          </table:table-cell>
          <table:table-cell table:style-name="ce60" table:formula="of:=([.F10]*5)/100" office:value-type="float" office:value="-0.55764175741645" calcext:value-type="float">
            <text:p>-0,5576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>
            <text:p>D-Glyceraldehyde-3-phosphate &lt;==&gt; 3-Phospho-D-glyceroyl-phosphate</text:p>
          </table:table-cell>
          <table:table-cell table:style-name="ce56" office:value-type="string" calcext:value-type="string">
            <text:p>R01061</text:p>
          </table:table-cell>
          <table:table-cell table:style-name="ce56" office:value-type="string" calcext:value-type="string">
            <text:p>r_0486</text:p>
          </table:table-cell>
          <table:table-cell table:style-name="ce60" office:value-type="float" office:value="117.908407382092" calcext:value-type="float">
            <text:p>117,9084</text:p>
          </table:table-cell>
          <table:table-cell table:style-name="ce60" table:formula="of:=([.D11]*1.5)/100" office:value-type="float" office:value="1.76862611073138" calcext:value-type="float">
            <text:p>1,7686</text:p>
          </table:table-cell>
          <table:table-cell table:style-name="ce60" office:value-type="float" office:value="22.0803604956816" calcext:value-type="float">
            <text:p>22,0804</text:p>
          </table:table-cell>
          <table:table-cell table:style-name="ce60" table:formula="of:=([.F11]*5)/100" office:value-type="float" office:value="1.10401802478408" calcext:value-type="float">
            <text:p>1,1040</text:p>
          </table:table-cell>
          <table:table-cell table:style-name="ce54" table:number-columns-repeated="2"/>
          <table:table-cell table:number-columns-repeated="1015"/>
        </table:table-row>
        <table:table-row table:style-name="ro1">
          <table:table-cell table:style-name="ce53" office:value-type="string" calcext:value-type="string">
            <text:p>D-Fructose-1,6-bisphosphate &lt;==&gt; Glycerone-phosphate + D-Glyceraldehyde-3-phosphate</text:p>
          </table:table-cell>
          <table:table-cell table:style-name="ce56" office:value-type="string" calcext:value-type="string">
            <text:p>R01070</text:p>
          </table:table-cell>
          <table:table-cell table:style-name="ce56" office:value-type="string" calcext:value-type="string">
            <text:p>r_0450</text:p>
          </table:table-cell>
          <table:table-cell table:style-name="ce60" office:value-type="float" office:value="78.6056049213944" calcext:value-type="float">
            <text:p>78,6056</text:p>
          </table:table-cell>
          <table:table-cell table:style-name="ce60" table:formula="of:=([.D12]*1.5)/100" office:value-type="float" office:value="1.17908407382092" calcext:value-type="float">
            <text:p>1,1791</text:p>
          </table:table-cell>
          <table:table-cell table:style-name="ce60" office:value-type="float" office:value="11.152835148329" calcext:value-type="float">
            <text:p>11,1528</text:p>
          </table:table-cell>
          <table:table-cell table:style-name="ce60" table:formula="of:=([.F12]*5)/100" office:value-type="float" office:value="0.55764175741645" calcext:value-type="float">
            <text:p>0,5576</text:p>
          </table:table-cell>
          <table:table-cell table:style-name="ce54" table:number-columns-repeated="2"/>
          <table:table-cell table:number-columns-repeated="1015"/>
        </table:table-row>
        <table:table-row table:style-name="ro1">
          <table:table-cell table:style-name="ce53" office:value-type="string" calcext:value-type="string">
            <text:p>(S)-Malate-mit &lt;==&gt; Fumarate</text:p>
          </table:table-cell>
          <table:table-cell table:style-name="ce56" office:value-type="string" calcext:value-type="string">
            <text:p>R01082</text:p>
          </table:table-cell>
          <table:table-cell table:style-name="ce56" office:value-type="string" calcext:value-type="string">
            <text:p>r_0452</text:p>
          </table:table-cell>
          <table:table-cell table:style-name="ce60" office:value-type="float" office:value="-29.9612668033721" calcext:value-type="float">
            <text:p>-29,9613</text:p>
          </table:table-cell>
          <table:table-cell table:style-name="ce60" table:formula="of:=([.D13]*1.5)/100" office:value-type="float" office:value="-0.449419002050582" calcext:value-type="float">
            <text:p>-0,4494</text:p>
          </table:table-cell>
          <table:table-cell table:style-name="ce60" office:value-type="float" office:value="-45.6252346977094" calcext:value-type="float">
            <text:p>-45,6252</text:p>
          </table:table-cell>
          <table:table-cell table:style-name="ce60" table:formula="of:=([.F13]*5)/100" office:value-type="float" office:value="-2.28126173488547" calcext:value-type="float">
            <text:p>-2,2813</text:p>
          </table:table-cell>
          <table:table-cell table:style-name="ce54" table:number-columns-repeated="2"/>
          <table:table-cell table:number-columns-repeated="1015"/>
        </table:table-row>
        <table:table-row table:style-name="ro1">
          <table:table-cell table:style-name="ce53" office:value-type="string" calcext:value-type="string">
            <text:p>Citrate &lt;==&gt; Isocitrate</text:p>
          </table:table-cell>
          <table:table-cell table:style-name="ce56" office:value-type="string" calcext:value-type="string">
            <text:p>R01324</text:p>
          </table:table-cell>
          <table:table-cell table:style-name="ce56" office:value-type="string" calcext:value-type="string">
            <text:p>r_0302</text:p>
          </table:table-cell>
          <table:table-cell table:style-name="ce60" office:value-type="float" office:value="37.3661426293005" calcext:value-type="float">
            <text:p>37,3661</text:p>
          </table:table-cell>
          <table:table-cell table:style-name="ce60" table:formula="of:=([.D14]*1.5)/100" office:value-type="float" office:value="0.560492139439508" calcext:value-type="float">
            <text:p>0,5605</text:p>
          </table:table-cell>
          <table:table-cell table:style-name="ce60" office:value-type="float" office:value="49.5306045812993" calcext:value-type="float">
            <text:p>49,5306</text:p>
          </table:table-cell>
          <table:table-cell table:style-name="ce60" table:formula="of:=([.F14]*5)/100" office:value-type="float" office:value="2.47653022906497" calcext:value-type="float">
            <text:p>2,4765</text:p>
          </table:table-cell>
          <table:table-cell table:style-name="ce54" table:number-columns-repeated="2"/>
          <table:table-cell table:number-columns-repeated="1015"/>
        </table:table-row>
        <table:table-row table:style-name="ro1">
          <table:table-cell table:style-name="ce53" office:value-type="string" calcext:value-type="string">
            <text:p>3-Phospho-D-glycerate &lt;==&gt; 3-Phospho-D-glyceroyl-phosphate</text:p>
          </table:table-cell>
          <table:table-cell table:style-name="ce56" office:value-type="string" calcext:value-type="string">
            <text:p>R01512</text:p>
          </table:table-cell>
          <table:table-cell table:style-name="ce56" office:value-type="string" calcext:value-type="string">
            <text:p>r_0892</text:p>
          </table:table-cell>
          <table:table-cell table:style-name="ce60" office:value-type="float" office:value="-117.908407382092" calcext:value-type="float">
            <text:p>-117,9084</text:p>
          </table:table-cell>
          <table:table-cell table:style-name="ce60" table:formula="of:=([.D15]*1.5)/100" office:value-type="float" office:value="-1.76862611073138" calcext:value-type="float">
            <text:p>-1,7686</text:p>
          </table:table-cell>
          <table:table-cell table:style-name="ce60" office:value-type="float" office:value="-22.0803604956816" calcext:value-type="float">
            <text:p>-22,0804</text:p>
          </table:table-cell>
          <table:table-cell table:style-name="ce60" table:formula="of:=([.F15]*5)/100" office:value-type="float" office:value="-1.10401802478408" calcext:value-type="float">
            <text:p>-1,1040</text:p>
          </table:table-cell>
          <table:table-cell table:style-name="ce54" table:number-columns-repeated="2"/>
          <table:table-cell table:number-columns-repeated="1015"/>
        </table:table-row>
        <table:table-row table:style-name="ro1">
          <table:table-cell table:style-name="ce53" office:value-type="string" calcext:value-type="string">
            <text:p>2-Phospho-D-glycerate &lt;==&gt; 3-Phospho-D-glycerate</text:p>
          </table:table-cell>
          <table:table-cell table:style-name="ce56" office:value-type="string" calcext:value-type="string">
            <text:p>R01518</text:p>
          </table:table-cell>
          <table:table-cell table:style-name="ce56" office:value-type="string" calcext:value-type="string">
            <text:p>r_0893</text:p>
          </table:table-cell>
          <table:table-cell table:style-name="ce60" office:value-type="float" office:value="-113.807245386193" calcext:value-type="float">
            <text:p>-113,8072</text:p>
          </table:table-cell>
          <table:table-cell table:style-name="ce60" table:formula="of:=([.D16]*1.5)/100" office:value-type="float" office:value="-1.7071086807929" calcext:value-type="float">
            <text:p>-1,7071</text:p>
          </table:table-cell>
          <table:table-cell table:style-name="ce60" office:value-type="float" office:value="-24.1832519714608" calcext:value-type="float">
            <text:p>-24,1833</text:p>
          </table:table-cell>
          <table:table-cell table:style-name="ce60" table:formula="of:=([.F16]*5)/100" office:value-type="float" office:value="-1.20916259857304" calcext:value-type="float">
            <text:p>-1,2092</text:p>
          </table:table-cell>
          <table:table-cell table:style-name="ce54" table:number-columns-repeated="2"/>
          <table:table-cell table:number-columns-repeated="1015"/>
        </table:table-row>
        <table:table-row table:style-name="ro1">
          <table:table-cell table:style-name="ce53" office:value-type="string" calcext:value-type="string">
            <text:p>6-Phospho-D-gluconate &lt;==&gt; D-Ribulose-5-phosphate + CO2</text:p>
          </table:table-cell>
          <table:table-cell table:style-name="ce56" office:value-type="string" calcext:value-type="string">
            <text:p>R01528</text:p>
          </table:table-cell>
          <table:table-cell table:style-name="ce56" office:value-type="string" calcext:value-type="string">
            <text:p>r_0889</text:p>
          </table:table-cell>
          <table:table-cell table:style-name="ce60" office:value-type="float" office:value="7.17703349282297" calcext:value-type="float">
            <text:p>7,1770</text:p>
          </table:table-cell>
          <table:table-cell table:style-name="ce60" table:formula="of:=([.D17]*1.5)/100" office:value-type="float" office:value="0.107655502392345" calcext:value-type="float">
            <text:p>0,1077</text:p>
          </table:table-cell>
          <table:table-cell table:style-name="ce60" office:value-type="float" office:value="3.86781825009388" calcext:value-type="float">
            <text:p>3,8678</text:p>
          </table:table-cell>
          <table:table-cell table:style-name="ce60" table:formula="of:=([.F17]*5)/100" office:value-type="float" office:value="0.193390912504694" calcext:value-type="float">
            <text:p>0,1934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>
            <text:p>Sedoheptulose-7-phosphate + D-Glyceraldehyde-3-phosphate &lt;==&gt; D-Ribose-5-phosphate + D-Xylulose-5-phosphate</text:p>
          </table:table-cell>
          <table:table-cell table:style-name="ce56" office:value-type="string" calcext:value-type="string">
            <text:p>R01641</text:p>
          </table:table-cell>
          <table:table-cell table:style-name="ce56" office:value-type="string" calcext:value-type="string">
            <text:p>r_1049</text:p>
          </table:table-cell>
          <table:table-cell table:style-name="ce60" office:value-type="float" office:value="-2.39234449760766" calcext:value-type="float">
            <text:p>-2,3923</text:p>
          </table:table-cell>
          <table:table-cell table:style-name="ce60" table:formula="of:=([.D18]*1.5)/100" office:value-type="float" office:value="-0.0358851674641149" calcext:value-type="float">
            <text:p>-0,0359</text:p>
          </table:table-cell>
          <table:table-cell table:style-name="ce60" office:value-type="float" office:value="-1.27675553886594" calcext:value-type="float">
            <text:p>-1,2768</text:p>
          </table:table-cell>
          <table:table-cell table:style-name="ce60" table:formula="of:=([.F18]*5)/100" office:value-type="float" office:value="-0.063837776943297" calcext:value-type="float">
            <text:p>-0,0638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56" office:value-type="string" calcext:value-type="string">
            <text:p>R01827</text:p>
          </table:table-cell>
          <table:table-cell table:style-name="ce56" office:value-type="string" calcext:value-type="string">
            <text:p>r_1048</text:p>
          </table:table-cell>
          <table:table-cell table:style-name="ce60" office:value-type="float" office:value="-2.39234449760766" calcext:value-type="float">
            <text:p>-2,3923</text:p>
          </table:table-cell>
          <table:table-cell table:style-name="ce60" table:formula="of:=([.D19]*1.5)/100" office:value-type="float" office:value="-0.0358851674641149" calcext:value-type="float">
            <text:p>-0,0359</text:p>
          </table:table-cell>
          <table:table-cell table:style-name="ce60" office:value-type="float" office:value="-1.27675553886594" calcext:value-type="float">
            <text:p>-1,2768</text:p>
          </table:table-cell>
          <table:table-cell table:style-name="ce60" table:formula="of:=([.F19]*5)/100" office:value-type="float" office:value="-0.063837776943297" calcext:value-type="float">
            <text:p>-0,0638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>
            <text:p>D-Fructose-6-phosphate + D-Glyceraldehyde-3-phosphate &lt;==&gt; D-Erythrose-4-phosphate + D-Xylulose-5-phosphate</text:p>
          </table:table-cell>
          <table:table-cell table:style-name="ce56" office:value-type="string" calcext:value-type="string">
            <text:p>R01830</text:p>
          </table:table-cell>
          <table:table-cell table:style-name="ce56" office:value-type="string" calcext:value-type="string">
            <text:p>r_1050</text:p>
          </table:table-cell>
          <table:table-cell table:style-name="ce60" office:value-type="float" office:value="-1.93665983139667" calcext:value-type="float">
            <text:p>-1,9367</text:p>
          </table:table-cell>
          <table:table-cell table:style-name="ce60" table:formula="of:=([.D20]*1.5)/100" office:value-type="float" office:value="-0.02904989747095" calcext:value-type="float">
            <text:p>-0,0290</text:p>
          </table:table-cell>
          <table:table-cell table:style-name="ce60" office:value-type="float" office:value="-1.0514457378896" calcext:value-type="float">
            <text:p>-1,0514</text:p>
          </table:table-cell>
          <table:table-cell table:style-name="ce60" table:formula="of:=([.F20]*5)/100" office:value-type="float" office:value="-0.05257228689448" calcext:value-type="float">
            <text:p>-0,0526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>
            <text:p>D-Glucose-6-phosphate &lt;==&gt; D-Glucono-1,5-lactone-6-phosphate</text:p>
          </table:table-cell>
          <table:table-cell table:style-name="ce56" office:value-type="string" calcext:value-type="string">
            <text:p>R02736</text:p>
          </table:table-cell>
          <table:table-cell table:style-name="ce56" office:value-type="string" calcext:value-type="string">
            <text:p>r_0466</text:p>
          </table:table-cell>
          <table:table-cell table:style-name="ce60" office:value-type="float" office:value="7.17703349282297" calcext:value-type="float">
            <text:p>7,1770</text:p>
          </table:table-cell>
          <table:table-cell table:style-name="ce60" table:formula="of:=([.D21]*1.5)/100" office:value-type="float" office:value="0.107655502392345" calcext:value-type="float">
            <text:p>0,1077</text:p>
          </table:table-cell>
          <table:table-cell table:style-name="ce60" office:value-type="float" office:value="3.86781825009388" calcext:value-type="float">
            <text:p>3,8678</text:p>
          </table:table-cell>
          <table:table-cell table:style-name="ce60" table:formula="of:=([.F21]*5)/100" office:value-type="float" office:value="0.193390912504694" calcext:value-type="float">
            <text:p>0,1934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>
            <text:p>D-Glucose-6-phosphate &lt;==&gt; D-Fructose-6-phosphate</text:p>
          </table:table-cell>
          <table:table-cell table:style-name="ce56" office:value-type="string" calcext:value-type="string">
            <text:p>R02740</text:p>
          </table:table-cell>
          <table:table-cell table:style-name="ce56" office:value-type="string" calcext:value-type="string">
            <text:p>r_0467</text:p>
          </table:table-cell>
          <table:table-cell table:style-name="ce60" office:value-type="float" office:value="75.7575757575758" calcext:value-type="float">
            <text:p>75,7576</text:p>
          </table:table-cell>
          <table:table-cell table:style-name="ce60" table:formula="of:=([.D22]*1.5)/100" office:value-type="float" office:value="1.13636363636364" calcext:value-type="float">
            <text:p>1,1364</text:p>
          </table:table-cell>
          <table:table-cell table:style-name="ce60" office:value-type="float" office:value="12.6549004881712" calcext:value-type="float">
            <text:p>12,6549</text:p>
          </table:table-cell>
          <table:table-cell table:style-name="ce60" table:formula="of:=([.F22]*5)/100" office:value-type="float" office:value="0.63274502440856" calcext:value-type="float">
            <text:p>0,6327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>
            <text:p>D-Fructose-6-phosphate &lt;==&gt; D-Fructose-1,6-bisphosphate</text:p>
          </table:table-cell>
          <table:table-cell table:style-name="ce56" office:value-type="string" calcext:value-type="string">
            <text:p>R04779</text:p>
          </table:table-cell>
          <table:table-cell table:style-name="ce56" office:value-type="string" calcext:value-type="string">
            <text:p>r_0886</text:p>
          </table:table-cell>
          <table:table-cell table:style-name="ce60" office:value-type="float" office:value="9.91114149008886" calcext:value-type="float">
            <text:p>9,9111</text:p>
          </table:table-cell>
          <table:table-cell table:style-name="ce60" table:formula="of:=([.D23]*1.5)/100" office:value-type="float" office:value="0.148667122351333" calcext:value-type="float">
            <text:p>0,1487</text:p>
          </table:table-cell>
          <table:table-cell table:style-name="ce60" office:value-type="float" office:value="22.1179121291776" calcext:value-type="float">
            <text:p>22,1179</text:p>
          </table:table-cell>
          <table:table-cell table:style-name="ce60" table:formula="of:=([.F23]*5)/100" office:value-type="float" office:value="1.10589560645888" calcext:value-type="float">
            <text:p>1,1059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>
            <text:p>Pyruvate &lt;==&gt; Acetaldehyde</text:p>
          </table:table-cell>
          <table:table-cell table:style-name="ce56" office:value-type="string" calcext:value-type="string">
            <text:p>R00750</text:p>
          </table:table-cell>
          <table:table-cell table:style-name="ce56" office:value-type="string" calcext:value-type="string">
            <text:p>r_0959</text:p>
          </table:table-cell>
          <table:table-cell table:style-name="ce60" office:value-type="float" office:value="80.8840282524493" calcext:value-type="float">
            <text:p>80,8840</text:p>
          </table:table-cell>
          <table:table-cell table:style-name="ce60" table:formula="of:=([.D24]*1.5)/100" office:value-type="float" office:value="1.21326042378674" calcext:value-type="float">
            <text:p>1,2133</text:p>
          </table:table-cell>
          <table:table-cell table:style-name="ce60" office:value-type="float" office:value="0.450619601952685" calcext:value-type="float">
            <text:p>0,4506</text:p>
          </table:table-cell>
          <table:table-cell table:style-name="ce60" table:formula="of:=([.F24]*5)/100" office:value-type="float" office:value="0.0225309800976343" calcext:value-type="float">
            <text:p>0,0225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>
            <text:p>Ethanol &lt;==&gt; Acetaldehyde</text:p>
          </table:table-cell>
          <table:table-cell table:style-name="ce56" office:value-type="string" calcext:value-type="string">
            <text:p>R00746</text:p>
          </table:table-cell>
          <table:table-cell table:style-name="ce56" office:value-type="string" calcext:value-type="string">
            <text:p>R_2115</text:p>
          </table:table-cell>
          <table:table-cell table:style-name="ce60" office:value-type="float" office:value="-16.5185691501481" calcext:value-type="float">
            <text:p>-16,5186</text:p>
          </table:table-cell>
          <table:table-cell table:style-name="ce60" table:formula="of:=([.D25]*1.5)/100" office:value-type="float" office:value="-0.247778537252222" calcext:value-type="float">
            <text:p>-0,2478</text:p>
          </table:table-cell>
          <table:table-cell table:style-name="ce60" office:value-type="float" office:value="100" calcext:value-type="float">
            <text:p>100,0000</text:p>
          </table:table-cell>
          <table:table-cell table:style-name="ce60" table:formula="of:=([.F25]*5)/100" office:value-type="float" office:value="5" calcext:value-type="float">
            <text:p>5,0000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>
            <text:p>Acetaldehyde &lt;==&gt; Acetate</text:p>
          </table:table-cell>
          <table:table-cell table:style-name="ce56" office:value-type="string" calcext:value-type="string">
            <text:p>R00634</text:p>
          </table:table-cell>
          <table:table-cell table:style-name="ce56" office:value-type="string" calcext:value-type="string">
            <text:p>r_2116</text:p>
          </table:table-cell>
          <table:table-cell table:style-name="ce60" office:value-type="float" office:value="35.3155616313511" calcext:value-type="float">
            <text:p>35,3156</text:p>
          </table:table-cell>
          <table:table-cell table:style-name="ce60" table:formula="of:=([.D26]*1.5)/100" office:value-type="float" office:value="0.529733424470266" calcext:value-type="float">
            <text:p>0,5297</text:p>
          </table:table-cell>
          <table:table-cell table:style-name="ce60" office:value-type="float" office:value="18.7382651145325" calcext:value-type="float">
            <text:p>18,7383</text:p>
          </table:table-cell>
          <table:table-cell table:style-name="ce60" table:formula="of:=([.F26]*5)/100" office:value-type="float" office:value="0.936913255726625" calcext:value-type="float">
            <text:p>0,9369</text:p>
          </table:table-cell>
          <table:table-cell table:style-name="ce54" table:number-columns-repeated="2"/>
          <table:table-cell table:number-columns-repeated="1015"/>
        </table:table-row>
        <table:table-row table:style-name="ro1">
          <table:table-cell table:style-name="ce53" office:value-type="string" calcext:value-type="string">
            <text:p>Acetate &lt;==&gt; Acetyl-CoA</text:p>
          </table:table-cell>
          <table:table-cell table:style-name="ce56" office:value-type="string" calcext:value-type="string">
            <text:p>R00229</text:p>
          </table:table-cell>
          <table:table-cell table:style-name="ce56" office:value-type="string" calcext:value-type="string">
            <text:p>r_0112</text:p>
          </table:table-cell>
          <table:table-cell table:style-name="ce60" office:value-type="float" office:value="53.4290271132376" calcext:value-type="float">
            <text:p>53,4290</text:p>
          </table:table-cell>
          <table:table-cell table:style-name="ce60" table:formula="of:=([.D27]*1.5)/100" office:value-type="float" office:value="0.801435406698564" calcext:value-type="float">
            <text:p>0,8014</text:p>
          </table:table-cell>
          <table:table-cell table:style-name="ce60" office:value-type="float" office:value="99.5493803980473" calcext:value-type="float">
            <text:p>99,5494</text:p>
          </table:table-cell>
          <table:table-cell table:style-name="ce60" table:formula="of:=([.F27]*5)/100" office:value-type="float" office:value="4.97746901990237" calcext:value-type="float">
            <text:p>4,9775</text:p>
          </table:table-cell>
          <table:table-cell table:style-name="ce54" table:number-columns-repeated="2"/>
          <table:table-cell table:number-columns-repeated="1015"/>
        </table:table-row>
        <table:table-row table:style-name="ro1">
          <table:table-cell table:style-name="ce53" office:value-type="string" calcext:value-type="string">
            <text:p>Pyruvate + CO2 &lt;==&gt; Oxaloacetate</text:p>
          </table:table-cell>
          <table:table-cell table:style-name="ce56" office:value-type="string" calcext:value-type="string">
            <text:p>R00344</text:p>
          </table:table-cell>
          <table:table-cell table:style-name="ce56" office:value-type="string" calcext:value-type="string">
            <text:p>r_0958</text:p>
          </table:table-cell>
          <table:table-cell table:style-name="ce60" office:value-type="float" office:value="16.4046479835954" calcext:value-type="float">
            <text:p>16,4046</text:p>
          </table:table-cell>
          <table:table-cell table:style-name="ce60" table:formula="of:=([.D28]*1.5)/100" office:value-type="float" office:value="0.246069719753931" calcext:value-type="float">
            <text:p>0,2461</text:p>
          </table:table-cell>
          <table:table-cell table:style-name="ce60" office:value-type="float" office:value="4.84416072099136" calcext:value-type="float">
            <text:p>4,8442</text:p>
          </table:table-cell>
          <table:table-cell table:style-name="ce60" table:formula="of:=([.F28]*5)/100" office:value-type="float" office:value="0.242208036049568" calcext:value-type="float">
            <text:p>0,2422</text:p>
          </table:table-cell>
          <table:table-cell table:style-name="ce54" table:number-columns-repeated="2"/>
          <table:table-cell table:number-columns-repeated="1015"/>
        </table:table-row>
        <table:table-row table:style-name="ro1">
          <table:table-cell table:style-name="ce53" office:value-type="string" calcext:value-type="string">
            <text:p>(S)-Malate &lt;==&gt; Glyoxylate-cyt + Acetyl-CoA</text:p>
          </table:table-cell>
          <table:table-cell table:style-name="ce56" office:value-type="string" calcext:value-type="string">
            <text:p>R00472</text:p>
          </table:table-cell>
          <table:table-cell table:style-name="ce56" office:value-type="string" calcext:value-type="string">
            <text:p>r_0716</text:p>
          </table:table-cell>
          <table:table-cell table:style-name="ce60" office:value-type="float" office:value="12.4174071542493" calcext:value-type="float">
            <text:p>12,4174</text:p>
          </table:table-cell>
          <table:table-cell table:style-name="ce60" table:formula="of:=([.D29]*1.5)/100" office:value-type="float" office:value="0.186261107313739" calcext:value-type="float">
            <text:p>0,1863</text:p>
          </table:table-cell>
          <table:table-cell table:style-name="ce60" office:value-type="float" office:value="41.1190386781825" calcext:value-type="float">
            <text:p>41,1190</text:p>
          </table:table-cell>
          <table:table-cell table:style-name="ce60" table:formula="of:=([.F29]*5)/100" office:value-type="float" office:value="2.05595193390912" calcext:value-type="float">
            <text:p>2,0560</text:p>
          </table:table-cell>
          <table:table-cell table:style-name="ce54" table:number-columns-repeated="2"/>
          <table:table-cell table:number-columns-repeated="1015"/>
        </table:table-row>
        <table:table-row table:style-name="ro1">
          <table:table-cell table:style-name="ce53" office:value-type="string" calcext:value-type="string">
            <text:p>(S)-Malate &lt;==&gt; Oxaloacetate</text:p>
          </table:table-cell>
          <table:table-cell table:style-name="ce56" office:value-type="string" calcext:value-type="string">
            <text:p>R00342-C</text:p>
          </table:table-cell>
          <table:table-cell table:style-name="ce56" office:value-type="string" calcext:value-type="string">
            <text:p>r_0714</text:p>
          </table:table-cell>
          <table:table-cell table:style-name="ce60" office:value-type="float" office:value="15.8350421508316" calcext:value-type="float">
            <text:p>15,8350</text:p>
          </table:table-cell>
          <table:table-cell table:style-name="ce60" table:formula="of:=([.D30]*1.5)/100" office:value-type="float" office:value="0.237525632262474" calcext:value-type="float">
            <text:p>0,2375</text:p>
          </table:table-cell>
          <table:table-cell table:style-name="ce60" office:value-type="float" office:value="53.3608711978971" calcext:value-type="float">
            <text:p>53,3609</text:p>
          </table:table-cell>
          <table:table-cell table:style-name="ce60" table:formula="of:=([.F30]*5)/100" office:value-type="float" office:value="2.66804355989485" calcext:value-type="float">
            <text:p>2,6680</text:p>
          </table:table-cell>
          <table:table-cell table:style-name="ce54" table:number-columns-repeated="2"/>
          <table:table-cell table:number-columns-repeated="1015"/>
        </table:table-row>
        <table:table-row table:style-name="ro1">
          <table:table-cell table:style-name="ce53" office:value-type="string" calcext:value-type="string">
            <text:p>Isocitrate-cyt &lt;==&gt; Succinate + Glyoxylate-cyt</text:p>
          </table:table-cell>
          <table:table-cell table:style-name="ce56" office:value-type="string" calcext:value-type="string">
            <text:p>R00479</text:p>
          </table:table-cell>
          <table:table-cell table:style-name="ce56" office:value-type="string" calcext:value-type="string">
            <text:p>r_0662</text:p>
          </table:table-cell>
          <table:table-cell table:style-name="ce60" office:value-type="float" office:value="12.4174071542493" calcext:value-type="float">
            <text:p>12,4174</text:p>
          </table:table-cell>
          <table:table-cell table:style-name="ce60" table:formula="of:=([.D31]*1.5)/100" office:value-type="float" office:value="0.186261107313739" calcext:value-type="float">
            <text:p>0,1863</text:p>
          </table:table-cell>
          <table:table-cell table:style-name="ce60" office:value-type="float" office:value="41.1190386781825" calcext:value-type="float">
            <text:p>41,1190</text:p>
          </table:table-cell>
          <table:table-cell table:style-name="ce60" table:formula="of:=([.F31]*5)/100" office:value-type="float" office:value="2.05595193390912" calcext:value-type="float">
            <text:p>2,0560</text:p>
          </table:table-cell>
          <table:table-cell table:style-name="ce54" table:number-columns-repeated="2"/>
          <table:table-cell table:number-columns-repeated="1015"/>
        </table:table-row>
        <table:table-row table:style-name="ro1">
          <table:table-cell table:style-name="ce53" office:value-type="string" calcext:value-type="string">
            <text:p>2-Phospho-D-glycerate &lt;==&gt; Phosphoenolpyruvate</text:p>
          </table:table-cell>
          <table:table-cell table:style-name="ce56" office:value-type="string" calcext:value-type="string">
            <text:p>R00658</text:p>
          </table:table-cell>
          <table:table-cell table:style-name="ce56" office:value-type="string" calcext:value-type="string">
            <text:p>r_0366</text:p>
          </table:table-cell>
          <table:table-cell table:style-name="ce60" office:value-type="float" office:value="113.807245386193" calcext:value-type="float">
            <text:p>113,8072</text:p>
          </table:table-cell>
          <table:table-cell table:style-name="ce60" table:formula="of:=([.D32]*1.5)/100" office:value-type="float" office:value="1.7071086807929" calcext:value-type="float">
            <text:p>1,7071</text:p>
          </table:table-cell>
          <table:table-cell table:style-name="ce60" office:value-type="float" office:value="24.1832519714608" calcext:value-type="float">
            <text:p>24,1833</text:p>
          </table:table-cell>
          <table:table-cell table:style-name="ce60" table:formula="of:=([.F32]*5)/100" office:value-type="float" office:value="1.20916259857304" calcext:value-type="float">
            <text:p>1,2092</text:p>
          </table:table-cell>
          <table:table-cell table:style-name="ce54" table:number-columns-repeated="2"/>
          <table:table-cell table:number-columns-repeated="1015"/>
        </table:table-row>
        <table:table-row table:style-name="ro1">
          <table:table-cell table:style-name="ce53" office:value-type="string" calcext:value-type="string">
            <text:p>2-Oxoglutarate + CoA &lt;==&gt; Succinyl-CoA + CO2-mit</text:p>
          </table:table-cell>
          <table:table-cell table:style-name="ce56" office:value-type="string" calcext:value-type="string">
            <text:p>R08549</text:p>
          </table:table-cell>
          <table:table-cell table:style-name="ce56" office:value-type="string" calcext:value-type="string">
            <text:p>r_0832</text:p>
          </table:table-cell>
          <table:table-cell table:style-name="ce60" office:value-type="float" office:value="17.5438596491228" calcext:value-type="float">
            <text:p>17,5439</text:p>
          </table:table-cell>
          <table:table-cell table:style-name="ce60" table:formula="of:=([.D33]*1.5)/100" office:value-type="float" office:value="0.263157894736842" calcext:value-type="float">
            <text:p>0,2632</text:p>
          </table:table-cell>
          <table:table-cell table:style-name="ce60" office:value-type="float" office:value="4.54374765302291" calcext:value-type="float">
            <text:p>4,5437</text:p>
          </table:table-cell>
          <table:table-cell table:style-name="ce60" table:formula="of:=([.F33]*5)/100" office:value-type="float" office:value="0.227187382651146" calcext:value-type="float">
            <text:p>0,2272</text:p>
          </table:table-cell>
          <table:table-cell table:style-name="ce54" table:number-columns-repeated="2"/>
          <table:table-cell table:number-columns-repeated="1015"/>
        </table:table-row>
        <table:table-row table:style-name="ro1">
          <table:table-cell table:style-name="ce53" office:value-type="string" calcext:value-type="string">
            <text:p>Oxaloacetate &lt;==&gt; Phosphoenolpyruvate + CO2</text:p>
          </table:table-cell>
          <table:table-cell table:style-name="ce56" office:value-type="string" calcext:value-type="string">
            <text:p>R00341</text:p>
          </table:table-cell>
          <table:table-cell table:style-name="ce56" office:value-type="string" calcext:value-type="string">
            <text:p>r_0884</text:p>
          </table:table-cell>
          <table:table-cell table:style-name="ce60" office:value-type="float" office:value="6.15174299384826" calcext:value-type="float">
            <text:p>6,1517</text:p>
          </table:table-cell>
          <table:table-cell table:style-name="ce60" table:formula="of:=([.D34]*1.5)/100" office:value-type="float" office:value="0.0922761449077239" calcext:value-type="float">
            <text:p>0,0923</text:p>
          </table:table-cell>
          <table:table-cell table:style-name="ce60" office:value-type="float" office:value="32.4446113405933" calcext:value-type="float">
            <text:p>32,4446</text:p>
          </table:table-cell>
          <table:table-cell table:style-name="ce60" table:formula="of:=([.F34]*5)/100" office:value-type="float" office:value="1.62223056702966" calcext:value-type="float">
            <text:p>1,6222</text:p>
          </table:table-cell>
          <table:table-cell table:style-name="ce54" table:number-columns-repeated="2"/>
          <table:table-cell table:number-columns-repeated="1015"/>
        </table:table-row>
        <table:table-row table:style-name="ro1">
          <table:table-cell table:style-name="ce53" office:value-type="string" calcext:value-type="string">
            <text:p>D-Glucono-1,5-lactone-6-phosphate &lt;==&gt; 6-Phospho-D-gluconate</text:p>
          </table:table-cell>
          <table:table-cell table:style-name="ce56" office:value-type="string" calcext:value-type="string">
            <text:p>R02035</text:p>
          </table:table-cell>
          <table:table-cell table:style-name="ce56" office:value-type="string" calcext:value-type="string">
            <text:p>r_0091</text:p>
          </table:table-cell>
          <table:table-cell table:style-name="ce60" office:value-type="float" office:value="7.17703349282297" calcext:value-type="float">
            <text:p>7,1770</text:p>
          </table:table-cell>
          <table:table-cell table:style-name="ce60" table:formula="of:=([.D35]*1.5)/100" office:value-type="float" office:value="0.107655502392345" calcext:value-type="float">
            <text:p>0,1077</text:p>
          </table:table-cell>
          <table:table-cell table:style-name="ce60" office:value-type="float" office:value="3.86781825009388" calcext:value-type="float">
            <text:p>3,8678</text:p>
          </table:table-cell>
          <table:table-cell table:style-name="ce60" table:formula="of:=([.F35]*5)/100" office:value-type="float" office:value="0.193390912504694" calcext:value-type="float">
            <text:p>0,1934</text:p>
          </table:table-cell>
          <table:table-cell table:style-name="ce54" table:number-columns-repeated="2"/>
          <table:table-cell table:number-columns-repeated="1015"/>
        </table:table-row>
        <table:table-row table:style-name="ro1">
          <table:table-cell table:style-name="ce53" office:value-type="string" calcext:value-type="string">
            <text:p>D-Ribulose-5-phosphate &lt;==&gt; D-Xylulose-5-phosphate</text:p>
          </table:table-cell>
          <table:table-cell table:style-name="ce56" office:value-type="string" calcext:value-type="string">
            <text:p>R01529</text:p>
          </table:table-cell>
          <table:table-cell table:style-name="ce56" office:value-type="string" calcext:value-type="string">
            <text:p>r_0984</text:p>
          </table:table-cell>
          <table:table-cell table:style-name="ce60" office:value-type="float" office:value="3.87331966279335" calcext:value-type="float">
            <text:p>3,8733</text:p>
          </table:table-cell>
          <table:table-cell table:style-name="ce60" table:formula="of:=([.D36]*1.5)/100" office:value-type="float" office:value="0.0580997949419003" calcext:value-type="float">
            <text:p>0,0581</text:p>
          </table:table-cell>
          <table:table-cell table:style-name="ce60" office:value-type="float" office:value="2.06533984228314" calcext:value-type="float">
            <text:p>2,0653</text:p>
          </table:table-cell>
          <table:table-cell table:style-name="ce60" table:formula="of:=([.F36]*5)/100" office:value-type="float" office:value="0.103266992114157" calcext:value-type="float">
            <text:p>0,1033</text:p>
          </table:table-cell>
          <table:table-cell table:style-name="ce54" table:number-columns-repeated="2"/>
          <table:table-cell table:number-columns-repeated="1015"/>
        </table:table-row>
        <table:table-row table:style-name="ro1">
          <table:table-cell table:style-name="ce53" office:value-type="string" calcext:value-type="string">
            <text:p>D-Ribose-5-phosphate &lt;==&gt; D-Ribulose-5-phosphate</text:p>
          </table:table-cell>
          <table:table-cell table:style-name="ce56" office:value-type="string" calcext:value-type="string">
            <text:p>R01056</text:p>
          </table:table-cell>
          <table:table-cell table:style-name="ce56" office:value-type="string" calcext:value-type="string">
            <text:p>r_0982</text:p>
          </table:table-cell>
          <table:table-cell table:style-name="ce60" office:value-type="float" office:value="4.44292549555707" calcext:value-type="float">
            <text:p>4,4429</text:p>
          </table:table-cell>
          <table:table-cell table:style-name="ce60" table:formula="of:=([.D37]*1.5)/100" office:value-type="float" office:value="0.0666438824333561" calcext:value-type="float">
            <text:p>0,0666</text:p>
          </table:table-cell>
          <table:table-cell table:style-name="ce60" office:value-type="float" office:value="2.32820127675554" calcext:value-type="float">
            <text:p>2,3282</text:p>
          </table:table-cell>
          <table:table-cell table:style-name="ce60" table:formula="of:=([.F37]*5)/100" office:value-type="float" office:value="0.116410063837777" calcext:value-type="float">
            <text:p>0,1164</text:p>
          </table:table-cell>
          <table:table-cell table:style-name="ce54" table:number-columns-repeated="2"/>
          <table:table-cell table:number-columns-repeated="1015"/>
        </table:table-row>
        <table:table-row table:style-name="ro1">
          <table:table-cell table:style-name="ce53" office:value-type="string" calcext:value-type="string">
            <text:p>(S)-Malate-mit &lt;==&gt; Pyruvate + CO2</text:p>
          </table:table-cell>
          <table:table-cell table:style-name="ce56" office:value-type="string" calcext:value-type="string">
            <text:p>R00214</text:p>
          </table:table-cell>
          <table:table-cell table:style-name="ce56" office:value-type="string" calcext:value-type="string">
            <text:p>r_0718</text:p>
          </table:table-cell>
          <table:table-cell table:style-name="ce60" office:value-type="float" office:value="8.43016632490317" calcext:value-type="float">
            <text:p>8,4302</text:p>
          </table:table-cell>
          <table:table-cell table:style-name="ce60" table:formula="of:=([.D38]*1.5)/100" office:value-type="float" office:value="0.126452494873548" calcext:value-type="float">
            <text:p>0,1265</text:p>
          </table:table-cell>
          <table:table-cell table:style-name="ce60" office:value-type="float" office:value="6.08336462636125" calcext:value-type="float">
            <text:p>6,0834</text:p>
          </table:table-cell>
          <table:table-cell table:style-name="ce60" table:formula="of:=([.F38]*5)/100" office:value-type="float" office:value="0.304168231318063" calcext:value-type="float">
            <text:p>0,3042</text:p>
          </table:table-cell>
          <table:table-cell table:style-name="ce70" table:number-columns-repeated="2"/>
          <table:table-cell table:number-columns-repeated="1015"/>
        </table:table-row>
        <table:table-row table:style-name="ro1">
          <table:table-cell table:style-name="ce53" office:value-type="string" calcext:value-type="string">
            <text:p>Pyruvate &lt;==&gt; Pyruvate-mit</text:p>
          </table:table-cell>
          <table:table-cell table:style-name="ce56" office:value-type="string" calcext:value-type="string">
            <text:p>transport</text:p>
          </table:table-cell>
          <table:table-cell table:style-name="ce56" office:value-type="string" calcext:value-type="string">
            <text:p>r_2034</text:p>
          </table:table-cell>
          <table:table-cell table:style-name="ce60" office:value-type="float" office:value="14.8097516518569" calcext:value-type="float">
            <text:p>14,8098</text:p>
          </table:table-cell>
          <table:table-cell table:style-name="ce60" table:formula="of:=([.D39]*1.5)/100" office:value-type="float" office:value="0.222146274777853" calcext:value-type="float">
            <text:p>0,2221</text:p>
          </table:table-cell>
          <table:table-cell table:style-name="ce60" office:value-type="float" office:value="0.600826135936913" calcext:value-type="float">
            <text:p>0,6008</text:p>
          </table:table-cell>
          <table:table-cell table:style-name="ce60" table:formula="of:=([.F39]*5)/100" office:value-type="float" office:value="0.0300413067968456" calcext:value-type="float">
            <text:p>0,0300</text:p>
          </table:table-cell>
          <table:table-cell table:number-columns-repeated="1017"/>
        </table:table-row>
        <table:table-row table:style-name="ro1">
          <table:table-cell table:style-name="ce53"/>
          <table:table-cell table:style-name="ce56" table:number-columns-repeated="2"/>
          <table:table-cell table:style-name="ce60" table:number-columns-repeated="4"/>
          <table:table-cell table:style-name="ce70" table:number-columns-repeated="2"/>
          <table:table-cell table:number-columns-repeated="1015"/>
        </table:table-row>
        <table:table-row table:style-name="ro1">
          <table:table-cell table:style-name="ce53"/>
          <table:table-cell table:style-name="ce56" table:number-columns-repeated="2"/>
          <table:table-cell table:style-name="ce60" table:number-columns-repeated="4"/>
          <table:table-cell table:style-name="ce54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68"/>
          <table:table-cell table:style-name="ce70" table:number-columns-repeated="2"/>
          <table:table-cell table:number-columns-repeated="1015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6" table:style-name="ta2">
        <table:table-column table:style-name="co15" table:default-cell-style-name="ce54"/>
        <table:table-column table:style-name="co9" table:default-cell-style-name="ce54"/>
        <table:table-column table:style-name="co16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21" table:default-cell-style-name="ce62"/>
        <table:table-column table:style-name="co22" table:default-cell-style-name="ce54"/>
        <table:table-column table:style-name="co23" table:default-cell-style-name="ce54"/>
        <table:table-column table:style-name="co22" table:number-columns-repeated="1013" table:default-cell-style-name="ce54"/>
        <table:table-column table:style-name="co12" table:default-cell-style-name="ce54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table:style-name="ce62" office:value-type="string" calcext:value-type="string">
            <text:p>Rel Flux 1</text:p>
          </table:table-cell>
          <table:table-cell office:value-type="string" calcext:value-type="string">
            <text:p>Exp Flux 1</text:p>
          </table:table-cell>
          <table:table-cell office:value-type="string" calcext:value-type="string">
            <text:p>Rel Flux 2</text:p>
          </table:table-cell>
          <table:table-cell office:value-type="string" calcext:value-type="string">
            <text:p>Exp Flux 2</text:p>
          </table:table-cell>
          <table:table-cell table:style-name="ce54" office:value-type="float" office:value="1.5" calcext:value-type="float">
            <text:p>1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</text:p>
          </table:table-cell>
          <table:table-cell table:formula="of:=([case_6.D2]*[case_6.$H$1])/100" office:value-type="float" office:value="1.5" calcext:value-type="float">
            <text:p>1,5</text:p>
          </table:table-cell>
          <table:table-cell office:value-type="float" office:value="100" calcext:value-type="float">
            <text:p>100</text:p>
          </table:table-cell>
          <table:table-cell table:formula="of:=([case_6.F2]*[case_6.$H$1])/100" office:value-type="float" office:value="1.5" calcext:value-type="float">
            <text:p>1,5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22.7" calcext:value-type="float">
            <text:p>-122,7</text:p>
          </table:table-cell>
          <table:table-cell table:formula="of:=([case_6.D3]*[case_6.$H$1])/100" office:value-type="float" office:value="-1.8405" calcext:value-type="float">
            <text:p>-1,8405</text:p>
          </table:table-cell>
          <table:table-cell office:value-type="float" office:value="-122.1" calcext:value-type="float">
            <text:p>-122,1</text:p>
          </table:table-cell>
          <table:table-cell table:formula="of:=([case_6.F3]*[case_6.$H$1])/100" office:value-type="float" office:value="-1.8315" calcext:value-type="float">
            <text:p>-1,8315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(S)-Malate-mit &lt;==&gt; Pyruvate-mit + CO2-mit</text:p>
          </table:table-cell>
          <table:table-cell office:value-type="string" calcext:value-type="string">
            <text:p>R00214</text:p>
          </table:table-cell>
          <table:table-cell office:value-type="string" calcext:value-type="string">
            <text:p>r_0718</text:p>
          </table:table-cell>
          <table:table-cell office:value-type="float" office:value="0" calcext:value-type="float">
            <text:p>0</text:p>
          </table:table-cell>
          <table:table-cell table:formula="of:=([case_6.D4]*[case_6.$H$1])/100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formula="of:=([case_6.F4]*[case_6.$H$1])/100" office:value-type="float" office:value="0.1005" calcext:value-type="float">
            <text:p>0,1005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58.9" calcext:value-type="float">
            <text:p>58,9</text:p>
          </table:table-cell>
          <table:table-cell table:formula="of:=([case_6.D5]*[case_6.$H$1])/100" office:value-type="float" office:value="0.8835" calcext:value-type="float">
            <text:p>0,8835</text:p>
          </table:table-cell>
          <table:table-cell office:value-type="float" office:value="59.9" calcext:value-type="float">
            <text:p>59,9</text:p>
          </table:table-cell>
          <table:table-cell table:formula="of:=([case_6.F5]*[case_6.$H$1])/100" office:value-type="float" office:value="0.8985" calcext:value-type="float">
            <text:p>0,8985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26.6" calcext:value-type="float">
            <text:p>26,6</text:p>
          </table:table-cell>
          <table:table-cell table:formula="of:=([case_6.D6]*[case_6.$H$1])/100" office:value-type="float" office:value="0.399" calcext:value-type="float">
            <text:p>0,399</text:p>
          </table:table-cell>
          <table:table-cell office:value-type="float" office:value="18.3" calcext:value-type="float">
            <text:p>18,3</text:p>
          </table:table-cell>
          <table:table-cell table:formula="of:=([case_6.F6]*[case_6.$H$1])/100" office:value-type="float" office:value="0.2745" calcext:value-type="float">
            <text:p>0,2745</text:p>
          </table:table-cell>
          <table:table-cell table:style-name="ce54"/>
          <table:table-cell table:number-columns-repeated="1016"/>
        </table:table-row>
        <table:table-row table:style-name="ro1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58.9" calcext:value-type="float">
            <text:p>-58,9</text:p>
          </table:table-cell>
          <table:table-cell table:formula="of:=([case_6.D7]*[case_6.$H$1])/100" office:value-type="float" office:value="-0.8835" calcext:value-type="float">
            <text:p>-0,8835</text:p>
          </table:table-cell>
          <table:table-cell office:value-type="float" office:value="-59.9" calcext:value-type="float">
            <text:p>-59,9</text:p>
          </table:table-cell>
          <table:table-cell table:formula="of:=([case_6.F7]*[case_6.$H$1])/100" office:value-type="float" office:value="-0.8985" calcext:value-type="float">
            <text:p>-0,8985</text:p>
          </table:table-cell>
          <table:table-cell table:style-name="ce54"/>
          <table:table-cell table:number-columns-repeated="1016"/>
        </table:table-row>
        <table:table-row table:style-name="ro1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47.5" calcext:value-type="float">
            <text:p>-47,5</text:p>
          </table:table-cell>
          <table:table-cell table:formula="of:=([case_6.D8]*[case_6.$H$1])/100" office:value-type="float" office:value="-0.7125" calcext:value-type="float">
            <text:p>-0,7125</text:p>
          </table:table-cell>
          <table:table-cell office:value-type="float" office:value="-49.1" calcext:value-type="float">
            <text:p>-49,1</text:p>
          </table:table-cell>
          <table:table-cell table:formula="of:=([case_6.F8]*[case_6.$H$1])/100" office:value-type="float" office:value="-0.7365" calcext:value-type="float">
            <text:p>-0,7365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47.5" calcext:value-type="float">
            <text:p>47,5</text:p>
          </table:table-cell>
          <table:table-cell table:formula="of:=([case_6.D9]*[case_6.$H$1])/100" office:value-type="float" office:value="0.7125" calcext:value-type="float">
            <text:p>0,7125</text:p>
          </table:table-cell>
          <table:table-cell office:value-type="float" office:value="49.1" calcext:value-type="float">
            <text:p>49,1</text:p>
          </table:table-cell>
          <table:table-cell table:formula="of:=([case_6.F9]*[case_6.$H$1])/100" office:value-type="float" office:value="0.7365" calcext:value-type="float">
            <text:p>0,7365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27.7" calcext:value-type="float">
            <text:p>127,7</text:p>
          </table:table-cell>
          <table:table-cell table:formula="of:=([case_6.D10]*[case_6.$H$1])/100" office:value-type="float" office:value="1.9155" calcext:value-type="float">
            <text:p>1,9155</text:p>
          </table:table-cell>
          <table:table-cell office:value-type="float" office:value="127.1" calcext:value-type="float">
            <text:p>127,1</text:p>
          </table:table-cell>
          <table:table-cell table:formula="of:=([case_6.F10]*[case_6.$H$1])/100" office:value-type="float" office:value="1.9065" calcext:value-type="float">
            <text:p>1,9065</text:p>
          </table:table-cell>
          <table:table-cell table:style-name="ce54"/>
          <table:table-cell table:number-columns-repeated="1016"/>
        </table:table-row>
        <table:table-row table:style-name="ro1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-61" calcext:value-type="float">
            <text:p>-61</text:p>
          </table:table-cell>
          <table:table-cell table:formula="of:=([case_6.D11]*[case_6.$H$1])/100" office:value-type="float" office:value="-0.915" calcext:value-type="float">
            <text:p>-0,915</text:p>
          </table:table-cell>
          <table:table-cell office:value-type="float" office:value="-60.3" calcext:value-type="float">
            <text:p>-60,3</text:p>
          </table:table-cell>
          <table:table-cell table:formula="of:=([case_6.F11]*[case_6.$H$1])/100" office:value-type="float" office:value="-0.9045" calcext:value-type="float">
            <text:p>-0,9045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27.7" calcext:value-type="float">
            <text:p>127,7</text:p>
          </table:table-cell>
          <table:table-cell table:formula="of:=([case_6.D12]*[case_6.$H$1])/100" office:value-type="float" office:value="1.9155" calcext:value-type="float">
            <text:p>1,9155</text:p>
          </table:table-cell>
          <table:table-cell office:value-type="float" office:value="127.1" calcext:value-type="float">
            <text:p>127,1</text:p>
          </table:table-cell>
          <table:table-cell table:formula="of:=([case_6.F12]*[case_6.$H$1])/100" office:value-type="float" office:value="1.9065" calcext:value-type="float">
            <text:p>1,9065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61" calcext:value-type="float">
            <text:p>61</text:p>
          </table:table-cell>
          <table:table-cell table:formula="of:=([case_6.D13]*[case_6.$H$1])/100" office:value-type="float" office:value="0.915" calcext:value-type="float">
            <text:p>0,915</text:p>
          </table:table-cell>
          <table:table-cell office:value-type="float" office:value="60.3" calcext:value-type="float">
            <text:p>60,3</text:p>
          </table:table-cell>
          <table:table-cell table:formula="of:=([case_6.F13]*[case_6.$H$1])/100" office:value-type="float" office:value="0.9045" calcext:value-type="float">
            <text:p>0,9045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47.4" calcext:value-type="float">
            <text:p>-47,4</text:p>
          </table:table-cell>
          <table:table-cell table:formula="of:=([case_6.D14]*[case_6.$H$1])/100" office:value-type="float" office:value="-0.711" calcext:value-type="float">
            <text:p>-0,711</text:p>
          </table:table-cell>
          <table:table-cell office:value-type="float" office:value="-49.1" calcext:value-type="float">
            <text:p>-49,1</text:p>
          </table:table-cell>
          <table:table-cell table:formula="of:=([case_6.F14]*[case_6.$H$1])/100" office:value-type="float" office:value="-0.7365" calcext:value-type="float">
            <text:p>-0,7365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58.9" calcext:value-type="float">
            <text:p>58,9</text:p>
          </table:table-cell>
          <table:table-cell table:formula="of:=([case_6.D15]*[case_6.$H$1])/100" office:value-type="float" office:value="0.8835" calcext:value-type="float">
            <text:p>0,8835</text:p>
          </table:table-cell>
          <table:table-cell office:value-type="float" office:value="59.9" calcext:value-type="float">
            <text:p>59,9</text:p>
          </table:table-cell>
          <table:table-cell table:formula="of:=([case_6.F15]*[case_6.$H$1])/100" office:value-type="float" office:value="0.8985" calcext:value-type="float">
            <text:p>0,8985</text:p>
          </table:table-cell>
          <table:table-cell table:style-name="ce54"/>
          <table:table-cell table:number-columns-repeated="1016"/>
        </table:table-row>
        <table:table-row table:style-name="ro1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-127.7" calcext:value-type="float">
            <text:p>-127,7</text:p>
          </table:table-cell>
          <table:table-cell table:formula="of:=([case_6.D16]*[case_6.$H$1])/100" office:value-type="float" office:value="-1.9155" calcext:value-type="float">
            <text:p>-1,9155</text:p>
          </table:table-cell>
          <table:table-cell office:value-type="float" office:value="-127.1" calcext:value-type="float">
            <text:p>-127,1</text:p>
          </table:table-cell>
          <table:table-cell table:formula="of:=([case_6.F16]*[case_6.$H$1])/100" office:value-type="float" office:value="-1.9065" calcext:value-type="float">
            <text:p>-1,9065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-127.7" calcext:value-type="float">
            <text:p>-127,7</text:p>
          </table:table-cell>
          <table:table-cell table:formula="of:=([case_6.D17]*[case_6.$H$1])/100" office:value-type="float" office:value="-1.9155" calcext:value-type="float">
            <text:p>-1,9155</text:p>
          </table:table-cell>
          <table:table-cell office:value-type="float" office:value="-127.1" calcext:value-type="float">
            <text:p>-127,1</text:p>
          </table:table-cell>
          <table:table-cell table:formula="of:=([case_6.F17]*[case_6.$H$1])/100" office:value-type="float" office:value="-1.9065" calcext:value-type="float">
            <text:p>-1,9065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42.1" calcext:value-type="float">
            <text:p>42,1</text:p>
          </table:table-cell>
          <table:table-cell table:formula="of:=([case_6.D18]*[case_6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case_6.F18]*[case_6.$H$1])/100" office:value-type="float" office:value="0.663" calcext:value-type="float">
            <text:p>0,663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11.4" calcext:value-type="float">
            <text:p>-11,4</text:p>
          </table:table-cell>
          <table:table-cell table:formula="of:=([case_6.D19]*[case_6.$H$1])/100" office:value-type="float" office:value="-0.171" calcext:value-type="float">
            <text:p>-0,171</text:p>
          </table:table-cell>
          <table:table-cell office:value-type="float" office:value="-12.1" calcext:value-type="float">
            <text:p>-12,1</text:p>
          </table:table-cell>
          <table:table-cell table:formula="of:=([case_6.F19]*[case_6.$H$1])/100" office:value-type="float" office:value="-0.1815" calcext:value-type="float">
            <text:p>-0,1815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11.4" calcext:value-type="float">
            <text:p>11,4</text:p>
          </table:table-cell>
          <table:table-cell table:formula="of:=([case_6.D20]*[case_6.$H$1])/100" office:value-type="float" office:value="0.171" calcext:value-type="float">
            <text:p>0,171</text:p>
          </table:table-cell>
          <table:table-cell office:value-type="float" office:value="12.1" calcext:value-type="float">
            <text:p>12,1</text:p>
          </table:table-cell>
          <table:table-cell table:formula="of:=([case_6.F20]*[case_6.$H$1])/100" office:value-type="float" office:value="0.1815" calcext:value-type="float">
            <text:p>0,1815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-25.3" calcext:value-type="float">
            <text:p>-25,3</text:p>
          </table:table-cell>
          <table:table-cell table:formula="of:=([case_6.D21]*[case_6.$H$1])/100" office:value-type="float" office:value="-0.3795" calcext:value-type="float">
            <text:p>-0,3795</text:p>
          </table:table-cell>
          <table:table-cell office:value-type="float" office:value="-26.7" calcext:value-type="float">
            <text:p>-26,7</text:p>
          </table:table-cell>
          <table:table-cell table:formula="of:=([case_6.F21]*[case_6.$H$1])/100" office:value-type="float" office:value="-0.4005" calcext:value-type="float">
            <text:p>-0,4005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42.1" calcext:value-type="float">
            <text:p>42,1</text:p>
          </table:table-cell>
          <table:table-cell table:formula="of:=([case_6.D22]*[case_6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case_6.F22]*[case_6.$H$1])/100" office:value-type="float" office:value="0.663" calcext:value-type="float">
            <text:p>0,663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35.7" calcext:value-type="float">
            <text:p>35,7</text:p>
          </table:table-cell>
          <table:table-cell table:formula="of:=([case_6.D23]*[case_6.$H$1])/100" office:value-type="float" office:value="0.5355" calcext:value-type="float">
            <text:p>0,5355</text:p>
          </table:table-cell>
          <table:table-cell office:value-type="float" office:value="33.6" calcext:value-type="float">
            <text:p>33,6</text:p>
          </table:table-cell>
          <table:table-cell table:formula="of:=([case_6.F23]*[case_6.$H$1])/100" office:value-type="float" office:value="0.504" calcext:value-type="float">
            <text:p>0,504</text:p>
          </table:table-cell>
          <table:table-cell table:style-name="ce54"/>
          <table:table-cell table:number-columns-repeated="1016"/>
        </table:table-row>
        <table:table-row table:style-name="ro1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61" calcext:value-type="float">
            <text:p>61</text:p>
          </table:table-cell>
          <table:table-cell table:formula="of:=([case_6.D24]*[case_6.$H$1])/100" office:value-type="float" office:value="0.915" calcext:value-type="float">
            <text:p>0,915</text:p>
          </table:table-cell>
          <table:table-cell office:value-type="float" office:value="60.3" calcext:value-type="float">
            <text:p>60,3</text:p>
          </table:table-cell>
          <table:table-cell table:formula="of:=([case_6.F24]*[case_6.$H$1])/100" office:value-type="float" office:value="0.9045" calcext:value-type="float">
            <text:p>0,9045</text:p>
          </table:table-cell>
          <table:table-cell table:style-name="ce54"/>
          <table:table-cell table:number-columns-repeated="1016"/>
        </table:table-row>
        <table:table-row table:style-name="ro1">
          <table:table-cell office:value-type="string" calcext:value-type="string">
            <text:p>Pyruvate + CO2 &lt;==&gt; Oxaloacetate</text:p>
          </table:table-cell>
          <table:table-cell office:value-type="string" calcext:value-type="string">
            <text:p>R00217 <text:s/></text:p>
          </table:table-cell>
          <table:table-cell office:value-type="string" calcext:value-type="string">
            <text:p>r_0958</text:p>
          </table:table-cell>
          <table:table-cell office:value-type="float" office:value="21.2" calcext:value-type="float">
            <text:p>21,2</text:p>
          </table:table-cell>
          <table:table-cell table:formula="of:=([case_6.D25]*[case_6.$H$1])/100" office:value-type="float" office:value="0.318" calcext:value-type="float">
            <text:p>0,318</text:p>
          </table:table-cell>
          <table:table-cell office:value-type="float" office:value="27.3" calcext:value-type="float">
            <text:p>27,3</text:p>
          </table:table-cell>
          <table:table-cell table:formula="of:=([case_6.F25]*[case_6.$H$1])/100" office:value-type="float" office:value="0.4095" calcext:value-type="float">
            <text:p>0,4095</text:p>
          </table:table-cell>
          <table:table-cell table:style-name="ce54"/>
          <table:table-cell table:number-columns-repeated="1016"/>
        </table:table-row>
        <table:table-row table:style-name="ro1">
          <table:table-cell office:value-type="string" calcext:value-type="string">
            <text:p>D-Glucono-1,5-lactone-6-phosphate &lt;==&gt; 6-Phospho-D-gluconate</text:p>
          </table:table-cell>
          <table:table-cell office:value-type="string" calcext:value-type="string">
            <text:p>R02035</text:p>
          </table:table-cell>
          <table:table-cell office:value-type="string" calcext:value-type="string">
            <text:p>r_0091</text:p>
          </table:table-cell>
          <table:table-cell office:value-type="float" office:value="42.1" calcext:value-type="float">
            <text:p>42,1</text:p>
          </table:table-cell>
          <table:table-cell table:formula="of:=([case_6.D26]*[case_6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case_6.F26]*[case_6.$H$1])/100" office:value-type="float" office:value="0.663" calcext:value-type="float">
            <text:p>0,663</text:p>
          </table:table-cell>
          <table:table-cell table:style-name="ce54"/>
          <table:table-cell table:number-columns-repeated="1016"/>
        </table:table-row>
        <table:table-row table:style-name="ro1">
          <table:table-cell office:value-type="string" calcext:value-type="string">
            <text:p>2-Oxoglutarate + CoA &lt;==&gt; Succinyl-CoA + CO2-mit</text:p>
          </table:table-cell>
          <table:table-cell office:value-type="string" calcext:value-type="string">
            <text:p>R08549</text:p>
          </table:table-cell>
          <table:table-cell office:value-type="string" calcext:value-type="string">
            <text:p>r_0832</text:p>
          </table:table-cell>
          <table:table-cell office:value-type="float" office:value="47.5" calcext:value-type="float">
            <text:p>47,5</text:p>
          </table:table-cell>
          <table:table-cell table:formula="of:=([case_6.D27]*[case_6.$H$1])/100" office:value-type="float" office:value="0.7125" calcext:value-type="float">
            <text:p>0,7125</text:p>
          </table:table-cell>
          <table:table-cell office:value-type="float" office:value="49.1" calcext:value-type="float">
            <text:p>49,1</text:p>
          </table:table-cell>
          <table:table-cell table:formula="of:=([case_6.F27]*[case_6.$H$1])/100" office:value-type="float" office:value="0.7365" calcext:value-type="float">
            <text:p>0,7365</text:p>
          </table:table-cell>
          <table:table-cell table:style-name="ce54"/>
          <table:table-cell table:number-columns-repeated="1016"/>
        </table:table-row>
        <table:table-row table:style-name="ro1">
          <table:table-cell office:value-type="string" calcext:value-type="string">
            <text:p>Oxaloacetate &lt;==&gt; Oxaloacet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239</text:p>
          </table:table-cell>
          <table:table-cell office:value-type="float" office:value="38.1" calcext:value-type="float">
            <text:p>38,1</text:p>
          </table:table-cell>
          <table:table-cell table:formula="of:=([case_6.D28]*[case_6.$H$1])/100" office:value-type="float" office:value="0.5715" calcext:value-type="float">
            <text:p>0,5715</text:p>
          </table:table-cell>
          <table:table-cell office:value-type="float" office:value="35.8" calcext:value-type="float">
            <text:p>35,8</text:p>
          </table:table-cell>
          <table:table-cell table:formula="of:=([case_6.F28]*[case_6.$H$1])/100" office:value-type="float" office:value="0.537" calcext:value-type="float">
            <text:p>0,537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71"/>
          <table:table-cell table:style-name="ce72"/>
          <table:table-cell table:style-name="ce62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7" table:style-name="ta2">
        <table:table-column table:style-name="co24" table:default-cell-style-name="ce54"/>
        <table:table-column table:style-name="co22" table:number-columns-repeated="1022" table:default-cell-style-name="ce54"/>
        <table:table-column table:style-name="co12" table:default-cell-style-name="ce54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ADH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ALD5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ALD6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COX5A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CTP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DAL7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FUM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ND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CV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LY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PD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CL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DP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DP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LS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AE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DH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DH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OA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DA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GM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GM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DH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ER3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F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OL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OL4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TAL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ZWF1</text:p>
          </table:table-cell>
          <table:table-cell office:value-type="string" calcext:value-type="string">
            <text:p>Real Flux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,4</text:p>
          </table:table-cell>
          <table:table-cell office:value-type="float" office:value="100" calcext:value-type="float">
            <text:p>100</text:p>
          </table:table-cell>
          <table:table-cell office:value-type="float" office:value="16.2" calcext:value-type="float">
            <text:p>16,2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,7</text:p>
          </table:table-cell>
          <table:table-cell office:value-type="float" office:value="100" calcext:value-type="float">
            <text:p>100</text:p>
          </table:table-cell>
          <table:table-cell office:value-type="float" office:value="13.3" calcext:value-type="float">
            <text:p>13,3</text:p>
          </table:table-cell>
          <table:table-cell office:value-type="float" office:value="100" calcext:value-type="float">
            <text:p>100</text:p>
          </table:table-cell>
          <table:table-cell office:value-type="float" office:value="13.9" calcext:value-type="float">
            <text:p>13,9</text:p>
          </table:table-cell>
          <table:table-cell office:value-type="float" office:value="100" calcext:value-type="float">
            <text:p>100</text:p>
          </table:table-cell>
          <table:table-cell office:value-type="float" office:value="14.3" calcext:value-type="float">
            <text:p>14,3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,1</text:p>
          </table:table-cell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,5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3.1" calcext:value-type="float">
            <text:p>13,1</text:p>
          </table:table-cell>
          <table:table-cell office:value-type="float" office:value="100" calcext:value-type="float">
            <text:p>100</text:p>
          </table:table-cell>
          <table:table-cell office:value-type="float" office:value="16.4" calcext:value-type="float">
            <text:p>16,4</text:p>
          </table:table-cell>
          <table:table-cell office:value-type="float" office:value="100" calcext:value-type="float">
            <text:p>100</text:p>
          </table:table-cell>
          <table:table-cell office:value-type="float" office:value="15.7" calcext:value-type="float">
            <text:p>15,7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17.8" calcext:value-type="float">
            <text:p>17,8</text:p>
          </table:table-cell>
          <table:table-cell office:value-type="float" office:value="100" calcext:value-type="float">
            <text:p>100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,4</text:p>
          </table:table-cell>
          <table:table-cell office:value-type="float" office:value="100" calcext:value-type="float">
            <text:p>100</text:p>
          </table:table-cell>
          <table:table-cell office:value-type="float" office:value="11.7" calcext:value-type="float">
            <text:p>11,7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4.7" calcext:value-type="float">
            <text:p>14,7</text:p>
          </table:table-cell>
          <table:table-cell office:value-type="float" office:value="100" calcext:value-type="float">
            <text:p>100</text:p>
          </table:table-cell>
          <table:table-cell office:value-type="float" office:value="16.1" calcext:value-type="float">
            <text:p>16,1</text:p>
          </table:table-cell>
          <table:table-cell office:value-type="float" office:value="100" calcext:value-type="float">
            <text:p>100</text:p>
          </table:table-cell>
          <table:table-cell office:value-type="float" office:value="4.6" calcext:value-type="float">
            <text:p>4,6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14.5" calcext:value-type="float">
            <text:p>14,5</text:p>
          </table:table-cell>
          <table:table-cell office:value-type="float" office:value="100" calcext:value-type="float">
            <text:p>100</text:p>
          </table:table-cell>
          <table:table-cell office:value-type="float" office:value="12.9" calcext:value-type="float">
            <text:p>12,9</text:p>
          </table:table-cell>
          <table:table-cell office:value-type="float" office:value="100" calcext:value-type="float">
            <text:p>100</text:p>
          </table:table-cell>
          <table:table-cell office:value-type="float" office:value="12.2" calcext:value-type="float">
            <text:p>12,2</text:p>
          </table:table-cell>
          <table:table-cell office:value-type="float" office:value="100" calcext:value-type="float">
            <text:p>100</text:p>
          </table:table-cell>
          <table:table-cell office:value-type="float" office:value="15.9" calcext:value-type="float">
            <text:p>15,9</text:p>
          </table:table-cell>
          <table:table-cell office:value-type="float" office:value="100" calcext:value-type="float">
            <text:p>100</text:p>
          </table:table-cell>
          <table:table-cell office:value-type="float" office:value="12.2" calcext:value-type="float">
            <text:p>12,2</text:p>
          </table:table-cell>
          <table:table-cell office:value-type="float" office:value="100" calcext:value-type="float">
            <text:p>100</text:p>
          </table:table-cell>
          <table:table-cell office:value-type="float" office:value="6.5" calcext:value-type="float">
            <text:p>6,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70.2852278" calcext:value-type="float">
            <text:p>-170,2852278</text:p>
          </table:table-cell>
          <table:table-cell office:value-type="float" office:value="-24.5210728" calcext:value-type="float">
            <text:p>-24,5210728</text:p>
          </table:table-cell>
          <table:table-cell office:value-type="float" office:value="-171.7604219" calcext:value-type="float">
            <text:p>-171,7604219</text:p>
          </table:table-cell>
          <table:table-cell office:value-type="float" office:value="-27.82518835" calcext:value-type="float">
            <text:p>-27,82518835</text:p>
          </table:table-cell>
          <table:table-cell office:value-type="float" office:value="-168.5431162" calcext:value-type="float">
            <text:p>-168,5431162</text:p>
          </table:table-cell>
          <table:table-cell office:value-type="float" office:value="-7.92152646" calcext:value-type="float">
            <text:p>-7,92152646</text:p>
          </table:table-cell>
          <table:table-cell office:value-type="float" office:value="-160.5855162" calcext:value-type="float">
            <text:p>-160,5855162</text:p>
          </table:table-cell>
          <table:table-cell office:value-type="float" office:value="-21.35787365" calcext:value-type="float">
            <text:p>-21,35787365</text:p>
          </table:table-cell>
          <table:table-cell office:value-type="float" office:value="-167.8622669" calcext:value-type="float">
            <text:p>-167,8622669</text:p>
          </table:table-cell>
          <table:table-cell office:value-type="float" office:value="-23.33285509" calcext:value-type="float">
            <text:p>-23,33285509</text:p>
          </table:table-cell>
          <table:table-cell office:value-type="float" office:value="-172.53723" calcext:value-type="float">
            <text:p>-172,53723</text:p>
          </table:table-cell>
          <table:table-cell office:value-type="float" office:value="-24.67282388" calcext:value-type="float">
            <text:p>-24,67282388</text:p>
          </table:table-cell>
          <table:table-cell office:value-type="float" office:value="-164.1568278" calcext:value-type="float">
            <text:p>-164,1568278</text:p>
          </table:table-cell>
          <table:table-cell office:value-type="float" office:value="-14.93827133" calcext:value-type="float">
            <text:p>-14,93827133</text:p>
          </table:table-cell>
          <table:table-cell office:value-type="float" office:value="-177.7639914" calcext:value-type="float">
            <text:p>-177,7639914</text:p>
          </table:table-cell>
          <table:table-cell office:value-type="float" office:value="-27.55341866" calcext:value-type="float">
            <text:p>-27,55341866</text:p>
          </table:table-cell>
          <table:table-cell office:value-type="float" office:value="-171.9915333" calcext:value-type="float">
            <text:p>-171,9915333</text:p>
          </table:table-cell>
          <table:table-cell office:value-type="float" office:value="-27.51864533" calcext:value-type="float">
            <text:p>-27,51864533</text:p>
          </table:table-cell>
          <table:table-cell office:value-type="float" office:value="-174.5613363" calcext:value-type="float">
            <text:p>-174,5613363</text:p>
          </table:table-cell>
          <table:table-cell office:value-type="float" office:value="-22.86753505" calcext:value-type="float">
            <text:p>-22,86753505</text:p>
          </table:table-cell>
          <table:table-cell office:value-type="float" office:value="-172.3718771" calcext:value-type="float">
            <text:p>-172,3718771</text:p>
          </table:table-cell>
          <table:table-cell office:value-type="float" office:value="-28.26898784" calcext:value-type="float">
            <text:p>-28,26898784</text:p>
          </table:table-cell>
          <table:table-cell office:value-type="float" office:value="-172.8946515" calcext:value-type="float">
            <text:p>-172,8946515</text:p>
          </table:table-cell>
          <table:table-cell office:value-type="float" office:value="-27.14446029" calcext:value-type="float">
            <text:p>-27,14446029</text:p>
          </table:table-cell>
          <table:table-cell office:value-type="float" office:value="-173.9537209" calcext:value-type="float">
            <text:p>-173,9537209</text:p>
          </table:table-cell>
          <table:table-cell office:value-type="float" office:value="-26.09305813" calcext:value-type="float">
            <text:p>-26,09305813</text:p>
          </table:table-cell>
          <table:table-cell office:value-type="float" office:value="-169.128972" calcext:value-type="float">
            <text:p>-169,128972</text:p>
          </table:table-cell>
          <table:table-cell office:value-type="float" office:value="-22.66328224" calcext:value-type="float">
            <text:p>-22,66328224</text:p>
          </table:table-cell>
          <table:table-cell office:value-type="float" office:value="-174.4980358" calcext:value-type="float">
            <text:p>-174,4980358</text:p>
          </table:table-cell>
          <table:table-cell office:value-type="float" office:value="-31.06065037" calcext:value-type="float">
            <text:p>-31,06065037</text:p>
          </table:table-cell>
          <table:table-cell office:value-type="float" office:value="-166.6380119" calcext:value-type="float">
            <text:p>-166,6380119</text:p>
          </table:table-cell>
          <table:table-cell office:value-type="float" office:value="-20.82975148" calcext:value-type="float">
            <text:p>-20,82975148</text:p>
          </table:table-cell>
          <table:table-cell office:value-type="float" office:value="-168.7885419" calcext:value-type="float">
            <text:p>-168,7885419</text:p>
          </table:table-cell>
          <table:table-cell office:value-type="float" office:value="-16.87885419" calcext:value-type="float">
            <text:p>-16,87885419</text:p>
          </table:table-cell>
          <table:table-cell office:value-type="float" office:value="-169.1008174" calcext:value-type="float">
            <text:p>-169,1008174</text:p>
          </table:table-cell>
          <table:table-cell office:value-type="float" office:value="-24.35051771" calcext:value-type="float">
            <text:p>-24,35051771</text:p>
          </table:table-cell>
          <table:table-cell office:value-type="float" office:value="-171.4559888" calcext:value-type="float">
            <text:p>-171,4559888</text:p>
          </table:table-cell>
          <table:table-cell office:value-type="float" office:value="-20.06035069" calcext:value-type="float">
            <text:p>-20,06035069</text:p>
          </table:table-cell>
          <table:table-cell office:value-type="float" office:value="-172.8579072" calcext:value-type="float">
            <text:p>-172,8579072</text:p>
          </table:table-cell>
          <table:table-cell office:value-type="float" office:value="-23.16295957" calcext:value-type="float">
            <text:p>-23,16295957</text:p>
          </table:table-cell>
          <table:table-cell office:value-type="float" office:value="-167.5810474" calcext:value-type="float">
            <text:p>-167,5810474</text:p>
          </table:table-cell>
          <table:table-cell office:value-type="float" office:value="-13.40648379" calcext:value-type="float">
            <text:p>-13,40648379</text:p>
          </table:table-cell>
          <table:table-cell office:value-type="float" office:value="-166.2353582" calcext:value-type="float">
            <text:p>-166,2353582</text:p>
          </table:table-cell>
          <table:table-cell office:value-type="float" office:value="-24.43659766" calcext:value-type="float">
            <text:p>-24,43659766</text:p>
          </table:table-cell>
          <table:table-cell office:value-type="float" office:value="-174.9191542" calcext:value-type="float">
            <text:p>-174,9191542</text:p>
          </table:table-cell>
          <table:table-cell office:value-type="float" office:value="-28.16198383" calcext:value-type="float">
            <text:p>-28,16198383</text:p>
          </table:table-cell>
          <table:table-cell office:value-type="float" office:value="-167.4704977" calcext:value-type="float">
            <text:p>-167,4704977</text:p>
          </table:table-cell>
          <table:table-cell office:value-type="float" office:value="-7.703642894" calcext:value-type="float">
            <text:p>-7,703642894</text:p>
          </table:table-cell>
          <table:table-cell office:value-type="float" office:value="-172.8579072" calcext:value-type="float">
            <text:p>-172,8579072</text:p>
          </table:table-cell>
          <table:table-cell office:value-type="float" office:value="-23.16295957" calcext:value-type="float">
            <text:p>-23,16295957</text:p>
          </table:table-cell>
          <table:table-cell office:value-type="float" office:value="-167.4921357" calcext:value-type="float">
            <text:p>-167,4921357</text:p>
          </table:table-cell>
          <table:table-cell office:value-type="float" office:value="-24.28635968" calcext:value-type="float">
            <text:p>-24,28635968</text:p>
          </table:table-cell>
          <table:table-cell office:value-type="float" office:value="-171.8298929" calcext:value-type="float">
            <text:p>-171,8298929</text:p>
          </table:table-cell>
          <table:table-cell office:value-type="float" office:value="-22.16605619" calcext:value-type="float">
            <text:p>-22,16605619</text:p>
          </table:table-cell>
          <table:table-cell office:value-type="float" office:value="-179.7886961" calcext:value-type="float">
            <text:p>-179,7886961</text:p>
          </table:table-cell>
          <table:table-cell office:value-type="float" office:value="-21.93422092" calcext:value-type="float">
            <text:p>-21,93422092</text:p>
          </table:table-cell>
          <table:table-cell office:value-type="float" office:value="-172.7614512" calcext:value-type="float">
            <text:p>-172,7614512</text:p>
          </table:table-cell>
          <table:table-cell office:value-type="float" office:value="-27.46907074" calcext:value-type="float">
            <text:p>-27,46907074</text:p>
          </table:table-cell>
          <table:table-cell office:value-type="float" office:value="-178.7145097" calcext:value-type="float">
            <text:p>-178,7145097</text:p>
          </table:table-cell>
          <table:table-cell office:value-type="float" office:value="-21.80317018" calcext:value-type="float">
            <text:p>-21,80317018</text:p>
          </table:table-cell>
          <table:table-cell office:value-type="float" office:value="-172.2111094" calcext:value-type="float">
            <text:p>-172,2111094</text:p>
          </table:table-cell>
          <table:table-cell office:value-type="float" office:value="-11.19372211" calcext:value-type="float">
            <text:p>-11,1937221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-mit + CoA &lt;==&gt; Acetyl-CoA-mit + CO2-mit</text:p>
          </table:table-cell>
          <table:table-cell office:value-type="string" calcext:value-type="string">
            <text:p>R00209</text:p>
          </table:table-cell>
          <table:table-cell office:value-type="string" calcext:value-type="string">
            <text:p>r_0961</text:p>
          </table:table-cell>
          <table:table-cell office:value-type="float" office:value="147.3321981" calcext:value-type="float">
            <text:p>147,3321981</text:p>
          </table:table-cell>
          <table:table-cell office:value-type="float" office:value="21.21583653" calcext:value-type="float">
            <text:p>21,21583653</text:p>
          </table:table-cell>
          <table:table-cell office:value-type="float" office:value="146.0447012" calcext:value-type="float">
            <text:p>146,0447012</text:p>
          </table:table-cell>
          <table:table-cell office:value-type="float" office:value="23.65924159" calcext:value-type="float">
            <text:p>23,65924159</text:p>
          </table:table-cell>
          <table:table-cell office:value-type="float" office:value="146.8058191" calcext:value-type="float">
            <text:p>146,8058191</text:p>
          </table:table-cell>
          <table:table-cell office:value-type="float" office:value="6.899873498" calcext:value-type="float">
            <text:p>6,899873498</text:p>
          </table:table-cell>
          <table:table-cell office:value-type="float" office:value="143.8366718" calcext:value-type="float">
            <text:p>143,8366718</text:p>
          </table:table-cell>
          <table:table-cell office:value-type="float" office:value="19.13027735" calcext:value-type="float">
            <text:p>19,13027735</text:p>
          </table:table-cell>
          <table:table-cell office:value-type="float" office:value="144.1818319" calcext:value-type="float">
            <text:p>144,1818319</text:p>
          </table:table-cell>
          <table:table-cell office:value-type="float" office:value="20.04127464" calcext:value-type="float">
            <text:p>20,04127464</text:p>
          </table:table-cell>
          <table:table-cell office:value-type="float" office:value="151.4926938" calcext:value-type="float">
            <text:p>151,4926938</text:p>
          </table:table-cell>
          <table:table-cell office:value-type="float" office:value="21.66345522" calcext:value-type="float">
            <text:p>21,66345522</text:p>
          </table:table-cell>
          <table:table-cell office:value-type="float" office:value="141.1227445" calcext:value-type="float">
            <text:p>141,1227445</text:p>
          </table:table-cell>
          <table:table-cell office:value-type="float" office:value="12.84216975" calcext:value-type="float">
            <text:p>12,84216975</text:p>
          </table:table-cell>
          <table:table-cell office:value-type="float" office:value="156.2463267" calcext:value-type="float">
            <text:p>156,2463267</text:p>
          </table:table-cell>
          <table:table-cell office:value-type="float" office:value="24.21818063" calcext:value-type="float">
            <text:p>24,21818063</text:p>
          </table:table-cell>
          <table:table-cell office:value-type="float" office:value="151.3415925" calcext:value-type="float">
            <text:p>151,3415925</text:p>
          </table:table-cell>
          <table:table-cell office:value-type="float" office:value="24.2146548" calcext:value-type="float">
            <text:p>24,2146548</text:p>
          </table:table-cell>
          <table:table-cell office:value-type="float" office:value="152.0190024" calcext:value-type="float">
            <text:p>152,0190024</text:p>
          </table:table-cell>
          <table:table-cell office:value-type="float" office:value="19.91448931" calcext:value-type="float">
            <text:p>19,91448931</text:p>
          </table:table-cell>
          <table:table-cell office:value-type="float" office:value="151.7378291" calcext:value-type="float">
            <text:p>151,7378291</text:p>
          </table:table-cell>
          <table:table-cell office:value-type="float" office:value="24.88500397" calcext:value-type="float">
            <text:p>24,88500397</text:p>
          </table:table-cell>
          <table:table-cell office:value-type="float" office:value="155.7990276" calcext:value-type="float">
            <text:p>155,7990276</text:p>
          </table:table-cell>
          <table:table-cell office:value-type="float" office:value="24.46044733" calcext:value-type="float">
            <text:p>24,46044733</text:p>
          </table:table-cell>
          <table:table-cell office:value-type="float" office:value="147.5360663" calcext:value-type="float">
            <text:p>147,5360663</text:p>
          </table:table-cell>
          <table:table-cell office:value-type="float" office:value="22.13040994" calcext:value-type="float">
            <text:p>22,13040994</text:p>
          </table:table-cell>
          <table:table-cell office:value-type="float" office:value="148.4485981" calcext:value-type="float">
            <text:p>148,4485981</text:p>
          </table:table-cell>
          <table:table-cell office:value-type="float" office:value="19.89211215" calcext:value-type="float">
            <text:p>19,89211215</text:p>
          </table:table-cell>
          <table:table-cell office:value-type="float" office:value="152.4443474" calcext:value-type="float">
            <text:p>152,4443474</text:p>
          </table:table-cell>
          <table:table-cell office:value-type="float" office:value="27.13509385" calcext:value-type="float">
            <text:p>27,13509385</text:p>
          </table:table-cell>
          <table:table-cell office:value-type="float" office:value="135.0109409" calcext:value-type="float">
            <text:p>135,0109409</text:p>
          </table:table-cell>
          <table:table-cell office:value-type="float" office:value="16.87636761" calcext:value-type="float">
            <text:p>16,87636761</text:p>
          </table:table-cell>
          <table:table-cell office:value-type="float" office:value="144.4997016" calcext:value-type="float">
            <text:p>144,4997016</text:p>
          </table:table-cell>
          <table:table-cell office:value-type="float" office:value="14.44997016" calcext:value-type="float">
            <text:p>14,44997016</text:p>
          </table:table-cell>
          <table:table-cell office:value-type="float" office:value="143.0585831" calcext:value-type="float">
            <text:p>143,0585831</text:p>
          </table:table-cell>
          <table:table-cell office:value-type="float" office:value="20.60043597" calcext:value-type="float">
            <text:p>20,60043597</text:p>
          </table:table-cell>
          <table:table-cell office:value-type="float" office:value="149.969467" calcext:value-type="float">
            <text:p>149,969467</text:p>
          </table:table-cell>
          <table:table-cell office:value-type="float" office:value="17.54642764" calcext:value-type="float">
            <text:p>17,54642764</text:p>
          </table:table-cell>
          <table:table-cell office:value-type="float" office:value="152.9236414" calcext:value-type="float">
            <text:p>152,9236414</text:p>
          </table:table-cell>
          <table:table-cell office:value-type="float" office:value="20.49176794" calcext:value-type="float">
            <text:p>20,49176794</text:p>
          </table:table-cell>
          <table:table-cell office:value-type="float" office:value="138.5227408" calcext:value-type="float">
            <text:p>138,5227408</text:p>
          </table:table-cell>
          <table:table-cell office:value-type="float" office:value="11.08181926" calcext:value-type="float">
            <text:p>11,08181926</text:p>
          </table:table-cell>
          <table:table-cell office:value-type="float" office:value="140.1116862" calcext:value-type="float">
            <text:p>140,1116862</text:p>
          </table:table-cell>
          <table:table-cell office:value-type="float" office:value="20.59641787" calcext:value-type="float">
            <text:p>20,59641787</text:p>
          </table:table-cell>
          <table:table-cell office:value-type="float" office:value="145.5659204" calcext:value-type="float">
            <text:p>145,5659204</text:p>
          </table:table-cell>
          <table:table-cell office:value-type="float" office:value="23.43611318" calcext:value-type="float">
            <text:p>23,43611318</text:p>
          </table:table-cell>
          <table:table-cell office:value-type="float" office:value="98.40944074" calcext:value-type="float">
            <text:p>98,40944074</text:p>
          </table:table-cell>
          <table:table-cell office:value-type="float" office:value="4.526834274" calcext:value-type="float">
            <text:p>4,526834274</text:p>
          </table:table-cell>
          <table:table-cell office:value-type="float" office:value="152.9236414" calcext:value-type="float">
            <text:p>152,9236414</text:p>
          </table:table-cell>
          <table:table-cell office:value-type="float" office:value="20.49176794" calcext:value-type="float">
            <text:p>20,49176794</text:p>
          </table:table-cell>
          <table:table-cell office:value-type="float" office:value="149.6084599" calcext:value-type="float">
            <text:p>149,6084599</text:p>
          </table:table-cell>
          <table:table-cell office:value-type="float" office:value="21.69322669" calcext:value-type="float">
            <text:p>21,69322669</text:p>
          </table:table-cell>
          <table:table-cell office:value-type="float" office:value="147.5942884" calcext:value-type="float">
            <text:p>147,5942884</text:p>
          </table:table-cell>
          <table:table-cell office:value-type="float" office:value="19.0396632" calcext:value-type="float">
            <text:p>19,0396632</text:p>
          </table:table-cell>
          <table:table-cell office:value-type="float" office:value="140.3796599" calcext:value-type="float">
            <text:p>140,3796599</text:p>
          </table:table-cell>
          <table:table-cell office:value-type="float" office:value="17.1263185" calcext:value-type="float">
            <text:p>17,1263185</text:p>
          </table:table-cell>
          <table:table-cell office:value-type="float" office:value="152.9293815" calcext:value-type="float">
            <text:p>152,9293815</text:p>
          </table:table-cell>
          <table:table-cell office:value-type="float" office:value="24.31577166" calcext:value-type="float">
            <text:p>24,31577166</text:p>
          </table:table-cell>
          <table:table-cell office:value-type="float" office:value="144.1734889" calcext:value-type="float">
            <text:p>144,1734889</text:p>
          </table:table-cell>
          <table:table-cell office:value-type="float" office:value="17.58916565" calcext:value-type="float">
            <text:p>17,58916565</text:p>
          </table:table-cell>
          <table:table-cell office:value-type="float" office:value="97.39959994" calcext:value-type="float">
            <text:p>97,39959994</text:p>
          </table:table-cell>
          <table:table-cell office:value-type="float" office:value="6.330973996" calcext:value-type="float">
            <text:p>6,33097399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(S)-Malate-mit &lt;==&gt; Pyruvate-mit + CO2-mit</text:p>
          </table:table-cell>
          <table:table-cell office:value-type="string" calcext:value-type="string">
            <text:p>R00214</text:p>
          </table:table-cell>
          <table:table-cell office:value-type="string" calcext:value-type="string">
            <text:p>r_0718</text:p>
          </table:table-cell>
          <table:table-cell office:value-type="float" office:value="0.794664396" calcext:value-type="float">
            <text:p>0,794664396</text:p>
          </table:table-cell>
          <table:table-cell office:value-type="float" office:value="0.114431673" calcext:value-type="float">
            <text:p>0,114431673</text:p>
          </table:table-cell>
          <table:table-cell office:value-type="float" office:value="5.129331994" calcext:value-type="float">
            <text:p>5,129331994</text:p>
          </table:table-cell>
          <table:table-cell office:value-type="float" office:value="0.830951783" calcext:value-type="float">
            <text:p>0,830951783</text:p>
          </table:table-cell>
          <table:table-cell office:value-type="float" office:value="0.295171832" calcext:value-type="float">
            <text:p>0,295171832</text:p>
          </table:table-cell>
          <table:table-cell office:value-type="float" office:value="0.013873076" calcext:value-type="float">
            <text:p>0,013873076</text:p>
          </table:table-cell>
          <table:table-cell office:value-type="float" office:value="1.725731895" calcext:value-type="float">
            <text:p>1,725731895</text:p>
          </table:table-cell>
          <table:table-cell office:value-type="float" office:value="0.229522342" calcext:value-type="float">
            <text:p>0,229522342</text:p>
          </table:table-cell>
          <table:table-cell office:value-type="float" office:value="0.022653477" calcext:value-type="float">
            <text:p>0,022653477</text:p>
          </table:table-cell>
          <table:table-cell office:value-type="float" office:value="0.003148833" calcext:value-type="float">
            <text:p>0,003148833</text:p>
          </table:table-cell>
          <table:table-cell office:value-type="float" office:value="0.321610851" calcext:value-type="float">
            <text:p>0,321610851</text:p>
          </table:table-cell>
          <table:table-cell office:value-type="float" office:value="0.045990352" calcext:value-type="float">
            <text:p>0,045990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4685561" calcext:value-type="float">
            <text:p>0,254685561</text:p>
          </table:table-cell>
          <table:table-cell office:value-type="float" office:value="0.039476262" calcext:value-type="float">
            <text:p>0,039476262</text:p>
          </table:table-cell>
          <table:table-cell office:value-type="float" office:value="5.017742638" calcext:value-type="float">
            <text:p>5,017742638</text:p>
          </table:table-cell>
          <table:table-cell office:value-type="float" office:value="0.802838822" calcext:value-type="float">
            <text:p>0,802838822</text:p>
          </table:table-cell>
          <table:table-cell office:value-type="float" office:value="0.643628841" calcext:value-type="float">
            <text:p>0,643628841</text:p>
          </table:table-cell>
          <table:table-cell office:value-type="float" office:value="0.084315378" calcext:value-type="float">
            <text:p>0,084315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5461912" calcext:value-type="float">
            <text:p>0,395461912</text:p>
          </table:table-cell>
          <table:table-cell office:value-type="float" office:value="0.06208752" calcext:value-type="float">
            <text:p>0,062087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42234332" calcext:value-type="float">
            <text:p>1,042234332</text:p>
          </table:table-cell>
          <table:table-cell office:value-type="float" office:value="0.150081744" calcext:value-type="float">
            <text:p>0,1500817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73126707" calcext:value-type="float">
            <text:p>0,273126707</text:p>
          </table:table-cell>
          <table:table-cell office:value-type="float" office:value="0.021850137" calcext:value-type="float">
            <text:p>0,021850137</text:p>
          </table:table-cell>
          <table:table-cell office:value-type="float" office:value="2.17243258" calcext:value-type="float">
            <text:p>2,17243258</text:p>
          </table:table-cell>
          <table:table-cell office:value-type="float" office:value="0.319347589" calcext:value-type="float">
            <text:p>0,319347589</text:p>
          </table:table-cell>
          <table:table-cell office:value-type="float" office:value="2.935323383" calcext:value-type="float">
            <text:p>2,935323383</text:p>
          </table:table-cell>
          <table:table-cell office:value-type="float" office:value="0.472587065" calcext:value-type="float">
            <text:p>0,472587065</text:p>
          </table:table-cell>
          <table:table-cell office:value-type="float" office:value="7.183170857" calcext:value-type="float">
            <text:p>7,183170857</text:p>
          </table:table-cell>
          <table:table-cell office:value-type="float" office:value="0.330425859" calcext:value-type="float">
            <text:p>0,3304258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38118889" calcext:value-type="float">
            <text:p>0,838118889</text:p>
          </table:table-cell>
          <table:table-cell office:value-type="float" office:value="0.108117337" calcext:value-type="float">
            <text:p>0,108117337</text:p>
          </table:table-cell>
          <table:table-cell office:value-type="float" office:value="4.913245147" calcext:value-type="float">
            <text:p>4,913245147</text:p>
          </table:table-cell>
          <table:table-cell office:value-type="float" office:value="0.599415908" calcext:value-type="float">
            <text:p>0,59941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6404808" calcext:value-type="float">
            <text:p>1,036404808</text:p>
          </table:table-cell>
          <table:table-cell office:value-type="float" office:value="0.126441387" calcext:value-type="float">
            <text:p>0,126441387</text:p>
          </table:table-cell>
          <table:table-cell office:value-type="float" office:value="16.31020157" calcext:value-type="float">
            <text:p>16,31020157</text:p>
          </table:table-cell>
          <table:table-cell office:value-type="float" office:value="1.060163102" calcext:value-type="float">
            <text:p>1,06016310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6.250886902" calcext:value-type="float">
            <text:p>6,250886902</text:p>
          </table:table-cell>
          <table:table-cell office:value-type="float" office:value="0.900127714" calcext:value-type="float">
            <text:p>0,900127714</text:p>
          </table:table-cell>
          <table:table-cell office:value-type="float" office:value="10.86137619" calcext:value-type="float">
            <text:p>10,86137619</text:p>
          </table:table-cell>
          <table:table-cell office:value-type="float" office:value="1.759542943" calcext:value-type="float">
            <text:p>1,759542943</text:p>
          </table:table-cell>
          <table:table-cell office:value-type="float" office:value="5.69259962" calcext:value-type="float">
            <text:p>5,69259962</text:p>
          </table:table-cell>
          <table:table-cell office:value-type="float" office:value="0.267552182" calcext:value-type="float">
            <text:p>0,267552182</text:p>
          </table:table-cell>
          <table:table-cell office:value-type="float" office:value="5.385208012" calcext:value-type="float">
            <text:p>5,385208012</text:p>
          </table:table-cell>
          <table:table-cell office:value-type="float" office:value="0.716232666" calcext:value-type="float">
            <text:p>0,716232666</text:p>
          </table:table-cell>
          <table:table-cell office:value-type="float" office:value="6.486445669" calcext:value-type="float">
            <text:p>6,486445669</text:p>
          </table:table-cell>
          <table:table-cell office:value-type="float" office:value="0.901615948" calcext:value-type="float">
            <text:p>0,901615948</text:p>
          </table:table-cell>
          <table:table-cell office:value-type="float" office:value="5.082849752" calcext:value-type="float">
            <text:p>5,082849752</text:p>
          </table:table-cell>
          <table:table-cell office:value-type="float" office:value="0.726847515" calcext:value-type="float">
            <text:p>0,726847515</text:p>
          </table:table-cell>
          <table:table-cell office:value-type="float" office:value="6.694141234" calcext:value-type="float">
            <text:p>6,694141234</text:p>
          </table:table-cell>
          <table:table-cell office:value-type="float" office:value="0.609166852" calcext:value-type="float">
            <text:p>0,609166852</text:p>
          </table:table-cell>
          <table:table-cell office:value-type="float" office:value="4.590870502" calcext:value-type="float">
            <text:p>4,590870502</text:p>
          </table:table-cell>
          <table:table-cell office:value-type="float" office:value="0.711584928" calcext:value-type="float">
            <text:p>0,711584928</text:p>
          </table:table-cell>
          <table:table-cell office:value-type="float" office:value="9.275975845" calcext:value-type="float">
            <text:p>9,275975845</text:p>
          </table:table-cell>
          <table:table-cell office:value-type="float" office:value="1.484156135" calcext:value-type="float">
            <text:p>1,484156135</text:p>
          </table:table-cell>
          <table:table-cell office:value-type="float" office:value="6.091487242" calcext:value-type="float">
            <text:p>6,091487242</text:p>
          </table:table-cell>
          <table:table-cell office:value-type="float" office:value="0.797984829" calcext:value-type="float">
            <text:p>0,797984829</text:p>
          </table:table-cell>
          <table:table-cell office:value-type="float" office:value="4.935556777" calcext:value-type="float">
            <text:p>4,935556777</text:p>
          </table:table-cell>
          <table:table-cell office:value-type="float" office:value="0.809431311" calcext:value-type="float">
            <text:p>0,809431311</text:p>
          </table:table-cell>
          <table:table-cell office:value-type="float" office:value="3.293354943" calcext:value-type="float">
            <text:p>3,293354943</text:p>
          </table:table-cell>
          <table:table-cell office:value-type="float" office:value="0.517056726" calcext:value-type="float">
            <text:p>0,517056726</text:p>
          </table:table-cell>
          <table:table-cell office:value-type="float" office:value="5.699185831" calcext:value-type="float">
            <text:p>5,699185831</text:p>
          </table:table-cell>
          <table:table-cell office:value-type="float" office:value="0.854877875" calcext:value-type="float">
            <text:p>0,854877875</text:p>
          </table:table-cell>
          <table:table-cell office:value-type="float" office:value="4.590654206" calcext:value-type="float">
            <text:p>4,590654206</text:p>
          </table:table-cell>
          <table:table-cell office:value-type="float" office:value="0.615147664" calcext:value-type="float">
            <text:p>0,615147664</text:p>
          </table:table-cell>
          <table:table-cell office:value-type="float" office:value="4.386730685" calcext:value-type="float">
            <text:p>4,386730685</text:p>
          </table:table-cell>
          <table:table-cell office:value-type="float" office:value="0.780838062" calcext:value-type="float">
            <text:p>0,780838062</text:p>
          </table:table-cell>
          <table:table-cell office:value-type="float" office:value="9.917161613" calcext:value-type="float">
            <text:p>9,917161613</text:p>
          </table:table-cell>
          <table:table-cell office:value-type="float" office:value="1.239645202" calcext:value-type="float">
            <text:p>1,239645202</text:p>
          </table:table-cell>
          <table:table-cell office:value-type="float" office:value="6.156753531" calcext:value-type="float">
            <text:p>6,156753531</text:p>
          </table:table-cell>
          <table:table-cell office:value-type="float" office:value="0.615675353" calcext:value-type="float">
            <text:p>0,615675353</text:p>
          </table:table-cell>
          <table:table-cell office:value-type="float" office:value="8.528610354" calcext:value-type="float">
            <text:p>8,528610354</text:p>
          </table:table-cell>
          <table:table-cell office:value-type="float" office:value="1.228119891" calcext:value-type="float">
            <text:p>1,228119891</text:p>
          </table:table-cell>
          <table:table-cell office:value-type="float" office:value="5.557009509" calcext:value-type="float">
            <text:p>5,557009509</text:p>
          </table:table-cell>
          <table:table-cell office:value-type="float" office:value="0.650170113" calcext:value-type="float">
            <text:p>0,650170113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26.52891581" calcext:value-type="float">
            <text:p>26,52891581</text:p>
          </table:table-cell>
          <table:table-cell office:value-type="float" office:value="2.122313264" calcext:value-type="float">
            <text:p>2,122313264</text:p>
          </table:table-cell>
          <table:table-cell office:value-type="float" office:value="9.935984745" calcext:value-type="float">
            <text:p>9,935984745</text:p>
          </table:table-cell>
          <table:table-cell office:value-type="float" office:value="1.460589758" calcext:value-type="float">
            <text:p>1,460589758</text:p>
          </table:table-cell>
          <table:table-cell office:value-type="float" office:value="10.2238806" calcext:value-type="float">
            <text:p>10,2238806</text:p>
          </table:table-cell>
          <table:table-cell office:value-type="float" office:value="1.646044776" calcext:value-type="float">
            <text:p>1,646044776</text:p>
          </table:table-cell>
          <table:table-cell office:value-type="float" office:value="34.94099538" calcext:value-type="float">
            <text:p>34,94099538</text:p>
          </table:table-cell>
          <table:table-cell office:value-type="float" office:value="1.607285788" calcext:value-type="float">
            <text:p>1,607285788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3.995716485" calcext:value-type="float">
            <text:p>3,995716485</text:p>
          </table:table-cell>
          <table:table-cell office:value-type="float" office:value="0.57937889" calcext:value-type="float">
            <text:p>0,57937889</text:p>
          </table:table-cell>
          <table:table-cell office:value-type="float" office:value="7.527549278" calcext:value-type="float">
            <text:p>7,527549278</text:p>
          </table:table-cell>
          <table:table-cell office:value-type="float" office:value="0.971053857" calcext:value-type="float">
            <text:p>0,971053857</text:p>
          </table:table-cell>
          <table:table-cell office:value-type="float" office:value="13.82923896" calcext:value-type="float">
            <text:p>13,82923896</text:p>
          </table:table-cell>
          <table:table-cell office:value-type="float" office:value="1.687167153" calcext:value-type="float">
            <text:p>1,687167153</text:p>
          </table:table-cell>
          <table:table-cell office:value-type="float" office:value="4.824863713" calcext:value-type="float">
            <text:p>4,824863713</text:p>
          </table:table-cell>
          <table:table-cell office:value-type="float" office:value="0.76715333" calcext:value-type="float">
            <text:p>0,76715333</text:p>
          </table:table-cell>
          <table:table-cell office:value-type="float" office:value="7.655460721" calcext:value-type="float">
            <text:p>7,655460721</text:p>
          </table:table-cell>
          <table:table-cell office:value-type="float" office:value="0.933966208" calcext:value-type="float">
            <text:p>0,933966208</text:p>
          </table:table-cell>
          <table:table-cell office:value-type="float" office:value="57.39344515" calcext:value-type="float">
            <text:p>57,39344515</text:p>
          </table:table-cell>
          <table:table-cell office:value-type="float" office:value="3.730573934" calcext:value-type="float">
            <text:p>3,7305739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0.688236129" calcext:value-type="float">
            <text:p>0,688236129</text:p>
          </table:table-cell>
          <table:table-cell office:value-type="float" office:value="0.099106003" calcext:value-type="float">
            <text:p>0,099106003</text:p>
          </table:table-cell>
          <table:table-cell office:value-type="float" office:value="1.387493722" calcext:value-type="float">
            <text:p>1,387493722</text:p>
          </table:table-cell>
          <table:table-cell office:value-type="float" office:value="0.224773983" calcext:value-type="float">
            <text:p>0,224773983</text:p>
          </table:table-cell>
          <table:table-cell office:value-type="float" office:value="0.843348092" calcext:value-type="float">
            <text:p>0,843348092</text:p>
          </table:table-cell>
          <table:table-cell office:value-type="float" office:value="0.03963736" calcext:value-type="float">
            <text:p>0,03963736</text:p>
          </table:table-cell>
          <table:table-cell office:value-type="float" office:value="0.292758089" calcext:value-type="float">
            <text:p>0,292758089</text:p>
          </table:table-cell>
          <table:table-cell office:value-type="float" office:value="0.038936826" calcext:value-type="float">
            <text:p>0,038936826</text:p>
          </table:table-cell>
          <table:table-cell office:value-type="float" office:value="0.528581137" calcext:value-type="float">
            <text:p>0,528581137</text:p>
          </table:table-cell>
          <table:table-cell office:value-type="float" office:value="0.073472778" calcext:value-type="float">
            <text:p>0,073472778</text:p>
          </table:table-cell>
          <table:table-cell office:value-type="float" office:value="0.391526253" calcext:value-type="float">
            <text:p>0,391526253</text:p>
          </table:table-cell>
          <table:table-cell office:value-type="float" office:value="0.055988254" calcext:value-type="float">
            <text:p>0,055988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006334" calcext:value-type="float">
            <text:p>0,431006334</text:p>
          </table:table-cell>
          <table:table-cell office:value-type="float" office:value="0.066805982" calcext:value-type="float">
            <text:p>0,066805982</text:p>
          </table:table-cell>
          <table:table-cell office:value-type="float" office:value="1.936126502" calcext:value-type="float">
            <text:p>1,936126502</text:p>
          </table:table-cell>
          <table:table-cell office:value-type="float" office:value="0.30978024" calcext:value-type="float">
            <text:p>0,30978024</text:p>
          </table:table-cell>
          <table:table-cell office:value-type="float" office:value="0.413761398" calcext:value-type="float">
            <text:p>0,413761398</text:p>
          </table:table-cell>
          <table:table-cell office:value-type="float" office:value="0.054202743" calcext:value-type="float">
            <text:p>0,054202743</text:p>
          </table:table-cell>
          <table:table-cell office:value-type="float" office:value="0.054975261" calcext:value-type="float">
            <text:p>0,054975261</text:p>
          </table:table-cell>
          <table:table-cell office:value-type="float" office:value="0.009015943" calcext:value-type="float">
            <text:p>0,009015943</text:p>
          </table:table-cell>
          <table:table-cell office:value-type="float" office:value="0.401944895" calcext:value-type="float">
            <text:p>0,401944895</text:p>
          </table:table-cell>
          <table:table-cell office:value-type="float" office:value="0.063105348" calcext:value-type="float">
            <text:p>0,063105348</text:p>
          </table:table-cell>
          <table:table-cell office:value-type="float" office:value="0.314240823" calcext:value-type="float">
            <text:p>0,314240823</text:p>
          </table:table-cell>
          <table:table-cell office:value-type="float" office:value="0.047136123" calcext:value-type="float">
            <text:p>0,047136123</text:p>
          </table:table-cell>
          <table:table-cell office:value-type="float" office:value="0.246728972" calcext:value-type="float">
            <text:p>0,246728972</text:p>
          </table:table-cell>
          <table:table-cell office:value-type="float" office:value="0.033061682" calcext:value-type="float">
            <text:p>0,033061682</text:p>
          </table:table-cell>
          <table:table-cell office:value-type="float" office:value="0.016368398" calcext:value-type="float">
            <text:p>0,016368398</text:p>
          </table:table-cell>
          <table:table-cell office:value-type="float" office:value="0.002913575" calcext:value-type="float">
            <text:p>0,002913575</text:p>
          </table:table-cell>
          <table:table-cell office:value-type="float" office:value="3.758987183" calcext:value-type="float">
            <text:p>3,758987183</text:p>
          </table:table-cell>
          <table:table-cell office:value-type="float" office:value="0.469873398" calcext:value-type="float">
            <text:p>0,46987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5149864" calcext:value-type="float">
            <text:p>1,335149864</text:p>
          </table:table-cell>
          <table:table-cell office:value-type="float" office:value="0.19226158" calcext:value-type="float">
            <text:p>0,19226158</text:p>
          </table:table-cell>
          <table:table-cell office:value-type="float" office:value="0.497252028" calcext:value-type="float">
            <text:p>0,497252028</text:p>
          </table:table-cell>
          <table:table-cell office:value-type="float" office:value="0.058178487" calcext:value-type="float">
            <text:p>0,058178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83161145" calcext:value-type="float">
            <text:p>5,783161145</text:p>
          </table:table-cell>
          <table:table-cell office:value-type="float" office:value="0.462652892" calcext:value-type="float">
            <text:p>0,462652892</text:p>
          </table:table-cell>
          <table:table-cell office:value-type="float" office:value="2.322255516" calcext:value-type="float">
            <text:p>2,322255516</text:p>
          </table:table-cell>
          <table:table-cell office:value-type="float" office:value="0.341371561" calcext:value-type="float">
            <text:p>0,341371561</text:p>
          </table:table-cell>
          <table:table-cell office:value-type="float" office:value="2.779850746" calcext:value-type="float">
            <text:p>2,779850746</text:p>
          </table:table-cell>
          <table:table-cell office:value-type="float" office:value="0.44755597" calcext:value-type="float">
            <text:p>0,44755597</text:p>
          </table:table-cell>
          <table:table-cell office:value-type="float" office:value="13.00667009" calcext:value-type="float">
            <text:p>13,00667009</text:p>
          </table:table-cell>
          <table:table-cell office:value-type="float" office:value="0.598306824" calcext:value-type="float">
            <text:p>0,598306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76920689" calcext:value-type="float">
            <text:p>0,876920689</text:p>
          </table:table-cell>
          <table:table-cell office:value-type="float" office:value="0.113122769" calcext:value-type="float">
            <text:p>0,113122769</text:p>
          </table:table-cell>
          <table:table-cell office:value-type="float" office:value="4.200309225" calcext:value-type="float">
            <text:p>4,200309225</text:p>
          </table:table-cell>
          <table:table-cell office:value-type="float" office:value="0.512437725" calcext:value-type="float">
            <text:p>0,512437725</text:p>
          </table:table-cell>
          <table:table-cell office:value-type="float" office:value="0.294504668" calcext:value-type="float">
            <text:p>0,294504668</text:p>
          </table:table-cell>
          <table:table-cell office:value-type="float" office:value="0.046826242" calcext:value-type="float">
            <text:p>0,046826242</text:p>
          </table:table-cell>
          <table:table-cell office:value-type="float" office:value="0.844800557" calcext:value-type="float">
            <text:p>0,844800557</text:p>
          </table:table-cell>
          <table:table-cell office:value-type="float" office:value="0.103065668" calcext:value-type="float">
            <text:p>0,103065668</text:p>
          </table:table-cell>
          <table:table-cell office:value-type="float" office:value="36.17479612" calcext:value-type="float">
            <text:p>36,17479612</text:p>
          </table:table-cell>
          <table:table-cell office:value-type="float" office:value="2.351361748" calcext:value-type="float">
            <text:p>2,35136174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6.250886902" calcext:value-type="float">
            <text:p>-6,250886902</text:p>
          </table:table-cell>
          <table:table-cell office:value-type="float" office:value="-0.900127714" calcext:value-type="float">
            <text:p>-0,900127714</text:p>
          </table:table-cell>
          <table:table-cell office:value-type="float" office:value="-10.86137619" calcext:value-type="float">
            <text:p>-10,86137619</text:p>
          </table:table-cell>
          <table:table-cell office:value-type="float" office:value="-1.759542943" calcext:value-type="float">
            <text:p>-1,759542943</text:p>
          </table:table-cell>
          <table:table-cell office:value-type="float" office:value="-5.69259962" calcext:value-type="float">
            <text:p>-5,69259962</text:p>
          </table:table-cell>
          <table:table-cell office:value-type="float" office:value="-0.267552182" calcext:value-type="float">
            <text:p>-0,267552182</text:p>
          </table:table-cell>
          <table:table-cell office:value-type="float" office:value="-5.385208012" calcext:value-type="float">
            <text:p>-5,385208012</text:p>
          </table:table-cell>
          <table:table-cell office:value-type="float" office:value="-0.716232666" calcext:value-type="float">
            <text:p>-0,716232666</text:p>
          </table:table-cell>
          <table:table-cell office:value-type="float" office:value="-6.486445669" calcext:value-type="float">
            <text:p>-6,486445669</text:p>
          </table:table-cell>
          <table:table-cell office:value-type="float" office:value="-0.901615948" calcext:value-type="float">
            <text:p>-0,901615948</text:p>
          </table:table-cell>
          <table:table-cell office:value-type="float" office:value="-5.082849752" calcext:value-type="float">
            <text:p>-5,082849752</text:p>
          </table:table-cell>
          <table:table-cell office:value-type="float" office:value="-0.726847515" calcext:value-type="float">
            <text:p>-0,726847515</text:p>
          </table:table-cell>
          <table:table-cell office:value-type="float" office:value="-6.694141234" calcext:value-type="float">
            <text:p>-6,694141234</text:p>
          </table:table-cell>
          <table:table-cell office:value-type="float" office:value="-0.609166852" calcext:value-type="float">
            <text:p>-0,609166852</text:p>
          </table:table-cell>
          <table:table-cell office:value-type="float" office:value="-4.590870502" calcext:value-type="float">
            <text:p>-4,590870502</text:p>
          </table:table-cell>
          <table:table-cell office:value-type="float" office:value="-0.711584928" calcext:value-type="float">
            <text:p>-0,711584928</text:p>
          </table:table-cell>
          <table:table-cell office:value-type="float" office:value="-9.275975845" calcext:value-type="float">
            <text:p>-9,275975845</text:p>
          </table:table-cell>
          <table:table-cell office:value-type="float" office:value="-1.484156135" calcext:value-type="float">
            <text:p>-1,484156135</text:p>
          </table:table-cell>
          <table:table-cell office:value-type="float" office:value="-6.091487242" calcext:value-type="float">
            <text:p>-6,091487242</text:p>
          </table:table-cell>
          <table:table-cell office:value-type="float" office:value="-0.797984829" calcext:value-type="float">
            <text:p>-0,797984829</text:p>
          </table:table-cell>
          <table:table-cell office:value-type="float" office:value="-4.935556777" calcext:value-type="float">
            <text:p>-4,935556777</text:p>
          </table:table-cell>
          <table:table-cell office:value-type="float" office:value="-0.809431311" calcext:value-type="float">
            <text:p>-0,809431311</text:p>
          </table:table-cell>
          <table:table-cell office:value-type="float" office:value="-3.293354943" calcext:value-type="float">
            <text:p>-3,293354943</text:p>
          </table:table-cell>
          <table:table-cell office:value-type="float" office:value="-0.517056726" calcext:value-type="float">
            <text:p>-0,517056726</text:p>
          </table:table-cell>
          <table:table-cell office:value-type="float" office:value="-5.699185831" calcext:value-type="float">
            <text:p>-5,699185831</text:p>
          </table:table-cell>
          <table:table-cell office:value-type="float" office:value="-0.854877875" calcext:value-type="float">
            <text:p>-0,854877875</text:p>
          </table:table-cell>
          <table:table-cell office:value-type="float" office:value="-4.590654206" calcext:value-type="float">
            <text:p>-4,590654206</text:p>
          </table:table-cell>
          <table:table-cell office:value-type="float" office:value="-0.615147664" calcext:value-type="float">
            <text:p>-0,615147664</text:p>
          </table:table-cell>
          <table:table-cell office:value-type="float" office:value="-4.386730685" calcext:value-type="float">
            <text:p>-4,386730685</text:p>
          </table:table-cell>
          <table:table-cell office:value-type="float" office:value="-0.780838062" calcext:value-type="float">
            <text:p>-0,780838062</text:p>
          </table:table-cell>
          <table:table-cell office:value-type="float" office:value="-9.917161613" calcext:value-type="float">
            <text:p>-9,917161613</text:p>
          </table:table-cell>
          <table:table-cell office:value-type="float" office:value="-1.239645202" calcext:value-type="float">
            <text:p>-1,239645202</text:p>
          </table:table-cell>
          <table:table-cell office:value-type="float" office:value="-6.156753531" calcext:value-type="float">
            <text:p>-6,156753531</text:p>
          </table:table-cell>
          <table:table-cell office:value-type="float" office:value="-0.615675353" calcext:value-type="float">
            <text:p>-0,615675353</text:p>
          </table:table-cell>
          <table:table-cell office:value-type="float" office:value="-8.528610354" calcext:value-type="float">
            <text:p>-8,528610354</text:p>
          </table:table-cell>
          <table:table-cell office:value-type="float" office:value="-1.228119891" calcext:value-type="float">
            <text:p>-1,228119891</text:p>
          </table:table-cell>
          <table:table-cell office:value-type="float" office:value="-5.993195499" calcext:value-type="float">
            <text:p>-5,993195499</text:p>
          </table:table-cell>
          <table:table-cell office:value-type="float" office:value="-0.701203873" calcext:value-type="float">
            <text:p>-0,701203873</text:p>
          </table:table-cell>
          <table:table-cell office:value-type="float" office:value="-5.296950241" calcext:value-type="float">
            <text:p>-5,296950241</text:p>
          </table:table-cell>
          <table:table-cell office:value-type="float" office:value="-0.709791332" calcext:value-type="float">
            <text:p>-0,709791332</text:p>
          </table:table-cell>
          <table:table-cell office:value-type="float" office:value="-26.52891581" calcext:value-type="float">
            <text:p>-26,52891581</text:p>
          </table:table-cell>
          <table:table-cell office:value-type="float" office:value="-2.122313264" calcext:value-type="float">
            <text:p>-2,122313264</text:p>
          </table:table-cell>
          <table:table-cell office:value-type="float" office:value="-9.935984745" calcext:value-type="float">
            <text:p>-9,935984745</text:p>
          </table:table-cell>
          <table:table-cell office:value-type="float" office:value="-1.460589758" calcext:value-type="float">
            <text:p>-1,460589758</text:p>
          </table:table-cell>
          <table:table-cell office:value-type="float" office:value="-10.2238806" calcext:value-type="float">
            <text:p>-10,2238806</text:p>
          </table:table-cell>
          <table:table-cell office:value-type="float" office:value="-1.646044776" calcext:value-type="float">
            <text:p>-1,646044776</text:p>
          </table:table-cell>
          <table:table-cell office:value-type="float" office:value="-34.94099538" calcext:value-type="float">
            <text:p>-34,94099538</text:p>
          </table:table-cell>
          <table:table-cell office:value-type="float" office:value="-1.607285788" calcext:value-type="float">
            <text:p>-1,607285788</text:p>
          </table:table-cell>
          <table:table-cell office:value-type="float" office:value="-5.296950241" calcext:value-type="float">
            <text:p>-5,296950241</text:p>
          </table:table-cell>
          <table:table-cell office:value-type="float" office:value="-0.709791332" calcext:value-type="float">
            <text:p>-0,709791332</text:p>
          </table:table-cell>
          <table:table-cell office:value-type="float" office:value="-3.995716485" calcext:value-type="float">
            <text:p>-3,995716485</text:p>
          </table:table-cell>
          <table:table-cell office:value-type="float" office:value="-0.57937889" calcext:value-type="float">
            <text:p>-0,57937889</text:p>
          </table:table-cell>
          <table:table-cell office:value-type="float" office:value="-7.527549278" calcext:value-type="float">
            <text:p>-7,527549278</text:p>
          </table:table-cell>
          <table:table-cell office:value-type="float" office:value="-0.971053857" calcext:value-type="float">
            <text:p>-0,971053857</text:p>
          </table:table-cell>
          <table:table-cell office:value-type="float" office:value="-13.82923896" calcext:value-type="float">
            <text:p>-13,82923896</text:p>
          </table:table-cell>
          <table:table-cell office:value-type="float" office:value="-1.687167153" calcext:value-type="float">
            <text:p>-1,687167153</text:p>
          </table:table-cell>
          <table:table-cell office:value-type="float" office:value="-4.824863713" calcext:value-type="float">
            <text:p>-4,824863713</text:p>
          </table:table-cell>
          <table:table-cell office:value-type="float" office:value="-0.76715333" calcext:value-type="float">
            <text:p>-0,76715333</text:p>
          </table:table-cell>
          <table:table-cell office:value-type="float" office:value="-7.655460721" calcext:value-type="float">
            <text:p>-7,655460721</text:p>
          </table:table-cell>
          <table:table-cell office:value-type="float" office:value="-0.933966208" calcext:value-type="float">
            <text:p>-0,933966208</text:p>
          </table:table-cell>
          <table:table-cell office:value-type="float" office:value="-58.47053393" calcext:value-type="float">
            <text:p>-58,47053393</text:p>
          </table:table-cell>
          <table:table-cell office:value-type="float" office:value="-3.800584705" calcext:value-type="float">
            <text:p>-3,80058470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3.611465872" calcext:value-type="float">
            <text:p>-3,611465872</text:p>
          </table:table-cell>
          <table:table-cell office:value-type="float" office:value="-0.520051086" calcext:value-type="float">
            <text:p>-0,520051086</text:p>
          </table:table-cell>
          <table:table-cell office:value-type="float" office:value="-8.274736313" calcext:value-type="float">
            <text:p>-8,274736313</text:p>
          </table:table-cell>
          <table:table-cell office:value-type="float" office:value="-1.340507283" calcext:value-type="float">
            <text:p>-1,340507283</text:p>
          </table:table-cell>
          <table:table-cell office:value-type="float" office:value="-2.804132406" calcext:value-type="float">
            <text:p>-2,804132406</text:p>
          </table:table-cell>
          <table:table-cell office:value-type="float" office:value="-0.131794223" calcext:value-type="float">
            <text:p>-0,131794223</text:p>
          </table:table-cell>
          <table:table-cell office:value-type="float" office:value="-3.405238829" calcext:value-type="float">
            <text:p>-3,405238829</text:p>
          </table:table-cell>
          <table:table-cell office:value-type="float" office:value="-0.452896764" calcext:value-type="float">
            <text:p>-0,452896764</text:p>
          </table:table-cell>
          <table:table-cell office:value-type="float" office:value="-3.715170279" calcext:value-type="float">
            <text:p>-3,715170279</text:p>
          </table:table-cell>
          <table:table-cell office:value-type="float" office:value="-0.516408669" calcext:value-type="float">
            <text:p>-0,516408669</text:p>
          </table:table-cell>
          <table:table-cell office:value-type="float" office:value="-2.67076837" calcext:value-type="float">
            <text:p>-2,67076837</text:p>
          </table:table-cell>
          <table:table-cell office:value-type="float" office:value="-0.381919877" calcext:value-type="float">
            <text:p>-0,381919877</text:p>
          </table:table-cell>
          <table:table-cell office:value-type="float" office:value="-4.355090221" calcext:value-type="float">
            <text:p>-4,355090221</text:p>
          </table:table-cell>
          <table:table-cell office:value-type="float" office:value="-0.39631321" calcext:value-type="float">
            <text:p>-0,39631321</text:p>
          </table:table-cell>
          <table:table-cell office:value-type="float" office:value="-2.390126037" calcext:value-type="float">
            <text:p>-2,390126037</text:p>
          </table:table-cell>
          <table:table-cell office:value-type="float" office:value="-0.370469536" calcext:value-type="float">
            <text:p>-0,370469536</text:p>
          </table:table-cell>
          <table:table-cell office:value-type="float" office:value="-6.95386914" calcext:value-type="float">
            <text:p>-6,95386914</text:p>
          </table:table-cell>
          <table:table-cell office:value-type="float" office:value="-1.112619062" calcext:value-type="float">
            <text:p>-1,112619062</text:p>
          </table:table-cell>
          <table:table-cell office:value-type="float" office:value="-3.662554594" calcext:value-type="float">
            <text:p>-3,662554594</text:p>
          </table:table-cell>
          <table:table-cell office:value-type="float" office:value="-0.479794652" calcext:value-type="float">
            <text:p>-0,479794652</text:p>
          </table:table-cell>
          <table:table-cell office:value-type="float" office:value="-2.681571071" calcext:value-type="float">
            <text:p>-2,681571071</text:p>
          </table:table-cell>
          <table:table-cell office:value-type="float" office:value="-0.439777656" calcext:value-type="float">
            <text:p>-0,439777656</text:p>
          </table:table-cell>
          <table:table-cell office:value-type="float" office:value="-0.797406807" calcext:value-type="float">
            <text:p>-0,797406807</text:p>
          </table:table-cell>
          <table:table-cell office:value-type="float" office:value="-0.125192869" calcext:value-type="float">
            <text:p>-0,125192869</text:p>
          </table:table-cell>
          <table:table-cell office:value-type="float" office:value="-3.028138837" calcext:value-type="float">
            <text:p>-3,028138837</text:p>
          </table:table-cell>
          <table:table-cell office:value-type="float" office:value="-0.454220826" calcext:value-type="float">
            <text:p>-0,454220826</text:p>
          </table:table-cell>
          <table:table-cell office:value-type="float" office:value="-1.742056075" calcext:value-type="float">
            <text:p>-1,742056075</text:p>
          </table:table-cell>
          <table:table-cell office:value-type="float" office:value="-0.233435514" calcext:value-type="float">
            <text:p>-0,233435514</text:p>
          </table:table-cell>
          <table:table-cell office:value-type="float" office:value="-2.089698821" calcext:value-type="float">
            <text:p>-2,089698821</text:p>
          </table:table-cell>
          <table:table-cell office:value-type="float" office:value="-0.37196639" calcext:value-type="float">
            <text:p>-0,37196639</text:p>
          </table:table-cell>
          <table:table-cell office:value-type="float" office:value="-6.728665208" calcext:value-type="float">
            <text:p>-6,728665208</text:p>
          </table:table-cell>
          <table:table-cell office:value-type="float" office:value="-0.841083151" calcext:value-type="float">
            <text:p>-0,841083151</text:p>
          </table:table-cell>
          <table:table-cell office:value-type="float" office:value="-3.282275711" calcext:value-type="float">
            <text:p>-3,282275711</text:p>
          </table:table-cell>
          <table:table-cell office:value-type="float" office:value="-0.328227571" calcext:value-type="float">
            <text:p>-0,328227571</text:p>
          </table:table-cell>
          <table:table-cell office:value-type="float" office:value="-5.790190736" calcext:value-type="float">
            <text:p>-5,790190736</text:p>
          </table:table-cell>
          <table:table-cell office:value-type="float" office:value="-0.833787466" calcext:value-type="float">
            <text:p>-0,833787466</text:p>
          </table:table-cell>
          <table:table-cell office:value-type="float" office:value="-3.027130769" calcext:value-type="float">
            <text:p>-3,027130769</text:p>
          </table:table-cell>
          <table:table-cell office:value-type="float" office:value="-0.3541743" calcext:value-type="float">
            <text:p>-0,3541743</text:p>
          </table:table-cell>
          <table:table-cell office:value-type="float" office:value="-3.057402736" calcext:value-type="float">
            <text:p>-3,057402736</text:p>
          </table:table-cell>
          <table:table-cell office:value-type="float" office:value="-0.409691967" calcext:value-type="float">
            <text:p>-0,409691967</text:p>
          </table:table-cell>
          <table:table-cell office:value-type="float" office:value="-24.54577841" calcext:value-type="float">
            <text:p>-24,54577841</text:p>
          </table:table-cell>
          <table:table-cell office:value-type="float" office:value="-1.963662273" calcext:value-type="float">
            <text:p>-1,963662273</text:p>
          </table:table-cell>
          <table:table-cell office:value-type="float" office:value="-7.286842822" calcext:value-type="float">
            <text:p>-7,286842822</text:p>
          </table:table-cell>
          <table:table-cell office:value-type="float" office:value="-1.071165895" calcext:value-type="float">
            <text:p>-1,071165895</text:p>
          </table:table-cell>
          <table:table-cell office:value-type="float" office:value="-7.518656716" calcext:value-type="float">
            <text:p>-7,518656716</text:p>
          </table:table-cell>
          <table:table-cell office:value-type="float" office:value="-1.210503731" calcext:value-type="float">
            <text:p>-1,210503731</text:p>
          </table:table-cell>
          <table:table-cell office:value-type="float" office:value="-30.73370959" calcext:value-type="float">
            <text:p>-30,73370959</text:p>
          </table:table-cell>
          <table:table-cell office:value-type="float" office:value="-1.413750641" calcext:value-type="float">
            <text:p>-1,413750641</text:p>
          </table:table-cell>
          <table:table-cell office:value-type="float" office:value="-3.057402736" calcext:value-type="float">
            <text:p>-3,057402736</text:p>
          </table:table-cell>
          <table:table-cell office:value-type="float" office:value="-0.409691967" calcext:value-type="float">
            <text:p>-0,409691967</text:p>
          </table:table-cell>
          <table:table-cell office:value-type="float" office:value="-1.807107958" calcext:value-type="float">
            <text:p>-1,807107958</text:p>
          </table:table-cell>
          <table:table-cell office:value-type="float" office:value="-0.262030654" calcext:value-type="float">
            <text:p>-0,262030654</text:p>
          </table:table-cell>
          <table:table-cell office:value-type="float" office:value="-4.904547571" calcext:value-type="float">
            <text:p>-4,904547571</text:p>
          </table:table-cell>
          <table:table-cell office:value-type="float" office:value="-0.632686637" calcext:value-type="float">
            <text:p>-0,632686637</text:p>
          </table:table-cell>
          <table:table-cell office:value-type="float" office:value="-10.74557636" calcext:value-type="float">
            <text:p>-10,74557636</text:p>
          </table:table-cell>
          <table:table-cell office:value-type="float" office:value="-1.310960316" calcext:value-type="float">
            <text:p>-1,310960316</text:p>
          </table:table-cell>
          <table:table-cell office:value-type="float" office:value="-2.42496397" calcext:value-type="float">
            <text:p>-2,42496397</text:p>
          </table:table-cell>
          <table:table-cell office:value-type="float" office:value="-0.385569271" calcext:value-type="float">
            <text:p>-0,385569271</text:p>
          </table:table-cell>
          <table:table-cell office:value-type="float" office:value="-4.493990594" calcext:value-type="float">
            <text:p>-4,493990594</text:p>
          </table:table-cell>
          <table:table-cell office:value-type="float" office:value="-0.548266852" calcext:value-type="float">
            <text:p>-0,548266852</text:p>
          </table:table-cell>
          <table:table-cell office:value-type="float" office:value="-54.94691491" calcext:value-type="float">
            <text:p>-54,94691491</text:p>
          </table:table-cell>
          <table:table-cell office:value-type="float" office:value="-3.571549469" calcext:value-type="float">
            <text:p>-3,57154946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1.482900525" calcext:value-type="float">
            <text:p>1,482900525</text:p>
          </table:table-cell>
          <table:table-cell office:value-type="float" office:value="0.213537676" calcext:value-type="float">
            <text:p>0,213537676</text:p>
          </table:table-cell>
          <table:table-cell office:value-type="float" office:value="6.516825716" calcext:value-type="float">
            <text:p>6,516825716</text:p>
          </table:table-cell>
          <table:table-cell office:value-type="float" office:value="1.055725766" calcext:value-type="float">
            <text:p>1,055725766</text:p>
          </table:table-cell>
          <table:table-cell office:value-type="float" office:value="1.117436222" calcext:value-type="float">
            <text:p>1,117436222</text:p>
          </table:table-cell>
          <table:table-cell office:value-type="float" office:value="0.052519502" calcext:value-type="float">
            <text:p>0,052519502</text:p>
          </table:table-cell>
          <table:table-cell office:value-type="float" office:value="2.018489985" calcext:value-type="float">
            <text:p>2,018489985</text:p>
          </table:table-cell>
          <table:table-cell office:value-type="float" office:value="0.268459168" calcext:value-type="float">
            <text:p>0,268459168</text:p>
          </table:table-cell>
          <table:table-cell office:value-type="float" office:value="0.551234615" calcext:value-type="float">
            <text:p>0,551234615</text:p>
          </table:table-cell>
          <table:table-cell office:value-type="float" office:value="0.076621611" calcext:value-type="float">
            <text:p>0,076621611</text:p>
          </table:table-cell>
          <table:table-cell office:value-type="float" office:value="0.713137104" calcext:value-type="float">
            <text:p>0,713137104</text:p>
          </table:table-cell>
          <table:table-cell office:value-type="float" office:value="0.101978606" calcext:value-type="float">
            <text:p>0,101978606</text:p>
          </table:table-cell>
          <table:table-cell office:value-type="float" office:value="1.113833816" calcext:value-type="float">
            <text:p>1,113833816</text:p>
          </table:table-cell>
          <table:table-cell office:value-type="float" office:value="0.101358877" calcext:value-type="float">
            <text:p>0,101358877</text:p>
          </table:table-cell>
          <table:table-cell office:value-type="float" office:value="0.692222295" calcext:value-type="float">
            <text:p>0,692222295</text:p>
          </table:table-cell>
          <table:table-cell office:value-type="float" office:value="0.107294456" calcext:value-type="float">
            <text:p>0,107294456</text:p>
          </table:table-cell>
          <table:table-cell office:value-type="float" office:value="6.95386914" calcext:value-type="float">
            <text:p>6,95386914</text:p>
          </table:table-cell>
          <table:table-cell office:value-type="float" office:value="1.112619062" calcext:value-type="float">
            <text:p>1,112619062</text:p>
          </table:table-cell>
          <table:table-cell office:value-type="float" office:value="1.057390238" calcext:value-type="float">
            <text:p>1,057390238</text:p>
          </table:table-cell>
          <table:table-cell office:value-type="float" office:value="0.138518121" calcext:value-type="float">
            <text:p>0,138518121</text:p>
          </table:table-cell>
          <table:table-cell office:value-type="float" office:value="0.054975261" calcext:value-type="float">
            <text:p>0,054975261</text:p>
          </table:table-cell>
          <table:table-cell office:value-type="float" office:value="0.009015943" calcext:value-type="float">
            <text:p>0,009015943</text:p>
          </table:table-cell>
          <table:table-cell office:value-type="float" office:value="0.797406807" calcext:value-type="float">
            <text:p>0,797406807</text:p>
          </table:table-cell>
          <table:table-cell office:value-type="float" office:value="0.125192869" calcext:value-type="float">
            <text:p>0,125192869</text:p>
          </table:table-cell>
          <table:table-cell office:value-type="float" office:value="0.314240823" calcext:value-type="float">
            <text:p>0,314240823</text:p>
          </table:table-cell>
          <table:table-cell office:value-type="float" office:value="0.047136123" calcext:value-type="float">
            <text:p>0,047136123</text:p>
          </table:table-cell>
          <table:table-cell office:value-type="float" office:value="0.246728972" calcext:value-type="float">
            <text:p>0,246728972</text:p>
          </table:table-cell>
          <table:table-cell office:value-type="float" office:value="0.033061682" calcext:value-type="float">
            <text:p>0,033061682</text:p>
          </table:table-cell>
          <table:table-cell office:value-type="float" office:value="0.016368398" calcext:value-type="float">
            <text:p>0,016368398</text:p>
          </table:table-cell>
          <table:table-cell office:value-type="float" office:value="0.002913575" calcext:value-type="float">
            <text:p>0,002913575</text:p>
          </table:table-cell>
          <table:table-cell office:value-type="float" office:value="3.758987183" calcext:value-type="float">
            <text:p>3,758987183</text:p>
          </table:table-cell>
          <table:table-cell office:value-type="float" office:value="0.469873398" calcext:value-type="float">
            <text:p>0,46987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4196185" calcext:value-type="float">
            <text:p>2,384196185</text:p>
          </table:table-cell>
          <table:table-cell office:value-type="float" office:value="0.343324251" calcext:value-type="float">
            <text:p>0,343324251</text:p>
          </table:table-cell>
          <table:table-cell office:value-type="float" office:value="0.497252028" calcext:value-type="float">
            <text:p>0,497252028</text:p>
          </table:table-cell>
          <table:table-cell office:value-type="float" office:value="0.058178487" calcext:value-type="float">
            <text:p>0,058178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18810118" calcext:value-type="float">
            <text:p>9,618810118</text:p>
          </table:table-cell>
          <table:table-cell office:value-type="float" office:value="0.769504809" calcext:value-type="float">
            <text:p>0,769504809</text:p>
          </table:table-cell>
          <table:table-cell office:value-type="float" office:value="4.630890765" calcext:value-type="float">
            <text:p>4,630890765</text:p>
          </table:table-cell>
          <table:table-cell office:value-type="float" office:value="0.680740943" calcext:value-type="float">
            <text:p>0,680740943</text:p>
          </table:table-cell>
          <table:table-cell office:value-type="float" office:value="5.715174129" calcext:value-type="float">
            <text:p>5,715174129</text:p>
          </table:table-cell>
          <table:table-cell office:value-type="float" office:value="0.920143035" calcext:value-type="float">
            <text:p>0,920143035</text:p>
          </table:table-cell>
          <table:table-cell office:value-type="float" office:value="20.47203694" calcext:value-type="float">
            <text:p>20,47203694</text:p>
          </table:table-cell>
          <table:table-cell office:value-type="float" office:value="0.941713699" calcext:value-type="float">
            <text:p>0,9417136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22799938" calcext:value-type="float">
            <text:p>1,722799938</text:p>
          </table:table-cell>
          <table:table-cell office:value-type="float" office:value="0.222241192" calcext:value-type="float">
            <text:p>0,222241192</text:p>
          </table:table-cell>
          <table:table-cell office:value-type="float" office:value="9.113554372" calcext:value-type="float">
            <text:p>9,113554372</text:p>
          </table:table-cell>
          <table:table-cell office:value-type="float" office:value="1.111853633" calcext:value-type="float">
            <text:p>1,111853633</text:p>
          </table:table-cell>
          <table:table-cell office:value-type="float" office:value="0.294504668" calcext:value-type="float">
            <text:p>0,294504668</text:p>
          </table:table-cell>
          <table:table-cell office:value-type="float" office:value="0.046826242" calcext:value-type="float">
            <text:p>0,046826242</text:p>
          </table:table-cell>
          <table:table-cell office:value-type="float" office:value="1.881205365" calcext:value-type="float">
            <text:p>1,881205365</text:p>
          </table:table-cell>
          <table:table-cell office:value-type="float" office:value="0.229507055" calcext:value-type="float">
            <text:p>0,229507055</text:p>
          </table:table-cell>
          <table:table-cell office:value-type="float" office:value="54.17756578" calcext:value-type="float">
            <text:p>54,17756578</text:p>
          </table:table-cell>
          <table:table-cell office:value-type="float" office:value="3.521541776" calcext:value-type="float">
            <text:p>3,5215417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70.8386547" calcext:value-type="float">
            <text:p>170,8386547</text:p>
          </table:table-cell>
          <table:table-cell office:value-type="float" office:value="24.60076628" calcext:value-type="float">
            <text:p>24,60076628</text:p>
          </table:table-cell>
          <table:table-cell office:value-type="float" office:value="173.2546459" calcext:value-type="float">
            <text:p>173,2546459</text:p>
          </table:table-cell>
          <table:table-cell office:value-type="float" office:value="28.06725264" calcext:value-type="float">
            <text:p>28,06725264</text:p>
          </table:table-cell>
          <table:table-cell office:value-type="float" office:value="170.2298124" calcext:value-type="float">
            <text:p>170,2298124</text:p>
          </table:table-cell>
          <table:table-cell office:value-type="float" office:value="8.000801181" calcext:value-type="float">
            <text:p>8,000801181</text:p>
          </table:table-cell>
          <table:table-cell office:value-type="float" office:value="161.7257319" calcext:value-type="float">
            <text:p>161,7257319</text:p>
          </table:table-cell>
          <table:table-cell office:value-type="float" office:value="21.50952234" calcext:value-type="float">
            <text:p>21,50952234</text:p>
          </table:table-cell>
          <table:table-cell office:value-type="float" office:value="169.4857661" calcext:value-type="float">
            <text:p>169,4857661</text:p>
          </table:table-cell>
          <table:table-cell office:value-type="float" office:value="23.55852148" calcext:value-type="float">
            <text:p>23,55852148</text:p>
          </table:table-cell>
          <table:table-cell office:value-type="float" office:value="172.2156191" calcext:value-type="float">
            <text:p>172,2156191</text:p>
          </table:table-cell>
          <table:table-cell office:value-type="float" office:value="24.62683353" calcext:value-type="float">
            <text:p>24,62683353</text:p>
          </table:table-cell>
          <table:table-cell office:value-type="float" office:value="165.5045667" calcext:value-type="float">
            <text:p>165,5045667</text:p>
          </table:table-cell>
          <table:table-cell office:value-type="float" office:value="15.06091557" calcext:value-type="float">
            <text:p>15,06091557</text:p>
          </table:table-cell>
          <table:table-cell office:value-type="float" office:value="174.9232678" calcext:value-type="float">
            <text:p>174,9232678</text:p>
          </table:table-cell>
          <table:table-cell office:value-type="float" office:value="27.11310651" calcext:value-type="float">
            <text:p>27,11310651</text:p>
          </table:table-cell>
          <table:table-cell office:value-type="float" office:value="173.3362386" calcext:value-type="float">
            <text:p>173,3362386</text:p>
          </table:table-cell>
          <table:table-cell office:value-type="float" office:value="27.73379817" calcext:value-type="float">
            <text:p>27,73379817</text:p>
          </table:table-cell>
          <table:table-cell office:value-type="float" office:value="174.3927668" calcext:value-type="float">
            <text:p>174,3927668</text:p>
          </table:table-cell>
          <table:table-cell office:value-type="float" office:value="22.84545246" calcext:value-type="float">
            <text:p>22,84545246</text:p>
          </table:table-cell>
          <table:table-cell office:value-type="float" office:value="171.8709914" calcext:value-type="float">
            <text:p>171,8709914</text:p>
          </table:table-cell>
          <table:table-cell office:value-type="float" office:value="28.18684259" calcext:value-type="float">
            <text:p>28,18684259</text:p>
          </table:table-cell>
          <table:table-cell office:value-type="float" office:value="172.7714749" calcext:value-type="float">
            <text:p>172,7714749</text:p>
          </table:table-cell>
          <table:table-cell office:value-type="float" office:value="27.12512156" calcext:value-type="float">
            <text:p>27,12512156</text:p>
          </table:table-cell>
          <table:table-cell office:value-type="float" office:value="171.104128" calcext:value-type="float">
            <text:p>171,104128</text:p>
          </table:table-cell>
          <table:table-cell office:value-type="float" office:value="25.6656192" calcext:value-type="float">
            <text:p>25,6656192</text:p>
          </table:table-cell>
          <table:table-cell office:value-type="float" office:value="170.1831776" calcext:value-type="float">
            <text:p>170,1831776</text:p>
          </table:table-cell>
          <table:table-cell office:value-type="float" office:value="22.80454579" calcext:value-type="float">
            <text:p>22,80454579</text:p>
          </table:table-cell>
          <table:table-cell office:value-type="float" office:value="170.9079005" calcext:value-type="float">
            <text:p>170,9079005</text:p>
          </table:table-cell>
          <table:table-cell office:value-type="float" office:value="30.42160629" calcext:value-type="float">
            <text:p>30,42160629</text:p>
          </table:table-cell>
          <table:table-cell office:value-type="float" office:value="165.8408878" calcext:value-type="float">
            <text:p>165,8408878</text:p>
          </table:table-cell>
          <table:table-cell office:value-type="float" office:value="20.73011097" calcext:value-type="float">
            <text:p>20,73011097</text:p>
          </table:table-cell>
          <table:table-cell office:value-type="float" office:value="170.4495723" calcext:value-type="float">
            <text:p>170,4495723</text:p>
          </table:table-cell>
          <table:table-cell office:value-type="float" office:value="17.04495723" calcext:value-type="float">
            <text:p>17,04495723</text:p>
          </table:table-cell>
          <table:table-cell office:value-type="float" office:value="170.6948229" calcext:value-type="float">
            <text:p>170,6948229</text:p>
          </table:table-cell>
          <table:table-cell office:value-type="float" office:value="24.5800545" calcext:value-type="float">
            <text:p>24,5800545</text:p>
          </table:table-cell>
          <table:table-cell office:value-type="float" office:value="170.6795778" calcext:value-type="float">
            <text:p>170,6795778</text:p>
          </table:table-cell>
          <table:table-cell office:value-type="float" office:value="19.9695106" calcext:value-type="float">
            <text:p>19,9695106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8.7448047" calcext:value-type="float">
            <text:p>168,7448047</text:p>
          </table:table-cell>
          <table:table-cell office:value-type="float" office:value="13.49958437" calcext:value-type="float">
            <text:p>13,49958437</text:p>
          </table:table-cell>
          <table:table-cell office:value-type="float" office:value="167.502043" calcext:value-type="float">
            <text:p>167,502043</text:p>
          </table:table-cell>
          <table:table-cell office:value-type="float" office:value="24.62280033" calcext:value-type="float">
            <text:p>24,62280033</text:p>
          </table:table-cell>
          <table:table-cell office:value-type="float" office:value="172.5310945" calcext:value-type="float">
            <text:p>172,5310945</text:p>
          </table:table-cell>
          <table:table-cell office:value-type="float" office:value="27.77750622" calcext:value-type="float">
            <text:p>27,77750622</text:p>
          </table:table-cell>
          <table:table-cell office:value-type="float" office:value="165.7773217" calcext:value-type="float">
            <text:p>165,7773217</text:p>
          </table:table-cell>
          <table:table-cell office:value-type="float" office:value="7.625756798" calcext:value-type="float">
            <text:p>7,625756798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7.7531624" calcext:value-type="float">
            <text:p>167,7531624</text:p>
          </table:table-cell>
          <table:table-cell office:value-type="float" office:value="24.32420855" calcext:value-type="float">
            <text:p>24,32420855</text:p>
          </table:table-cell>
          <table:table-cell office:value-type="float" office:value="173.3509235" calcext:value-type="float">
            <text:p>173,3509235</text:p>
          </table:table-cell>
          <table:table-cell office:value-type="float" office:value="22.36226913" calcext:value-type="float">
            <text:p>22,36226913</text:p>
          </table:table-cell>
          <table:table-cell office:value-type="float" office:value="172.9857413" calcext:value-type="float">
            <text:p>172,9857413</text:p>
          </table:table-cell>
          <table:table-cell office:value-type="float" office:value="21.10426044" calcext:value-type="float">
            <text:p>21,10426044</text:p>
          </table:table-cell>
          <table:table-cell office:value-type="float" office:value="173.4569835" calcext:value-type="float">
            <text:p>173,4569835</text:p>
          </table:table-cell>
          <table:table-cell office:value-type="float" office:value="27.57966038" calcext:value-type="float">
            <text:p>27,57966038</text:p>
          </table:table-cell>
          <table:table-cell office:value-type="float" office:value="172.6005922" calcext:value-type="float">
            <text:p>172,6005922</text:p>
          </table:table-cell>
          <table:table-cell office:value-type="float" office:value="21.05727225" calcext:value-type="float">
            <text:p>21,05727225</text:p>
          </table:table-cell>
          <table:table-cell office:value-type="float" office:value="173.2881982" calcext:value-type="float">
            <text:p>173,2881982</text:p>
          </table:table-cell>
          <table:table-cell office:value-type="float" office:value="11.26373288" calcext:value-type="float">
            <text:p>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-89.87512417" calcext:value-type="float">
            <text:p>-89,87512417</text:p>
          </table:table-cell>
          <table:table-cell office:value-type="float" office:value="-12.94201788" calcext:value-type="float">
            <text:p>-12,94201788</text:p>
          </table:table-cell>
          <table:table-cell office:value-type="float" office:value="-91.58086389" calcext:value-type="float">
            <text:p>-91,58086389</text:p>
          </table:table-cell>
          <table:table-cell office:value-type="float" office:value="-14.83609995" calcext:value-type="float">
            <text:p>-14,83609995</text:p>
          </table:table-cell>
          <table:table-cell office:value-type="float" office:value="-92.74720641" calcext:value-type="float">
            <text:p>-92,74720641</text:p>
          </table:table-cell>
          <table:table-cell office:value-type="float" office:value="-4.359118701" calcext:value-type="float">
            <text:p>-4,359118701</text:p>
          </table:table-cell>
          <table:table-cell office:value-type="float" office:value="-92.67334361" calcext:value-type="float">
            <text:p>-92,67334361</text:p>
          </table:table-cell>
          <table:table-cell office:value-type="float" office:value="-12.3255547" calcext:value-type="float">
            <text:p>-12,3255547</text:p>
          </table:table-cell>
          <table:table-cell office:value-type="float" office:value="-89.79083289" calcext:value-type="float">
            <text:p>-89,79083289</text:p>
          </table:table-cell>
          <table:table-cell office:value-type="float" office:value="-12.48092577" calcext:value-type="float">
            <text:p>-12,48092577</text:p>
          </table:table-cell>
          <table:table-cell office:value-type="float" office:value="-91.68705866" calcext:value-type="float">
            <text:p>-91,68705866</text:p>
          </table:table-cell>
          <table:table-cell office:value-type="float" office:value="-13.11124939" calcext:value-type="float">
            <text:p>-13,11124939</text:p>
          </table:table-cell>
          <table:table-cell office:value-type="float" office:value="-91.46803297" calcext:value-type="float">
            <text:p>-91,46803297</text:p>
          </table:table-cell>
          <table:table-cell office:value-type="float" office:value="-8.323591" calcext:value-type="float">
            <text:p>-8,323591</text:p>
          </table:table-cell>
          <table:table-cell office:value-type="float" office:value="-92.33331157" calcext:value-type="float">
            <text:p>-92,33331157</text:p>
          </table:table-cell>
          <table:table-cell office:value-type="float" office:value="-14.31166329" calcext:value-type="float">
            <text:p>-14,31166329</text:p>
          </table:table-cell>
          <table:table-cell office:value-type="float" office:value="-93.13328768" calcext:value-type="float">
            <text:p>-93,13328768</text:p>
          </table:table-cell>
          <table:table-cell office:value-type="float" office:value="-14.90132603" calcext:value-type="float">
            <text:p>-14,90132603</text:p>
          </table:table-cell>
          <table:table-cell office:value-type="float" office:value="-91.93165275" calcext:value-type="float">
            <text:p>-91,93165275</text:p>
          </table:table-cell>
          <table:table-cell office:value-type="float" office:value="-12.04304651" calcext:value-type="float">
            <text:p>-12,04304651</text:p>
          </table:table-cell>
          <table:table-cell office:value-type="float" office:value="-91.33223383" calcext:value-type="float">
            <text:p>-91,33223383</text:p>
          </table:table-cell>
          <table:table-cell office:value-type="float" office:value="-14.97848635" calcext:value-type="float">
            <text:p>-14,97848635</text:p>
          </table:table-cell>
          <table:table-cell office:value-type="float" office:value="-91.76661264" calcext:value-type="float">
            <text:p>-91,76661264</text:p>
          </table:table-cell>
          <table:table-cell office:value-type="float" office:value="-14.40735818" calcext:value-type="float">
            <text:p>-14,40735818</text:p>
          </table:table-cell>
          <table:table-cell office:value-type="float" office:value="-90.3942294" calcext:value-type="float">
            <text:p>-90,3942294</text:p>
          </table:table-cell>
          <table:table-cell office:value-type="float" office:value="-13.55913441" calcext:value-type="float">
            <text:p>-13,55913441</text:p>
          </table:table-cell>
          <table:table-cell office:value-type="float" office:value="-91.25233645" calcext:value-type="float">
            <text:p>-91,25233645</text:p>
          </table:table-cell>
          <table:table-cell office:value-type="float" office:value="-12.22781308" calcext:value-type="float">
            <text:p>-12,22781308</text:p>
          </table:table-cell>
          <table:table-cell office:value-type="float" office:value="-91.80488869" calcext:value-type="float">
            <text:p>-91,80488869</text:p>
          </table:table-cell>
          <table:table-cell office:value-type="float" office:value="-16.34127019" calcext:value-type="float">
            <text:p>-16,34127019</text:p>
          </table:table-cell>
          <table:table-cell office:value-type="float" office:value="-89.23100969" calcext:value-type="float">
            <text:p>-89,23100969</text:p>
          </table:table-cell>
          <table:table-cell office:value-type="float" office:value="-11.15387621" calcext:value-type="float">
            <text:p>-11,15387621</text:p>
          </table:table-cell>
          <table:table-cell office:value-type="float" office:value="-91.2174259" calcext:value-type="float">
            <text:p>-91,2174259</text:p>
          </table:table-cell>
          <table:table-cell office:value-type="float" office:value="-9.12174259" calcext:value-type="float">
            <text:p>-9,12174259</text:p>
          </table:table-cell>
          <table:table-cell office:value-type="float" office:value="-90.27929155" calcext:value-type="float">
            <text:p>-90,27929155</text:p>
          </table:table-cell>
          <table:table-cell office:value-type="float" office:value="-13.00021798" calcext:value-type="float">
            <text:p>-13,00021798</text:p>
          </table:table-cell>
          <table:table-cell office:value-type="float" office:value="-90.73540958" calcext:value-type="float">
            <text:p>-90,73540958</text:p>
          </table:table-cell>
          <table:table-cell office:value-type="float" office:value="-10.61604292" calcext:value-type="float">
            <text:p>-10,61604292</text:p>
          </table:table-cell>
          <table:table-cell office:value-type="float" office:value="-92.61637239" calcext:value-type="float">
            <text:p>-92,61637239</text:p>
          </table:table-cell>
          <table:table-cell office:value-type="float" office:value="-12.4105939" calcext:value-type="float">
            <text:p>-12,4105939</text:p>
          </table:table-cell>
          <table:table-cell office:value-type="float" office:value="-94.2880893" calcext:value-type="float">
            <text:p>-94,2880893</text:p>
          </table:table-cell>
          <table:table-cell office:value-type="float" office:value="-7.543047144" calcext:value-type="float">
            <text:p>-7,543047144</text:p>
          </table:table-cell>
          <table:table-cell office:value-type="float" office:value="-92.21601743" calcext:value-type="float">
            <text:p>-92,21601743</text:p>
          </table:table-cell>
          <table:table-cell office:value-type="float" office:value="-13.55575456" calcext:value-type="float">
            <text:p>-13,55575456</text:p>
          </table:table-cell>
          <table:table-cell office:value-type="float" office:value="-91.72263682" calcext:value-type="float">
            <text:p>-91,72263682</text:p>
          </table:table-cell>
          <table:table-cell office:value-type="float" office:value="-14.76734453" calcext:value-type="float">
            <text:p>-14,76734453</text:p>
          </table:table-cell>
          <table:table-cell office:value-type="float" office:value="-87.37814264" calcext:value-type="float">
            <text:p>-87,37814264</text:p>
          </table:table-cell>
          <table:table-cell office:value-type="float" office:value="-4.019394561" calcext:value-type="float">
            <text:p>-4,019394561</text:p>
          </table:table-cell>
          <table:table-cell office:value-type="float" office:value="-92.61637239" calcext:value-type="float">
            <text:p>-92,61637239</text:p>
          </table:table-cell>
          <table:table-cell office:value-type="float" office:value="-12.4105939" calcext:value-type="float">
            <text:p>-12,4105939</text:p>
          </table:table-cell>
          <table:table-cell office:value-type="float" office:value="-91.88809317" calcext:value-type="float">
            <text:p>-91,88809317</text:p>
          </table:table-cell>
          <table:table-cell office:value-type="float" office:value="-13.32377351" calcext:value-type="float">
            <text:p>-13,32377351</text:p>
          </table:table-cell>
          <table:table-cell office:value-type="float" office:value="-92.42588856" calcext:value-type="float">
            <text:p>-92,42588856</text:p>
          </table:table-cell>
          <table:table-cell office:value-type="float" office:value="-11.92293962" calcext:value-type="float">
            <text:p>-11,92293962</text:p>
          </table:table-cell>
          <table:table-cell office:value-type="float" office:value="-91.32451469" calcext:value-type="float">
            <text:p>-91,32451469</text:p>
          </table:table-cell>
          <table:table-cell office:value-type="float" office:value="-11.14159079" calcext:value-type="float">
            <text:p>-11,14159079</text:p>
          </table:table-cell>
          <table:table-cell office:value-type="float" office:value="-92.32408046" calcext:value-type="float">
            <text:p>-92,32408046</text:p>
          </table:table-cell>
          <table:table-cell office:value-type="float" office:value="-14.67952879" calcext:value-type="float">
            <text:p>-14,67952879</text:p>
          </table:table-cell>
          <table:table-cell office:value-type="float" office:value="-91.38651803" calcext:value-type="float">
            <text:p>-91,38651803</text:p>
          </table:table-cell>
          <table:table-cell office:value-type="float" office:value="-11.1491552" calcext:value-type="float">
            <text:p>-11,1491552</text:p>
          </table:table-cell>
          <table:table-cell office:value-type="float" office:value="-94.07601169" calcext:value-type="float">
            <text:p>-94,07601169</text:p>
          </table:table-cell>
          <table:table-cell office:value-type="float" office:value="-6.11494076" calcext:value-type="float">
            <text:p>-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70.8386547" calcext:value-type="float">
            <text:p>170,8386547</text:p>
          </table:table-cell>
          <table:table-cell office:value-type="float" office:value="24.60076628" calcext:value-type="float">
            <text:p>24,60076628</text:p>
          </table:table-cell>
          <table:table-cell office:value-type="float" office:value="173.2546459" calcext:value-type="float">
            <text:p>173,2546459</text:p>
          </table:table-cell>
          <table:table-cell office:value-type="float" office:value="28.06725264" calcext:value-type="float">
            <text:p>28,06725264</text:p>
          </table:table-cell>
          <table:table-cell office:value-type="float" office:value="170.2298124" calcext:value-type="float">
            <text:p>170,2298124</text:p>
          </table:table-cell>
          <table:table-cell office:value-type="float" office:value="8.000801181" calcext:value-type="float">
            <text:p>8,000801181</text:p>
          </table:table-cell>
          <table:table-cell office:value-type="float" office:value="161.7257319" calcext:value-type="float">
            <text:p>161,7257319</text:p>
          </table:table-cell>
          <table:table-cell office:value-type="float" office:value="21.50952234" calcext:value-type="float">
            <text:p>21,50952234</text:p>
          </table:table-cell>
          <table:table-cell office:value-type="float" office:value="169.4857661" calcext:value-type="float">
            <text:p>169,4857661</text:p>
          </table:table-cell>
          <table:table-cell office:value-type="float" office:value="23.55852148" calcext:value-type="float">
            <text:p>23,55852148</text:p>
          </table:table-cell>
          <table:table-cell office:value-type="float" office:value="172.2156191" calcext:value-type="float">
            <text:p>172,2156191</text:p>
          </table:table-cell>
          <table:table-cell office:value-type="float" office:value="24.62683353" calcext:value-type="float">
            <text:p>24,62683353</text:p>
          </table:table-cell>
          <table:table-cell office:value-type="float" office:value="165.5045667" calcext:value-type="float">
            <text:p>165,5045667</text:p>
          </table:table-cell>
          <table:table-cell office:value-type="float" office:value="15.06091557" calcext:value-type="float">
            <text:p>15,06091557</text:p>
          </table:table-cell>
          <table:table-cell office:value-type="float" office:value="174.9232678" calcext:value-type="float">
            <text:p>174,9232678</text:p>
          </table:table-cell>
          <table:table-cell office:value-type="float" office:value="27.11310651" calcext:value-type="float">
            <text:p>27,11310651</text:p>
          </table:table-cell>
          <table:table-cell office:value-type="float" office:value="173.3362386" calcext:value-type="float">
            <text:p>173,3362386</text:p>
          </table:table-cell>
          <table:table-cell office:value-type="float" office:value="27.73379817" calcext:value-type="float">
            <text:p>27,73379817</text:p>
          </table:table-cell>
          <table:table-cell office:value-type="float" office:value="174.3927668" calcext:value-type="float">
            <text:p>174,3927668</text:p>
          </table:table-cell>
          <table:table-cell office:value-type="float" office:value="22.84545246" calcext:value-type="float">
            <text:p>22,84545246</text:p>
          </table:table-cell>
          <table:table-cell office:value-type="float" office:value="171.8709914" calcext:value-type="float">
            <text:p>171,8709914</text:p>
          </table:table-cell>
          <table:table-cell office:value-type="float" office:value="28.18684259" calcext:value-type="float">
            <text:p>28,18684259</text:p>
          </table:table-cell>
          <table:table-cell office:value-type="float" office:value="172.7714749" calcext:value-type="float">
            <text:p>172,7714749</text:p>
          </table:table-cell>
          <table:table-cell office:value-type="float" office:value="27.12512156" calcext:value-type="float">
            <text:p>27,12512156</text:p>
          </table:table-cell>
          <table:table-cell office:value-type="float" office:value="171.104128" calcext:value-type="float">
            <text:p>171,104128</text:p>
          </table:table-cell>
          <table:table-cell office:value-type="float" office:value="25.6656192" calcext:value-type="float">
            <text:p>25,6656192</text:p>
          </table:table-cell>
          <table:table-cell office:value-type="float" office:value="170.1831776" calcext:value-type="float">
            <text:p>170,1831776</text:p>
          </table:table-cell>
          <table:table-cell office:value-type="float" office:value="22.80454579" calcext:value-type="float">
            <text:p>22,80454579</text:p>
          </table:table-cell>
          <table:table-cell office:value-type="float" office:value="170.9079005" calcext:value-type="float">
            <text:p>170,9079005</text:p>
          </table:table-cell>
          <table:table-cell office:value-type="float" office:value="30.42160629" calcext:value-type="float">
            <text:p>30,42160629</text:p>
          </table:table-cell>
          <table:table-cell office:value-type="float" office:value="165.8408878" calcext:value-type="float">
            <text:p>165,8408878</text:p>
          </table:table-cell>
          <table:table-cell office:value-type="float" office:value="20.73011097" calcext:value-type="float">
            <text:p>20,73011097</text:p>
          </table:table-cell>
          <table:table-cell office:value-type="float" office:value="170.4495723" calcext:value-type="float">
            <text:p>170,4495723</text:p>
          </table:table-cell>
          <table:table-cell office:value-type="float" office:value="17.04495723" calcext:value-type="float">
            <text:p>17,04495723</text:p>
          </table:table-cell>
          <table:table-cell office:value-type="float" office:value="170.6948229" calcext:value-type="float">
            <text:p>170,6948229</text:p>
          </table:table-cell>
          <table:table-cell office:value-type="float" office:value="24.5800545" calcext:value-type="float">
            <text:p>24,5800545</text:p>
          </table:table-cell>
          <table:table-cell office:value-type="float" office:value="170.6795778" calcext:value-type="float">
            <text:p>170,6795778</text:p>
          </table:table-cell>
          <table:table-cell office:value-type="float" office:value="19.9695106" calcext:value-type="float">
            <text:p>19,9695106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8.7448047" calcext:value-type="float">
            <text:p>168,7448047</text:p>
          </table:table-cell>
          <table:table-cell office:value-type="float" office:value="13.49958437" calcext:value-type="float">
            <text:p>13,49958437</text:p>
          </table:table-cell>
          <table:table-cell office:value-type="float" office:value="167.502043" calcext:value-type="float">
            <text:p>167,502043</text:p>
          </table:table-cell>
          <table:table-cell office:value-type="float" office:value="24.62280033" calcext:value-type="float">
            <text:p>24,62280033</text:p>
          </table:table-cell>
          <table:table-cell office:value-type="float" office:value="172.5310945" calcext:value-type="float">
            <text:p>172,5310945</text:p>
          </table:table-cell>
          <table:table-cell office:value-type="float" office:value="27.77750622" calcext:value-type="float">
            <text:p>27,77750622</text:p>
          </table:table-cell>
          <table:table-cell office:value-type="float" office:value="165.7773217" calcext:value-type="float">
            <text:p>165,7773217</text:p>
          </table:table-cell>
          <table:table-cell office:value-type="float" office:value="7.625756798" calcext:value-type="float">
            <text:p>7,625756798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7.7531624" calcext:value-type="float">
            <text:p>167,7531624</text:p>
          </table:table-cell>
          <table:table-cell office:value-type="float" office:value="24.32420855" calcext:value-type="float">
            <text:p>24,32420855</text:p>
          </table:table-cell>
          <table:table-cell office:value-type="float" office:value="173.3509235" calcext:value-type="float">
            <text:p>173,3509235</text:p>
          </table:table-cell>
          <table:table-cell office:value-type="float" office:value="22.36226913" calcext:value-type="float">
            <text:p>22,36226913</text:p>
          </table:table-cell>
          <table:table-cell office:value-type="float" office:value="172.9857413" calcext:value-type="float">
            <text:p>172,9857413</text:p>
          </table:table-cell>
          <table:table-cell office:value-type="float" office:value="21.10426044" calcext:value-type="float">
            <text:p>21,10426044</text:p>
          </table:table-cell>
          <table:table-cell office:value-type="float" office:value="173.4569835" calcext:value-type="float">
            <text:p>173,4569835</text:p>
          </table:table-cell>
          <table:table-cell office:value-type="float" office:value="27.57966038" calcext:value-type="float">
            <text:p>27,57966038</text:p>
          </table:table-cell>
          <table:table-cell office:value-type="float" office:value="172.6005922" calcext:value-type="float">
            <text:p>172,6005922</text:p>
          </table:table-cell>
          <table:table-cell office:value-type="float" office:value="21.05727225" calcext:value-type="float">
            <text:p>21,05727225</text:p>
          </table:table-cell>
          <table:table-cell office:value-type="float" office:value="173.2881982" calcext:value-type="float">
            <text:p>173,2881982</text:p>
          </table:table-cell>
          <table:table-cell office:value-type="float" office:value="11.26373288" calcext:value-type="float">
            <text:p>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89.87512417" calcext:value-type="float">
            <text:p>89,87512417</text:p>
          </table:table-cell>
          <table:table-cell office:value-type="float" office:value="12.94201788" calcext:value-type="float">
            <text:p>12,94201788</text:p>
          </table:table-cell>
          <table:table-cell office:value-type="float" office:value="91.58086389" calcext:value-type="float">
            <text:p>91,58086389</text:p>
          </table:table-cell>
          <table:table-cell office:value-type="float" office:value="14.83609995" calcext:value-type="float">
            <text:p>14,83609995</text:p>
          </table:table-cell>
          <table:table-cell office:value-type="float" office:value="92.74720641" calcext:value-type="float">
            <text:p>92,74720641</text:p>
          </table:table-cell>
          <table:table-cell office:value-type="float" office:value="4.359118701" calcext:value-type="float">
            <text:p>4,359118701</text:p>
          </table:table-cell>
          <table:table-cell office:value-type="float" office:value="92.67334361" calcext:value-type="float">
            <text:p>92,67334361</text:p>
          </table:table-cell>
          <table:table-cell office:value-type="float" office:value="12.3255547" calcext:value-type="float">
            <text:p>12,3255547</text:p>
          </table:table-cell>
          <table:table-cell office:value-type="float" office:value="89.79083289" calcext:value-type="float">
            <text:p>89,79083289</text:p>
          </table:table-cell>
          <table:table-cell office:value-type="float" office:value="12.48092577" calcext:value-type="float">
            <text:p>12,48092577</text:p>
          </table:table-cell>
          <table:table-cell office:value-type="float" office:value="91.68705866" calcext:value-type="float">
            <text:p>91,68705866</text:p>
          </table:table-cell>
          <table:table-cell office:value-type="float" office:value="13.11124939" calcext:value-type="float">
            <text:p>13,11124939</text:p>
          </table:table-cell>
          <table:table-cell office:value-type="float" office:value="91.46803297" calcext:value-type="float">
            <text:p>91,46803297</text:p>
          </table:table-cell>
          <table:table-cell office:value-type="float" office:value="8.323591" calcext:value-type="float">
            <text:p>8,323591</text:p>
          </table:table-cell>
          <table:table-cell office:value-type="float" office:value="92.33331157" calcext:value-type="float">
            <text:p>92,33331157</text:p>
          </table:table-cell>
          <table:table-cell office:value-type="float" office:value="14.31166329" calcext:value-type="float">
            <text:p>14,31166329</text:p>
          </table:table-cell>
          <table:table-cell office:value-type="float" office:value="93.13328768" calcext:value-type="float">
            <text:p>93,13328768</text:p>
          </table:table-cell>
          <table:table-cell office:value-type="float" office:value="14.90132603" calcext:value-type="float">
            <text:p>14,90132603</text:p>
          </table:table-cell>
          <table:table-cell office:value-type="float" office:value="91.93165275" calcext:value-type="float">
            <text:p>91,93165275</text:p>
          </table:table-cell>
          <table:table-cell office:value-type="float" office:value="12.04304651" calcext:value-type="float">
            <text:p>12,04304651</text:p>
          </table:table-cell>
          <table:table-cell office:value-type="float" office:value="91.33223383" calcext:value-type="float">
            <text:p>91,33223383</text:p>
          </table:table-cell>
          <table:table-cell office:value-type="float" office:value="14.97848635" calcext:value-type="float">
            <text:p>14,97848635</text:p>
          </table:table-cell>
          <table:table-cell office:value-type="float" office:value="91.76661264" calcext:value-type="float">
            <text:p>91,76661264</text:p>
          </table:table-cell>
          <table:table-cell office:value-type="float" office:value="14.40735818" calcext:value-type="float">
            <text:p>14,40735818</text:p>
          </table:table-cell>
          <table:table-cell office:value-type="float" office:value="90.3942294" calcext:value-type="float">
            <text:p>90,3942294</text:p>
          </table:table-cell>
          <table:table-cell office:value-type="float" office:value="13.55913441" calcext:value-type="float">
            <text:p>13,55913441</text:p>
          </table:table-cell>
          <table:table-cell office:value-type="float" office:value="91.25233645" calcext:value-type="float">
            <text:p>91,25233645</text:p>
          </table:table-cell>
          <table:table-cell office:value-type="float" office:value="12.22781308" calcext:value-type="float">
            <text:p>12,22781308</text:p>
          </table:table-cell>
          <table:table-cell office:value-type="float" office:value="91.80488869" calcext:value-type="float">
            <text:p>91,80488869</text:p>
          </table:table-cell>
          <table:table-cell office:value-type="float" office:value="16.34127019" calcext:value-type="float">
            <text:p>16,34127019</text:p>
          </table:table-cell>
          <table:table-cell office:value-type="float" office:value="89.23100969" calcext:value-type="float">
            <text:p>89,23100969</text:p>
          </table:table-cell>
          <table:table-cell office:value-type="float" office:value="11.15387621" calcext:value-type="float">
            <text:p>11,15387621</text:p>
          </table:table-cell>
          <table:table-cell office:value-type="float" office:value="91.2174259" calcext:value-type="float">
            <text:p>91,2174259</text:p>
          </table:table-cell>
          <table:table-cell office:value-type="float" office:value="9.12174259" calcext:value-type="float">
            <text:p>9,12174259</text:p>
          </table:table-cell>
          <table:table-cell office:value-type="float" office:value="90.27929155" calcext:value-type="float">
            <text:p>90,27929155</text:p>
          </table:table-cell>
          <table:table-cell office:value-type="float" office:value="13.00021798" calcext:value-type="float">
            <text:p>13,00021798</text:p>
          </table:table-cell>
          <table:table-cell office:value-type="float" office:value="90.73540958" calcext:value-type="float">
            <text:p>90,73540958</text:p>
          </table:table-cell>
          <table:table-cell office:value-type="float" office:value="10.61604292" calcext:value-type="float">
            <text:p>10,61604292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4.2880893" calcext:value-type="float">
            <text:p>94,2880893</text:p>
          </table:table-cell>
          <table:table-cell office:value-type="float" office:value="7.543047144" calcext:value-type="float">
            <text:p>7,543047144</text:p>
          </table:table-cell>
          <table:table-cell office:value-type="float" office:value="92.21601743" calcext:value-type="float">
            <text:p>92,21601743</text:p>
          </table:table-cell>
          <table:table-cell office:value-type="float" office:value="13.55575456" calcext:value-type="float">
            <text:p>13,55575456</text:p>
          </table:table-cell>
          <table:table-cell office:value-type="float" office:value="91.72263682" calcext:value-type="float">
            <text:p>91,72263682</text:p>
          </table:table-cell>
          <table:table-cell office:value-type="float" office:value="14.76734453" calcext:value-type="float">
            <text:p>14,76734453</text:p>
          </table:table-cell>
          <table:table-cell office:value-type="float" office:value="87.37814264" calcext:value-type="float">
            <text:p>87,37814264</text:p>
          </table:table-cell>
          <table:table-cell office:value-type="float" office:value="4.019394561" calcext:value-type="float">
            <text:p>4,019394561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1.88809317" calcext:value-type="float">
            <text:p>91,88809317</text:p>
          </table:table-cell>
          <table:table-cell office:value-type="float" office:value="13.32377351" calcext:value-type="float">
            <text:p>13,32377351</text:p>
          </table:table-cell>
          <table:table-cell office:value-type="float" office:value="92.42588856" calcext:value-type="float">
            <text:p>92,42588856</text:p>
          </table:table-cell>
          <table:table-cell office:value-type="float" office:value="11.92293962" calcext:value-type="float">
            <text:p>11,92293962</text:p>
          </table:table-cell>
          <table:table-cell office:value-type="float" office:value="91.32451469" calcext:value-type="float">
            <text:p>91,32451469</text:p>
          </table:table-cell>
          <table:table-cell office:value-type="float" office:value="11.14159079" calcext:value-type="float">
            <text:p>11,14159079</text:p>
          </table:table-cell>
          <table:table-cell office:value-type="float" office:value="92.32408046" calcext:value-type="float">
            <text:p>92,32408046</text:p>
          </table:table-cell>
          <table:table-cell office:value-type="float" office:value="14.67952879" calcext:value-type="float">
            <text:p>14,67952879</text:p>
          </table:table-cell>
          <table:table-cell office:value-type="float" office:value="91.38651803" calcext:value-type="float">
            <text:p>91,38651803</text:p>
          </table:table-cell>
          <table:table-cell office:value-type="float" office:value="11.1491552" calcext:value-type="float">
            <text:p>11,1491552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1.482900525" calcext:value-type="float">
            <text:p>-1,482900525</text:p>
          </table:table-cell>
          <table:table-cell office:value-type="float" office:value="-0.213537676" calcext:value-type="float">
            <text:p>-0,213537676</text:p>
          </table:table-cell>
          <table:table-cell office:value-type="float" office:value="-1.312154696" calcext:value-type="float">
            <text:p>-1,312154696</text:p>
          </table:table-cell>
          <table:table-cell office:value-type="float" office:value="-0.212569061" calcext:value-type="float">
            <text:p>-0,212569061</text:p>
          </table:table-cell>
          <table:table-cell office:value-type="float" office:value="-4.40649378" calcext:value-type="float">
            <text:p>-4,40649378</text:p>
          </table:table-cell>
          <table:table-cell office:value-type="float" office:value="-0.207105208" calcext:value-type="float">
            <text:p>-0,207105208</text:p>
          </table:table-cell>
          <table:table-cell office:value-type="float" office:value="-1.610169492" calcext:value-type="float">
            <text:p>-1,610169492</text:p>
          </table:table-cell>
          <table:table-cell office:value-type="float" office:value="-0.214152542" calcext:value-type="float">
            <text:p>-0,214152542</text:p>
          </table:table-cell>
          <table:table-cell office:value-type="float" office:value="-1.578192253" calcext:value-type="float">
            <text:p>-1,578192253</text:p>
          </table:table-cell>
          <table:table-cell office:value-type="float" office:value="-0.219368723" calcext:value-type="float">
            <text:p>-0,219368723</text:p>
          </table:table-cell>
          <table:table-cell office:value-type="float" office:value="-1.461231909" calcext:value-type="float">
            <text:p>-1,461231909</text:p>
          </table:table-cell>
          <table:table-cell office:value-type="float" office:value="-0.208956163" calcext:value-type="float">
            <text:p>-0,208956163</text:p>
          </table:table-cell>
          <table:table-cell office:value-type="float" office:value="-2.327912675" calcext:value-type="float">
            <text:p>-2,327912675</text:p>
          </table:table-cell>
          <table:table-cell office:value-type="float" office:value="-0.211840053" calcext:value-type="float">
            <text:p>-0,211840053</text:p>
          </table:table-cell>
          <table:table-cell office:value-type="float" office:value="-1.364853393" calcext:value-type="float">
            <text:p>-1,364853393</text:p>
          </table:table-cell>
          <table:table-cell office:value-type="float" office:value="-0.211552276" calcext:value-type="float">
            <text:p>-0,211552276</text:p>
          </table:table-cell>
          <table:table-cell office:value-type="float" office:value="-1.301126813" calcext:value-type="float">
            <text:p>-1,301126813</text:p>
          </table:table-cell>
          <table:table-cell office:value-type="float" office:value="-0.20818029" calcext:value-type="float">
            <text:p>-0,20818029</text:p>
          </table:table-cell>
          <table:table-cell office:value-type="float" office:value="-1.601409854" calcext:value-type="float">
            <text:p>-1,601409854</text:p>
          </table:table-cell>
          <table:table-cell office:value-type="float" office:value="-0.209784691" calcext:value-type="float">
            <text:p>-0,209784691</text:p>
          </table:table-cell>
          <table:table-cell office:value-type="float" office:value="-1.276647731" calcext:value-type="float">
            <text:p>-1,276647731</text:p>
          </table:table-cell>
          <table:table-cell office:value-type="float" office:value="-0.209370228" calcext:value-type="float">
            <text:p>-0,209370228</text:p>
          </table:table-cell>
          <table:table-cell office:value-type="float" office:value="-1.354943274" calcext:value-type="float">
            <text:p>-1,354943274</text:p>
          </table:table-cell>
          <table:table-cell office:value-type="float" office:value="-0.212726094" calcext:value-type="float">
            <text:p>-0,212726094</text:p>
          </table:table-cell>
          <table:table-cell office:value-type="float" office:value="-1.492643908" calcext:value-type="float">
            <text:p>-1,492643908</text:p>
          </table:table-cell>
          <table:table-cell office:value-type="float" office:value="-0.223896586" calcext:value-type="float">
            <text:p>-0,223896586</text:p>
          </table:table-cell>
          <table:table-cell office:value-type="float" office:value="-1.562616822" calcext:value-type="float">
            <text:p>-1,562616822</text:p>
          </table:table-cell>
          <table:table-cell office:value-type="float" office:value="-0.209390654" calcext:value-type="float">
            <text:p>-0,209390654</text:p>
          </table:table-cell>
          <table:table-cell office:value-type="float" office:value="-1.140331733" calcext:value-type="float">
            <text:p>-1,140331733</text:p>
          </table:table-cell>
          <table:table-cell office:value-type="float" office:value="-0.202979048" calcext:value-type="float">
            <text:p>-0,202979048</text:p>
          </table:table-cell>
          <table:table-cell office:value-type="float" office:value="-1.633322913" calcext:value-type="float">
            <text:p>-1,633322913</text:p>
          </table:table-cell>
          <table:table-cell office:value-type="float" office:value="-0.204165364" calcext:value-type="float">
            <text:p>-0,204165364</text:p>
          </table:table-cell>
          <table:table-cell office:value-type="float" office:value="-2.078774617" calcext:value-type="float">
            <text:p>-2,078774617</text:p>
          </table:table-cell>
          <table:table-cell office:value-type="float" office:value="-0.207877462" calcext:value-type="float">
            <text:p>-0,207877462</text:p>
          </table:table-cell>
          <table:table-cell office:value-type="float" office:value="-1.423705722" calcext:value-type="float">
            <text:p>-1,423705722</text:p>
          </table:table-cell>
          <table:table-cell office:value-type="float" office:value="-0.205013624" calcext:value-type="float">
            <text:p>-0,205013624</text:p>
          </table:table-cell>
          <table:table-cell office:value-type="float" office:value="-1.823257437" calcext:value-type="float">
            <text:p>-1,823257437</text:p>
          </table:table-cell>
          <table:table-cell office:value-type="float" office:value="-0.21332112" calcext:value-type="float">
            <text:p>-0,21332112</text:p>
          </table:table-cell>
          <table:table-cell office:value-type="float" office:value="-1.59749293" calcext:value-type="float">
            <text:p>-1,59749293</text:p>
          </table:table-cell>
          <table:table-cell office:value-type="float" office:value="-0.214064053" calcext:value-type="float">
            <text:p>-0,214064053</text:p>
          </table:table-cell>
          <table:table-cell office:value-type="float" office:value="-2.481890512" calcext:value-type="float">
            <text:p>-2,481890512</text:p>
          </table:table-cell>
          <table:table-cell office:value-type="float" office:value="-0.198551241" calcext:value-type="float">
            <text:p>-0,198551241</text:p>
          </table:table-cell>
          <table:table-cell office:value-type="float" office:value="-1.423317897" calcext:value-type="float">
            <text:p>-1,423317897</text:p>
          </table:table-cell>
          <table:table-cell office:value-type="float" office:value="-0.209227731" calcext:value-type="float">
            <text:p>-0,209227731</text:p>
          </table:table-cell>
          <table:table-cell office:value-type="float" office:value="-1.299751244" calcext:value-type="float">
            <text:p>-1,299751244</text:p>
          </table:table-cell>
          <table:table-cell office:value-type="float" office:value="-0.20925995" calcext:value-type="float">
            <text:p>-0,20925995</text:p>
          </table:table-cell>
          <table:table-cell office:value-type="float" office:value="-5.361723961" calcext:value-type="float">
            <text:p>-5,361723961</text:p>
          </table:table-cell>
          <table:table-cell office:value-type="float" office:value="-0.246639302" calcext:value-type="float">
            <text:p>-0,246639302</text:p>
          </table:table-cell>
          <table:table-cell office:value-type="float" office:value="-1.59749293" calcext:value-type="float">
            <text:p>-1,59749293</text:p>
          </table:table-cell>
          <table:table-cell office:value-type="float" office:value="-0.214064053" calcext:value-type="float">
            <text:p>-0,214064053</text:p>
          </table:table-cell>
          <table:table-cell office:value-type="float" office:value="-1.398835419" calcext:value-type="float">
            <text:p>-1,398835419</text:p>
          </table:table-cell>
          <table:table-cell office:value-type="float" office:value="-0.202831136" calcext:value-type="float">
            <text:p>-0,202831136</text:p>
          </table:table-cell>
          <table:table-cell office:value-type="float" office:value="-1.621915257" calcext:value-type="float">
            <text:p>-1,621915257</text:p>
          </table:table-cell>
          <table:table-cell office:value-type="float" office:value="-0.209227068" calcext:value-type="float">
            <text:p>-0,209227068</text:p>
          </table:table-cell>
          <table:table-cell office:value-type="float" office:value="-1.795224188" calcext:value-type="float">
            <text:p>-1,795224188</text:p>
          </table:table-cell>
          <table:table-cell office:value-type="float" office:value="-0.219017351" calcext:value-type="float">
            <text:p>-0,219017351</text:p>
          </table:table-cell>
          <table:table-cell office:value-type="float" office:value="-1.309605865" calcext:value-type="float">
            <text:p>-1,309605865</text:p>
          </table:table-cell>
          <table:table-cell office:value-type="float" office:value="-0.208227333" calcext:value-type="float">
            <text:p>-0,208227333</text:p>
          </table:table-cell>
          <table:table-cell office:value-type="float" office:value="-1.820240376" calcext:value-type="float">
            <text:p>-1,820240376</text:p>
          </table:table-cell>
          <table:table-cell office:value-type="float" office:value="-0.222069326" calcext:value-type="float">
            <text:p>-0,222069326</text:p>
          </table:table-cell>
          <table:table-cell office:value-type="float" office:value="-3.215879366" calcext:value-type="float">
            <text:p>-3,215879366</text:p>
          </table:table-cell>
          <table:table-cell office:value-type="float" office:value="-0.209032159" calcext:value-type="float">
            <text:p>-0,20903215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6.250886902" calcext:value-type="float">
            <text:p>6,250886902</text:p>
          </table:table-cell>
          <table:table-cell office:value-type="float" office:value="0.900127714" calcext:value-type="float">
            <text:p>0,900127714</text:p>
          </table:table-cell>
          <table:table-cell office:value-type="float" office:value="10.86137619" calcext:value-type="float">
            <text:p>10,86137619</text:p>
          </table:table-cell>
          <table:table-cell office:value-type="float" office:value="1.759542943" calcext:value-type="float">
            <text:p>1,759542943</text:p>
          </table:table-cell>
          <table:table-cell office:value-type="float" office:value="5.69259962" calcext:value-type="float">
            <text:p>5,69259962</text:p>
          </table:table-cell>
          <table:table-cell office:value-type="float" office:value="0.267552182" calcext:value-type="float">
            <text:p>0,267552182</text:p>
          </table:table-cell>
          <table:table-cell office:value-type="float" office:value="5.385208012" calcext:value-type="float">
            <text:p>5,385208012</text:p>
          </table:table-cell>
          <table:table-cell office:value-type="float" office:value="0.716232666" calcext:value-type="float">
            <text:p>0,716232666</text:p>
          </table:table-cell>
          <table:table-cell office:value-type="float" office:value="6.486445669" calcext:value-type="float">
            <text:p>6,486445669</text:p>
          </table:table-cell>
          <table:table-cell office:value-type="float" office:value="0.901615948" calcext:value-type="float">
            <text:p>0,901615948</text:p>
          </table:table-cell>
          <table:table-cell office:value-type="float" office:value="5.082849752" calcext:value-type="float">
            <text:p>5,082849752</text:p>
          </table:table-cell>
          <table:table-cell office:value-type="float" office:value="0.726847515" calcext:value-type="float">
            <text:p>0,726847515</text:p>
          </table:table-cell>
          <table:table-cell office:value-type="float" office:value="6.694141234" calcext:value-type="float">
            <text:p>6,694141234</text:p>
          </table:table-cell>
          <table:table-cell office:value-type="float" office:value="0.609166852" calcext:value-type="float">
            <text:p>0,609166852</text:p>
          </table:table-cell>
          <table:table-cell office:value-type="float" office:value="4.590870502" calcext:value-type="float">
            <text:p>4,590870502</text:p>
          </table:table-cell>
          <table:table-cell office:value-type="float" office:value="0.711584928" calcext:value-type="float">
            <text:p>0,711584928</text:p>
          </table:table-cell>
          <table:table-cell office:value-type="float" office:value="9.275975845" calcext:value-type="float">
            <text:p>9,275975845</text:p>
          </table:table-cell>
          <table:table-cell office:value-type="float" office:value="1.484156135" calcext:value-type="float">
            <text:p>1,484156135</text:p>
          </table:table-cell>
          <table:table-cell office:value-type="float" office:value="6.091487242" calcext:value-type="float">
            <text:p>6,091487242</text:p>
          </table:table-cell>
          <table:table-cell office:value-type="float" office:value="0.797984829" calcext:value-type="float">
            <text:p>0,797984829</text:p>
          </table:table-cell>
          <table:table-cell office:value-type="float" office:value="4.935556777" calcext:value-type="float">
            <text:p>4,935556777</text:p>
          </table:table-cell>
          <table:table-cell office:value-type="float" office:value="0.809431311" calcext:value-type="float">
            <text:p>0,809431311</text:p>
          </table:table-cell>
          <table:table-cell office:value-type="float" office:value="3.293354943" calcext:value-type="float">
            <text:p>3,293354943</text:p>
          </table:table-cell>
          <table:table-cell office:value-type="float" office:value="0.517056726" calcext:value-type="float">
            <text:p>0,517056726</text:p>
          </table:table-cell>
          <table:table-cell office:value-type="float" office:value="5.699185831" calcext:value-type="float">
            <text:p>5,699185831</text:p>
          </table:table-cell>
          <table:table-cell office:value-type="float" office:value="0.854877875" calcext:value-type="float">
            <text:p>0,854877875</text:p>
          </table:table-cell>
          <table:table-cell office:value-type="float" office:value="4.590654206" calcext:value-type="float">
            <text:p>4,590654206</text:p>
          </table:table-cell>
          <table:table-cell office:value-type="float" office:value="0.615147664" calcext:value-type="float">
            <text:p>0,615147664</text:p>
          </table:table-cell>
          <table:table-cell office:value-type="float" office:value="4.386730685" calcext:value-type="float">
            <text:p>4,386730685</text:p>
          </table:table-cell>
          <table:table-cell office:value-type="float" office:value="0.780838062" calcext:value-type="float">
            <text:p>0,780838062</text:p>
          </table:table-cell>
          <table:table-cell office:value-type="float" office:value="9.917161613" calcext:value-type="float">
            <text:p>9,917161613</text:p>
          </table:table-cell>
          <table:table-cell office:value-type="float" office:value="1.239645202" calcext:value-type="float">
            <text:p>1,239645202</text:p>
          </table:table-cell>
          <table:table-cell office:value-type="float" office:value="6.156753531" calcext:value-type="float">
            <text:p>6,156753531</text:p>
          </table:table-cell>
          <table:table-cell office:value-type="float" office:value="0.615675353" calcext:value-type="float">
            <text:p>0,615675353</text:p>
          </table:table-cell>
          <table:table-cell office:value-type="float" office:value="8.528610354" calcext:value-type="float">
            <text:p>8,528610354</text:p>
          </table:table-cell>
          <table:table-cell office:value-type="float" office:value="1.228119891" calcext:value-type="float">
            <text:p>1,22811989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-170.8386547" calcext:value-type="float">
            <text:p>-170,8386547</text:p>
          </table:table-cell>
          <table:table-cell office:value-type="float" office:value="-24.60076628" calcext:value-type="float">
            <text:p>-24,60076628</text:p>
          </table:table-cell>
          <table:table-cell office:value-type="float" office:value="-173.2546459" calcext:value-type="float">
            <text:p>-173,2546459</text:p>
          </table:table-cell>
          <table:table-cell office:value-type="float" office:value="-28.06725264" calcext:value-type="float">
            <text:p>-28,06725264</text:p>
          </table:table-cell>
          <table:table-cell office:value-type="float" office:value="-170.2298124" calcext:value-type="float">
            <text:p>-170,2298124</text:p>
          </table:table-cell>
          <table:table-cell office:value-type="float" office:value="-8.000801181" calcext:value-type="float">
            <text:p>-8,000801181</text:p>
          </table:table-cell>
          <table:table-cell office:value-type="float" office:value="-161.7257319" calcext:value-type="float">
            <text:p>-161,7257319</text:p>
          </table:table-cell>
          <table:table-cell office:value-type="float" office:value="-21.50952234" calcext:value-type="float">
            <text:p>-21,50952234</text:p>
          </table:table-cell>
          <table:table-cell office:value-type="float" office:value="-169.4857661" calcext:value-type="float">
            <text:p>-169,4857661</text:p>
          </table:table-cell>
          <table:table-cell office:value-type="float" office:value="-23.55852148" calcext:value-type="float">
            <text:p>-23,55852148</text:p>
          </table:table-cell>
          <table:table-cell office:value-type="float" office:value="-172.2156191" calcext:value-type="float">
            <text:p>-172,2156191</text:p>
          </table:table-cell>
          <table:table-cell office:value-type="float" office:value="-24.62683353" calcext:value-type="float">
            <text:p>-24,62683353</text:p>
          </table:table-cell>
          <table:table-cell office:value-type="float" office:value="-165.5045667" calcext:value-type="float">
            <text:p>-165,5045667</text:p>
          </table:table-cell>
          <table:table-cell office:value-type="float" office:value="-15.06091557" calcext:value-type="float">
            <text:p>-15,06091557</text:p>
          </table:table-cell>
          <table:table-cell office:value-type="float" office:value="-174.9232678" calcext:value-type="float">
            <text:p>-174,9232678</text:p>
          </table:table-cell>
          <table:table-cell office:value-type="float" office:value="-27.11310651" calcext:value-type="float">
            <text:p>-27,11310651</text:p>
          </table:table-cell>
          <table:table-cell office:value-type="float" office:value="-173.3362386" calcext:value-type="float">
            <text:p>-173,3362386</text:p>
          </table:table-cell>
          <table:table-cell office:value-type="float" office:value="-27.73379817" calcext:value-type="float">
            <text:p>-27,73379817</text:p>
          </table:table-cell>
          <table:table-cell office:value-type="float" office:value="-174.3927668" calcext:value-type="float">
            <text:p>-174,3927668</text:p>
          </table:table-cell>
          <table:table-cell office:value-type="float" office:value="-22.84545246" calcext:value-type="float">
            <text:p>-22,84545246</text:p>
          </table:table-cell>
          <table:table-cell office:value-type="float" office:value="-171.8709914" calcext:value-type="float">
            <text:p>-171,8709914</text:p>
          </table:table-cell>
          <table:table-cell office:value-type="float" office:value="-28.18684259" calcext:value-type="float">
            <text:p>-28,18684259</text:p>
          </table:table-cell>
          <table:table-cell office:value-type="float" office:value="-172.7714749" calcext:value-type="float">
            <text:p>-172,7714749</text:p>
          </table:table-cell>
          <table:table-cell office:value-type="float" office:value="-27.12512156" calcext:value-type="float">
            <text:p>-27,12512156</text:p>
          </table:table-cell>
          <table:table-cell office:value-type="float" office:value="-171.104128" calcext:value-type="float">
            <text:p>-171,104128</text:p>
          </table:table-cell>
          <table:table-cell office:value-type="float" office:value="-25.6656192" calcext:value-type="float">
            <text:p>-25,6656192</text:p>
          </table:table-cell>
          <table:table-cell office:value-type="float" office:value="-170.1831776" calcext:value-type="float">
            <text:p>-170,1831776</text:p>
          </table:table-cell>
          <table:table-cell office:value-type="float" office:value="-22.80454579" calcext:value-type="float">
            <text:p>-22,80454579</text:p>
          </table:table-cell>
          <table:table-cell office:value-type="float" office:value="-170.9079005" calcext:value-type="float">
            <text:p>-170,9079005</text:p>
          </table:table-cell>
          <table:table-cell office:value-type="float" office:value="-30.42160629" calcext:value-type="float">
            <text:p>-30,42160629</text:p>
          </table:table-cell>
          <table:table-cell office:value-type="float" office:value="-165.8408878" calcext:value-type="float">
            <text:p>-165,8408878</text:p>
          </table:table-cell>
          <table:table-cell office:value-type="float" office:value="-20.73011097" calcext:value-type="float">
            <text:p>-20,73011097</text:p>
          </table:table-cell>
          <table:table-cell office:value-type="float" office:value="-170.4495723" calcext:value-type="float">
            <text:p>-170,4495723</text:p>
          </table:table-cell>
          <table:table-cell office:value-type="float" office:value="-17.04495723" calcext:value-type="float">
            <text:p>-17,04495723</text:p>
          </table:table-cell>
          <table:table-cell office:value-type="float" office:value="-170.6948229" calcext:value-type="float">
            <text:p>-170,6948229</text:p>
          </table:table-cell>
          <table:table-cell office:value-type="float" office:value="-24.5800545" calcext:value-type="float">
            <text:p>-24,5800545</text:p>
          </table:table-cell>
          <table:table-cell office:value-type="float" office:value="5.557009509" calcext:value-type="float">
            <text:p>5,557009509</text:p>
          </table:table-cell>
          <table:table-cell office:value-type="float" office:value="0.650170113" calcext:value-type="float">
            <text:p>0,650170113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26.52891581" calcext:value-type="float">
            <text:p>26,52891581</text:p>
          </table:table-cell>
          <table:table-cell office:value-type="float" office:value="2.122313264" calcext:value-type="float">
            <text:p>2,122313264</text:p>
          </table:table-cell>
          <table:table-cell office:value-type="float" office:value="9.935984745" calcext:value-type="float">
            <text:p>9,935984745</text:p>
          </table:table-cell>
          <table:table-cell office:value-type="float" office:value="1.460589758" calcext:value-type="float">
            <text:p>1,460589758</text:p>
          </table:table-cell>
          <table:table-cell office:value-type="float" office:value="10.2238806" calcext:value-type="float">
            <text:p>10,2238806</text:p>
          </table:table-cell>
          <table:table-cell office:value-type="float" office:value="1.646044776" calcext:value-type="float">
            <text:p>1,646044776</text:p>
          </table:table-cell>
          <table:table-cell office:value-type="float" office:value="34.94099538" calcext:value-type="float">
            <text:p>34,94099538</text:p>
          </table:table-cell>
          <table:table-cell office:value-type="float" office:value="1.607285788" calcext:value-type="float">
            <text:p>1,607285788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3.995716485" calcext:value-type="float">
            <text:p>3,995716485</text:p>
          </table:table-cell>
          <table:table-cell office:value-type="float" office:value="0.57937889" calcext:value-type="float">
            <text:p>0,57937889</text:p>
          </table:table-cell>
          <table:table-cell office:value-type="float" office:value="7.527549278" calcext:value-type="float">
            <text:p>7,527549278</text:p>
          </table:table-cell>
          <table:table-cell office:value-type="float" office:value="0.971053857" calcext:value-type="float">
            <text:p>0,971053857</text:p>
          </table:table-cell>
          <table:table-cell office:value-type="float" office:value="13.82923896" calcext:value-type="float">
            <text:p>13,82923896</text:p>
          </table:table-cell>
          <table:table-cell office:value-type="float" office:value="1.687167153" calcext:value-type="float">
            <text:p>1,687167153</text:p>
          </table:table-cell>
          <table:table-cell office:value-type="float" office:value="4.824863713" calcext:value-type="float">
            <text:p>4,824863713</text:p>
          </table:table-cell>
          <table:table-cell office:value-type="float" office:value="0.76715333" calcext:value-type="float">
            <text:p>0,76715333</text:p>
          </table:table-cell>
          <table:table-cell office:value-type="float" office:value="7.655460721" calcext:value-type="float">
            <text:p>7,655460721</text:p>
          </table:table-cell>
          <table:table-cell office:value-type="float" office:value="0.933966208" calcext:value-type="float">
            <text:p>0,933966208</text:p>
          </table:table-cell>
          <table:table-cell office:value-type="float" office:value="57.39344515" calcext:value-type="float">
            <text:p>57,39344515</text:p>
          </table:table-cell>
          <table:table-cell office:value-type="float" office:value="3.730573934" calcext:value-type="float">
            <text:p>3,7305739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-170.8386547" calcext:value-type="float">
            <text:p>-170,8386547</text:p>
          </table:table-cell>
          <table:table-cell office:value-type="float" office:value="-24.60076628" calcext:value-type="float">
            <text:p>-24,60076628</text:p>
          </table:table-cell>
          <table:table-cell office:value-type="float" office:value="-173.2546459" calcext:value-type="float">
            <text:p>-173,2546459</text:p>
          </table:table-cell>
          <table:table-cell office:value-type="float" office:value="-28.06725264" calcext:value-type="float">
            <text:p>-28,06725264</text:p>
          </table:table-cell>
          <table:table-cell office:value-type="float" office:value="-170.2298124" calcext:value-type="float">
            <text:p>-170,2298124</text:p>
          </table:table-cell>
          <table:table-cell office:value-type="float" office:value="-8.000801181" calcext:value-type="float">
            <text:p>-8,000801181</text:p>
          </table:table-cell>
          <table:table-cell office:value-type="float" office:value="-161.7257319" calcext:value-type="float">
            <text:p>-161,7257319</text:p>
          </table:table-cell>
          <table:table-cell office:value-type="float" office:value="-21.50952234" calcext:value-type="float">
            <text:p>-21,50952234</text:p>
          </table:table-cell>
          <table:table-cell office:value-type="float" office:value="-169.4857661" calcext:value-type="float">
            <text:p>-169,4857661</text:p>
          </table:table-cell>
          <table:table-cell office:value-type="float" office:value="-23.55852148" calcext:value-type="float">
            <text:p>-23,55852148</text:p>
          </table:table-cell>
          <table:table-cell office:value-type="float" office:value="-172.2156191" calcext:value-type="float">
            <text:p>-172,2156191</text:p>
          </table:table-cell>
          <table:table-cell office:value-type="float" office:value="-24.62683353" calcext:value-type="float">
            <text:p>-24,62683353</text:p>
          </table:table-cell>
          <table:table-cell office:value-type="float" office:value="-165.5045667" calcext:value-type="float">
            <text:p>-165,5045667</text:p>
          </table:table-cell>
          <table:table-cell office:value-type="float" office:value="-15.06091557" calcext:value-type="float">
            <text:p>-15,06091557</text:p>
          </table:table-cell>
          <table:table-cell office:value-type="float" office:value="-174.9232678" calcext:value-type="float">
            <text:p>-174,9232678</text:p>
          </table:table-cell>
          <table:table-cell office:value-type="float" office:value="-27.11310651" calcext:value-type="float">
            <text:p>-27,11310651</text:p>
          </table:table-cell>
          <table:table-cell office:value-type="float" office:value="-173.3362386" calcext:value-type="float">
            <text:p>-173,3362386</text:p>
          </table:table-cell>
          <table:table-cell office:value-type="float" office:value="-27.73379817" calcext:value-type="float">
            <text:p>-27,73379817</text:p>
          </table:table-cell>
          <table:table-cell office:value-type="float" office:value="-174.3927668" calcext:value-type="float">
            <text:p>-174,3927668</text:p>
          </table:table-cell>
          <table:table-cell office:value-type="float" office:value="-22.84545246" calcext:value-type="float">
            <text:p>-22,84545246</text:p>
          </table:table-cell>
          <table:table-cell office:value-type="float" office:value="-171.8709914" calcext:value-type="float">
            <text:p>-171,8709914</text:p>
          </table:table-cell>
          <table:table-cell office:value-type="float" office:value="-28.18684259" calcext:value-type="float">
            <text:p>-28,18684259</text:p>
          </table:table-cell>
          <table:table-cell office:value-type="float" office:value="-172.7714749" calcext:value-type="float">
            <text:p>-172,7714749</text:p>
          </table:table-cell>
          <table:table-cell office:value-type="float" office:value="-27.12512156" calcext:value-type="float">
            <text:p>-27,12512156</text:p>
          </table:table-cell>
          <table:table-cell office:value-type="float" office:value="-171.104128" calcext:value-type="float">
            <text:p>-171,104128</text:p>
          </table:table-cell>
          <table:table-cell office:value-type="float" office:value="-25.6656192" calcext:value-type="float">
            <text:p>-25,6656192</text:p>
          </table:table-cell>
          <table:table-cell office:value-type="float" office:value="-170.1831776" calcext:value-type="float">
            <text:p>-170,1831776</text:p>
          </table:table-cell>
          <table:table-cell office:value-type="float" office:value="-22.80454579" calcext:value-type="float">
            <text:p>-22,80454579</text:p>
          </table:table-cell>
          <table:table-cell office:value-type="float" office:value="-170.9079005" calcext:value-type="float">
            <text:p>-170,9079005</text:p>
          </table:table-cell>
          <table:table-cell office:value-type="float" office:value="-30.42160629" calcext:value-type="float">
            <text:p>-30,42160629</text:p>
          </table:table-cell>
          <table:table-cell office:value-type="float" office:value="-165.8408878" calcext:value-type="float">
            <text:p>-165,8408878</text:p>
          </table:table-cell>
          <table:table-cell office:value-type="float" office:value="-20.73011097" calcext:value-type="float">
            <text:p>-20,73011097</text:p>
          </table:table-cell>
          <table:table-cell office:value-type="float" office:value="-170.4495723" calcext:value-type="float">
            <text:p>-170,4495723</text:p>
          </table:table-cell>
          <table:table-cell office:value-type="float" office:value="-17.04495723" calcext:value-type="float">
            <text:p>-17,04495723</text:p>
          </table:table-cell>
          <table:table-cell office:value-type="float" office:value="-170.6948229" calcext:value-type="float">
            <text:p>-170,6948229</text:p>
          </table:table-cell>
          <table:table-cell office:value-type="float" office:value="-24.5800545" calcext:value-type="float">
            <text:p>-24,5800545</text:p>
          </table:table-cell>
          <table:table-cell office:value-type="float" office:value="-170.6795778" calcext:value-type="float">
            <text:p>-170,6795778</text:p>
          </table:table-cell>
          <table:table-cell office:value-type="float" office:value="-19.9695106" calcext:value-type="float">
            <text:p>-19,9695106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8.7448047" calcext:value-type="float">
            <text:p>-168,7448047</text:p>
          </table:table-cell>
          <table:table-cell office:value-type="float" office:value="-13.49958437" calcext:value-type="float">
            <text:p>-13,49958437</text:p>
          </table:table-cell>
          <table:table-cell office:value-type="float" office:value="-167.502043" calcext:value-type="float">
            <text:p>-167,502043</text:p>
          </table:table-cell>
          <table:table-cell office:value-type="float" office:value="-24.62280033" calcext:value-type="float">
            <text:p>-24,62280033</text:p>
          </table:table-cell>
          <table:table-cell office:value-type="float" office:value="-172.5310945" calcext:value-type="float">
            <text:p>-172,5310945</text:p>
          </table:table-cell>
          <table:table-cell office:value-type="float" office:value="-27.77750622" calcext:value-type="float">
            <text:p>-27,77750622</text:p>
          </table:table-cell>
          <table:table-cell office:value-type="float" office:value="-165.7773217" calcext:value-type="float">
            <text:p>-165,7773217</text:p>
          </table:table-cell>
          <table:table-cell office:value-type="float" office:value="-7.625756798" calcext:value-type="float">
            <text:p>-7,625756798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7.7531624" calcext:value-type="float">
            <text:p>-167,7531624</text:p>
          </table:table-cell>
          <table:table-cell office:value-type="float" office:value="-24.32420855" calcext:value-type="float">
            <text:p>-24,32420855</text:p>
          </table:table-cell>
          <table:table-cell office:value-type="float" office:value="-173.3509235" calcext:value-type="float">
            <text:p>-173,3509235</text:p>
          </table:table-cell>
          <table:table-cell office:value-type="float" office:value="-22.36226913" calcext:value-type="float">
            <text:p>-22,36226913</text:p>
          </table:table-cell>
          <table:table-cell office:value-type="float" office:value="-172.9857413" calcext:value-type="float">
            <text:p>-172,9857413</text:p>
          </table:table-cell>
          <table:table-cell office:value-type="float" office:value="-21.10426044" calcext:value-type="float">
            <text:p>-21,10426044</text:p>
          </table:table-cell>
          <table:table-cell office:value-type="float" office:value="-173.4569835" calcext:value-type="float">
            <text:p>-173,4569835</text:p>
          </table:table-cell>
          <table:table-cell office:value-type="float" office:value="-27.57966038" calcext:value-type="float">
            <text:p>-27,57966038</text:p>
          </table:table-cell>
          <table:table-cell office:value-type="float" office:value="-172.6005922" calcext:value-type="float">
            <text:p>-172,6005922</text:p>
          </table:table-cell>
          <table:table-cell office:value-type="float" office:value="-21.05727225" calcext:value-type="float">
            <text:p>-21,05727225</text:p>
          </table:table-cell>
          <table:table-cell office:value-type="float" office:value="-173.2881982" calcext:value-type="float">
            <text:p>-173,2881982</text:p>
          </table:table-cell>
          <table:table-cell office:value-type="float" office:value="-11.26373288" calcext:value-type="float">
            <text:p>-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12.55853555" calcext:value-type="float">
            <text:p>12,55853555</text:p>
          </table:table-cell>
          <table:table-cell office:value-type="float" office:value="1.808429119" calcext:value-type="float">
            <text:p>1,808429119</text:p>
          </table:table-cell>
          <table:table-cell office:value-type="float" office:value="7.791310899" calcext:value-type="float">
            <text:p>7,791310899</text:p>
          </table:table-cell>
          <table:table-cell office:value-type="float" office:value="1.262192366" calcext:value-type="float">
            <text:p>1,262192366</text:p>
          </table:table-cell>
          <table:table-cell office:value-type="float" office:value="2.361374657" calcext:value-type="float">
            <text:p>2,361374657</text:p>
          </table:table-cell>
          <table:table-cell office:value-type="float" office:value="0.110984609" calcext:value-type="float">
            <text:p>0,110984609</text:p>
          </table:table-cell>
          <table:table-cell office:value-type="float" office:value="8.613251156" calcext:value-type="float">
            <text:p>8,613251156</text:p>
          </table:table-cell>
          <table:table-cell office:value-type="float" office:value="1.145562404" calcext:value-type="float">
            <text:p>1,145562404</text:p>
          </table:table-cell>
          <table:table-cell office:value-type="float" office:value="11.66654081" calcext:value-type="float">
            <text:p>11,66654081</text:p>
          </table:table-cell>
          <table:table-cell office:value-type="float" office:value="1.621649173" calcext:value-type="float">
            <text:p>1,621649173</text:p>
          </table:table-cell>
          <table:table-cell office:value-type="float" office:value="8.704467594" calcext:value-type="float">
            <text:p>8,704467594</text:p>
          </table:table-cell>
          <table:table-cell office:value-type="float" office:value="1.244738866" calcext:value-type="float">
            <text:p>1,244738866</text:p>
          </table:table-cell>
          <table:table-cell office:value-type="float" office:value="9.779460904" calcext:value-type="float">
            <text:p>9,779460904</text:p>
          </table:table-cell>
          <table:table-cell office:value-type="float" office:value="0.889930942" calcext:value-type="float">
            <text:p>0,889930942</text:p>
          </table:table-cell>
          <table:table-cell office:value-type="float" office:value="8.104225168" calcext:value-type="float">
            <text:p>8,104225168</text:p>
          </table:table-cell>
          <table:table-cell office:value-type="float" office:value="1.256154901" calcext:value-type="float">
            <text:p>1,256154901</text:p>
          </table:table-cell>
          <table:table-cell office:value-type="float" office:value="4.930585818" calcext:value-type="float">
            <text:p>4,930585818</text:p>
          </table:table-cell>
          <table:table-cell office:value-type="float" office:value="0.788893731" calcext:value-type="float">
            <text:p>0,788893731</text:p>
          </table:table-cell>
          <table:table-cell office:value-type="float" office:value="7.800168569" calcext:value-type="float">
            <text:p>7,800168569</text:p>
          </table:table-cell>
          <table:table-cell office:value-type="float" office:value="1.021822083" calcext:value-type="float">
            <text:p>1,021822083</text:p>
          </table:table-cell>
          <table:table-cell office:value-type="float" office:value="9.999389164" calcext:value-type="float">
            <text:p>9,999389164</text:p>
          </table:table-cell>
          <table:table-cell office:value-type="float" office:value="1.639899823" calcext:value-type="float">
            <text:p>1,639899823</text:p>
          </table:table-cell>
          <table:table-cell office:value-type="float" office:value="7.818476499" calcext:value-type="float">
            <text:p>7,818476499</text:p>
          </table:table-cell>
          <table:table-cell office:value-type="float" office:value="1.22750081" calcext:value-type="float">
            <text:p>1,22750081</text:p>
          </table:table-cell>
          <table:table-cell office:value-type="float" office:value="10.70561348" calcext:value-type="float">
            <text:p>10,70561348</text:p>
          </table:table-cell>
          <table:table-cell office:value-type="float" office:value="1.605842023" calcext:value-type="float">
            <text:p>1,605842023</text:p>
          </table:table-cell>
          <table:table-cell office:value-type="float" office:value="6.287850467" calcext:value-type="float">
            <text:p>6,287850467</text:p>
          </table:table-cell>
          <table:table-cell office:value-type="float" office:value="0.842571963" calcext:value-type="float">
            <text:p>0,842571963</text:p>
          </table:table-cell>
          <table:table-cell office:value-type="float" office:value="9.149934526" calcext:value-type="float">
            <text:p>9,149934526</text:p>
          </table:table-cell>
          <table:table-cell office:value-type="float" office:value="1.628688346" calcext:value-type="float">
            <text:p>1,628688346</text:p>
          </table:table-cell>
          <table:table-cell office:value-type="float" office:value="10.80806502" calcext:value-type="float">
            <text:p>10,80806502</text:p>
          </table:table-cell>
          <table:table-cell office:value-type="float" office:value="1.351008128" calcext:value-type="float">
            <text:p>1,351008128</text:p>
          </table:table-cell>
          <table:table-cell office:value-type="float" office:value="7.012134474" calcext:value-type="float">
            <text:p>7,012134474</text:p>
          </table:table-cell>
          <table:table-cell office:value-type="float" office:value="0.701213447" calcext:value-type="float">
            <text:p>0,701213447</text:p>
          </table:table-cell>
          <table:table-cell office:value-type="float" office:value="10.69482289" calcext:value-type="float">
            <text:p>10,69482289</text:p>
          </table:table-cell>
          <table:table-cell office:value-type="float" office:value="1.540054496" calcext:value-type="float">
            <text:p>1,540054496</text:p>
          </table:table-cell>
          <table:table-cell office:value-type="float" office:value="-170.6795778" calcext:value-type="float">
            <text:p>-170,6795778</text:p>
          </table:table-cell>
          <table:table-cell office:value-type="float" office:value="-19.9695106" calcext:value-type="float">
            <text:p>-19,9695106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8.7448047" calcext:value-type="float">
            <text:p>-168,7448047</text:p>
          </table:table-cell>
          <table:table-cell office:value-type="float" office:value="-13.49958437" calcext:value-type="float">
            <text:p>-13,49958437</text:p>
          </table:table-cell>
          <table:table-cell office:value-type="float" office:value="-167.502043" calcext:value-type="float">
            <text:p>-167,502043</text:p>
          </table:table-cell>
          <table:table-cell office:value-type="float" office:value="-24.62280033" calcext:value-type="float">
            <text:p>-24,62280033</text:p>
          </table:table-cell>
          <table:table-cell office:value-type="float" office:value="-172.5310945" calcext:value-type="float">
            <text:p>-172,5310945</text:p>
          </table:table-cell>
          <table:table-cell office:value-type="float" office:value="-27.77750622" calcext:value-type="float">
            <text:p>-27,77750622</text:p>
          </table:table-cell>
          <table:table-cell office:value-type="float" office:value="-165.7773217" calcext:value-type="float">
            <text:p>-165,7773217</text:p>
          </table:table-cell>
          <table:table-cell office:value-type="float" office:value="-7.625756798" calcext:value-type="float">
            <text:p>-7,625756798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7.7531624" calcext:value-type="float">
            <text:p>-167,7531624</text:p>
          </table:table-cell>
          <table:table-cell office:value-type="float" office:value="-24.32420855" calcext:value-type="float">
            <text:p>-24,32420855</text:p>
          </table:table-cell>
          <table:table-cell office:value-type="float" office:value="-173.3509235" calcext:value-type="float">
            <text:p>-173,3509235</text:p>
          </table:table-cell>
          <table:table-cell office:value-type="float" office:value="-22.36226913" calcext:value-type="float">
            <text:p>-22,36226913</text:p>
          </table:table-cell>
          <table:table-cell office:value-type="float" office:value="-172.9857413" calcext:value-type="float">
            <text:p>-172,9857413</text:p>
          </table:table-cell>
          <table:table-cell office:value-type="float" office:value="-21.10426044" calcext:value-type="float">
            <text:p>-21,10426044</text:p>
          </table:table-cell>
          <table:table-cell office:value-type="float" office:value="-173.4569835" calcext:value-type="float">
            <text:p>-173,4569835</text:p>
          </table:table-cell>
          <table:table-cell office:value-type="float" office:value="-27.57966038" calcext:value-type="float">
            <text:p>-27,57966038</text:p>
          </table:table-cell>
          <table:table-cell office:value-type="float" office:value="-172.6005922" calcext:value-type="float">
            <text:p>-172,6005922</text:p>
          </table:table-cell>
          <table:table-cell office:value-type="float" office:value="-21.05727225" calcext:value-type="float">
            <text:p>-21,05727225</text:p>
          </table:table-cell>
          <table:table-cell office:value-type="float" office:value="-173.2881982" calcext:value-type="float">
            <text:p>-173,2881982</text:p>
          </table:table-cell>
          <table:table-cell office:value-type="float" office:value="-11.26373288" calcext:value-type="float">
            <text:p>-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4.129416773" calcext:value-type="float">
            <text:p>-4,129416773</text:p>
          </table:table-cell>
          <table:table-cell office:value-type="float" office:value="-0.594636015" calcext:value-type="float">
            <text:p>-0,594636015</text:p>
          </table:table-cell>
          <table:table-cell office:value-type="float" office:value="-2.542692115" calcext:value-type="float">
            <text:p>-2,542692115</text:p>
          </table:table-cell>
          <table:table-cell office:value-type="float" office:value="-0.411916123" calcext:value-type="float">
            <text:p>-0,411916123</text:p>
          </table:table-cell>
          <table:table-cell office:value-type="float" office:value="-0.73792958" calcext:value-type="float">
            <text:p>-0,73792958</text:p>
          </table:table-cell>
          <table:table-cell office:value-type="float" office:value="-0.03468269" calcext:value-type="float">
            <text:p>-0,03468269</text:p>
          </table:table-cell>
          <table:table-cell office:value-type="float" office:value="-2.82742681" calcext:value-type="float">
            <text:p>-2,82742681</text:p>
          </table:table-cell>
          <table:table-cell office:value-type="float" office:value="-0.376047766" calcext:value-type="float">
            <text:p>-0,376047766</text:p>
          </table:table-cell>
          <table:table-cell office:value-type="float" office:value="-3.828437665" calcext:value-type="float">
            <text:p>-3,828437665</text:p>
          </table:table-cell>
          <table:table-cell office:value-type="float" office:value="-0.532152835" calcext:value-type="float">
            <text:p>-0,532152835</text:p>
          </table:table-cell>
          <table:table-cell office:value-type="float" office:value="-2.852548416" calcext:value-type="float">
            <text:p>-2,852548416</text:p>
          </table:table-cell>
          <table:table-cell office:value-type="float" office:value="-0.407914424" calcext:value-type="float">
            <text:p>-0,407914424</text:p>
          </table:table-cell>
          <table:table-cell office:value-type="float" office:value="-3.20784139" calcext:value-type="float">
            <text:p>-3,20784139</text:p>
          </table:table-cell>
          <table:table-cell office:value-type="float" office:value="-0.291913566" calcext:value-type="float">
            <text:p>-0,291913566</text:p>
          </table:table-cell>
          <table:table-cell office:value-type="float" office:value="-2.657872396" calcext:value-type="float">
            <text:p>-2,657872396</text:p>
          </table:table-cell>
          <table:table-cell office:value-type="float" office:value="-0.411970221" calcext:value-type="float">
            <text:p>-0,411970221</text:p>
          </table:table-cell>
          <table:table-cell office:value-type="float" office:value="-1.593724709" calcext:value-type="float">
            <text:p>-1,593724709</text:p>
          </table:table-cell>
          <table:table-cell office:value-type="float" office:value="-0.254995953" calcext:value-type="float">
            <text:p>-0,254995953</text:p>
          </table:table-cell>
          <table:table-cell office:value-type="float" office:value="-2.551528618" calcext:value-type="float">
            <text:p>-2,551528618</text:p>
          </table:table-cell>
          <table:table-cell office:value-type="float" office:value="-0.334250249" calcext:value-type="float">
            <text:p>-0,334250249</text:p>
          </table:table-cell>
          <table:table-cell office:value-type="float" office:value="-3.286298943" calcext:value-type="float">
            <text:p>-3,286298943</text:p>
          </table:table-cell>
          <table:table-cell office:value-type="float" office:value="-0.538953027" calcext:value-type="float">
            <text:p>-0,538953027</text:p>
          </table:table-cell>
          <table:table-cell office:value-type="float" office:value="-2.554294976" calcext:value-type="float">
            <text:p>-2,554294976</text:p>
          </table:table-cell>
          <table:table-cell office:value-type="float" office:value="-0.401024311" calcext:value-type="float">
            <text:p>-0,401024311</text:p>
          </table:table-cell>
          <table:table-cell office:value-type="float" office:value="-3.513783745" calcext:value-type="float">
            <text:p>-3,513783745</text:p>
          </table:table-cell>
          <table:table-cell office:value-type="float" office:value="-0.527067562" calcext:value-type="float">
            <text:p>-0,527067562</text:p>
          </table:table-cell>
          <table:table-cell office:value-type="float" office:value="-2.041121495" calcext:value-type="float">
            <text:p>-2,041121495</text:p>
          </table:table-cell>
          <table:table-cell office:value-type="float" office:value="-0.27351028" calcext:value-type="float">
            <text:p>-0,27351028</text:p>
          </table:table-cell>
          <table:table-cell office:value-type="float" office:value="-3.000872981" calcext:value-type="float">
            <text:p>-3,000872981</text:p>
          </table:table-cell>
          <table:table-cell office:value-type="float" office:value="-0.534155391" calcext:value-type="float">
            <text:p>-0,534155391</text:p>
          </table:table-cell>
          <table:table-cell office:value-type="float" office:value="-3.532353861" calcext:value-type="float">
            <text:p>-3,532353861</text:p>
          </table:table-cell>
          <table:table-cell office:value-type="float" office:value="-0.441544233" calcext:value-type="float">
            <text:p>-0,441544233</text:p>
          </table:table-cell>
          <table:table-cell office:value-type="float" office:value="-2.277700418" calcext:value-type="float">
            <text:p>-2,277700418</text:p>
          </table:table-cell>
          <table:table-cell office:value-type="float" office:value="-0.227770042" calcext:value-type="float">
            <text:p>-0,227770042</text:p>
          </table:table-cell>
          <table:table-cell office:value-type="float" office:value="-3.508174387" calcext:value-type="float">
            <text:p>-3,508174387</text:p>
          </table:table-cell>
          <table:table-cell office:value-type="float" office:value="-0.505177112" calcext:value-type="float">
            <text:p>-0,505177112</text:p>
          </table:table-cell>
          <table:table-cell office:value-type="float" office:value="10.65166187" calcext:value-type="float">
            <text:p>10,65166187</text:p>
          </table:table-cell>
          <table:table-cell office:value-type="float" office:value="1.246244439" calcext:value-type="float">
            <text:p>1,246244439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3.835648973" calcext:value-type="float">
            <text:p>3,835648973</text:p>
          </table:table-cell>
          <table:table-cell office:value-type="float" office:value="0.306851918" calcext:value-type="float">
            <text:p>0,306851918</text:p>
          </table:table-cell>
          <table:table-cell office:value-type="float" office:value="5.216562245" calcext:value-type="float">
            <text:p>5,216562245</text:p>
          </table:table-cell>
          <table:table-cell office:value-type="float" office:value="0.76683465" calcext:value-type="float">
            <text:p>0,76683465</text:p>
          </table:table-cell>
          <table:table-cell office:value-type="float" office:value="6.25" calcext:value-type="float">
            <text:p>6,25</text:p>
          </table:table-cell>
          <table:table-cell office:value-type="float" office:value="1.00625" calcext:value-type="float">
            <text:p>1,00625</text:p>
          </table:table-cell>
          <table:table-cell office:value-type="float" office:value="9.004617753" calcext:value-type="float">
            <text:p>9,004617753</text:p>
          </table:table-cell>
          <table:table-cell office:value-type="float" office:value="0.414212417" calcext:value-type="float">
            <text:p>0,414212417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9.597751155" calcext:value-type="float">
            <text:p>9,597751155</text:p>
          </table:table-cell>
          <table:table-cell office:value-type="float" office:value="1.391673917" calcext:value-type="float">
            <text:p>1,391673917</text:p>
          </table:table-cell>
          <table:table-cell office:value-type="float" office:value="5.051994413" calcext:value-type="float">
            <text:p>5,051994413</text:p>
          </table:table-cell>
          <table:table-cell office:value-type="float" office:value="0.651707279" calcext:value-type="float">
            <text:p>0,651707279</text:p>
          </table:table-cell>
          <table:table-cell office:value-type="float" office:value="5.248239134" calcext:value-type="float">
            <text:p>5,248239134</text:p>
          </table:table-cell>
          <table:table-cell office:value-type="float" office:value="0.640285174" calcext:value-type="float">
            <text:p>0,640285174</text:p>
          </table:table-cell>
          <table:table-cell office:value-type="float" office:value="6.842533993" calcext:value-type="float">
            <text:p>6,842533993</text:p>
          </table:table-cell>
          <table:table-cell office:value-type="float" office:value="1.087962905" calcext:value-type="float">
            <text:p>1,087962905</text:p>
          </table:table-cell>
          <table:table-cell office:value-type="float" office:value="4.363351333" calcext:value-type="float">
            <text:p>4,363351333</text:p>
          </table:table-cell>
          <table:table-cell office:value-type="float" office:value="0.532328863" calcext:value-type="float">
            <text:p>0,532328863</text:p>
          </table:table-cell>
          <table:table-cell office:value-type="float" office:value="1.215571626" calcext:value-type="float">
            <text:p>1,215571626</text:p>
          </table:table-cell>
          <table:table-cell office:value-type="float" office:value="0.079012156" calcext:value-type="float">
            <text:p>0,0790121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4.129416773" calcext:value-type="float">
            <text:p>4,129416773</text:p>
          </table:table-cell>
          <table:table-cell office:value-type="float" office:value="0.594636015" calcext:value-type="float">
            <text:p>0,594636015</text:p>
          </table:table-cell>
          <table:table-cell office:value-type="float" office:value="2.542692115" calcext:value-type="float">
            <text:p>2,542692115</text:p>
          </table:table-cell>
          <table:table-cell office:value-type="float" office:value="0.411916123" calcext:value-type="float">
            <text:p>0,411916123</text:p>
          </table:table-cell>
          <table:table-cell office:value-type="float" office:value="0.73792958" calcext:value-type="float">
            <text:p>0,73792958</text:p>
          </table:table-cell>
          <table:table-cell office:value-type="float" office:value="0.03468269" calcext:value-type="float">
            <text:p>0,03468269</text:p>
          </table:table-cell>
          <table:table-cell office:value-type="float" office:value="2.82742681" calcext:value-type="float">
            <text:p>2,82742681</text:p>
          </table:table-cell>
          <table:table-cell office:value-type="float" office:value="0.376047766" calcext:value-type="float">
            <text:p>0,376047766</text:p>
          </table:table-cell>
          <table:table-cell office:value-type="float" office:value="3.828437665" calcext:value-type="float">
            <text:p>3,828437665</text:p>
          </table:table-cell>
          <table:table-cell office:value-type="float" office:value="0.532152835" calcext:value-type="float">
            <text:p>0,532152835</text:p>
          </table:table-cell>
          <table:table-cell office:value-type="float" office:value="2.852548416" calcext:value-type="float">
            <text:p>2,852548416</text:p>
          </table:table-cell>
          <table:table-cell office:value-type="float" office:value="0.407914424" calcext:value-type="float">
            <text:p>0,407914424</text:p>
          </table:table-cell>
          <table:table-cell office:value-type="float" office:value="3.20784139" calcext:value-type="float">
            <text:p>3,20784139</text:p>
          </table:table-cell>
          <table:table-cell office:value-type="float" office:value="0.291913566" calcext:value-type="float">
            <text:p>0,291913566</text:p>
          </table:table-cell>
          <table:table-cell office:value-type="float" office:value="2.657872396" calcext:value-type="float">
            <text:p>2,657872396</text:p>
          </table:table-cell>
          <table:table-cell office:value-type="float" office:value="0.411970221" calcext:value-type="float">
            <text:p>0,411970221</text:p>
          </table:table-cell>
          <table:table-cell office:value-type="float" office:value="1.593724709" calcext:value-type="float">
            <text:p>1,593724709</text:p>
          </table:table-cell>
          <table:table-cell office:value-type="float" office:value="0.254995953" calcext:value-type="float">
            <text:p>0,254995953</text:p>
          </table:table-cell>
          <table:table-cell office:value-type="float" office:value="2.551528618" calcext:value-type="float">
            <text:p>2,551528618</text:p>
          </table:table-cell>
          <table:table-cell office:value-type="float" office:value="0.334250249" calcext:value-type="float">
            <text:p>0,334250249</text:p>
          </table:table-cell>
          <table:table-cell office:value-type="float" office:value="3.286298943" calcext:value-type="float">
            <text:p>3,286298943</text:p>
          </table:table-cell>
          <table:table-cell office:value-type="float" office:value="0.538953027" calcext:value-type="float">
            <text:p>0,538953027</text:p>
          </table:table-cell>
          <table:table-cell office:value-type="float" office:value="2.554294976" calcext:value-type="float">
            <text:p>2,554294976</text:p>
          </table:table-cell>
          <table:table-cell office:value-type="float" office:value="0.401024311" calcext:value-type="float">
            <text:p>0,401024311</text:p>
          </table:table-cell>
          <table:table-cell office:value-type="float" office:value="3.513783745" calcext:value-type="float">
            <text:p>3,513783745</text:p>
          </table:table-cell>
          <table:table-cell office:value-type="float" office:value="0.527067562" calcext:value-type="float">
            <text:p>0,527067562</text:p>
          </table:table-cell>
          <table:table-cell office:value-type="float" office:value="2.041121495" calcext:value-type="float">
            <text:p>2,041121495</text:p>
          </table:table-cell>
          <table:table-cell office:value-type="float" office:value="0.27351028" calcext:value-type="float">
            <text:p>0,27351028</text:p>
          </table:table-cell>
          <table:table-cell office:value-type="float" office:value="3.000872981" calcext:value-type="float">
            <text:p>3,000872981</text:p>
          </table:table-cell>
          <table:table-cell office:value-type="float" office:value="0.534155391" calcext:value-type="float">
            <text:p>0,534155391</text:p>
          </table:table-cell>
          <table:table-cell office:value-type="float" office:value="3.532353861" calcext:value-type="float">
            <text:p>3,532353861</text:p>
          </table:table-cell>
          <table:table-cell office:value-type="float" office:value="0.441544233" calcext:value-type="float">
            <text:p>0,441544233</text:p>
          </table:table-cell>
          <table:table-cell office:value-type="float" office:value="2.277700418" calcext:value-type="float">
            <text:p>2,277700418</text:p>
          </table:table-cell>
          <table:table-cell office:value-type="float" office:value="0.227770042" calcext:value-type="float">
            <text:p>0,227770042</text:p>
          </table:table-cell>
          <table:table-cell office:value-type="float" office:value="3.508174387" calcext:value-type="float">
            <text:p>3,508174387</text:p>
          </table:table-cell>
          <table:table-cell office:value-type="float" office:value="0.505177112" calcext:value-type="float">
            <text:p>0,505177112</text:p>
          </table:table-cell>
          <table:table-cell office:value-type="float" office:value="-3.498211637" calcext:value-type="float">
            <text:p>-3,498211637</text:p>
          </table:table-cell>
          <table:table-cell office:value-type="float" office:value="-0.409290762" calcext:value-type="float">
            <text:p>-0,409290762</text:p>
          </table:table-cell>
          <table:table-cell office:value-type="float" office:value="-2.285408545" calcext:value-type="float">
            <text:p>-2,285408545</text:p>
          </table:table-cell>
          <table:table-cell office:value-type="float" office:value="-0.306244745" calcext:value-type="float">
            <text:p>-0,306244745</text:p>
          </table:table-cell>
          <table:table-cell office:value-type="float" office:value="-1.235007719" calcext:value-type="float">
            <text:p>-1,235007719</text:p>
          </table:table-cell>
          <table:table-cell office:value-type="float" office:value="-0.098800618" calcext:value-type="float">
            <text:p>-0,098800618</text:p>
          </table:table-cell>
          <table:table-cell office:value-type="float" office:value="-1.682102969" calcext:value-type="float">
            <text:p>-1,682102969</text:p>
          </table:table-cell>
          <table:table-cell office:value-type="float" office:value="-0.247269136" calcext:value-type="float">
            <text:p>-0,247269136</text:p>
          </table:table-cell>
          <table:table-cell office:value-type="float" office:value="-2.027363184" calcext:value-type="float">
            <text:p>-2,027363184</text:p>
          </table:table-cell>
          <table:table-cell office:value-type="float" office:value="-0.326405473" calcext:value-type="float">
            <text:p>-0,326405473</text:p>
          </table:table-cell>
          <table:table-cell office:value-type="float" office:value="-2.924576706" calcext:value-type="float">
            <text:p>-2,924576706</text:p>
          </table:table-cell>
          <table:table-cell office:value-type="float" office:value="-0.134530528" calcext:value-type="float">
            <text:p>-0,134530528</text:p>
          </table:table-cell>
          <table:table-cell office:value-type="float" office:value="-2.285408545" calcext:value-type="float">
            <text:p>-2,285408545</text:p>
          </table:table-cell>
          <table:table-cell office:value-type="float" office:value="-0.306244745" calcext:value-type="float">
            <text:p>-0,306244745</text:p>
          </table:table-cell>
          <table:table-cell office:value-type="float" office:value="-3.152399438" calcext:value-type="float">
            <text:p>-3,152399438</text:p>
          </table:table-cell>
          <table:table-cell office:value-type="float" office:value="-0.457097918" calcext:value-type="float">
            <text:p>-0,457097918</text:p>
          </table:table-cell>
          <table:table-cell office:value-type="float" office:value="-1.629675617" calcext:value-type="float">
            <text:p>-1,629675617</text:p>
          </table:table-cell>
          <table:table-cell office:value-type="float" office:value="-0.210228155" calcext:value-type="float">
            <text:p>-0,210228155</text:p>
          </table:table-cell>
          <table:table-cell office:value-type="float" office:value="-1.683559526" calcext:value-type="float">
            <text:p>-1,683559526</text:p>
          </table:table-cell>
          <table:table-cell office:value-type="float" office:value="-0.205394262" calcext:value-type="float">
            <text:p>-0,205394262</text:p>
          </table:table-cell>
          <table:table-cell office:value-type="float" office:value="-2.23071621" calcext:value-type="float">
            <text:p>-2,23071621</text:p>
          </table:table-cell>
          <table:table-cell office:value-type="float" office:value="-0.354683877" calcext:value-type="float">
            <text:p>-0,354683877</text:p>
          </table:table-cell>
          <table:table-cell office:value-type="float" office:value="-1.393485455" calcext:value-type="float">
            <text:p>-1,393485455</text:p>
          </table:table-cell>
          <table:table-cell office:value-type="float" office:value="-0.170005226" calcext:value-type="float">
            <text:p>-0,170005226</text:p>
          </table:table-cell>
          <table:table-cell office:value-type="float" office:value="-0.3539006" calcext:value-type="float">
            <text:p>-0,3539006</text:p>
          </table:table-cell>
          <table:table-cell office:value-type="float" office:value="-0.023003539" calcext:value-type="float">
            <text:p>-0,0230035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3.370228466" calcext:value-type="float">
            <text:p>3,370228466</text:p>
          </table:table-cell>
          <table:table-cell office:value-type="float" office:value="0.485312899" calcext:value-type="float">
            <text:p>0,485312899</text:p>
          </table:table-cell>
          <table:table-cell office:value-type="float" office:value="1.79558011" calcext:value-type="float">
            <text:p>1,79558011</text:p>
          </table:table-cell>
          <table:table-cell office:value-type="float" office:value="0.290883978" calcext:value-type="float">
            <text:p>0,290883978</text:p>
          </table:table-cell>
          <table:table-cell office:value-type="float" office:value="-0.105418511" calcext:value-type="float">
            <text:p>-0,105418511</text:p>
          </table:table-cell>
          <table:table-cell office:value-type="float" office:value="-0.00495467" calcext:value-type="float">
            <text:p>-0,00495467</text:p>
          </table:table-cell>
          <table:table-cell office:value-type="float" office:value="2.257318952" calcext:value-type="float">
            <text:p>2,257318952</text:p>
          </table:table-cell>
          <table:table-cell office:value-type="float" office:value="0.300223421" calcext:value-type="float">
            <text:p>0,300223421</text:p>
          </table:table-cell>
          <table:table-cell office:value-type="float" office:value="3.020463641" calcext:value-type="float">
            <text:p>3,020463641</text:p>
          </table:table-cell>
          <table:table-cell office:value-type="float" office:value="0.419844446" calcext:value-type="float">
            <text:p>0,419844446</text:p>
          </table:table-cell>
          <table:table-cell office:value-type="float" office:value="2.146402853" calcext:value-type="float">
            <text:p>2,146402853</text:p>
          </table:table-cell>
          <table:table-cell office:value-type="float" office:value="0.306935608" calcext:value-type="float">
            <text:p>0,306935608</text:p>
          </table:table-cell>
          <table:table-cell office:value-type="float" office:value="2.5395411" calcext:value-type="float">
            <text:p>2,5395411</text:p>
          </table:table-cell>
          <table:table-cell office:value-type="float" office:value="0.23109824" calcext:value-type="float">
            <text:p>0,23109824</text:p>
          </table:table-cell>
          <table:table-cell office:value-type="float" office:value="2.017893293" calcext:value-type="float">
            <text:p>2,017893293</text:p>
          </table:table-cell>
          <table:table-cell office:value-type="float" office:value="0.31277346" calcext:value-type="float">
            <text:p>0,31277346</text:p>
          </table:table-cell>
          <table:table-cell office:value-type="float" office:value="0.921372097" calcext:value-type="float">
            <text:p>0,921372097</text:p>
          </table:table-cell>
          <table:table-cell office:value-type="float" office:value="0.147419536" calcext:value-type="float">
            <text:p>0,147419536</text:p>
          </table:table-cell>
          <table:table-cell office:value-type="float" office:value="1.846601793" calcext:value-type="float">
            <text:p>1,846601793</text:p>
          </table:table-cell>
          <table:table-cell office:value-type="float" office:value="0.241904835" calcext:value-type="float">
            <text:p>0,241904835</text:p>
          </table:table-cell>
          <table:table-cell office:value-type="float" office:value="2.675462708" calcext:value-type="float">
            <text:p>2,675462708</text:p>
          </table:table-cell>
          <table:table-cell office:value-type="float" office:value="0.438775884" calcext:value-type="float">
            <text:p>0,438775884</text:p>
          </table:table-cell>
          <table:table-cell office:value-type="float" office:value="1.828200972" calcext:value-type="float">
            <text:p>1,828200972</text:p>
          </table:table-cell>
          <table:table-cell office:value-type="float" office:value="0.287027553" calcext:value-type="float">
            <text:p>0,287027553</text:p>
          </table:table-cell>
          <table:table-cell office:value-type="float" office:value="2.742465362" calcext:value-type="float">
            <text:p>2,742465362</text:p>
          </table:table-cell>
          <table:table-cell office:value-type="float" office:value="0.411369804" calcext:value-type="float">
            <text:p>0,411369804</text:p>
          </table:table-cell>
          <table:table-cell office:value-type="float" office:value="1.256074766" calcext:value-type="float">
            <text:p>1,256074766</text:p>
          </table:table-cell>
          <table:table-cell office:value-type="float" office:value="0.168314019" calcext:value-type="float">
            <text:p>0,168314019</text:p>
          </table:table-cell>
          <table:table-cell office:value-type="float" office:value="2.335224793" calcext:value-type="float">
            <text:p>2,335224793</text:p>
          </table:table-cell>
          <table:table-cell office:value-type="float" office:value="0.415670013" calcext:value-type="float">
            <text:p>0,415670013</text:p>
          </table:table-cell>
          <table:table-cell office:value-type="float" office:value="2.610190685" calcext:value-type="float">
            <text:p>2,610190685</text:p>
          </table:table-cell>
          <table:table-cell office:value-type="float" office:value="0.326273836" calcext:value-type="float">
            <text:p>0,326273836</text:p>
          </table:table-cell>
          <table:table-cell office:value-type="float" office:value="1.442212055" calcext:value-type="float">
            <text:p>1,442212055</text:p>
          </table:table-cell>
          <table:table-cell office:value-type="float" office:value="0.144221205" calcext:value-type="float">
            <text:p>0,144221205</text:p>
          </table:table-cell>
          <table:table-cell office:value-type="float" office:value="2.711171662" calcext:value-type="float">
            <text:p>2,711171662</text:p>
          </table:table-cell>
          <table:table-cell office:value-type="float" office:value="0.390408719" calcext:value-type="float">
            <text:p>0,390408719</text:p>
          </table:table-cell>
          <table:table-cell office:value-type="float" office:value="3.498211637" calcext:value-type="float">
            <text:p>3,498211637</text:p>
          </table:table-cell>
          <table:table-cell office:value-type="float" office:value="0.409290762" calcext:value-type="float">
            <text:p>0,409290762</text:p>
          </table:table-cell>
          <table:table-cell office:value-type="float" office:value="2.285408545" calcext:value-type="float">
            <text:p>2,285408545</text:p>
          </table:table-cell>
          <table:table-cell office:value-type="float" office:value="0.306244745" calcext:value-type="float">
            <text:p>0,306244745</text:p>
          </table:table-cell>
          <table:table-cell office:value-type="float" office:value="1.235007719" calcext:value-type="float">
            <text:p>1,235007719</text:p>
          </table:table-cell>
          <table:table-cell office:value-type="float" office:value="0.098800618" calcext:value-type="float">
            <text:p>0,098800618</text:p>
          </table:table-cell>
          <table:table-cell office:value-type="float" office:value="1.682102969" calcext:value-type="float">
            <text:p>1,682102969</text:p>
          </table:table-cell>
          <table:table-cell office:value-type="float" office:value="0.247269136" calcext:value-type="float">
            <text:p>0,247269136</text:p>
          </table:table-cell>
          <table:table-cell office:value-type="float" office:value="2.027363184" calcext:value-type="float">
            <text:p>2,027363184</text:p>
          </table:table-cell>
          <table:table-cell office:value-type="float" office:value="0.326405473" calcext:value-type="float">
            <text:p>0,326405473</text:p>
          </table:table-cell>
          <table:table-cell office:value-type="float" office:value="2.924576706" calcext:value-type="float">
            <text:p>2,924576706</text:p>
          </table:table-cell>
          <table:table-cell office:value-type="float" office:value="0.134530528" calcext:value-type="float">
            <text:p>0,134530528</text:p>
          </table:table-cell>
          <table:table-cell office:value-type="float" office:value="2.285408545" calcext:value-type="float">
            <text:p>2,285408545</text:p>
          </table:table-cell>
          <table:table-cell office:value-type="float" office:value="0.306244745" calcext:value-type="float">
            <text:p>0,306244745</text:p>
          </table:table-cell>
          <table:table-cell office:value-type="float" office:value="3.152399438" calcext:value-type="float">
            <text:p>3,152399438</text:p>
          </table:table-cell>
          <table:table-cell office:value-type="float" office:value="0.457097918" calcext:value-type="float">
            <text:p>0,457097918</text:p>
          </table:table-cell>
          <table:table-cell office:value-type="float" office:value="1.629675617" calcext:value-type="float">
            <text:p>1,629675617</text:p>
          </table:table-cell>
          <table:table-cell office:value-type="float" office:value="0.210228155" calcext:value-type="float">
            <text:p>0,210228155</text:p>
          </table:table-cell>
          <table:table-cell office:value-type="float" office:value="1.683559526" calcext:value-type="float">
            <text:p>1,683559526</text:p>
          </table:table-cell>
          <table:table-cell office:value-type="float" office:value="0.205394262" calcext:value-type="float">
            <text:p>0,205394262</text:p>
          </table:table-cell>
          <table:table-cell office:value-type="float" office:value="2.23071621" calcext:value-type="float">
            <text:p>2,23071621</text:p>
          </table:table-cell>
          <table:table-cell office:value-type="float" office:value="0.354683877" calcext:value-type="float">
            <text:p>0,354683877</text:p>
          </table:table-cell>
          <table:table-cell office:value-type="float" office:value="1.393485455" calcext:value-type="float">
            <text:p>1,393485455</text:p>
          </table:table-cell>
          <table:table-cell office:value-type="float" office:value="0.170005226" calcext:value-type="float">
            <text:p>0,170005226</text:p>
          </table:table-cell>
          <table:table-cell office:value-type="float" office:value="0.3539006" calcext:value-type="float">
            <text:p>0,3539006</text:p>
          </table:table-cell>
          <table:table-cell office:value-type="float" office:value="0.023003539" calcext:value-type="float">
            <text:p>0,0230035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12.55853555" calcext:value-type="float">
            <text:p>12,55853555</text:p>
          </table:table-cell>
          <table:table-cell office:value-type="float" office:value="1.808429119" calcext:value-type="float">
            <text:p>1,808429119</text:p>
          </table:table-cell>
          <table:table-cell office:value-type="float" office:value="7.791310899" calcext:value-type="float">
            <text:p>7,791310899</text:p>
          </table:table-cell>
          <table:table-cell office:value-type="float" office:value="1.262192366" calcext:value-type="float">
            <text:p>1,262192366</text:p>
          </table:table-cell>
          <table:table-cell office:value-type="float" office:value="2.361374657" calcext:value-type="float">
            <text:p>2,361374657</text:p>
          </table:table-cell>
          <table:table-cell office:value-type="float" office:value="0.110984609" calcext:value-type="float">
            <text:p>0,110984609</text:p>
          </table:table-cell>
          <table:table-cell office:value-type="float" office:value="8.613251156" calcext:value-type="float">
            <text:p>8,613251156</text:p>
          </table:table-cell>
          <table:table-cell office:value-type="float" office:value="1.145562404" calcext:value-type="float">
            <text:p>1,145562404</text:p>
          </table:table-cell>
          <table:table-cell office:value-type="float" office:value="11.66654081" calcext:value-type="float">
            <text:p>11,66654081</text:p>
          </table:table-cell>
          <table:table-cell office:value-type="float" office:value="1.621649173" calcext:value-type="float">
            <text:p>1,621649173</text:p>
          </table:table-cell>
          <table:table-cell office:value-type="float" office:value="8.704467594" calcext:value-type="float">
            <text:p>8,704467594</text:p>
          </table:table-cell>
          <table:table-cell office:value-type="float" office:value="1.244738866" calcext:value-type="float">
            <text:p>1,244738866</text:p>
          </table:table-cell>
          <table:table-cell office:value-type="float" office:value="9.779460904" calcext:value-type="float">
            <text:p>9,779460904</text:p>
          </table:table-cell>
          <table:table-cell office:value-type="float" office:value="0.889930942" calcext:value-type="float">
            <text:p>0,889930942</text:p>
          </table:table-cell>
          <table:table-cell office:value-type="float" office:value="8.104225168" calcext:value-type="float">
            <text:p>8,104225168</text:p>
          </table:table-cell>
          <table:table-cell office:value-type="float" office:value="1.256154901" calcext:value-type="float">
            <text:p>1,256154901</text:p>
          </table:table-cell>
          <table:table-cell office:value-type="float" office:value="4.930585818" calcext:value-type="float">
            <text:p>4,930585818</text:p>
          </table:table-cell>
          <table:table-cell office:value-type="float" office:value="0.788893731" calcext:value-type="float">
            <text:p>0,788893731</text:p>
          </table:table-cell>
          <table:table-cell office:value-type="float" office:value="7.800168569" calcext:value-type="float">
            <text:p>7,800168569</text:p>
          </table:table-cell>
          <table:table-cell office:value-type="float" office:value="1.021822083" calcext:value-type="float">
            <text:p>1,021822083</text:p>
          </table:table-cell>
          <table:table-cell office:value-type="float" office:value="9.999389164" calcext:value-type="float">
            <text:p>9,999389164</text:p>
          </table:table-cell>
          <table:table-cell office:value-type="float" office:value="1.639899823" calcext:value-type="float">
            <text:p>1,639899823</text:p>
          </table:table-cell>
          <table:table-cell office:value-type="float" office:value="7.818476499" calcext:value-type="float">
            <text:p>7,818476499</text:p>
          </table:table-cell>
          <table:table-cell office:value-type="float" office:value="1.22750081" calcext:value-type="float">
            <text:p>1,22750081</text:p>
          </table:table-cell>
          <table:table-cell office:value-type="float" office:value="10.70561348" calcext:value-type="float">
            <text:p>10,70561348</text:p>
          </table:table-cell>
          <table:table-cell office:value-type="float" office:value="1.605842023" calcext:value-type="float">
            <text:p>1,605842023</text:p>
          </table:table-cell>
          <table:table-cell office:value-type="float" office:value="6.287850467" calcext:value-type="float">
            <text:p>6,287850467</text:p>
          </table:table-cell>
          <table:table-cell office:value-type="float" office:value="0.842571963" calcext:value-type="float">
            <text:p>0,842571963</text:p>
          </table:table-cell>
          <table:table-cell office:value-type="float" office:value="9.149934526" calcext:value-type="float">
            <text:p>9,149934526</text:p>
          </table:table-cell>
          <table:table-cell office:value-type="float" office:value="1.628688346" calcext:value-type="float">
            <text:p>1,628688346</text:p>
          </table:table-cell>
          <table:table-cell office:value-type="float" office:value="10.80806502" calcext:value-type="float">
            <text:p>10,80806502</text:p>
          </table:table-cell>
          <table:table-cell office:value-type="float" office:value="1.351008128" calcext:value-type="float">
            <text:p>1,351008128</text:p>
          </table:table-cell>
          <table:table-cell office:value-type="float" office:value="7.012134474" calcext:value-type="float">
            <text:p>7,012134474</text:p>
          </table:table-cell>
          <table:table-cell office:value-type="float" office:value="0.701213447" calcext:value-type="float">
            <text:p>0,701213447</text:p>
          </table:table-cell>
          <table:table-cell office:value-type="float" office:value="10.69482289" calcext:value-type="float">
            <text:p>10,69482289</text:p>
          </table:table-cell>
          <table:table-cell office:value-type="float" office:value="1.540054496" calcext:value-type="float">
            <text:p>1,540054496</text:p>
          </table:table-cell>
          <table:table-cell office:value-type="float" office:value="10.65166187" calcext:value-type="float">
            <text:p>10,65166187</text:p>
          </table:table-cell>
          <table:table-cell office:value-type="float" office:value="1.246244439" calcext:value-type="float">
            <text:p>1,246244439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3.835648973" calcext:value-type="float">
            <text:p>3,835648973</text:p>
          </table:table-cell>
          <table:table-cell office:value-type="float" office:value="0.306851918" calcext:value-type="float">
            <text:p>0,306851918</text:p>
          </table:table-cell>
          <table:table-cell office:value-type="float" office:value="5.216562245" calcext:value-type="float">
            <text:p>5,216562245</text:p>
          </table:table-cell>
          <table:table-cell office:value-type="float" office:value="0.76683465" calcext:value-type="float">
            <text:p>0,76683465</text:p>
          </table:table-cell>
          <table:table-cell office:value-type="float" office:value="6.25" calcext:value-type="float">
            <text:p>6,25</text:p>
          </table:table-cell>
          <table:table-cell office:value-type="float" office:value="1.00625" calcext:value-type="float">
            <text:p>1,00625</text:p>
          </table:table-cell>
          <table:table-cell office:value-type="float" office:value="9.004617753" calcext:value-type="float">
            <text:p>9,004617753</text:p>
          </table:table-cell>
          <table:table-cell office:value-type="float" office:value="0.414212417" calcext:value-type="float">
            <text:p>0,414212417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9.597751155" calcext:value-type="float">
            <text:p>9,597751155</text:p>
          </table:table-cell>
          <table:table-cell office:value-type="float" office:value="1.391673917" calcext:value-type="float">
            <text:p>1,391673917</text:p>
          </table:table-cell>
          <table:table-cell office:value-type="float" office:value="5.051994413" calcext:value-type="float">
            <text:p>5,051994413</text:p>
          </table:table-cell>
          <table:table-cell office:value-type="float" office:value="0.651707279" calcext:value-type="float">
            <text:p>0,651707279</text:p>
          </table:table-cell>
          <table:table-cell office:value-type="float" office:value="5.248239134" calcext:value-type="float">
            <text:p>5,248239134</text:p>
          </table:table-cell>
          <table:table-cell office:value-type="float" office:value="0.640285174" calcext:value-type="float">
            <text:p>0,640285174</text:p>
          </table:table-cell>
          <table:table-cell office:value-type="float" office:value="6.842533993" calcext:value-type="float">
            <text:p>6,842533993</text:p>
          </table:table-cell>
          <table:table-cell office:value-type="float" office:value="1.087962905" calcext:value-type="float">
            <text:p>1,087962905</text:p>
          </table:table-cell>
          <table:table-cell office:value-type="float" office:value="4.363351333" calcext:value-type="float">
            <text:p>4,363351333</text:p>
          </table:table-cell>
          <table:table-cell office:value-type="float" office:value="0.532328863" calcext:value-type="float">
            <text:p>0,532328863</text:p>
          </table:table-cell>
          <table:table-cell office:value-type="float" office:value="1.215571626" calcext:value-type="float">
            <text:p>1,215571626</text:p>
          </table:table-cell>
          <table:table-cell office:value-type="float" office:value="0.079012156" calcext:value-type="float">
            <text:p>0,0790121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82.37547893" calcext:value-type="float">
            <text:p>82,37547893</text:p>
          </table:table-cell>
          <table:table-cell office:value-type="float" office:value="11.86206897" calcext:value-type="float">
            <text:p>11,86206897</text:p>
          </table:table-cell>
          <table:table-cell office:value-type="float" office:value="87.24259166" calcext:value-type="float">
            <text:p>87,24259166</text:p>
          </table:table-cell>
          <table:table-cell office:value-type="float" office:value="14.13329985" calcext:value-type="float">
            <text:p>14,13329985</text:p>
          </table:table-cell>
          <table:table-cell office:value-type="float" office:value="92.13577904" calcext:value-type="float">
            <text:p>92,13577904</text:p>
          </table:table-cell>
          <table:table-cell office:value-type="float" office:value="4.330381615" calcext:value-type="float">
            <text:p>4,330381615</text:p>
          </table:table-cell>
          <table:table-cell office:value-type="float" office:value="87.58089368" calcext:value-type="float">
            <text:p>87,58089368</text:p>
          </table:table-cell>
          <table:table-cell office:value-type="float" office:value="11.64825886" calcext:value-type="float">
            <text:p>11,64825886</text:p>
          </table:table-cell>
          <table:table-cell office:value-type="float" office:value="82.93438043" calcext:value-type="float">
            <text:p>82,93438043</text:p>
          </table:table-cell>
          <table:table-cell office:value-type="float" office:value="11.52787888" calcext:value-type="float">
            <text:p>11,52787888</text:p>
          </table:table-cell>
          <table:table-cell office:value-type="float" office:value="86.68810739" calcext:value-type="float">
            <text:p>86,68810739</text:p>
          </table:table-cell>
          <table:table-cell office:value-type="float" office:value="12.39639936" calcext:value-type="float">
            <text:p>12,39639936</text:p>
          </table:table-cell>
          <table:table-cell office:value-type="float" office:value="85.72065048" calcext:value-type="float">
            <text:p>85,72065048</text:p>
          </table:table-cell>
          <table:table-cell office:value-type="float" office:value="7.800579194" calcext:value-type="float">
            <text:p>7,800579194</text:p>
          </table:table-cell>
          <table:table-cell office:value-type="float" office:value="87.65754588" calcext:value-type="float">
            <text:p>87,65754588</text:p>
          </table:table-cell>
          <table:table-cell office:value-type="float" office:value="13.58691961" calcext:value-type="float">
            <text:p>13,58691961</text:p>
          </table:table-cell>
          <table:table-cell office:value-type="float" office:value="90.61819087" calcext:value-type="float">
            <text:p>90,61819087</text:p>
          </table:table-cell>
          <table:table-cell office:value-type="float" office:value="14.49891054" calcext:value-type="float">
            <text:p>14,49891054</text:p>
          </table:table-cell>
          <table:table-cell office:value-type="float" office:value="87.54118458" calcext:value-type="float">
            <text:p>87,54118458</text:p>
          </table:table-cell>
          <table:table-cell office:value-type="float" office:value="11.46789518" calcext:value-type="float">
            <text:p>11,46789518</text:p>
          </table:table-cell>
          <table:table-cell office:value-type="float" office:value="85.37658054" calcext:value-type="float">
            <text:p>85,37658054</text:p>
          </table:table-cell>
          <table:table-cell office:value-type="float" office:value="14.00175921" calcext:value-type="float">
            <text:p>14,00175921</text:p>
          </table:table-cell>
          <table:table-cell office:value-type="float" office:value="87.38411669" calcext:value-type="float">
            <text:p>87,38411669</text:p>
          </table:table-cell>
          <table:table-cell office:value-type="float" office:value="13.71930632" calcext:value-type="float">
            <text:p>13,71930632</text:p>
          </table:table-cell>
          <table:table-cell office:value-type="float" office:value="84.13798029" calcext:value-type="float">
            <text:p>84,13798029</text:p>
          </table:table-cell>
          <table:table-cell office:value-type="float" office:value="12.62069704" calcext:value-type="float">
            <text:p>12,62069704</text:p>
          </table:table-cell>
          <table:table-cell office:value-type="float" office:value="87.96261682" calcext:value-type="float">
            <text:p>87,96261682</text:p>
          </table:table-cell>
          <table:table-cell office:value-type="float" office:value="11.78699065" calcext:value-type="float">
            <text:p>11,78699065</text:p>
          </table:table-cell>
          <table:table-cell office:value-type="float" office:value="86.46333479" calcext:value-type="float">
            <text:p>86,46333479</text:p>
          </table:table-cell>
          <table:table-cell office:value-type="float" office:value="15.39047359" calcext:value-type="float">
            <text:p>15,39047359</text:p>
          </table:table-cell>
          <table:table-cell office:value-type="float" office:value="83.08846515" calcext:value-type="float">
            <text:p>83,08846515</text:p>
          </table:table-cell>
          <table:table-cell office:value-type="float" office:value="10.38605814" calcext:value-type="float">
            <text:p>10,38605814</text:p>
          </table:table-cell>
          <table:table-cell office:value-type="float" office:value="87.49751343" calcext:value-type="float">
            <text:p>87,49751343</text:p>
          </table:table-cell>
          <table:table-cell office:value-type="float" office:value="8.749751343" calcext:value-type="float">
            <text:p>8,749751343</text:p>
          </table:table-cell>
          <table:table-cell office:value-type="float" office:value="84.0599455" calcext:value-type="float">
            <text:p>84,0599455</text:p>
          </table:table-cell>
          <table:table-cell office:value-type="float" office:value="12.10463215" calcext:value-type="float">
            <text:p>12,10463215</text:p>
          </table:table-cell>
          <table:table-cell office:value-type="float" office:value="84.46305505" calcext:value-type="float">
            <text:p>84,46305505</text:p>
          </table:table-cell>
          <table:table-cell office:value-type="float" office:value="9.88217744" calcext:value-type="float">
            <text:p>9,88217744</text:p>
          </table:table-cell>
          <table:table-cell office:value-type="float" office:value="88.69525338" calcext:value-type="float">
            <text:p>88,69525338</text:p>
          </table:table-cell>
          <table:table-cell office:value-type="float" office:value="11.88516395" calcext:value-type="float">
            <text:p>11,88516395</text:p>
          </table:table-cell>
          <table:table-cell office:value-type="float" office:value="92.3999525" calcext:value-type="float">
            <text:p>92,3999525</text:p>
          </table:table-cell>
          <table:table-cell office:value-type="float" office:value="7.3919962" calcext:value-type="float">
            <text:p>7,3919962</text:p>
          </table:table-cell>
          <table:table-cell office:value-type="float" office:value="89.58049578" calcext:value-type="float">
            <text:p>89,58049578</text:p>
          </table:table-cell>
          <table:table-cell office:value-type="float" office:value="13.16833288" calcext:value-type="float">
            <text:p>13,16833288</text:p>
          </table:table-cell>
          <table:table-cell office:value-type="float" office:value="88.4141791" calcext:value-type="float">
            <text:p>88,4141791</text:p>
          </table:table-cell>
          <table:table-cell office:value-type="float" office:value="14.23468284" calcext:value-type="float">
            <text:p>14,23468284</text:p>
          </table:table-cell>
          <table:table-cell office:value-type="float" office:value="82.55515649" calcext:value-type="float">
            <text:p>82,55515649</text:p>
          </table:table-cell>
          <table:table-cell office:value-type="float" office:value="3.797537199" calcext:value-type="float">
            <text:p>3,797537199</text:p>
          </table:table-cell>
          <table:table-cell office:value-type="float" office:value="88.69525338" calcext:value-type="float">
            <text:p>88,69525338</text:p>
          </table:table-cell>
          <table:table-cell office:value-type="float" office:value="11.88516395" calcext:value-type="float">
            <text:p>11,88516395</text:p>
          </table:table-cell>
          <table:table-cell office:value-type="float" office:value="86.21912857" calcext:value-type="float">
            <text:p>86,21912857</text:p>
          </table:table-cell>
          <table:table-cell office:value-type="float" office:value="12.50177364" calcext:value-type="float">
            <text:p>12,50177364</text:p>
          </table:table-cell>
          <table:table-cell office:value-type="float" office:value="89.92705262" calcext:value-type="float">
            <text:p>89,92705262</text:p>
          </table:table-cell>
          <table:table-cell office:value-type="float" office:value="11.60058979" calcext:value-type="float">
            <text:p>11,60058979</text:p>
          </table:table-cell>
          <table:table-cell office:value-type="float" office:value="88.83353376" calcext:value-type="float">
            <text:p>88,83353376</text:p>
          </table:table-cell>
          <table:table-cell office:value-type="float" office:value="10.83769112" calcext:value-type="float">
            <text:p>10,83769112</text:p>
          </table:table-cell>
          <table:table-cell office:value-type="float" office:value="88.55818034" calcext:value-type="float">
            <text:p>88,55818034</text:p>
          </table:table-cell>
          <table:table-cell office:value-type="float" office:value="14.08075067" calcext:value-type="float">
            <text:p>14,08075067</text:p>
          </table:table-cell>
          <table:table-cell office:value-type="float" office:value="89.52273123" calcext:value-type="float">
            <text:p>89,52273123</text:p>
          </table:table-cell>
          <table:table-cell office:value-type="float" office:value="10.92177321" calcext:value-type="float">
            <text:p>10,92177321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89.87512417" calcext:value-type="float">
            <text:p>89,87512417</text:p>
          </table:table-cell>
          <table:table-cell office:value-type="float" office:value="12.94201788" calcext:value-type="float">
            <text:p>12,94201788</text:p>
          </table:table-cell>
          <table:table-cell office:value-type="float" office:value="91.58086389" calcext:value-type="float">
            <text:p>91,58086389</text:p>
          </table:table-cell>
          <table:table-cell office:value-type="float" office:value="14.83609995" calcext:value-type="float">
            <text:p>14,83609995</text:p>
          </table:table-cell>
          <table:table-cell office:value-type="float" office:value="92.74720641" calcext:value-type="float">
            <text:p>92,74720641</text:p>
          </table:table-cell>
          <table:table-cell office:value-type="float" office:value="4.359118701" calcext:value-type="float">
            <text:p>4,359118701</text:p>
          </table:table-cell>
          <table:table-cell office:value-type="float" office:value="92.67334361" calcext:value-type="float">
            <text:p>92,67334361</text:p>
          </table:table-cell>
          <table:table-cell office:value-type="float" office:value="12.3255547" calcext:value-type="float">
            <text:p>12,3255547</text:p>
          </table:table-cell>
          <table:table-cell office:value-type="float" office:value="89.79083289" calcext:value-type="float">
            <text:p>89,79083289</text:p>
          </table:table-cell>
          <table:table-cell office:value-type="float" office:value="12.48092577" calcext:value-type="float">
            <text:p>12,48092577</text:p>
          </table:table-cell>
          <table:table-cell office:value-type="float" office:value="91.68705866" calcext:value-type="float">
            <text:p>91,68705866</text:p>
          </table:table-cell>
          <table:table-cell office:value-type="float" office:value="13.11124939" calcext:value-type="float">
            <text:p>13,11124939</text:p>
          </table:table-cell>
          <table:table-cell office:value-type="float" office:value="91.46803297" calcext:value-type="float">
            <text:p>91,46803297</text:p>
          </table:table-cell>
          <table:table-cell office:value-type="float" office:value="8.323591" calcext:value-type="float">
            <text:p>8,323591</text:p>
          </table:table-cell>
          <table:table-cell office:value-type="float" office:value="92.33331157" calcext:value-type="float">
            <text:p>92,33331157</text:p>
          </table:table-cell>
          <table:table-cell office:value-type="float" office:value="14.31166329" calcext:value-type="float">
            <text:p>14,31166329</text:p>
          </table:table-cell>
          <table:table-cell office:value-type="float" office:value="93.13328768" calcext:value-type="float">
            <text:p>93,13328768</text:p>
          </table:table-cell>
          <table:table-cell office:value-type="float" office:value="14.90132603" calcext:value-type="float">
            <text:p>14,90132603</text:p>
          </table:table-cell>
          <table:table-cell office:value-type="float" office:value="91.93165275" calcext:value-type="float">
            <text:p>91,93165275</text:p>
          </table:table-cell>
          <table:table-cell office:value-type="float" office:value="12.04304651" calcext:value-type="float">
            <text:p>12,04304651</text:p>
          </table:table-cell>
          <table:table-cell office:value-type="float" office:value="91.33223383" calcext:value-type="float">
            <text:p>91,33223383</text:p>
          </table:table-cell>
          <table:table-cell office:value-type="float" office:value="14.97848635" calcext:value-type="float">
            <text:p>14,97848635</text:p>
          </table:table-cell>
          <table:table-cell office:value-type="float" office:value="91.76661264" calcext:value-type="float">
            <text:p>91,76661264</text:p>
          </table:table-cell>
          <table:table-cell office:value-type="float" office:value="14.40735818" calcext:value-type="float">
            <text:p>14,40735818</text:p>
          </table:table-cell>
          <table:table-cell office:value-type="float" office:value="90.3942294" calcext:value-type="float">
            <text:p>90,3942294</text:p>
          </table:table-cell>
          <table:table-cell office:value-type="float" office:value="13.55913441" calcext:value-type="float">
            <text:p>13,55913441</text:p>
          </table:table-cell>
          <table:table-cell office:value-type="float" office:value="91.25233645" calcext:value-type="float">
            <text:p>91,25233645</text:p>
          </table:table-cell>
          <table:table-cell office:value-type="float" office:value="12.22781308" calcext:value-type="float">
            <text:p>12,22781308</text:p>
          </table:table-cell>
          <table:table-cell office:value-type="float" office:value="91.80488869" calcext:value-type="float">
            <text:p>91,80488869</text:p>
          </table:table-cell>
          <table:table-cell office:value-type="float" office:value="16.34127019" calcext:value-type="float">
            <text:p>16,34127019</text:p>
          </table:table-cell>
          <table:table-cell office:value-type="float" office:value="89.23100969" calcext:value-type="float">
            <text:p>89,23100969</text:p>
          </table:table-cell>
          <table:table-cell office:value-type="float" office:value="11.15387621" calcext:value-type="float">
            <text:p>11,15387621</text:p>
          </table:table-cell>
          <table:table-cell office:value-type="float" office:value="91.2174259" calcext:value-type="float">
            <text:p>91,2174259</text:p>
          </table:table-cell>
          <table:table-cell office:value-type="float" office:value="9.12174259" calcext:value-type="float">
            <text:p>9,12174259</text:p>
          </table:table-cell>
          <table:table-cell office:value-type="float" office:value="90.27929155" calcext:value-type="float">
            <text:p>90,27929155</text:p>
          </table:table-cell>
          <table:table-cell office:value-type="float" office:value="13.00021798" calcext:value-type="float">
            <text:p>13,00021798</text:p>
          </table:table-cell>
          <table:table-cell office:value-type="float" office:value="90.73540958" calcext:value-type="float">
            <text:p>90,73540958</text:p>
          </table:table-cell>
          <table:table-cell office:value-type="float" office:value="10.61604292" calcext:value-type="float">
            <text:p>10,61604292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4.2880893" calcext:value-type="float">
            <text:p>94,2880893</text:p>
          </table:table-cell>
          <table:table-cell office:value-type="float" office:value="7.543047144" calcext:value-type="float">
            <text:p>7,543047144</text:p>
          </table:table-cell>
          <table:table-cell office:value-type="float" office:value="92.21601743" calcext:value-type="float">
            <text:p>92,21601743</text:p>
          </table:table-cell>
          <table:table-cell office:value-type="float" office:value="13.55575456" calcext:value-type="float">
            <text:p>13,55575456</text:p>
          </table:table-cell>
          <table:table-cell office:value-type="float" office:value="91.72263682" calcext:value-type="float">
            <text:p>91,72263682</text:p>
          </table:table-cell>
          <table:table-cell office:value-type="float" office:value="14.76734453" calcext:value-type="float">
            <text:p>14,76734453</text:p>
          </table:table-cell>
          <table:table-cell office:value-type="float" office:value="87.37814264" calcext:value-type="float">
            <text:p>87,37814264</text:p>
          </table:table-cell>
          <table:table-cell office:value-type="float" office:value="4.019394561" calcext:value-type="float">
            <text:p>4,019394561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1.88809317" calcext:value-type="float">
            <text:p>91,88809317</text:p>
          </table:table-cell>
          <table:table-cell office:value-type="float" office:value="13.32377351" calcext:value-type="float">
            <text:p>13,32377351</text:p>
          </table:table-cell>
          <table:table-cell office:value-type="float" office:value="92.42588856" calcext:value-type="float">
            <text:p>92,42588856</text:p>
          </table:table-cell>
          <table:table-cell office:value-type="float" office:value="11.92293962" calcext:value-type="float">
            <text:p>11,92293962</text:p>
          </table:table-cell>
          <table:table-cell office:value-type="float" office:value="91.32451469" calcext:value-type="float">
            <text:p>91,32451469</text:p>
          </table:table-cell>
          <table:table-cell office:value-type="float" office:value="11.14159079" calcext:value-type="float">
            <text:p>11,14159079</text:p>
          </table:table-cell>
          <table:table-cell office:value-type="float" office:value="92.32408046" calcext:value-type="float">
            <text:p>92,32408046</text:p>
          </table:table-cell>
          <table:table-cell office:value-type="float" office:value="14.67952879" calcext:value-type="float">
            <text:p>14,67952879</text:p>
          </table:table-cell>
          <table:table-cell office:value-type="float" office:value="91.38651803" calcext:value-type="float">
            <text:p>91,38651803</text:p>
          </table:table-cell>
          <table:table-cell office:value-type="float" office:value="11.1491552" calcext:value-type="float">
            <text:p>11,1491552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 &lt;==&gt; Acetaldehyde</text:p>
          </table:table-cell>
          <table:table-cell office:value-type="string" calcext:value-type="string">
            <text:p>R00750</text:p>
          </table:table-cell>
          <table:table-cell office:value-type="string" calcext:value-type="string">
            <text:p>r_0959</text:p>
          </table:table-cell>
          <table:table-cell office:value-type="float" office:value="147.3353847" calcext:value-type="float">
            <text:p>147,3353847</text:p>
          </table:table-cell>
          <table:table-cell office:value-type="float" office:value="21.21629539" calcext:value-type="float">
            <text:p>21,21629539</text:p>
          </table:table-cell>
          <table:table-cell office:value-type="float" office:value="146.0475944" calcext:value-type="float">
            <text:p>146,0475944</text:p>
          </table:table-cell>
          <table:table-cell office:value-type="float" office:value="23.65971029" calcext:value-type="float">
            <text:p>23,65971029</text:p>
          </table:table-cell>
          <table:table-cell office:value-type="float" office:value="146.7909221" calcext:value-type="float">
            <text:p>146,7909221</text:p>
          </table:table-cell>
          <table:table-cell office:value-type="float" office:value="6.899173337" calcext:value-type="float">
            <text:p>6,899173337</text:p>
          </table:table-cell>
          <table:table-cell office:value-type="float" office:value="143.8457029" calcext:value-type="float">
            <text:p>143,8457029</text:p>
          </table:table-cell>
          <table:table-cell office:value-type="float" office:value="19.13147849" calcext:value-type="float">
            <text:p>19,13147849</text:p>
          </table:table-cell>
          <table:table-cell office:value-type="float" office:value="144.1766614" calcext:value-type="float">
            <text:p>144,1766614</text:p>
          </table:table-cell>
          <table:table-cell office:value-type="float" office:value="20.04055593" calcext:value-type="float">
            <text:p>20,04055593</text:p>
          </table:table-cell>
          <table:table-cell office:value-type="float" office:value="151.4967312" calcext:value-type="float">
            <text:p>151,4967312</text:p>
          </table:table-cell>
          <table:table-cell office:value-type="float" office:value="21.66403257" calcext:value-type="float">
            <text:p>21,66403257</text:p>
          </table:table-cell>
          <table:table-cell office:value-type="float" office:value="141.1137125" calcext:value-type="float">
            <text:p>141,1137125</text:p>
          </table:table-cell>
          <table:table-cell office:value-type="float" office:value="12.84134784" calcext:value-type="float">
            <text:p>12,84134784</text:p>
          </table:table-cell>
          <table:table-cell office:value-type="float" office:value="156.2533436" calcext:value-type="float">
            <text:p>156,2533436</text:p>
          </table:table-cell>
          <table:table-cell office:value-type="float" office:value="24.21926825" calcext:value-type="float">
            <text:p>24,21926825</text:p>
          </table:table-cell>
          <table:table-cell office:value-type="float" office:value="151.3400285" calcext:value-type="float">
            <text:p>151,3400285</text:p>
          </table:table-cell>
          <table:table-cell office:value-type="float" office:value="24.21440456" calcext:value-type="float">
            <text:p>24,21440456</text:p>
          </table:table-cell>
          <table:table-cell office:value-type="float" office:value="152.0168998" calcext:value-type="float">
            <text:p>152,0168998</text:p>
          </table:table-cell>
          <table:table-cell office:value-type="float" office:value="19.91421387" calcext:value-type="float">
            <text:p>19,91421387</text:p>
          </table:table-cell>
          <table:table-cell office:value-type="float" office:value="151.7437312" calcext:value-type="float">
            <text:p>151,7437312</text:p>
          </table:table-cell>
          <table:table-cell office:value-type="float" office:value="24.88597192" calcext:value-type="float">
            <text:p>24,88597192</text:p>
          </table:table-cell>
          <table:table-cell office:value-type="float" office:value="155.7976231" calcext:value-type="float">
            <text:p>155,7976231</text:p>
          </table:table-cell>
          <table:table-cell office:value-type="float" office:value="24.46022683" calcext:value-type="float">
            <text:p>24,46022683</text:p>
          </table:table-cell>
          <table:table-cell office:value-type="float" office:value="147.5392841" calcext:value-type="float">
            <text:p>147,5392841</text:p>
          </table:table-cell>
          <table:table-cell office:value-type="float" office:value="22.13089261" calcext:value-type="float">
            <text:p>22,13089261</text:p>
          </table:table-cell>
          <table:table-cell office:value-type="float" office:value="148.4471741" calcext:value-type="float">
            <text:p>148,4471741</text:p>
          </table:table-cell>
          <table:table-cell office:value-type="float" office:value="19.89192132" calcext:value-type="float">
            <text:p>19,89192132</text:p>
          </table:table-cell>
          <table:table-cell office:value-type="float" office:value="152.4422804" calcext:value-type="float">
            <text:p>152,4422804</text:p>
          </table:table-cell>
          <table:table-cell office:value-type="float" office:value="27.13472592" calcext:value-type="float">
            <text:p>27,13472592</text:p>
          </table:table-cell>
          <table:table-cell office:value-type="float" office:value="135.0160598" calcext:value-type="float">
            <text:p>135,0160598</text:p>
          </table:table-cell>
          <table:table-cell office:value-type="float" office:value="16.87700748" calcext:value-type="float">
            <text:p>16,87700748</text:p>
          </table:table-cell>
          <table:table-cell office:value-type="float" office:value="144.4923658" calcext:value-type="float">
            <text:p>144,4923658</text:p>
          </table:table-cell>
          <table:table-cell office:value-type="float" office:value="14.44923658" calcext:value-type="float">
            <text:p>14,44923658</text:p>
          </table:table-cell>
          <table:table-cell office:value-type="float" office:value="143.0562939" calcext:value-type="float">
            <text:p>143,0562939</text:p>
          </table:table-cell>
          <table:table-cell office:value-type="float" office:value="20.60010632" calcext:value-type="float">
            <text:p>20,60010632</text:p>
          </table:table-cell>
          <table:table-cell office:value-type="float" office:value="149.9778668" calcext:value-type="float">
            <text:p>149,9778668</text:p>
          </table:table-cell>
          <table:table-cell office:value-type="float" office:value="17.54741041" calcext:value-type="float">
            <text:p>17,54741041</text:p>
          </table:table-cell>
          <table:table-cell office:value-type="float" office:value="152.9243613" calcext:value-type="float">
            <text:p>152,9243613</text:p>
          </table:table-cell>
          <table:table-cell office:value-type="float" office:value="20.49186441" calcext:value-type="float">
            <text:p>20,49186441</text:p>
          </table:table-cell>
          <table:table-cell office:value-type="float" office:value="138.5323757" calcext:value-type="float">
            <text:p>138,5323757</text:p>
          </table:table-cell>
          <table:table-cell office:value-type="float" office:value="11.08259006" calcext:value-type="float">
            <text:p>11,08259006</text:p>
          </table:table-cell>
          <table:table-cell office:value-type="float" office:value="140.1120063" calcext:value-type="float">
            <text:p>140,1120063</text:p>
          </table:table-cell>
          <table:table-cell office:value-type="float" office:value="20.59646492" calcext:value-type="float">
            <text:p>20,59646492</text:p>
          </table:table-cell>
          <table:table-cell office:value-type="float" office:value="145.5709088" calcext:value-type="float">
            <text:p>145,5709088</text:p>
          </table:table-cell>
          <table:table-cell office:value-type="float" office:value="23.43691632" calcext:value-type="float">
            <text:p>23,43691632</text:p>
          </table:table-cell>
          <table:table-cell office:value-type="float" office:value="98.40681208" calcext:value-type="float">
            <text:p>98,40681208</text:p>
          </table:table-cell>
          <table:table-cell office:value-type="float" office:value="4.526713355" calcext:value-type="float">
            <text:p>4,526713355</text:p>
          </table:table-cell>
          <table:table-cell office:value-type="float" office:value="152.9243613" calcext:value-type="float">
            <text:p>152,9243613</text:p>
          </table:table-cell>
          <table:table-cell office:value-type="float" office:value="20.49186441" calcext:value-type="float">
            <text:p>20,49186441</text:p>
          </table:table-cell>
          <table:table-cell office:value-type="float" office:value="149.6065936" calcext:value-type="float">
            <text:p>149,6065936</text:p>
          </table:table-cell>
          <table:table-cell office:value-type="float" office:value="21.69295608" calcext:value-type="float">
            <text:p>21,69295608</text:p>
          </table:table-cell>
          <table:table-cell office:value-type="float" office:value="147.5898754" calcext:value-type="float">
            <text:p>147,5898754</text:p>
          </table:table-cell>
          <table:table-cell office:value-type="float" office:value="19.03909393" calcext:value-type="float">
            <text:p>19,03909393</text:p>
          </table:table-cell>
          <table:table-cell office:value-type="float" office:value="140.3783841" calcext:value-type="float">
            <text:p>140,3783841</text:p>
          </table:table-cell>
          <table:table-cell office:value-type="float" office:value="17.12616286" calcext:value-type="float">
            <text:p>17,12616286</text:p>
          </table:table-cell>
          <table:table-cell office:value-type="float" office:value="152.9333798" calcext:value-type="float">
            <text:p>152,9333798</text:p>
          </table:table-cell>
          <table:table-cell office:value-type="float" office:value="24.31640739" calcext:value-type="float">
            <text:p>24,31640739</text:p>
          </table:table-cell>
          <table:table-cell office:value-type="float" office:value="144.1742599" calcext:value-type="float">
            <text:p>144,1742599</text:p>
          </table:table-cell>
          <table:table-cell office:value-type="float" office:value="17.5892597" calcext:value-type="float">
            <text:p>17,5892597</text:p>
          </table:table-cell>
          <table:table-cell office:value-type="float" office:value="97.40318508" calcext:value-type="float">
            <text:p>97,40318508</text:p>
          </table:table-cell>
          <table:table-cell office:value-type="float" office:value="6.33120703" calcext:value-type="float">
            <text:p>6,331207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cetaldehyde &lt;==&gt; Ethanol</text:p>
          </table:table-cell>
          <table:table-cell office:value-type="string" calcext:value-type="string">
            <text:p>R02679</text:p>
          </table:table-cell>
          <table:table-cell office:value-type="string" calcext:value-type="string">
            <text:p>r_2115</text:p>
          </table:table-cell>
          <table:table-cell office:value-type="float" office:value="139.319149" calcext:value-type="float">
            <text:p>139,319149</text:p>
          </table:table-cell>
          <table:table-cell office:value-type="float" office:value="20.06195746" calcext:value-type="float">
            <text:p>20,06195746</text:p>
          </table:table-cell>
          <table:table-cell office:value-type="float" office:value="137.3393225" calcext:value-type="float">
            <text:p>137,3393225</text:p>
          </table:table-cell>
          <table:table-cell office:value-type="float" office:value="22.24897024" calcext:value-type="float">
            <text:p>22,24897024</text:p>
          </table:table-cell>
          <table:table-cell office:value-type="float" office:value="142.0206069" calcext:value-type="float">
            <text:p>142,0206069</text:p>
          </table:table-cell>
          <table:table-cell office:value-type="float" office:value="6.674968524" calcext:value-type="float">
            <text:p>6,674968524</text:p>
          </table:table-cell>
          <table:table-cell office:value-type="float" office:value="139.4887174" calcext:value-type="float">
            <text:p>139,4887174</text:p>
          </table:table-cell>
          <table:table-cell office:value-type="float" office:value="18.55199942" calcext:value-type="float">
            <text:p>18,55199942</text:p>
          </table:table-cell>
          <table:table-cell office:value-type="float" office:value="134.0140597" calcext:value-type="float">
            <text:p>134,0140597</text:p>
          </table:table-cell>
          <table:table-cell office:value-type="float" office:value="18.62795431" calcext:value-type="float">
            <text:p>18,62795431</text:p>
          </table:table-cell>
          <table:table-cell office:value-type="float" office:value="142.4404676" calcext:value-type="float">
            <text:p>142,4404676</text:p>
          </table:table-cell>
          <table:table-cell office:value-type="float" office:value="20.36898686" calcext:value-type="float">
            <text:p>20,36898686</text:p>
          </table:table-cell>
          <table:table-cell office:value-type="float" office:value="128.8652997" calcext:value-type="float">
            <text:p>128,8652997</text:p>
          </table:table-cell>
          <table:table-cell office:value-type="float" office:value="11.72674227" calcext:value-type="float">
            <text:p>11,72674227</text:p>
          </table:table-cell>
          <table:table-cell office:value-type="float" office:value="146.5782074" calcext:value-type="float">
            <text:p>146,5782074</text:p>
          </table:table-cell>
          <table:table-cell office:value-type="float" office:value="22.71962215" calcext:value-type="float">
            <text:p>22,71962215</text:p>
          </table:table-cell>
          <table:table-cell office:value-type="float" office:value="146.7781248" calcext:value-type="float">
            <text:p>146,7781248</text:p>
          </table:table-cell>
          <table:table-cell office:value-type="float" office:value="23.48449997" calcext:value-type="float">
            <text:p>23,48449997</text:p>
          </table:table-cell>
          <table:table-cell office:value-type="float" office:value="143.1846679" calcext:value-type="float">
            <text:p>143,1846679</text:p>
          </table:table-cell>
          <table:table-cell office:value-type="float" office:value="18.75719149" calcext:value-type="float">
            <text:p>18,75719149</text:p>
          </table:table-cell>
          <table:table-cell office:value-type="float" office:value="146.1597888" calcext:value-type="float">
            <text:p>146,1597888</text:p>
          </table:table-cell>
          <table:table-cell office:value-type="float" office:value="23.97020537" calcext:value-type="float">
            <text:p>23,97020537</text:p>
          </table:table-cell>
          <table:table-cell office:value-type="float" office:value="145.7484044" calcext:value-type="float">
            <text:p>145,7484044</text:p>
          </table:table-cell>
          <table:table-cell office:value-type="float" office:value="22.88249949" calcext:value-type="float">
            <text:p>22,88249949</text:p>
          </table:table-cell>
          <table:table-cell office:value-type="float" office:value="138.0240128" calcext:value-type="float">
            <text:p>138,0240128</text:p>
          </table:table-cell>
          <table:table-cell office:value-type="float" office:value="20.70360192" calcext:value-type="float">
            <text:p>20,70360192</text:p>
          </table:table-cell>
          <table:table-cell office:value-type="float" office:value="139.9868261" calcext:value-type="float">
            <text:p>139,9868261</text:p>
          </table:table-cell>
          <table:table-cell office:value-type="float" office:value="18.7582347" calcext:value-type="float">
            <text:p>18,7582347</text:p>
          </table:table-cell>
          <table:table-cell office:value-type="float" office:value="142.1144049" calcext:value-type="float">
            <text:p>142,1144049</text:p>
          </table:table-cell>
          <table:table-cell office:value-type="float" office:value="25.29636408" calcext:value-type="float">
            <text:p>25,29636408</text:p>
          </table:table-cell>
          <table:table-cell office:value-type="float" office:value="125.7667601" calcext:value-type="float">
            <text:p>125,7667601</text:p>
          </table:table-cell>
          <table:table-cell office:value-type="float" office:value="15.72084501" calcext:value-type="float">
            <text:p>15,72084501</text:p>
          </table:table-cell>
          <table:table-cell office:value-type="float" office:value="133.4298111" calcext:value-type="float">
            <text:p>133,4298111</text:p>
          </table:table-cell>
          <table:table-cell office:value-type="float" office:value="13.34298111" calcext:value-type="float">
            <text:p>13,34298111</text:p>
          </table:table-cell>
          <table:table-cell office:value-type="float" office:value="134.3665708" calcext:value-type="float">
            <text:p>134,3665708</text:p>
          </table:table-cell>
          <table:table-cell office:value-type="float" office:value="19.3487862" calcext:value-type="float">
            <text:p>19,3487862</text:p>
          </table:table-cell>
          <table:table-cell office:value-type="float" office:value="138.4161747" calcext:value-type="float">
            <text:p>138,4161747</text:p>
          </table:table-cell>
          <table:table-cell office:value-type="float" office:value="16.19469244" calcext:value-type="float">
            <text:p>16,19469244</text:p>
          </table:table-cell>
          <table:table-cell office:value-type="float" office:value="144.3773375" calcext:value-type="float">
            <text:p>144,3773375</text:p>
          </table:table-cell>
          <table:table-cell office:value-type="float" office:value="19.34656322" calcext:value-type="float">
            <text:p>19,34656322</text:p>
          </table:table-cell>
          <table:table-cell office:value-type="float" office:value="100.5170733" calcext:value-type="float">
            <text:p>100,5170733</text:p>
          </table:table-cell>
          <table:table-cell office:value-type="float" office:value="8.041365862" calcext:value-type="float">
            <text:p>8,041365862</text:p>
          </table:table-cell>
          <table:table-cell office:value-type="float" office:value="131.6504463" calcext:value-type="float">
            <text:p>131,6504463</text:p>
          </table:table-cell>
          <table:table-cell office:value-type="float" office:value="19.35261561" calcext:value-type="float">
            <text:p>19,35261561</text:p>
          </table:table-cell>
          <table:table-cell office:value-type="float" office:value="136.2158497" calcext:value-type="float">
            <text:p>136,2158497</text:p>
          </table:table-cell>
          <table:table-cell office:value-type="float" office:value="21.9307518" calcext:value-type="float">
            <text:p>21,9307518</text:p>
          </table:table-cell>
          <table:table-cell office:value-type="float" office:value="85.35094782" calcext:value-type="float">
            <text:p>85,35094782</text:p>
          </table:table-cell>
          <table:table-cell office:value-type="float" office:value="3.9261436" calcext:value-type="float">
            <text:p>3,9261436</text:p>
          </table:table-cell>
          <table:table-cell office:value-type="float" office:value="144.3773375" calcext:value-type="float">
            <text:p>144,3773375</text:p>
          </table:table-cell>
          <table:table-cell office:value-type="float" office:value="19.34656322" calcext:value-type="float">
            <text:p>19,34656322</text:p>
          </table:table-cell>
          <table:table-cell office:value-type="float" office:value="143.7964774" calcext:value-type="float">
            <text:p>143,7964774</text:p>
          </table:table-cell>
          <table:table-cell office:value-type="float" office:value="20.85048922" calcext:value-type="float">
            <text:p>20,85048922</text:p>
          </table:table-cell>
          <table:table-cell office:value-type="float" office:value="139.1900888" calcext:value-type="float">
            <text:p>139,1900888</text:p>
          </table:table-cell>
          <table:table-cell office:value-type="float" office:value="17.95552145" calcext:value-type="float">
            <text:p>17,95552145</text:p>
          </table:table-cell>
          <table:table-cell office:value-type="float" office:value="130.8549465" calcext:value-type="float">
            <text:p>130,8549465</text:p>
          </table:table-cell>
          <table:table-cell office:value-type="float" office:value="15.96430348" calcext:value-type="float">
            <text:p>15,96430348</text:p>
          </table:table-cell>
          <table:table-cell office:value-type="float" office:value="143.8678065" calcext:value-type="float">
            <text:p>143,8678065</text:p>
          </table:table-cell>
          <table:table-cell office:value-type="float" office:value="22.87498123" calcext:value-type="float">
            <text:p>22,87498123</text:p>
          </table:table-cell>
          <table:table-cell office:value-type="float" office:value="133.5749214" calcext:value-type="float">
            <text:p>133,5749214</text:p>
          </table:table-cell>
          <table:table-cell office:value-type="float" office:value="16.29614041" calcext:value-type="float">
            <text:p>16,29614041</text:p>
          </table:table-cell>
          <table:table-cell office:value-type="float" office:value="86.19348019" calcext:value-type="float">
            <text:p>86,19348019</text:p>
          </table:table-cell>
          <table:table-cell office:value-type="float" office:value="5.602576212" calcext:value-type="float">
            <text:p>5,60257621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cetaldehyde &lt;==&gt; Acetate</text:p>
          </table:table-cell>
          <table:table-cell office:value-type="string" calcext:value-type="string">
            <text:p>R00634</text:p>
          </table:table-cell>
          <table:table-cell office:value-type="string" calcext:value-type="string">
            <text:p>r_2116</text:p>
          </table:table-cell>
          <table:table-cell office:value-type="float" office:value="8.016235621" calcext:value-type="float">
            <text:p>8,016235621</text:p>
          </table:table-cell>
          <table:table-cell office:value-type="float" office:value="1.154337929" calcext:value-type="float">
            <text:p>1,154337929</text:p>
          </table:table-cell>
          <table:table-cell office:value-type="float" office:value="8.708271896" calcext:value-type="float">
            <text:p>8,708271896</text:p>
          </table:table-cell>
          <table:table-cell office:value-type="float" office:value="1.410740047" calcext:value-type="float">
            <text:p>1,410740047</text:p>
          </table:table-cell>
          <table:table-cell office:value-type="float" office:value="4.770315168" calcext:value-type="float">
            <text:p>4,770315168</text:p>
          </table:table-cell>
          <table:table-cell office:value-type="float" office:value="0.224204813" calcext:value-type="float">
            <text:p>0,224204813</text:p>
          </table:table-cell>
          <table:table-cell office:value-type="float" office:value="4.356985491" calcext:value-type="float">
            <text:p>4,356985491</text:p>
          </table:table-cell>
          <table:table-cell office:value-type="float" office:value="0.57947907" calcext:value-type="float">
            <text:p>0,57947907</text:p>
          </table:table-cell>
          <table:table-cell office:value-type="float" office:value="10.16260161" calcext:value-type="float">
            <text:p>10,16260161</text:p>
          </table:table-cell>
          <table:table-cell office:value-type="float" office:value="1.412601624" calcext:value-type="float">
            <text:p>1,412601624</text:p>
          </table:table-cell>
          <table:table-cell office:value-type="float" office:value="9.056263681" calcext:value-type="float">
            <text:p>9,056263681</text:p>
          </table:table-cell>
          <table:table-cell office:value-type="float" office:value="1.295045706" calcext:value-type="float">
            <text:p>1,295045706</text:p>
          </table:table-cell>
          <table:table-cell office:value-type="float" office:value="12.24841281" calcext:value-type="float">
            <text:p>12,24841281</text:p>
          </table:table-cell>
          <table:table-cell office:value-type="float" office:value="1.114605566" calcext:value-type="float">
            <text:p>1,114605566</text:p>
          </table:table-cell>
          <table:table-cell office:value-type="float" office:value="9.675136151" calcext:value-type="float">
            <text:p>9,675136151</text:p>
          </table:table-cell>
          <table:table-cell office:value-type="float" office:value="1.499646103" calcext:value-type="float">
            <text:p>1,499646103</text:p>
          </table:table-cell>
          <table:table-cell office:value-type="float" office:value="4.561903651" calcext:value-type="float">
            <text:p>4,561903651</text:p>
          </table:table-cell>
          <table:table-cell office:value-type="float" office:value="0.729904584" calcext:value-type="float">
            <text:p>0,729904584</text:p>
          </table:table-cell>
          <table:table-cell office:value-type="float" office:value="8.832231897" calcext:value-type="float">
            <text:p>8,832231897</text:p>
          </table:table-cell>
          <table:table-cell office:value-type="float" office:value="1.157022378" calcext:value-type="float">
            <text:p>1,157022378</text:p>
          </table:table-cell>
          <table:table-cell office:value-type="float" office:value="5.583942383" calcext:value-type="float">
            <text:p>5,583942383</text:p>
          </table:table-cell>
          <table:table-cell office:value-type="float" office:value="0.915766551" calcext:value-type="float">
            <text:p>0,915766551</text:p>
          </table:table-cell>
          <table:table-cell office:value-type="float" office:value="10.04921869" calcext:value-type="float">
            <text:p>10,04921869</text:p>
          </table:table-cell>
          <table:table-cell office:value-type="float" office:value="1.577727334" calcext:value-type="float">
            <text:p>1,577727334</text:p>
          </table:table-cell>
          <table:table-cell office:value-type="float" office:value="9.515271269" calcext:value-type="float">
            <text:p>9,515271269</text:p>
          </table:table-cell>
          <table:table-cell office:value-type="float" office:value="1.42729069" calcext:value-type="float">
            <text:p>1,42729069</text:p>
          </table:table-cell>
          <table:table-cell office:value-type="float" office:value="8.460347923" calcext:value-type="float">
            <text:p>8,460347923</text:p>
          </table:table-cell>
          <table:table-cell office:value-type="float" office:value="1.133686622" calcext:value-type="float">
            <text:p>1,133686622</text:p>
          </table:table-cell>
          <table:table-cell office:value-type="float" office:value="10.32787552" calcext:value-type="float">
            <text:p>10,32787552</text:p>
          </table:table-cell>
          <table:table-cell office:value-type="float" office:value="1.838361843" calcext:value-type="float">
            <text:p>1,838361843</text:p>
          </table:table-cell>
          <table:table-cell office:value-type="float" office:value="9.249299763" calcext:value-type="float">
            <text:p>9,249299763</text:p>
          </table:table-cell>
          <table:table-cell office:value-type="float" office:value="1.15616247" calcext:value-type="float">
            <text:p>1,15616247</text:p>
          </table:table-cell>
          <table:table-cell office:value-type="float" office:value="11.06255472" calcext:value-type="float">
            <text:p>11,06255472</text:p>
          </table:table-cell>
          <table:table-cell office:value-type="float" office:value="1.106255472" calcext:value-type="float">
            <text:p>1,106255472</text:p>
          </table:table-cell>
          <table:table-cell office:value-type="float" office:value="8.689723068" calcext:value-type="float">
            <text:p>8,689723068</text:p>
          </table:table-cell>
          <table:table-cell office:value-type="float" office:value="1.251320122" calcext:value-type="float">
            <text:p>1,251320122</text:p>
          </table:table-cell>
          <table:table-cell office:value-type="float" office:value="11.5616921" calcext:value-type="float">
            <text:p>11,5616921</text:p>
          </table:table-cell>
          <table:table-cell office:value-type="float" office:value="1.352717976" calcext:value-type="float">
            <text:p>1,352717976</text:p>
          </table:table-cell>
          <table:table-cell office:value-type="float" office:value="8.547023822" calcext:value-type="float">
            <text:p>8,547023822</text:p>
          </table:table-cell>
          <table:table-cell office:value-type="float" office:value="1.145301192" calcext:value-type="float">
            <text:p>1,145301192</text:p>
          </table:table-cell>
          <table:table-cell office:value-type="float" office:value="38.01530243" calcext:value-type="float">
            <text:p>38,01530243</text:p>
          </table:table-cell>
          <table:table-cell office:value-type="float" office:value="3.041224194" calcext:value-type="float">
            <text:p>3,041224194</text:p>
          </table:table-cell>
          <table:table-cell office:value-type="float" office:value="8.461559936" calcext:value-type="float">
            <text:p>8,461559936</text:p>
          </table:table-cell>
          <table:table-cell office:value-type="float" office:value="1.243849311" calcext:value-type="float">
            <text:p>1,243849311</text:p>
          </table:table-cell>
          <table:table-cell office:value-type="float" office:value="9.355059146" calcext:value-type="float">
            <text:p>9,355059146</text:p>
          </table:table-cell>
          <table:table-cell office:value-type="float" office:value="1.506164522" calcext:value-type="float">
            <text:p>1,506164522</text:p>
          </table:table-cell>
          <table:table-cell office:value-type="float" office:value="13.05586425" calcext:value-type="float">
            <text:p>13,05586425</text:p>
          </table:table-cell>
          <table:table-cell office:value-type="float" office:value="0.600569756" calcext:value-type="float">
            <text:p>0,600569756</text:p>
          </table:table-cell>
          <table:table-cell office:value-type="float" office:value="8.547023822" calcext:value-type="float">
            <text:p>8,547023822</text:p>
          </table:table-cell>
          <table:table-cell office:value-type="float" office:value="1.145301192" calcext:value-type="float">
            <text:p>1,145301192</text:p>
          </table:table-cell>
          <table:table-cell office:value-type="float" office:value="5.810116273" calcext:value-type="float">
            <text:p>5,810116273</text:p>
          </table:table-cell>
          <table:table-cell office:value-type="float" office:value="0.84246686" calcext:value-type="float">
            <text:p>0,84246686</text:p>
          </table:table-cell>
          <table:table-cell office:value-type="float" office:value="8.399786648" calcext:value-type="float">
            <text:p>8,399786648</text:p>
          </table:table-cell>
          <table:table-cell office:value-type="float" office:value="1.083572478" calcext:value-type="float">
            <text:p>1,083572478</text:p>
          </table:table-cell>
          <table:table-cell office:value-type="float" office:value="9.523437515" calcext:value-type="float">
            <text:p>9,523437515</text:p>
          </table:table-cell>
          <table:table-cell office:value-type="float" office:value="1.161859377" calcext:value-type="float">
            <text:p>1,161859377</text:p>
          </table:table-cell>
          <table:table-cell office:value-type="float" office:value="9.065573322" calcext:value-type="float">
            <text:p>9,065573322</text:p>
          </table:table-cell>
          <table:table-cell office:value-type="float" office:value="1.441426158" calcext:value-type="float">
            <text:p>1,441426158</text:p>
          </table:table-cell>
          <table:table-cell office:value-type="float" office:value="10.59933851" calcext:value-type="float">
            <text:p>10,59933851</text:p>
          </table:table-cell>
          <table:table-cell office:value-type="float" office:value="1.293119298" calcext:value-type="float">
            <text:p>1,293119298</text:p>
          </table:table-cell>
          <table:table-cell office:value-type="float" office:value="11.2097049" calcext:value-type="float">
            <text:p>11,2097049</text:p>
          </table:table-cell>
          <table:table-cell office:value-type="float" office:value="0.728630818" calcext:value-type="float">
            <text:p>0,72863081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cetate &lt;==&gt; Acetyl-CoA</text:p>
          </table:table-cell>
          <table:table-cell office:value-type="string" calcext:value-type="string">
            <text:p>R00229</text:p>
          </table:table-cell>
          <table:table-cell office:value-type="string" calcext:value-type="string">
            <text:p>r_0112</text:p>
          </table:table-cell>
          <table:table-cell office:value-type="float" office:value="3.75908116" calcext:value-type="float">
            <text:p>3,75908116</text:p>
          </table:table-cell>
          <table:table-cell office:value-type="float" office:value="0.541307687" calcext:value-type="float">
            <text:p>0,541307687</text:p>
          </table:table-cell>
          <table:table-cell office:value-type="float" office:value="3.685602754" calcext:value-type="float">
            <text:p>3,685602754</text:p>
          </table:table-cell>
          <table:table-cell office:value-type="float" office:value="0.597067646" calcext:value-type="float">
            <text:p>0,597067646</text:p>
          </table:table-cell>
          <table:table-cell office:value-type="float" office:value="4.137830774" calcext:value-type="float">
            <text:p>4,137830774</text:p>
          </table:table-cell>
          <table:table-cell office:value-type="float" office:value="0.194478046" calcext:value-type="float">
            <text:p>0,194478046</text:p>
          </table:table-cell>
          <table:table-cell office:value-type="float" office:value="2.816096895" calcext:value-type="float">
            <text:p>2,816096895</text:p>
          </table:table-cell>
          <table:table-cell office:value-type="float" office:value="0.374540887" calcext:value-type="float">
            <text:p>0,374540887</text:p>
          </table:table-cell>
          <table:table-cell office:value-type="float" office:value="4.121818723" calcext:value-type="float">
            <text:p>4,121818723</text:p>
          </table:table-cell>
          <table:table-cell office:value-type="float" office:value="0.572932803" calcext:value-type="float">
            <text:p>0,572932803</text:p>
          </table:table-cell>
          <table:table-cell office:value-type="float" office:value="3.462983583" calcext:value-type="float">
            <text:p>3,462983583</text:p>
          </table:table-cell>
          <table:table-cell office:value-type="float" office:value="0.495206652" calcext:value-type="float">
            <text:p>0,495206652</text:p>
          </table:table-cell>
          <table:table-cell office:value-type="float" office:value="3.33800126" calcext:value-type="float">
            <text:p>3,33800126</text:p>
          </table:table-cell>
          <table:table-cell office:value-type="float" office:value="0.303758115" calcext:value-type="float">
            <text:p>0,303758115</text:p>
          </table:table-cell>
          <table:table-cell office:value-type="float" office:value="3.144556333" calcext:value-type="float">
            <text:p>3,144556333</text:p>
          </table:table-cell>
          <table:table-cell office:value-type="float" office:value="0.487406232" calcext:value-type="float">
            <text:p>0,487406232</text:p>
          </table:table-cell>
          <table:table-cell office:value-type="float" office:value="3.316808432" calcext:value-type="float">
            <text:p>3,316808432</text:p>
          </table:table-cell>
          <table:table-cell office:value-type="float" office:value="0.530689349" calcext:value-type="float">
            <text:p>0,530689349</text:p>
          </table:table-cell>
          <table:table-cell office:value-type="float" office:value="3.468637488" calcext:value-type="float">
            <text:p>3,468637488</text:p>
          </table:table-cell>
          <table:table-cell office:value-type="float" office:value="0.454391511" calcext:value-type="float">
            <text:p>0,454391511</text:p>
          </table:table-cell>
          <table:table-cell office:value-type="float" office:value="3.140523927" calcext:value-type="float">
            <text:p>3,140523927</text:p>
          </table:table-cell>
          <table:table-cell office:value-type="float" office:value="0.515045924" calcext:value-type="float">
            <text:p>0,515045924</text:p>
          </table:table-cell>
          <table:table-cell office:value-type="float" office:value="3.566356166" calcext:value-type="float">
            <text:p>3,566356166</text:p>
          </table:table-cell>
          <table:table-cell office:value-type="float" office:value="0.559917918" calcext:value-type="float">
            <text:p>0,559917918</text:p>
          </table:table-cell>
          <table:table-cell office:value-type="float" office:value="3.80163198" calcext:value-type="float">
            <text:p>3,80163198</text:p>
          </table:table-cell>
          <table:table-cell office:value-type="float" office:value="0.570244797" calcext:value-type="float">
            <text:p>0,570244797</text:p>
          </table:table-cell>
          <table:table-cell office:value-type="float" office:value="3.974510072" calcext:value-type="float">
            <text:p>3,974510072</text:p>
          </table:table-cell>
          <table:table-cell office:value-type="float" office:value="0.53258435" calcext:value-type="float">
            <text:p>0,53258435</text:p>
          </table:table-cell>
          <table:table-cell office:value-type="float" office:value="4.326208445" calcext:value-type="float">
            <text:p>4,326208445</text:p>
          </table:table-cell>
          <table:table-cell office:value-type="float" office:value="0.770065103" calcext:value-type="float">
            <text:p>0,770065103</text:p>
          </table:table-cell>
          <table:table-cell office:value-type="float" office:value="4.560174466" calcext:value-type="float">
            <text:p>4,560174466</text:p>
          </table:table-cell>
          <table:table-cell office:value-type="float" office:value="0.570021808" calcext:value-type="float">
            <text:p>0,570021808</text:p>
          </table:table-cell>
          <table:table-cell office:value-type="float" office:value="4.100496983" calcext:value-type="float">
            <text:p>4,100496983</text:p>
          </table:table-cell>
          <table:table-cell office:value-type="float" office:value="0.410049698" calcext:value-type="float">
            <text:p>0,410049698</text:p>
          </table:table-cell>
          <table:table-cell office:value-type="float" office:value="3.921356752" calcext:value-type="float">
            <text:p>3,921356752</text:p>
          </table:table-cell>
          <table:table-cell office:value-type="float" office:value="0.564675372" calcext:value-type="float">
            <text:p>0,564675372</text:p>
          </table:table-cell>
          <table:table-cell office:value-type="float" office:value="6.327241631" calcext:value-type="float">
            <text:p>6,327241631</text:p>
          </table:table-cell>
          <table:table-cell office:value-type="float" office:value="0.740287271" calcext:value-type="float">
            <text:p>0,740287271</text:p>
          </table:table-cell>
          <table:table-cell office:value-type="float" office:value="3.196606219" calcext:value-type="float">
            <text:p>3,196606219</text:p>
          </table:table-cell>
          <table:table-cell office:value-type="float" office:value="0.428345233" calcext:value-type="float">
            <text:p>0,428345233</text:p>
          </table:table-cell>
          <table:table-cell office:value-type="float" office:value="29.70238941" calcext:value-type="float">
            <text:p>29,70238941</text:p>
          </table:table-cell>
          <table:table-cell office:value-type="float" office:value="2.376191152" calcext:value-type="float">
            <text:p>2,376191152</text:p>
          </table:table-cell>
          <table:table-cell office:value-type="float" office:value="3.694548085" calcext:value-type="float">
            <text:p>3,694548085</text:p>
          </table:table-cell>
          <table:table-cell office:value-type="float" office:value="0.543098568" calcext:value-type="float">
            <text:p>0,543098568</text:p>
          </table:table-cell>
          <table:table-cell office:value-type="float" office:value="3.75790102" calcext:value-type="float">
            <text:p>3,75790102</text:p>
          </table:table-cell>
          <table:table-cell office:value-type="float" office:value="0.605022064" calcext:value-type="float">
            <text:p>0,605022064</text:p>
          </table:table-cell>
          <table:table-cell office:value-type="float" office:value="5.35948044" calcext:value-type="float">
            <text:p>5,35948044</text:p>
          </table:table-cell>
          <table:table-cell office:value-type="float" office:value="0.2465361" calcext:value-type="float">
            <text:p>0,2465361</text:p>
          </table:table-cell>
          <table:table-cell office:value-type="float" office:value="3.196606219" calcext:value-type="float">
            <text:p>3,196606219</text:p>
          </table:table-cell>
          <table:table-cell office:value-type="float" office:value="0.428345233" calcext:value-type="float">
            <text:p>0,428345233</text:p>
          </table:table-cell>
          <table:table-cell office:value-type="float" office:value="3.132937104" calcext:value-type="float">
            <text:p>3,132937104</text:p>
          </table:table-cell>
          <table:table-cell office:value-type="float" office:value="0.45427588" calcext:value-type="float">
            <text:p>0,45427588</text:p>
          </table:table-cell>
          <table:table-cell office:value-type="float" office:value="3.743743767" calcext:value-type="float">
            <text:p>3,743743767</text:p>
          </table:table-cell>
          <table:table-cell office:value-type="float" office:value="0.482942946" calcext:value-type="float">
            <text:p>0,482942946</text:p>
          </table:table-cell>
          <table:table-cell office:value-type="float" office:value="4.369713858" calcext:value-type="float">
            <text:p>4,369713858</text:p>
          </table:table-cell>
          <table:table-cell office:value-type="float" office:value="0.533105091" calcext:value-type="float">
            <text:p>0,533105091</text:p>
          </table:table-cell>
          <table:table-cell office:value-type="float" office:value="3.425954437" calcext:value-type="float">
            <text:p>3,425954437</text:p>
          </table:table-cell>
          <table:table-cell office:value-type="float" office:value="0.544726755" calcext:value-type="float">
            <text:p>0,544726755</text:p>
          </table:table-cell>
          <table:table-cell office:value-type="float" office:value="4.502636974" calcext:value-type="float">
            <text:p>4,502636974</text:p>
          </table:table-cell>
          <table:table-cell office:value-type="float" office:value="0.549321711" calcext:value-type="float">
            <text:p>0,549321711</text:p>
          </table:table-cell>
          <table:table-cell office:value-type="float" office:value="3.515716446" calcext:value-type="float">
            <text:p>3,515716446</text:p>
          </table:table-cell>
          <table:table-cell office:value-type="float" office:value="0.228521569" calcext:value-type="float">
            <text:p>0,22852156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 &lt;==&gt; Pyruv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2034</text:p>
          </table:table-cell>
          <table:table-cell office:value-type="float" office:value="11.61552116" calcext:value-type="float">
            <text:p>11,61552116</text:p>
          </table:table-cell>
          <table:table-cell office:value-type="float" office:value="1.672635047" calcext:value-type="float">
            <text:p>1,672635047</text:p>
          </table:table-cell>
          <table:table-cell office:value-type="float" office:value="11.7790326" calcext:value-type="float">
            <text:p>11,7790326</text:p>
          </table:table-cell>
          <table:table-cell office:value-type="float" office:value="1.908203282" calcext:value-type="float">
            <text:p>1,908203282</text:p>
          </table:table-cell>
          <table:table-cell office:value-type="float" office:value="12.17158637" calcext:value-type="float">
            <text:p>12,17158637</text:p>
          </table:table-cell>
          <table:table-cell office:value-type="float" office:value="0.57206456" calcext:value-type="float">
            <text:p>0,57206456</text:p>
          </table:table-cell>
          <table:table-cell office:value-type="float" office:value="8.281280109" calcext:value-type="float">
            <text:p>8,281280109</text:p>
          </table:table-cell>
          <table:table-cell office:value-type="float" office:value="1.101410254" calcext:value-type="float">
            <text:p>1,101410254</text:p>
          </table:table-cell>
          <table:table-cell office:value-type="float" office:value="12.77562308" calcext:value-type="float">
            <text:p>12,77562308</text:p>
          </table:table-cell>
          <table:table-cell office:value-type="float" office:value="1.775811608" calcext:value-type="float">
            <text:p>1,775811608</text:p>
          </table:table-cell>
          <table:table-cell office:value-type="float" office:value="10.41738824" calcext:value-type="float">
            <text:p>10,41738824</text:p>
          </table:table-cell>
          <table:table-cell office:value-type="float" office:value="1.489686519" calcext:value-type="float">
            <text:p>1,489686519</text:p>
          </table:table-cell>
          <table:table-cell office:value-type="float" office:value="12.15764636" calcext:value-type="float">
            <text:p>12,15764636</text:p>
          </table:table-cell>
          <table:table-cell office:value-type="float" office:value="1.106345819" calcext:value-type="float">
            <text:p>1,106345819</text:p>
          </table:table-cell>
          <table:table-cell office:value-type="float" office:value="9.489351614" calcext:value-type="float">
            <text:p>9,489351614</text:p>
          </table:table-cell>
          <table:table-cell office:value-type="float" office:value="1.4708495" calcext:value-type="float">
            <text:p>1,4708495</text:p>
          </table:table-cell>
          <table:table-cell office:value-type="float" office:value="9.690666944" calcext:value-type="float">
            <text:p>9,690666944</text:p>
          </table:table-cell>
          <table:table-cell office:value-type="float" office:value="1.550506711" calcext:value-type="float">
            <text:p>1,550506711</text:p>
          </table:table-cell>
          <table:table-cell office:value-type="float" office:value="11.13155206" calcext:value-type="float">
            <text:p>11,13155206</text:p>
          </table:table-cell>
          <table:table-cell office:value-type="float" office:value="1.45823332" calcext:value-type="float">
            <text:p>1,45823332</text:p>
          </table:table-cell>
          <table:table-cell office:value-type="float" office:value="10.20629306" calcext:value-type="float">
            <text:p>10,20629306</text:p>
          </table:table-cell>
          <table:table-cell office:value-type="float" office:value="1.673832061" calcext:value-type="float">
            <text:p>1,673832061</text:p>
          </table:table-cell>
          <table:table-cell office:value-type="float" office:value="8.747743311" calcext:value-type="float">
            <text:p>8,747743311</text:p>
          </table:table-cell>
          <table:table-cell office:value-type="float" office:value="1.3733957" calcext:value-type="float">
            <text:p>1,3733957</text:p>
          </table:table-cell>
          <table:table-cell office:value-type="float" office:value="11.94139298" calcext:value-type="float">
            <text:p>11,94139298</text:p>
          </table:table-cell>
          <table:table-cell office:value-type="float" office:value="1.791208947" calcext:value-type="float">
            <text:p>1,791208947</text:p>
          </table:table-cell>
          <table:table-cell office:value-type="float" office:value="11.22900745" calcext:value-type="float">
            <text:p>11,22900745</text:p>
          </table:table-cell>
          <table:table-cell office:value-type="float" office:value="1.504686999" calcext:value-type="float">
            <text:p>1,504686999</text:p>
          </table:table-cell>
          <table:table-cell office:value-type="float" office:value="8.700804894" calcext:value-type="float">
            <text:p>8,700804894</text:p>
          </table:table-cell>
          <table:table-cell office:value-type="float" office:value="1.548743271" calcext:value-type="float">
            <text:p>1,548743271</text:p>
          </table:table-cell>
          <table:table-cell office:value-type="float" office:value="17.38082276" calcext:value-type="float">
            <text:p>17,38082276</text:p>
          </table:table-cell>
          <table:table-cell office:value-type="float" office:value="2.172602845" calcext:value-type="float">
            <text:p>2,172602845</text:p>
          </table:table-cell>
          <table:table-cell office:value-type="float" office:value="12.86958042" calcext:value-type="float">
            <text:p>12,86958042</text:p>
          </table:table-cell>
          <table:table-cell office:value-type="float" office:value="1.286958042" calcext:value-type="float">
            <text:p>1,286958042</text:p>
          </table:table-cell>
          <table:table-cell office:value-type="float" office:value="13.89828576" calcext:value-type="float">
            <text:p>13,89828576</text:p>
          </table:table-cell>
          <table:table-cell office:value-type="float" office:value="2.001353149" calcext:value-type="float">
            <text:p>2,001353149</text:p>
          </table:table-cell>
          <table:table-cell office:value-type="float" office:value="9.203082684" calcext:value-type="float">
            <text:p>9,203082684</text:p>
          </table:table-cell>
          <table:table-cell office:value-type="float" office:value="1.076760674" calcext:value-type="float">
            <text:p>1,076760674</text:p>
          </table:table-cell>
          <table:table-cell office:value-type="float" office:value="10.54192877" calcext:value-type="float">
            <text:p>10,54192877</text:p>
          </table:table-cell>
          <table:table-cell office:value-type="float" office:value="1.412618456" calcext:value-type="float">
            <text:p>1,412618456</text:p>
          </table:table-cell>
          <table:table-cell office:value-type="float" office:value="4.027290909" calcext:value-type="float">
            <text:p>4,027290909</text:p>
          </table:table-cell>
          <table:table-cell office:value-type="float" office:value="0.322183273" calcext:value-type="float">
            <text:p>0,322183273</text:p>
          </table:table-cell>
          <table:table-cell office:value-type="float" office:value="13.94570128" calcext:value-type="float">
            <text:p>13,94570128</text:p>
          </table:table-cell>
          <table:table-cell office:value-type="float" office:value="2.050018089" calcext:value-type="float">
            <text:p>2,050018089</text:p>
          </table:table-cell>
          <table:table-cell office:value-type="float" office:value="13.62434032" calcext:value-type="float">
            <text:p>13,62434032</text:p>
          </table:table-cell>
          <table:table-cell office:value-type="float" office:value="2.193518792" calcext:value-type="float">
            <text:p>2,193518792</text:p>
          </table:table-cell>
          <table:table-cell office:value-type="float" office:value="37.37953952" calcext:value-type="float">
            <text:p>37,37953952</text:p>
          </table:table-cell>
          <table:table-cell office:value-type="float" office:value="1.719458818" calcext:value-type="float">
            <text:p>1,719458818</text:p>
          </table:table-cell>
          <table:table-cell office:value-type="float" office:value="10.54192877" calcext:value-type="float">
            <text:p>10,54192877</text:p>
          </table:table-cell>
          <table:table-cell office:value-type="float" office:value="1.412618456" calcext:value-type="float">
            <text:p>1,412618456</text:p>
          </table:table-cell>
          <table:table-cell office:value-type="float" office:value="9.122288991" calcext:value-type="float">
            <text:p>9,122288991</text:p>
          </table:table-cell>
          <table:table-cell office:value-type="float" office:value="1.322731904" calcext:value-type="float">
            <text:p>1,322731904</text:p>
          </table:table-cell>
          <table:table-cell office:value-type="float" office:value="12.81743971" calcext:value-type="float">
            <text:p>12,81743971</text:p>
          </table:table-cell>
          <table:table-cell office:value-type="float" office:value="1.653449722" calcext:value-type="float">
            <text:p>1,653449722</text:p>
          </table:table-cell>
          <table:table-cell office:value-type="float" office:value="16.11372289" calcext:value-type="float">
            <text:p>16,11372289</text:p>
          </table:table-cell>
          <table:table-cell office:value-type="float" office:value="1.965874193" calcext:value-type="float">
            <text:p>1,965874193</text:p>
          </table:table-cell>
          <table:table-cell office:value-type="float" office:value="10.43686081" calcext:value-type="float">
            <text:p>10,43686081</text:p>
          </table:table-cell>
          <table:table-cell office:value-type="float" office:value="1.659460869" calcext:value-type="float">
            <text:p>1,659460869</text:p>
          </table:table-cell>
          <table:table-cell office:value-type="float" office:value="14.02611744" calcext:value-type="float">
            <text:p>14,02611744</text:p>
          </table:table-cell>
          <table:table-cell office:value-type="float" office:value="1.711186328" calcext:value-type="float">
            <text:p>1,711186328</text:p>
          </table:table-cell>
          <table:table-cell office:value-type="float" office:value="47.90350001" calcext:value-type="float">
            <text:p>47,90350001</text:p>
          </table:table-cell>
          <table:table-cell office:value-type="float" office:value="3.113727501" calcext:value-type="float">
            <text:p>3,1137275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Oxaloacetate &lt;==&gt; Oxaloacet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239</text:p>
          </table:table-cell>
          <table:table-cell office:value-type="float" office:value="10.72518654" calcext:value-type="float">
            <text:p>10,72518654</text:p>
          </table:table-cell>
          <table:table-cell office:value-type="float" office:value="1.544426862" calcext:value-type="float">
            <text:p>1,544426862</text:p>
          </table:table-cell>
          <table:table-cell office:value-type="float" office:value="10.15738658" calcext:value-type="float">
            <text:p>10,15738658</text:p>
          </table:table-cell>
          <table:table-cell office:value-type="float" office:value="1.645496626" calcext:value-type="float">
            <text:p>1,645496626</text:p>
          </table:table-cell>
          <table:table-cell office:value-type="float" office:value="7.772286975" calcext:value-type="float">
            <text:p>7,772286975</text:p>
          </table:table-cell>
          <table:table-cell office:value-type="float" office:value="0.365297488" calcext:value-type="float">
            <text:p>0,365297488</text:p>
          </table:table-cell>
          <table:table-cell office:value-type="float" office:value="5.917235218" calcext:value-type="float">
            <text:p>5,917235218</text:p>
          </table:table-cell>
          <table:table-cell office:value-type="float" office:value="0.786992284" calcext:value-type="float">
            <text:p>0,786992284</text:p>
          </table:table-cell>
          <table:table-cell office:value-type="float" office:value="8.364736594" calcext:value-type="float">
            <text:p>8,364736594</text:p>
          </table:table-cell>
          <table:table-cell office:value-type="float" office:value="1.162698387" calcext:value-type="float">
            <text:p>1,162698387</text:p>
          </table:table-cell>
          <table:table-cell office:value-type="float" office:value="5.193125666" calcext:value-type="float">
            <text:p>5,193125666</text:p>
          </table:table-cell>
          <table:table-cell office:value-type="float" office:value="0.74261697" calcext:value-type="float">
            <text:p>0,74261697</text:p>
          </table:table-cell>
          <table:table-cell office:value-type="float" office:value="8.262091327" calcext:value-type="float">
            <text:p>8,262091327</text:p>
          </table:table-cell>
          <table:table-cell office:value-type="float" office:value="0.751850311" calcext:value-type="float">
            <text:p>0,751850311</text:p>
          </table:table-cell>
          <table:table-cell office:value-type="float" office:value="4.493867126" calcext:value-type="float">
            <text:p>4,493867126</text:p>
          </table:table-cell>
          <table:table-cell office:value-type="float" office:value="0.696549405" calcext:value-type="float">
            <text:p>0,696549405</text:p>
          </table:table-cell>
          <table:table-cell office:value-type="float" office:value="9.244567626" calcext:value-type="float">
            <text:p>9,244567626</text:p>
          </table:table-cell>
          <table:table-cell office:value-type="float" office:value="1.47913082" calcext:value-type="float">
            <text:p>1,47913082</text:p>
          </table:table-cell>
          <table:table-cell office:value-type="float" office:value="6.035685837" calcext:value-type="float">
            <text:p>6,035685837</text:p>
          </table:table-cell>
          <table:table-cell office:value-type="float" office:value="0.790674845" calcext:value-type="float">
            <text:p>0,790674845</text:p>
          </table:table-cell>
          <table:table-cell office:value-type="float" office:value="5.714059982" calcext:value-type="float">
            <text:p>5,714059982</text:p>
          </table:table-cell>
          <table:table-cell office:value-type="float" office:value="0.937105837" calcext:value-type="float">
            <text:p>0,937105837</text:p>
          </table:table-cell>
          <table:table-cell office:value-type="float" office:value="4.264388483" calcext:value-type="float">
            <text:p>4,264388483</text:p>
          </table:table-cell>
          <table:table-cell office:value-type="float" office:value="0.669508992" calcext:value-type="float">
            <text:p>0,669508992</text:p>
          </table:table-cell>
          <table:table-cell office:value-type="float" office:value="5.954419265" calcext:value-type="float">
            <text:p>5,954419265</text:p>
          </table:table-cell>
          <table:table-cell office:value-type="float" office:value="0.89316289" calcext:value-type="float">
            <text:p>0,89316289</text:p>
          </table:table-cell>
          <table:table-cell office:value-type="float" office:value="4.570539346" calcext:value-type="float">
            <text:p>4,570539346</text:p>
          </table:table-cell>
          <table:table-cell office:value-type="float" office:value="0.612452272" calcext:value-type="float">
            <text:p>0,612452272</text:p>
          </table:table-cell>
          <table:table-cell office:value-type="float" office:value="4.428786825" calcext:value-type="float">
            <text:p>4,428786825</text:p>
          </table:table-cell>
          <table:table-cell office:value-type="float" office:value="0.788324055" calcext:value-type="float">
            <text:p>0,788324055</text:p>
          </table:table-cell>
          <table:table-cell office:value-type="float" office:value="13.66650689" calcext:value-type="float">
            <text:p>13,66650689</text:p>
          </table:table-cell>
          <table:table-cell office:value-type="float" office:value="1.708313362" calcext:value-type="float">
            <text:p>1,708313362</text:p>
          </table:table-cell>
          <table:table-cell office:value-type="float" office:value="7.515348573" calcext:value-type="float">
            <text:p>7,515348573</text:p>
          </table:table-cell>
          <table:table-cell office:value-type="float" office:value="0.751534857" calcext:value-type="float">
            <text:p>0,751534857</text:p>
          </table:table-cell>
          <table:table-cell office:value-type="float" office:value="7.948526461" calcext:value-type="float">
            <text:p>7,948526461</text:p>
          </table:table-cell>
          <table:table-cell office:value-type="float" office:value="1.14458781" calcext:value-type="float">
            <text:p>1,14458781</text:p>
          </table:table-cell>
          <table:table-cell office:value-type="float" office:value="9.0298134" calcext:value-type="float">
            <text:p>9,0298134</text:p>
          </table:table-cell>
          <table:table-cell office:value-type="float" office:value="1.056488168" calcext:value-type="float">
            <text:p>1,056488168</text:p>
          </table:table-cell>
          <table:table-cell office:value-type="float" office:value="7.11807589" calcext:value-type="float">
            <text:p>7,11807589</text:p>
          </table:table-cell>
          <table:table-cell office:value-type="float" office:value="0.953822169" calcext:value-type="float">
            <text:p>0,953822169</text:p>
          </table:table-cell>
          <table:table-cell office:value-type="float" office:value="25.53673493" calcext:value-type="float">
            <text:p>25,53673493</text:p>
          </table:table-cell>
          <table:table-cell office:value-type="float" office:value="2.042938794" calcext:value-type="float">
            <text:p>2,042938794</text:p>
          </table:table-cell>
          <table:table-cell office:value-type="float" office:value="10.65659319" calcext:value-type="float">
            <text:p>10,65659319</text:p>
          </table:table-cell>
          <table:table-cell office:value-type="float" office:value="1.566519199" calcext:value-type="float">
            <text:p>1,566519199</text:p>
          </table:table-cell>
          <table:table-cell office:value-type="float" office:value="19.96922543" calcext:value-type="float">
            <text:p>19,96922543</text:p>
          </table:table-cell>
          <table:table-cell office:value-type="float" office:value="3.215045295" calcext:value-type="float">
            <text:p>3,215045295</text:p>
          </table:table-cell>
          <table:table-cell office:value-type="float" office:value="23.09567978" calcext:value-type="float">
            <text:p>23,09567978</text:p>
          </table:table-cell>
          <table:table-cell office:value-type="float" office:value="1.06240127" calcext:value-type="float">
            <text:p>1,06240127</text:p>
          </table:table-cell>
          <table:table-cell office:value-type="float" office:value="7.11807589" calcext:value-type="float">
            <text:p>7,11807589</text:p>
          </table:table-cell>
          <table:table-cell office:value-type="float" office:value="0.953822169" calcext:value-type="float">
            <text:p>0,953822169</text:p>
          </table:table-cell>
          <table:table-cell office:value-type="float" office:value="7.08829441" calcext:value-type="float">
            <text:p>7,08829441</text:p>
          </table:table-cell>
          <table:table-cell office:value-type="float" office:value="1.027802689" calcext:value-type="float">
            <text:p>1,027802689</text:p>
          </table:table-cell>
          <table:table-cell office:value-type="float" office:value="9.849025656" calcext:value-type="float">
            <text:p>9,849025656</text:p>
          </table:table-cell>
          <table:table-cell office:value-type="float" office:value="1.27052431" calcext:value-type="float">
            <text:p>1,27052431</text:p>
          </table:table-cell>
          <table:table-cell office:value-type="float" office:value="13.74757037" calcext:value-type="float">
            <text:p>13,74757037</text:p>
          </table:table-cell>
          <table:table-cell office:value-type="float" office:value="1.677203585" calcext:value-type="float">
            <text:p>1,677203585</text:p>
          </table:table-cell>
          <table:table-cell office:value-type="float" office:value="4.701830959" calcext:value-type="float">
            <text:p>4,701830959</text:p>
          </table:table-cell>
          <table:table-cell office:value-type="float" office:value="0.747591122" calcext:value-type="float">
            <text:p>0,747591122</text:p>
          </table:table-cell>
          <table:table-cell office:value-type="float" office:value="6.818712751" calcext:value-type="float">
            <text:p>6,818712751</text:p>
          </table:table-cell>
          <table:table-cell office:value-type="float" office:value="0.831882956" calcext:value-type="float">
            <text:p>0,831882956</text:p>
          </table:table-cell>
          <table:table-cell office:value-type="float" office:value="28.65834546" calcext:value-type="float">
            <text:p>28,65834546</text:p>
          </table:table-cell>
          <table:table-cell office:value-type="float" office:value="1.862792455" calcext:value-type="float">
            <text:p>1,862792455</text:p>
          </table:table-cell>
          <table:table-cell table:number-columns-repeated="95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8" table:style-name="ta1">
        <table:table-column table:style-name="co25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8" table:default-cell-style-name="ce54"/>
        <table:table-column table:style-name="co26" table:default-cell-style-name="ce54"/>
        <table:table-column table:style-name="co4" table:default-cell-style-name="ce54"/>
        <table:table-column table:style-name="co5" table:default-cell-style-name="ce54"/>
        <table:table-column table:style-name="co14" table:default-cell-style-name="ce62"/>
        <table:table-column table:style-name="co10" table:default-cell-style-name="ce54"/>
        <table:table-column table:style-name="co27" table:default-cell-style-name="ce54"/>
        <table:table-column table:style-name="co28" table:default-cell-style-name="ce54"/>
        <table:table-column table:style-name="co11" table:default-cell-style-name="ce54"/>
        <table:table-column table:style-name="co12" table:number-columns-repeated="1010" table:default-cell-style-name="ce54"/>
        <table:table-row table:style-name="ro1">
          <table:table-cell table:style-name="ce53" office:value-type="string" calcext:value-type="string">
            <text:p>Reaction</text:p>
          </table:table-cell>
          <table:table-cell table:style-name="ce60" office:value-type="string" calcext:value-type="string">
            <text:p>Reaction_name</text:p>
          </table:table-cell>
          <table:table-cell table:style-name="ce60" office:value-type="string" calcext:value-type="string">
            <text:p>Yeast7_ID</text:p>
          </table:table-cell>
          <table:table-cell table:style-name="ce60" office:value-type="string" calcext:value-type="string">
            <text:p>glucose rel flux</text:p>
          </table:table-cell>
          <table:table-cell table:style-name="ce60" office:value-type="string" calcext:value-type="string">
            <text:p>glucose exp flux</text:p>
          </table:table-cell>
          <table:table-cell table:style-name="ce60" office:value-type="string" calcext:value-type="string">
            <text:p>galactose rel flux</text:p>
          </table:table-cell>
          <table:table-cell table:style-name="ce60" office:value-type="string" calcext:value-type="string">
            <text:p>galactose exp flux</text:p>
          </table:table-cell>
          <table:table-cell table:style-name="ce60" office:value-type="string" calcext:value-type="string">
            <text:p>glycerol rel flux</text:p>
          </table:table-cell>
          <table:table-cell table:style-name="ce60" office:value-type="string" calcext:value-type="string">
            <text:p>glycerol exp flux</text:p>
          </table:table-cell>
          <table:table-cell table:style-name="ce60" office:value-type="string" calcext:value-type="string">
            <text:p>ethanol rel flux</text:p>
          </table:table-cell>
          <table:table-cell table:style-name="ce60" office:value-type="string" calcext:value-type="string">
            <text:p>ethanol exp flux</text:p>
          </table:table-cell>
          <table:table-cell table:style-name="ce69" table:number-columns-repeated="3"/>
          <table:table-cell table:number-columns-repeated="1010"/>
        </table:table-row>
        <table:table-row table:style-name="ro1">
          <table:table-cell table:style-name="ce53" office:value-type="string" calcext:value-type="string">
            <text:p>D-Glucose(ex) &lt;==&gt; D-Glucose-6-phosphate</text:p>
          </table:table-cell>
          <table:table-cell table:style-name="ce60" office:value-type="string" calcext:value-type="string">
            <text:p>R01786</text:p>
          </table:table-cell>
          <table:table-cell table:style-name="ce60" office:value-type="string" calcext:value-type="string">
            <text:p>r_0534</text:p>
          </table:table-cell>
          <table:table-cell table:style-name="ce60" office:value-type="float" office:value="100" calcext:value-type="float">
            <text:p>100,0000</text:p>
          </table:table-cell>
          <table:table-cell table:style-name="ce60" table:formula="of:=([.D2]*1.5)/100" office:value-type="float" office:value="1.5" calcext:value-type="float">
            <text:p>1,5000</text:p>
          </table:table-cell>
          <table:table-cell table:number-columns-repeated="6" table:style-name="ce60" office:value-type="string" calcext:value-type="string">
            <text:p>X</text:p>
          </table:table-cell>
          <table:table-cell table:style-name="ce57" table:number-columns-repeated="2"/>
          <table:table-cell table:number-columns-repeated="1011"/>
        </table:table-row>
        <table:table-row table:style-name="ro1">
          <table:table-cell table:style-name="ce53" office:value-type="string" calcext:value-type="string">
            <text:p>galactose &lt;==&gt; D-Glucose-6-phosphate</text:p>
          </table:table-cell>
          <table:table-cell table:style-name="ce60" office:value-type="string" calcext:value-type="string">
            <text:p>R01092</text:p>
          </table:table-cell>
          <table:table-cell table:style-name="ce60" office:value-type="string" calcext:value-type="string">
            <text:p>r_0458</text:p>
          </table:table-cell>
          <table:table-cell table:number-columns-repeated="2" table:style-name="ce60" office:value-type="string" calcext:value-type="string">
            <text:p>X</text:p>
          </table:table-cell>
          <table:table-cell table:style-name="ce60" office:value-type="float" office:value="100" calcext:value-type="float">
            <text:p>100,0000</text:p>
          </table:table-cell>
          <table:table-cell table:style-name="ce60" table:formula="of:=([.F3]*1.5)/100" office:value-type="float" office:value="1.5" calcext:value-type="float">
            <text:p>1,5000</text:p>
          </table:table-cell>
          <table:table-cell table:number-columns-repeated="4" table:style-name="ce60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4" office:value-type="string" calcext:value-type="string">
            <text:p>Glycerol(ex) &lt;==&gt; D-Glyceraldehyde-3-phosphate</text:p>
          </table:table-cell>
          <table:table-cell table:style-name="ce60" office:value-type="string" calcext:value-type="string">
            <text:p>R01041</text:p>
          </table:table-cell>
          <table:table-cell table:style-name="ce60" office:value-type="string" calcext:value-type="string">
            <text:p>r_0164</text:p>
          </table:table-cell>
          <table:table-cell table:number-columns-repeated="4" table:style-name="ce60" office:value-type="string" calcext:value-type="string">
            <text:p>X</text:p>
          </table:table-cell>
          <table:table-cell table:style-name="ce60" office:value-type="float" office:value="100" calcext:value-type="float">
            <text:p>100,0000</text:p>
          </table:table-cell>
          <table:table-cell table:style-name="ce60" table:formula="of:=([.H4]*2.5)/100" office:value-type="float" office:value="2.5" calcext:value-type="float">
            <text:p>2,5000</text:p>
          </table:table-cell>
          <table:table-cell table:number-columns-repeated="2" table:style-name="ce60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Pyruvate &lt;==&gt; Phosphoenolpyruvate</text:p>
          </table:table-cell>
          <table:table-cell table:style-name="ce60" office:value-type="string" calcext:value-type="string">
            <text:p>R00200</text:p>
          </table:table-cell>
          <table:table-cell table:style-name="ce60" office:value-type="string" calcext:value-type="string">
            <text:p>r_0962</text:p>
          </table:table-cell>
          <table:table-cell table:style-name="ce60" office:value-type="float" office:value="-171" calcext:value-type="float">
            <text:p>-171,0000</text:p>
          </table:table-cell>
          <table:table-cell table:style-name="ce60" table:formula="of:=([.D5]*1.5)/100" office:value-type="float" office:value="-2.565" calcext:value-type="float">
            <text:p>-2,5650</text:p>
          </table:table-cell>
          <table:table-cell table:style-name="ce60" office:value-type="float" office:value="-157" calcext:value-type="float">
            <text:p>-157,0000</text:p>
          </table:table-cell>
          <table:table-cell table:style-name="ce60" table:formula="of:=([.F5]*1.5)/100" office:value-type="float" office:value="-2.355" calcext:value-type="float">
            <text:p>-2,3550</text:p>
          </table:table-cell>
          <table:table-cell table:style-name="ce60" office:value-type="float" office:value="-64" calcext:value-type="float">
            <text:p>-64,0000</text:p>
          </table:table-cell>
          <table:table-cell table:style-name="ce60" table:formula="of:=([.H5]*2.5)/100" office:value-type="float" office:value="-1.6" calcext:value-type="float">
            <text:p>-1,6000</text:p>
          </table:table-cell>
          <table:table-cell table:number-columns-repeated="2" table:style-name="ce60" office:value-type="string" calcext:value-type="string">
            <text:p>X</text:p>
          </table:table-cell>
          <table:table-cell table:style-name="ce69" table:number-columns-repeated="2"/>
          <table:table-cell table:number-columns-repeated="1011"/>
        </table:table-row>
        <table:table-row table:style-name="ro1">
          <table:table-cell table:style-name="ce53" office:value-type="string" calcext:value-type="string">
            <text:p>Pyruvate-mit + CoA &lt;==&gt; Acetyl-CoA-mit + CO2-mit</text:p>
          </table:table-cell>
          <table:table-cell table:style-name="ce60" office:value-type="string" calcext:value-type="string">
            <text:p>R00209</text:p>
          </table:table-cell>
          <table:table-cell table:style-name="ce60" office:value-type="string" calcext:value-type="string">
            <text:p>r_0961</text:p>
          </table:table-cell>
          <table:table-cell table:style-name="ce60" office:value-type="float" office:value="6" calcext:value-type="float">
            <text:p>6,0000</text:p>
          </table:table-cell>
          <table:table-cell table:style-name="ce60" table:formula="of:=([.D6]*1.5)/100" office:value-type="float" office:value="0.09" calcext:value-type="float">
            <text:p>0,0900</text:p>
          </table:table-cell>
          <table:table-cell table:style-name="ce60" office:value-type="float" office:value="9" calcext:value-type="float">
            <text:p>9,0000</text:p>
          </table:table-cell>
          <table:table-cell table:style-name="ce60" table:formula="of:=([.F6]*1.5)/100" office:value-type="float" office:value="0.135" calcext:value-type="float">
            <text:p>0,1350</text:p>
          </table:table-cell>
          <table:table-cell table:style-name="ce60" office:value-type="float" office:value="31" calcext:value-type="float">
            <text:p>31,0000</text:p>
          </table:table-cell>
          <table:table-cell table:style-name="ce60" table:formula="of:=([.H6]*2.5)/100" office:value-type="float" office:value="0.775" calcext:value-type="float">
            <text:p>0,7750</text:p>
          </table:table-cell>
          <table:table-cell table:number-columns-repeated="2" table:style-name="ce60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Isocitrate &lt;==&gt; 2-Oxoglutarate + CO2-mit</text:p>
          </table:table-cell>
          <table:table-cell table:style-name="ce60" office:value-type="string" calcext:value-type="string">
            <text:p>R00267</text:p>
          </table:table-cell>
          <table:table-cell table:style-name="ce60" office:value-type="string" calcext:value-type="string">
            <text:p>r_2131</text:p>
          </table:table-cell>
          <table:table-cell table:style-name="ce60" office:value-type="float" office:value="6" calcext:value-type="float">
            <text:p>6,0000</text:p>
          </table:table-cell>
          <table:table-cell table:style-name="ce60" table:formula="of:=([.D7]*1.5)/100" office:value-type="float" office:value="0.09" calcext:value-type="float">
            <text:p>0,0900</text:p>
          </table:table-cell>
          <table:table-cell table:style-name="ce60" office:value-type="float" office:value="8" calcext:value-type="float">
            <text:p>8,0000</text:p>
          </table:table-cell>
          <table:table-cell table:style-name="ce60" table:formula="of:=([.F7]*1.5)/100" office:value-type="float" office:value="0.12" calcext:value-type="float">
            <text:p>0,1200</text:p>
          </table:table-cell>
          <table:table-cell table:style-name="ce60" office:value-type="float" office:value="29" calcext:value-type="float">
            <text:p>29,0000</text:p>
          </table:table-cell>
          <table:table-cell table:style-name="ce60" table:formula="of:=([.H7]*2.5)/100" office:value-type="float" office:value="0.725" calcext:value-type="float">
            <text:p>0,7250</text:p>
          </table:table-cell>
          <table:table-cell table:style-name="ce60" office:value-type="float" office:value="6" calcext:value-type="float">
            <text:p>6,0000</text:p>
          </table:table-cell>
          <table:table-cell table:style-name="ce60" table:formula="of:=([.J7]*5)/100" office:value-type="float" office:value="0.3" calcext:value-type="float">
            <text:p>0,300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(S)-Malate-mit &lt;==&gt; Oxaloacetate-mit</text:p>
          </table:table-cell>
          <table:table-cell table:style-name="ce60" office:value-type="string" calcext:value-type="string">
            <text:p>R00342</text:p>
          </table:table-cell>
          <table:table-cell table:style-name="ce60" office:value-type="string" calcext:value-type="string">
            <text:p>r_0713</text:p>
          </table:table-cell>
          <table:table-cell table:number-columns-repeated="2" table:style-name="ce60" office:value-type="string" calcext:value-type="string">
            <text:p>X</text:p>
          </table:table-cell>
          <table:table-cell table:style-name="ce60" office:value-type="float" office:value="1" calcext:value-type="float">
            <text:p>1,0000</text:p>
          </table:table-cell>
          <table:table-cell table:style-name="ce60" table:formula="of:=([.F8]*1.5)/100" office:value-type="float" office:value="0.015" calcext:value-type="float">
            <text:p>0,0150</text:p>
          </table:table-cell>
          <table:table-cell table:style-name="ce60" office:value-type="float" office:value="21" calcext:value-type="float">
            <text:p>21,0000</text:p>
          </table:table-cell>
          <table:table-cell table:style-name="ce60" table:formula="of:=([.H8]*2.5)/100" office:value-type="float" office:value="0.525" calcext:value-type="float">
            <text:p>0,5250</text:p>
          </table:table-cell>
          <table:table-cell table:style-name="ce60" office:value-type="float" office:value="37" calcext:value-type="float">
            <text:p>37,0000</text:p>
          </table:table-cell>
          <table:table-cell table:style-name="ce60" table:formula="of:=([.J8]*5)/100" office:value-type="float" office:value="1.85" calcext:value-type="float">
            <text:p>1,850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Citrate + CoA &lt;==&gt; Acetyl-CoA-mit + Oxaloacetate-mit</text:p>
          </table:table-cell>
          <table:table-cell table:style-name="ce60" office:value-type="string" calcext:value-type="string">
            <text:p>R00351</text:p>
          </table:table-cell>
          <table:table-cell table:style-name="ce60" office:value-type="string" calcext:value-type="string">
            <text:p>r_0300</text:p>
          </table:table-cell>
          <table:table-cell table:style-name="ce60" office:value-type="float" office:value="-6" calcext:value-type="float">
            <text:p>-6,0000</text:p>
          </table:table-cell>
          <table:table-cell table:style-name="ce60" table:formula="of:=([.D9]*1.5)/100" office:value-type="float" office:value="-0.09" calcext:value-type="float">
            <text:p>-0,0900</text:p>
          </table:table-cell>
          <table:table-cell table:style-name="ce60" office:value-type="float" office:value="-8" calcext:value-type="float">
            <text:p>-8,0000</text:p>
          </table:table-cell>
          <table:table-cell table:style-name="ce60" table:formula="of:=([.F9]*1.5)/100" office:value-type="float" office:value="-0.12" calcext:value-type="float">
            <text:p>-0,1200</text:p>
          </table:table-cell>
          <table:table-cell table:style-name="ce60" office:value-type="float" office:value="-29" calcext:value-type="float">
            <text:p>-29,0000</text:p>
          </table:table-cell>
          <table:table-cell table:style-name="ce60" table:formula="of:=([.H9]*2.5)/100" office:value-type="float" office:value="-0.725" calcext:value-type="float">
            <text:p>-0,7250</text:p>
          </table:table-cell>
          <table:table-cell table:style-name="ce60" office:value-type="float" office:value="-6" calcext:value-type="float">
            <text:p>-6,0000</text:p>
          </table:table-cell>
          <table:table-cell table:style-name="ce60" table:formula="of:=([.J9]*5)/100" office:value-type="float" office:value="-0.3" calcext:value-type="float">
            <text:p>-0,300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Succinate-mit + CoA &lt;==&gt; Succinyl-CoA</text:p>
          </table:table-cell>
          <table:table-cell table:style-name="ce60" office:value-type="string" calcext:value-type="string">
            <text:p>R00405</text:p>
          </table:table-cell>
          <table:table-cell table:style-name="ce60" office:value-type="string" calcext:value-type="string">
            <text:p>r_1022</text:p>
          </table:table-cell>
          <table:table-cell table:style-name="ce60" office:value-type="float" office:value="-3" calcext:value-type="float">
            <text:p>-3,0000</text:p>
          </table:table-cell>
          <table:table-cell table:style-name="ce60" table:formula="of:=([.D10]*1.5)/100" office:value-type="float" office:value="-0.045" calcext:value-type="float">
            <text:p>-0,0450</text:p>
          </table:table-cell>
          <table:table-cell table:style-name="ce60" office:value-type="float" office:value="-3" calcext:value-type="float">
            <text:p>-3,0000</text:p>
          </table:table-cell>
          <table:table-cell table:style-name="ce60" table:formula="of:=([.F10]*1.5)/100" office:value-type="float" office:value="-0.045" calcext:value-type="float">
            <text:p>-0,0450</text:p>
          </table:table-cell>
          <table:table-cell table:style-name="ce60" office:value-type="float" office:value="-23" calcext:value-type="float">
            <text:p>-23,0000</text:p>
          </table:table-cell>
          <table:table-cell table:style-name="ce60" table:formula="of:=([.H10]*2.5)/100" office:value-type="float" office:value="-0.575" calcext:value-type="float">
            <text:p>-0,5750</text:p>
          </table:table-cell>
          <table:table-cell table:style-name="ce60" office:value-type="float" office:value="-2" calcext:value-type="float">
            <text:p>-2,0000</text:p>
          </table:table-cell>
          <table:table-cell table:style-name="ce60" table:formula="of:=([.J10]*5)/100" office:value-type="float" office:value="-0.1" calcext:value-type="float">
            <text:p>-0,100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Succinate-mit &lt;==&gt; Fumarate</text:p>
          </table:table-cell>
          <table:table-cell table:style-name="ce60" office:value-type="string" calcext:value-type="string">
            <text:p>R00402</text:p>
          </table:table-cell>
          <table:table-cell table:style-name="ce60" office:value-type="string" calcext:value-type="string">
            <text:p>r_0454</text:p>
          </table:table-cell>
          <table:table-cell table:number-columns-repeated="2" table:style-name="ce60" office:value-type="string" calcext:value-type="string">
            <text:p>X</text:p>
          </table:table-cell>
          <table:table-cell table:style-name="ce60" office:value-type="float" office:value="3" calcext:value-type="float">
            <text:p>3,0000</text:p>
          </table:table-cell>
          <table:table-cell table:style-name="ce60" table:formula="of:=([.F11]*1.5)/100" office:value-type="float" office:value="0.045" calcext:value-type="float">
            <text:p>0,0450</text:p>
          </table:table-cell>
          <table:table-cell table:style-name="ce60" office:value-type="float" office:value="23" calcext:value-type="float">
            <text:p>23,0000</text:p>
          </table:table-cell>
          <table:table-cell table:style-name="ce60" table:formula="of:=([.H11]*2.5)/100" office:value-type="float" office:value="0.575" calcext:value-type="float">
            <text:p>0,5750</text:p>
          </table:table-cell>
          <table:table-cell table:style-name="ce60" office:value-type="float" office:value="43" calcext:value-type="float">
            <text:p>43,0000</text:p>
          </table:table-cell>
          <table:table-cell table:style-name="ce60" table:formula="of:=([.J11]*5)/100" office:value-type="float" office:value="2.15" calcext:value-type="float">
            <text:p>2,150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D-Glyceraldehyde-3-phosphate &lt;==&gt; Glycerone-phosphate</text:p>
          </table:table-cell>
          <table:table-cell table:style-name="ce60" office:value-type="string" calcext:value-type="string">
            <text:p>R01015</text:p>
          </table:table-cell>
          <table:table-cell table:style-name="ce60" office:value-type="string" calcext:value-type="string">
            <text:p>r_1054</text:p>
          </table:table-cell>
          <table:table-cell table:style-name="ce60" office:value-type="float" office:value="-91" calcext:value-type="float">
            <text:p>-91,0000</text:p>
          </table:table-cell>
          <table:table-cell table:style-name="ce60" table:formula="of:=([.D12]*1.5)/100" office:value-type="float" office:value="-1.365" calcext:value-type="float">
            <text:p>-1,3650</text:p>
          </table:table-cell>
          <table:table-cell table:style-name="ce60" office:value-type="float" office:value="-84" calcext:value-type="float">
            <text:p>-84,0000</text:p>
          </table:table-cell>
          <table:table-cell table:style-name="ce60" table:formula="of:=([.F12]*1.5)/100" office:value-type="float" office:value="-1.26" calcext:value-type="float">
            <text:p>-1,2600</text:p>
          </table:table-cell>
          <table:table-cell table:style-name="ce60" office:value-type="float" office:value="-21" calcext:value-type="float">
            <text:p>-21,0000</text:p>
          </table:table-cell>
          <table:table-cell table:style-name="ce60" table:formula="of:=([.H12]*2.5)/100" office:value-type="float" office:value="-0.525" calcext:value-type="float">
            <text:p>-0,5250</text:p>
          </table:table-cell>
          <table:table-cell table:style-name="ce60" office:value-type="float" office:value="-11" calcext:value-type="float">
            <text:p>-11,0000</text:p>
          </table:table-cell>
          <table:table-cell table:style-name="ce60" table:formula="of:=([.J12]*5)/100" office:value-type="float" office:value="-0.55" calcext:value-type="float">
            <text:p>-0,550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D-Glyceraldehyde-3-phosphate &lt;==&gt; 3-Phospho-D-glyceroyl-phosphate</text:p>
          </table:table-cell>
          <table:table-cell table:style-name="ce60" office:value-type="string" calcext:value-type="string">
            <text:p>R01061</text:p>
          </table:table-cell>
          <table:table-cell table:style-name="ce60" office:value-type="string" calcext:value-type="string">
            <text:p>r_0486</text:p>
          </table:table-cell>
          <table:table-cell table:style-name="ce60" office:value-type="float" office:value="-172" calcext:value-type="float">
            <text:p>-172,0000</text:p>
          </table:table-cell>
          <table:table-cell table:style-name="ce60" table:formula="of:=([.D13]*1.5)/100" office:value-type="float" office:value="-2.58" calcext:value-type="float">
            <text:p>-2,5800</text:p>
          </table:table-cell>
          <table:table-cell table:style-name="ce60" office:value-type="float" office:value="-160" calcext:value-type="float">
            <text:p>-160,0000</text:p>
          </table:table-cell>
          <table:table-cell table:style-name="ce60" table:formula="of:=([.F13]*1.5)/100" office:value-type="float" office:value="-2.4" calcext:value-type="float">
            <text:p>-2,4000</text:p>
          </table:table-cell>
          <table:table-cell table:style-name="ce60" office:value-type="float" office:value="-61" calcext:value-type="float">
            <text:p>-61,0000</text:p>
          </table:table-cell>
          <table:table-cell table:style-name="ce60" table:formula="of:=([.H13]*2.5)/100" office:value-type="float" office:value="-1.525" calcext:value-type="float">
            <text:p>-1,5250</text:p>
          </table:table-cell>
          <table:table-cell table:style-name="ce60" office:value-type="float" office:value="-25" calcext:value-type="float">
            <text:p>-25,0000</text:p>
          </table:table-cell>
          <table:table-cell table:style-name="ce60" table:formula="of:=([.J13]*5)/100" office:value-type="float" office:value="-1.25" calcext:value-type="float">
            <text:p>-1,250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D-Fructose-1,6-bisphosphate &lt;==&gt; Glycerone-phosphate + D-Glyceraldehyde-3-phosphate</text:p>
          </table:table-cell>
          <table:table-cell table:style-name="ce60" office:value-type="string" calcext:value-type="string">
            <text:p>R01070</text:p>
          </table:table-cell>
          <table:table-cell table:style-name="ce60" office:value-type="string" calcext:value-type="string">
            <text:p>r_0450</text:p>
          </table:table-cell>
          <table:table-cell table:style-name="ce60" office:value-type="float" office:value="91" calcext:value-type="float">
            <text:p>91,0000</text:p>
          </table:table-cell>
          <table:table-cell table:style-name="ce60" table:formula="of:=([.D14]*1.5)/100" office:value-type="float" office:value="1.365" calcext:value-type="float">
            <text:p>1,3650</text:p>
          </table:table-cell>
          <table:table-cell table:style-name="ce60" office:value-type="float" office:value="84" calcext:value-type="float">
            <text:p>84,0000</text:p>
          </table:table-cell>
          <table:table-cell table:style-name="ce60" table:formula="of:=([.F14]*1.5)/100" office:value-type="float" office:value="1.26" calcext:value-type="float">
            <text:p>1,2600</text:p>
          </table:table-cell>
          <table:table-cell table:style-name="ce60" office:value-type="float" office:value="21" calcext:value-type="float">
            <text:p>21,0000</text:p>
          </table:table-cell>
          <table:table-cell table:style-name="ce60" table:formula="of:=([.H14]*2.5)/100" office:value-type="float" office:value="0.525" calcext:value-type="float">
            <text:p>0,5250</text:p>
          </table:table-cell>
          <table:table-cell table:style-name="ce60" office:value-type="float" office:value="11" calcext:value-type="float">
            <text:p>11,0000</text:p>
          </table:table-cell>
          <table:table-cell table:style-name="ce60" table:formula="of:=([.J14]*5)/100" office:value-type="float" office:value="0.55" calcext:value-type="float">
            <text:p>0,550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(S)-Malate-mit &lt;==&gt; Fumarate</text:p>
          </table:table-cell>
          <table:table-cell table:style-name="ce60" office:value-type="string" calcext:value-type="string">
            <text:p>R01082</text:p>
          </table:table-cell>
          <table:table-cell table:style-name="ce60" office:value-type="string" calcext:value-type="string">
            <text:p>r_0452</text:p>
          </table:table-cell>
          <table:table-cell table:number-columns-repeated="2" table:style-name="ce60" office:value-type="string" calcext:value-type="string">
            <text:p>X</text:p>
          </table:table-cell>
          <table:table-cell table:style-name="ce60" office:value-type="float" office:value="-3" calcext:value-type="float">
            <text:p>-3,0000</text:p>
          </table:table-cell>
          <table:table-cell table:style-name="ce60" table:formula="of:=([.F15]*1.5)/100" office:value-type="float" office:value="-0.045" calcext:value-type="float">
            <text:p>-0,0450</text:p>
          </table:table-cell>
          <table:table-cell table:style-name="ce60" office:value-type="float" office:value="-23" calcext:value-type="float">
            <text:p>-23,0000</text:p>
          </table:table-cell>
          <table:table-cell table:style-name="ce60" table:formula="of:=([.H15]*2.5)/100" office:value-type="float" office:value="-0.575" calcext:value-type="float">
            <text:p>-0,5750</text:p>
          </table:table-cell>
          <table:table-cell table:style-name="ce60" office:value-type="float" office:value="-43" calcext:value-type="float">
            <text:p>-43,0000</text:p>
          </table:table-cell>
          <table:table-cell table:style-name="ce60" table:formula="of:=([.J15]*5)/100" office:value-type="float" office:value="-2.15" calcext:value-type="float">
            <text:p>-2,150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Citrate &lt;==&gt; Isocitrate</text:p>
          </table:table-cell>
          <table:table-cell table:style-name="ce60" office:value-type="string" calcext:value-type="string">
            <text:p>R01324</text:p>
          </table:table-cell>
          <table:table-cell table:style-name="ce60" office:value-type="string" calcext:value-type="string">
            <text:p>r_0302</text:p>
          </table:table-cell>
          <table:table-cell table:style-name="ce60" office:value-type="float" office:value="6" calcext:value-type="float">
            <text:p>6,0000</text:p>
          </table:table-cell>
          <table:table-cell table:style-name="ce60" table:formula="of:=([.D16]*1.5)/100" office:value-type="float" office:value="0.09" calcext:value-type="float">
            <text:p>0,0900</text:p>
          </table:table-cell>
          <table:table-cell table:style-name="ce60" office:value-type="float" office:value="8" calcext:value-type="float">
            <text:p>8,0000</text:p>
          </table:table-cell>
          <table:table-cell table:style-name="ce60" table:formula="of:=([.F16]*1.5)/100" office:value-type="float" office:value="0.12" calcext:value-type="float">
            <text:p>0,1200</text:p>
          </table:table-cell>
          <table:table-cell table:style-name="ce60" office:value-type="float" office:value="29" calcext:value-type="float">
            <text:p>29,0000</text:p>
          </table:table-cell>
          <table:table-cell table:style-name="ce60" table:formula="of:=([.H16]*2.5)/100" office:value-type="float" office:value="0.725" calcext:value-type="float">
            <text:p>0,7250</text:p>
          </table:table-cell>
          <table:table-cell table:style-name="ce60" office:value-type="float" office:value="48" calcext:value-type="float">
            <text:p>48,0000</text:p>
          </table:table-cell>
          <table:table-cell table:style-name="ce60" table:formula="of:=([.J16]*5)/100" office:value-type="float" office:value="2.4" calcext:value-type="float">
            <text:p>2,400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3-Phospho-D-glycerate &lt;==&gt; 3-Phospho-D-glyceroyl-phosphate</text:p>
          </table:table-cell>
          <table:table-cell table:style-name="ce60" office:value-type="string" calcext:value-type="string">
            <text:p>R01512</text:p>
          </table:table-cell>
          <table:table-cell table:style-name="ce60" office:value-type="string" calcext:value-type="string">
            <text:p>r_0892</text:p>
          </table:table-cell>
          <table:table-cell table:style-name="ce60" office:value-type="float" office:value="-172" calcext:value-type="float">
            <text:p>-172,0000</text:p>
          </table:table-cell>
          <table:table-cell table:style-name="ce60" table:formula="of:=([.D17]*1.5)/100" office:value-type="float" office:value="-2.58" calcext:value-type="float">
            <text:p>-2,5800</text:p>
          </table:table-cell>
          <table:table-cell table:style-name="ce60" office:value-type="float" office:value="-160" calcext:value-type="float">
            <text:p>-160,0000</text:p>
          </table:table-cell>
          <table:table-cell table:style-name="ce60" table:formula="of:=([.F17]*1.5)/100" office:value-type="float" office:value="-2.4" calcext:value-type="float">
            <text:p>-2,4000</text:p>
          </table:table-cell>
          <table:table-cell table:style-name="ce60" office:value-type="float" office:value="-61" calcext:value-type="float">
            <text:p>-61,0000</text:p>
          </table:table-cell>
          <table:table-cell table:style-name="ce60" table:formula="of:=([.H17]*2.5)/100" office:value-type="float" office:value="-1.525" calcext:value-type="float">
            <text:p>-1,5250</text:p>
          </table:table-cell>
          <table:table-cell table:style-name="ce60" office:value-type="float" office:value="-25" calcext:value-type="float">
            <text:p>-25,0000</text:p>
          </table:table-cell>
          <table:table-cell table:style-name="ce60" table:formula="of:=([.J17]*5)/100" office:value-type="float" office:value="-1.25" calcext:value-type="float">
            <text:p>-1,250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2-Phospho-D-glycerate &lt;==&gt; 3-Phospho-D-glycerate</text:p>
          </table:table-cell>
          <table:table-cell table:style-name="ce60" office:value-type="string" calcext:value-type="string">
            <text:p>R01518</text:p>
          </table:table-cell>
          <table:table-cell table:style-name="ce60" office:value-type="string" calcext:value-type="string">
            <text:p>r_0893</text:p>
          </table:table-cell>
          <table:table-cell table:style-name="ce60" office:value-type="float" office:value="-172" calcext:value-type="float">
            <text:p>-172,0000</text:p>
          </table:table-cell>
          <table:table-cell table:style-name="ce60" table:formula="of:=([.D18]*1.5)/100" office:value-type="float" office:value="-2.58" calcext:value-type="float">
            <text:p>-2,5800</text:p>
          </table:table-cell>
          <table:table-cell table:style-name="ce60" office:value-type="float" office:value="-160" calcext:value-type="float">
            <text:p>-160,0000</text:p>
          </table:table-cell>
          <table:table-cell table:style-name="ce60" table:formula="of:=([.F18]*1.5)/100" office:value-type="float" office:value="-2.4" calcext:value-type="float">
            <text:p>-2,4000</text:p>
          </table:table-cell>
          <table:table-cell table:style-name="ce60" office:value-type="float" office:value="-61" calcext:value-type="float">
            <text:p>-61,0000</text:p>
          </table:table-cell>
          <table:table-cell table:style-name="ce60" table:formula="of:=([.H18]*2.5)/100" office:value-type="float" office:value="-1.525" calcext:value-type="float">
            <text:p>-1,5250</text:p>
          </table:table-cell>
          <table:table-cell table:style-name="ce60" office:value-type="float" office:value="-25" calcext:value-type="float">
            <text:p>-25,0000</text:p>
          </table:table-cell>
          <table:table-cell table:style-name="ce60" table:formula="of:=([.J18]*5)/100" office:value-type="float" office:value="-1.25" calcext:value-type="float">
            <text:p>-1,250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6-Phospho-D-gluconate &lt;==&gt; D-Ribulose-5-phosphate + CO2</text:p>
          </table:table-cell>
          <table:table-cell table:style-name="ce60" office:value-type="string" calcext:value-type="string">
            <text:p>R01528</text:p>
          </table:table-cell>
          <table:table-cell table:style-name="ce60" office:value-type="string" calcext:value-type="string">
            <text:p>r_0889</text:p>
          </table:table-cell>
          <table:table-cell table:style-name="ce60" office:value-type="float" office:value="11" calcext:value-type="float">
            <text:p>11,0000</text:p>
          </table:table-cell>
          <table:table-cell table:style-name="ce60" table:formula="of:=([.D19]*1.5)/100" office:value-type="float" office:value="0.165" calcext:value-type="float">
            <text:p>0,1650</text:p>
          </table:table-cell>
          <table:table-cell table:style-name="ce60" office:value-type="float" office:value="11" calcext:value-type="float">
            <text:p>11,0000</text:p>
          </table:table-cell>
          <table:table-cell table:style-name="ce60" table:formula="of:=([.F19]*1.5)/100" office:value-type="float" office:value="0.165" calcext:value-type="float">
            <text:p>0,1650</text:p>
          </table:table-cell>
          <table:table-cell table:style-name="ce60" office:value-type="float" office:value="15" calcext:value-type="float">
            <text:p>15,0000</text:p>
          </table:table-cell>
          <table:table-cell table:style-name="ce60" table:formula="of:=([.H19]*2.5)/100" office:value-type="float" office:value="0.375" calcext:value-type="float">
            <text:p>0,3750</text:p>
          </table:table-cell>
          <table:table-cell table:number-columns-repeated="2" table:style-name="ce60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Sedoheptulose-7-phosphate + D-Glyceraldehyde-3-phosphate &lt;==&gt; D-Ribose-5-phosphate + D-Xylulose-5-phosphate</text:p>
          </table:table-cell>
          <table:table-cell table:style-name="ce60" office:value-type="string" calcext:value-type="string">
            <text:p>R01641</text:p>
          </table:table-cell>
          <table:table-cell table:style-name="ce60" office:value-type="string" calcext:value-type="string">
            <text:p>r_1049</text:p>
          </table:table-cell>
          <table:table-cell table:style-name="ce60" office:value-type="float" office:value="-3" calcext:value-type="float">
            <text:p>-3,0000</text:p>
          </table:table-cell>
          <table:table-cell table:style-name="ce60" table:formula="of:=([.D20]*1.5)/100" office:value-type="float" office:value="-0.045" calcext:value-type="float">
            <text:p>-0,0450</text:p>
          </table:table-cell>
          <table:table-cell table:style-name="ce60" office:value-type="float" office:value="-4" calcext:value-type="float">
            <text:p>-4,0000</text:p>
          </table:table-cell>
          <table:table-cell table:style-name="ce60" table:formula="of:=([.F20]*1.5)/100" office:value-type="float" office:value="-0.06" calcext:value-type="float">
            <text:p>-0,0600</text:p>
          </table:table-cell>
          <table:table-cell table:style-name="ce60" office:value-type="float" office:value="-5" calcext:value-type="float">
            <text:p>-5,0000</text:p>
          </table:table-cell>
          <table:table-cell table:style-name="ce60" table:formula="of:=([.H20]*2.5)/100" office:value-type="float" office:value="-0.125" calcext:value-type="float">
            <text:p>-0,1250</text:p>
          </table:table-cell>
          <table:table-cell table:style-name="ce60" office:value-type="float" office:value="-1" calcext:value-type="float">
            <text:p>-1,0000</text:p>
          </table:table-cell>
          <table:table-cell table:style-name="ce60" table:formula="of:=([.J20]*5)/100" office:value-type="float" office:value="-0.05" calcext:value-type="float">
            <text:p>-0,050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60" office:value-type="string" calcext:value-type="string">
            <text:p>R01827</text:p>
          </table:table-cell>
          <table:table-cell table:style-name="ce60" office:value-type="string" calcext:value-type="string">
            <text:p>r_1048</text:p>
          </table:table-cell>
          <table:table-cell table:style-name="ce60" office:value-type="float" office:value="3" calcext:value-type="float">
            <text:p>3,0000</text:p>
          </table:table-cell>
          <table:table-cell table:style-name="ce60" table:formula="of:=([.D21]*1.5)/100" office:value-type="float" office:value="0.045" calcext:value-type="float">
            <text:p>0,0450</text:p>
          </table:table-cell>
          <table:table-cell table:style-name="ce60" office:value-type="float" office:value="4" calcext:value-type="float">
            <text:p>4,0000</text:p>
          </table:table-cell>
          <table:table-cell table:style-name="ce60" table:formula="of:=([.F21]*1.5)/100" office:value-type="float" office:value="0.06" calcext:value-type="float">
            <text:p>0,0600</text:p>
          </table:table-cell>
          <table:table-cell table:style-name="ce60" office:value-type="float" office:value="5" calcext:value-type="float">
            <text:p>5,0000</text:p>
          </table:table-cell>
          <table:table-cell table:style-name="ce60" table:formula="of:=([.H21]*2.5)/100" office:value-type="float" office:value="0.125" calcext:value-type="float">
            <text:p>0,1250</text:p>
          </table:table-cell>
          <table:table-cell table:style-name="ce60" office:value-type="float" office:value="1" calcext:value-type="float">
            <text:p>1,0000</text:p>
          </table:table-cell>
          <table:table-cell table:style-name="ce60" table:formula="of:=([.J21]*5)/100" office:value-type="float" office:value="0.05" calcext:value-type="float">
            <text:p>0,050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D-Fructose-6-phosphate + D-Glyceraldehyde-3-phosphate &lt;==&gt; D-Erythrose-4-phosphate + D-Xylulose-5-phosphate</text:p>
          </table:table-cell>
          <table:table-cell table:style-name="ce60" office:value-type="string" calcext:value-type="string">
            <text:p>R01830</text:p>
          </table:table-cell>
          <table:table-cell table:style-name="ce60" office:value-type="string" calcext:value-type="string">
            <text:p>r_1050</text:p>
          </table:table-cell>
          <table:table-cell table:style-name="ce60" office:value-type="float" office:value="-3" calcext:value-type="float">
            <text:p>-3,0000</text:p>
          </table:table-cell>
          <table:table-cell table:style-name="ce60" table:formula="of:=([.D22]*1.5)/100" office:value-type="float" office:value="-0.045" calcext:value-type="float">
            <text:p>-0,0450</text:p>
          </table:table-cell>
          <table:table-cell table:style-name="ce60" office:value-type="float" office:value="-2" calcext:value-type="float">
            <text:p>-2,0000</text:p>
          </table:table-cell>
          <table:table-cell table:style-name="ce60" table:formula="of:=([.F22]*1.5)/100" office:value-type="float" office:value="-0.03" calcext:value-type="float">
            <text:p>-0,0300</text:p>
          </table:table-cell>
          <table:table-cell table:style-name="ce60" office:value-type="float" office:value="-2" calcext:value-type="float">
            <text:p>-2,0000</text:p>
          </table:table-cell>
          <table:table-cell table:style-name="ce60" table:formula="of:=([.H22]*2.5)/100" office:value-type="float" office:value="-0.05" calcext:value-type="float">
            <text:p>-0,0500</text:p>
          </table:table-cell>
          <table:table-cell table:style-name="ce60" office:value-type="float" office:value="-1" calcext:value-type="float">
            <text:p>-1,0000</text:p>
          </table:table-cell>
          <table:table-cell table:style-name="ce60" table:formula="of:=([.J22]*5)/100" office:value-type="float" office:value="-0.05" calcext:value-type="float">
            <text:p>-0,050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D-Glucose-6-phosphate &lt;==&gt; D-Glucono-1,5-lactone-6-phosphate</text:p>
          </table:table-cell>
          <table:table-cell table:style-name="ce60" office:value-type="string" calcext:value-type="string">
            <text:p>R02736</text:p>
          </table:table-cell>
          <table:table-cell table:style-name="ce60" office:value-type="string" calcext:value-type="string">
            <text:p>r_0466</text:p>
          </table:table-cell>
          <table:table-cell table:style-name="ce60" office:value-type="float" office:value="11" calcext:value-type="float">
            <text:p>11,0000</text:p>
          </table:table-cell>
          <table:table-cell table:style-name="ce60" table:formula="of:=([.D23]*1.5)/100" office:value-type="float" office:value="0.165" calcext:value-type="float">
            <text:p>0,1650</text:p>
          </table:table-cell>
          <table:table-cell table:style-name="ce60" office:value-type="float" office:value="11" calcext:value-type="float">
            <text:p>11,0000</text:p>
          </table:table-cell>
          <table:table-cell table:style-name="ce60" table:formula="of:=([.F23]*1.5)/100" office:value-type="float" office:value="0.165" calcext:value-type="float">
            <text:p>0,1650</text:p>
          </table:table-cell>
          <table:table-cell table:style-name="ce60" office:value-type="float" office:value="15" calcext:value-type="float">
            <text:p>15,0000</text:p>
          </table:table-cell>
          <table:table-cell table:style-name="ce60" table:formula="of:=([.H23]*2.5)/100" office:value-type="float" office:value="0.375" calcext:value-type="float">
            <text:p>0,3750</text:p>
          </table:table-cell>
          <table:table-cell table:number-columns-repeated="2" table:style-name="ce60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D-Glucose-6-phosphate &lt;==&gt; D-Fructose-6-phosphate</text:p>
          </table:table-cell>
          <table:table-cell table:style-name="ce60" office:value-type="string" calcext:value-type="string">
            <text:p>R02740</text:p>
          </table:table-cell>
          <table:table-cell table:style-name="ce60" office:value-type="string" calcext:value-type="string">
            <text:p>r_0467</text:p>
          </table:table-cell>
          <table:table-cell table:style-name="ce60" office:value-type="float" office:value="85" calcext:value-type="float">
            <text:p>85,0000</text:p>
          </table:table-cell>
          <table:table-cell table:style-name="ce60" table:formula="of:=([.D24]*1.5)/100" office:value-type="float" office:value="1.275" calcext:value-type="float">
            <text:p>1,2750</text:p>
          </table:table-cell>
          <table:table-cell table:style-name="ce60" office:value-type="float" office:value="78" calcext:value-type="float">
            <text:p>78,0000</text:p>
          </table:table-cell>
          <table:table-cell table:style-name="ce60" table:formula="of:=([.F24]*1.5)/100" office:value-type="float" office:value="1.17" calcext:value-type="float">
            <text:p>1,1700</text:p>
          </table:table-cell>
          <table:table-cell table:style-name="ce60" office:value-type="float" office:value="28" calcext:value-type="float">
            <text:p>28,0000</text:p>
          </table:table-cell>
          <table:table-cell table:style-name="ce60" table:formula="of:=([.H24]*2.5)/100" office:value-type="float" office:value="0.7" calcext:value-type="float">
            <text:p>0,7000</text:p>
          </table:table-cell>
          <table:table-cell table:style-name="ce60" office:value-type="float" office:value="8" calcext:value-type="float">
            <text:p>8,0000</text:p>
          </table:table-cell>
          <table:table-cell table:style-name="ce60" table:formula="of:=([.J24]*5)/100" office:value-type="float" office:value="0.4" calcext:value-type="float">
            <text:p>0,400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D-Fructose-6-phosphate &lt;==&gt; D-Fructose-1,6-bisphosphate</text:p>
          </table:table-cell>
          <table:table-cell table:style-name="ce60" office:value-type="string" calcext:value-type="string">
            <text:p>R04779</text:p>
          </table:table-cell>
          <table:table-cell table:style-name="ce60" office:value-type="string" calcext:value-type="string">
            <text:p>r_0886</text:p>
          </table:table-cell>
          <table:table-cell table:style-name="ce60" office:value-type="float" office:value="91" calcext:value-type="float">
            <text:p>91,0000</text:p>
          </table:table-cell>
          <table:table-cell table:style-name="ce60" table:formula="of:=([.D25]*1.5)/100" office:value-type="float" office:value="1.365" calcext:value-type="float">
            <text:p>1,3650</text:p>
          </table:table-cell>
          <table:table-cell table:style-name="ce60" office:value-type="float" office:value="84" calcext:value-type="float">
            <text:p>84,0000</text:p>
          </table:table-cell>
          <table:table-cell table:style-name="ce60" table:formula="of:=([.F25]*1.5)/100" office:value-type="float" office:value="1.26" calcext:value-type="float">
            <text:p>1,2600</text:p>
          </table:table-cell>
          <table:table-cell table:style-name="ce60" office:value-type="float" office:value="21" calcext:value-type="float">
            <text:p>21,0000</text:p>
          </table:table-cell>
          <table:table-cell table:style-name="ce60" table:formula="of:=([.H25]*2.5)/100" office:value-type="float" office:value="0.525" calcext:value-type="float">
            <text:p>0,5250</text:p>
          </table:table-cell>
          <table:table-cell table:style-name="ce60" office:value-type="float" office:value="11" calcext:value-type="float">
            <text:p>11,0000</text:p>
          </table:table-cell>
          <table:table-cell table:style-name="ce60" table:formula="of:=([.J25]*5)/100" office:value-type="float" office:value="0.55" calcext:value-type="float">
            <text:p>0,550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Pyruvate &lt;==&gt; Acetaldehyde</text:p>
          </table:table-cell>
          <table:table-cell table:style-name="ce60" office:value-type="string" calcext:value-type="string">
            <text:p>R00750</text:p>
          </table:table-cell>
          <table:table-cell table:style-name="ce60" office:value-type="string" calcext:value-type="string">
            <text:p>r_0959</text:p>
          </table:table-cell>
          <table:table-cell table:style-name="ce60" office:value-type="float" office:value="149" calcext:value-type="float">
            <text:p>149,0000</text:p>
          </table:table-cell>
          <table:table-cell table:style-name="ce60" table:formula="of:=([.D26]*1.5)/100" office:value-type="float" office:value="2.235" calcext:value-type="float">
            <text:p>2,2350</text:p>
          </table:table-cell>
          <table:table-cell table:style-name="ce60" office:value-type="float" office:value="124" calcext:value-type="float">
            <text:p>124,0000</text:p>
          </table:table-cell>
          <table:table-cell table:style-name="ce60" table:formula="of:=([.F26]*1.5)/100" office:value-type="float" office:value="1.86" calcext:value-type="float">
            <text:p>1,8600</text:p>
          </table:table-cell>
          <table:table-cell table:style-name="ce60" office:value-type="float" office:value="15" calcext:value-type="float">
            <text:p>15,0000</text:p>
          </table:table-cell>
          <table:table-cell table:style-name="ce60" table:formula="of:=([.H26]*2.5)/100" office:value-type="float" office:value="0.375" calcext:value-type="float">
            <text:p>0,3750</text:p>
          </table:table-cell>
          <table:table-cell table:number-columns-repeated="2" table:style-name="ce60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Acetaldehyde &lt;==&gt; Ethanol</text:p>
          </table:table-cell>
          <table:table-cell table:style-name="ce60" office:value-type="string" calcext:value-type="string">
            <text:p>R02679</text:p>
          </table:table-cell>
          <table:table-cell table:style-name="ce60" office:value-type="string" calcext:value-type="string">
            <text:p>r_2115</text:p>
          </table:table-cell>
          <table:table-cell table:style-name="ce60" office:value-type="float" office:value="141" calcext:value-type="float">
            <text:p>141,0000</text:p>
          </table:table-cell>
          <table:table-cell table:style-name="ce60" table:formula="of:=([.D27]*1.5)/100" office:value-type="float" office:value="2.115" calcext:value-type="float">
            <text:p>2,1150</text:p>
          </table:table-cell>
          <table:table-cell table:style-name="ce60" office:value-type="float" office:value="103" calcext:value-type="float">
            <text:p>103,0000</text:p>
          </table:table-cell>
          <table:table-cell table:style-name="ce60" table:formula="of:=([.F27]*1.5)/100" office:value-type="float" office:value="1.545" calcext:value-type="float">
            <text:p>1,5450</text:p>
          </table:table-cell>
          <table:table-cell table:style-name="ce60" office:value-type="float" office:value="7" calcext:value-type="float">
            <text:p>7,0000</text:p>
          </table:table-cell>
          <table:table-cell table:style-name="ce60" table:formula="of:=([.H27]*2.5)/100" office:value-type="float" office:value="0.175" calcext:value-type="float">
            <text:p>0,1750</text:p>
          </table:table-cell>
          <table:table-cell table:style-name="ce60" office:value-type="float" office:value="-100" calcext:value-type="float">
            <text:p>-100,0000</text:p>
          </table:table-cell>
          <table:table-cell table:style-name="ce60" table:formula="of:=([.J27]*5)/100" office:value-type="float" office:value="-5" calcext:value-type="float">
            <text:p>-5,000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Acetaldehyde &lt;==&gt; Acetate</text:p>
          </table:table-cell>
          <table:table-cell table:style-name="ce60" office:value-type="string" calcext:value-type="string">
            <text:p>R00634</text:p>
          </table:table-cell>
          <table:table-cell table:style-name="ce60" office:value-type="string" calcext:value-type="string">
            <text:p>r_2116</text:p>
          </table:table-cell>
          <table:table-cell table:style-name="ce60" office:value-type="float" office:value="8" calcext:value-type="float">
            <text:p>8,0000</text:p>
          </table:table-cell>
          <table:table-cell table:style-name="ce60" table:formula="of:=([.D28]*1.5)/100" office:value-type="float" office:value="0.12" calcext:value-type="float">
            <text:p>0,1200</text:p>
          </table:table-cell>
          <table:table-cell table:style-name="ce60" office:value-type="float" office:value="21" calcext:value-type="float">
            <text:p>21,0000</text:p>
          </table:table-cell>
          <table:table-cell table:style-name="ce60" table:formula="of:=([.F28]*1.5)/100" office:value-type="float" office:value="0.315" calcext:value-type="float">
            <text:p>0,3150</text:p>
          </table:table-cell>
          <table:table-cell table:style-name="ce60" office:value-type="float" office:value="8" calcext:value-type="float">
            <text:p>8,0000</text:p>
          </table:table-cell>
          <table:table-cell table:style-name="ce60" table:formula="of:=([.H28]*2.5)/100" office:value-type="float" office:value="0.2" calcext:value-type="float">
            <text:p>0,2000</text:p>
          </table:table-cell>
          <table:table-cell table:style-name="ce60" office:value-type="float" office:value="100" calcext:value-type="float">
            <text:p>100,0000</text:p>
          </table:table-cell>
          <table:table-cell table:style-name="ce60" table:formula="of:=([.J28]*5)/100" office:value-type="float" office:value="5" calcext:value-type="float">
            <text:p>5,000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Acetate &lt;==&gt; Acetyl-CoA</text:p>
          </table:table-cell>
          <table:table-cell table:style-name="ce60" office:value-type="string" calcext:value-type="string">
            <text:p>R00229</text:p>
          </table:table-cell>
          <table:table-cell table:style-name="ce60" office:value-type="string" calcext:value-type="string">
            <text:p>r_0112</text:p>
          </table:table-cell>
          <table:table-cell table:style-name="ce60" office:value-type="float" office:value="3" calcext:value-type="float">
            <text:p>3,0000</text:p>
          </table:table-cell>
          <table:table-cell table:style-name="ce60" table:formula="of:=([.D29]*1.5)/100" office:value-type="float" office:value="0.045" calcext:value-type="float">
            <text:p>0,0450</text:p>
          </table:table-cell>
          <table:table-cell table:style-name="ce60" office:value-type="float" office:value="7" calcext:value-type="float">
            <text:p>7,0000</text:p>
          </table:table-cell>
          <table:table-cell table:style-name="ce60" table:formula="of:=([.F29]*1.5)/100" office:value-type="float" office:value="0.105" calcext:value-type="float">
            <text:p>0,1050</text:p>
          </table:table-cell>
          <table:table-cell table:style-name="ce60" office:value-type="float" office:value="3" calcext:value-type="float">
            <text:p>3,0000</text:p>
          </table:table-cell>
          <table:table-cell table:style-name="ce60" table:formula="of:=([.H29]*2.5)/100" office:value-type="float" office:value="0.075" calcext:value-type="float">
            <text:p>0,0750</text:p>
          </table:table-cell>
          <table:table-cell table:style-name="ce60" office:value-type="float" office:value="100" calcext:value-type="float">
            <text:p>100,0000</text:p>
          </table:table-cell>
          <table:table-cell table:style-name="ce60" table:formula="of:=([.J29]*5)/100" office:value-type="float" office:value="5" calcext:value-type="float">
            <text:p>5,000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Pyruvate + CO2 &lt;==&gt; Oxaloacetate</text:p>
          </table:table-cell>
          <table:table-cell table:style-name="ce60" office:value-type="string" calcext:value-type="string">
            <text:p>R00344</text:p>
          </table:table-cell>
          <table:table-cell table:style-name="ce60" office:value-type="string" calcext:value-type="string">
            <text:p>r_0958</text:p>
          </table:table-cell>
          <table:table-cell table:style-name="ce60" office:value-type="float" office:value="9" calcext:value-type="float">
            <text:p>9,0000</text:p>
          </table:table-cell>
          <table:table-cell table:style-name="ce60" table:formula="of:=([.D30]*1.5)/100" office:value-type="float" office:value="0.135" calcext:value-type="float">
            <text:p>0,1350</text:p>
          </table:table-cell>
          <table:table-cell table:style-name="ce60" office:value-type="float" office:value="14" calcext:value-type="float">
            <text:p>14,0000</text:p>
          </table:table-cell>
          <table:table-cell table:style-name="ce60" table:formula="of:=([.F30]*1.5)/100" office:value-type="float" office:value="0.21" calcext:value-type="float">
            <text:p>0,2100</text:p>
          </table:table-cell>
          <table:table-cell table:style-name="ce60" office:value-type="float" office:value="15" calcext:value-type="float">
            <text:p>15,0000</text:p>
          </table:table-cell>
          <table:table-cell table:style-name="ce60" table:formula="of:=([.H30]*2.5)/100" office:value-type="float" office:value="0.375" calcext:value-type="float">
            <text:p>0,3750</text:p>
          </table:table-cell>
          <table:table-cell table:number-columns-repeated="2" table:style-name="ce60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(S)-Malate &lt;==&gt; Glyoxylate-cyt + Acetyl-CoA</text:p>
          </table:table-cell>
          <table:table-cell table:style-name="ce60" office:value-type="string" calcext:value-type="string">
            <text:p>R00472</text:p>
          </table:table-cell>
          <table:table-cell table:style-name="ce60" office:value-type="string" calcext:value-type="string">
            <text:p>r_0716</text:p>
          </table:table-cell>
          <table:table-cell table:number-columns-repeated="6" table:style-name="ce60" office:value-type="string" calcext:value-type="string">
            <text:p>X</text:p>
          </table:table-cell>
          <table:table-cell table:style-name="ce60" office:value-type="float" office:value="-83" calcext:value-type="float">
            <text:p>-83,0000</text:p>
          </table:table-cell>
          <table:table-cell table:style-name="ce60" table:formula="of:=([.J31]*5)/100" office:value-type="float" office:value="-4.15" calcext:value-type="float">
            <text:p>-4,150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Isocitrate-cyt &lt;==&gt; Succinate + Glyoxylate-cyt</text:p>
          </table:table-cell>
          <table:table-cell table:style-name="ce60" office:value-type="string" calcext:value-type="string">
            <text:p>R00479</text:p>
          </table:table-cell>
          <table:table-cell table:style-name="ce60" office:value-type="string" calcext:value-type="string">
            <text:p>r_0662</text:p>
          </table:table-cell>
          <table:table-cell table:number-columns-repeated="6" table:style-name="ce60" office:value-type="string" calcext:value-type="string">
            <text:p>X</text:p>
          </table:table-cell>
          <table:table-cell table:style-name="ce60" office:value-type="float" office:value="42" calcext:value-type="float">
            <text:p>42,0000</text:p>
          </table:table-cell>
          <table:table-cell table:style-name="ce60" table:formula="of:=([.J32]*5)/100" office:value-type="float" office:value="2.1" calcext:value-type="float">
            <text:p>2,100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2-Phospho-D-glycerate &lt;==&gt; Phosphoenolpyruvate</text:p>
          </table:table-cell>
          <table:table-cell table:style-name="ce60" office:value-type="string" calcext:value-type="string">
            <text:p>R00658</text:p>
          </table:table-cell>
          <table:table-cell table:style-name="ce60" office:value-type="string" calcext:value-type="string">
            <text:p>r_0366</text:p>
          </table:table-cell>
          <table:table-cell table:style-name="ce60" office:value-type="float" office:value="172" calcext:value-type="float">
            <text:p>172,0000</text:p>
          </table:table-cell>
          <table:table-cell table:style-name="ce60" table:formula="of:=([.D33]*1.5)/100" office:value-type="float" office:value="2.58" calcext:value-type="float">
            <text:p>2,5800</text:p>
          </table:table-cell>
          <table:table-cell table:style-name="ce60" office:value-type="float" office:value="160" calcext:value-type="float">
            <text:p>160,0000</text:p>
          </table:table-cell>
          <table:table-cell table:style-name="ce60" table:formula="of:=([.F33]*1.5)/100" office:value-type="float" office:value="2.4" calcext:value-type="float">
            <text:p>2,4000</text:p>
          </table:table-cell>
          <table:table-cell table:style-name="ce60" office:value-type="float" office:value="61" calcext:value-type="float">
            <text:p>61,0000</text:p>
          </table:table-cell>
          <table:table-cell table:style-name="ce60" table:formula="of:=([.H33]*2.5)/100" office:value-type="float" office:value="1.525" calcext:value-type="float">
            <text:p>1,5250</text:p>
          </table:table-cell>
          <table:table-cell table:style-name="ce60" office:value-type="float" office:value="25" calcext:value-type="float">
            <text:p>25,0000</text:p>
          </table:table-cell>
          <table:table-cell table:style-name="ce60" table:formula="of:=([.J33]*5)/100" office:value-type="float" office:value="1.25" calcext:value-type="float">
            <text:p>1,250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2-Oxoglutarate + CoA &lt;==&gt; Succinyl-CoA + CO2-mit</text:p>
          </table:table-cell>
          <table:table-cell table:style-name="ce60" office:value-type="string" calcext:value-type="string">
            <text:p>R08549</text:p>
          </table:table-cell>
          <table:table-cell table:style-name="ce60" office:value-type="string" calcext:value-type="string">
            <text:p>r_0832</text:p>
          </table:table-cell>
          <table:table-cell table:style-name="ce60" office:value-type="float" office:value="3" calcext:value-type="float">
            <text:p>3,0000</text:p>
          </table:table-cell>
          <table:table-cell table:style-name="ce60" table:formula="of:=([.D34]*1.5)/100" office:value-type="float" office:value="0.045" calcext:value-type="float">
            <text:p>0,0450</text:p>
          </table:table-cell>
          <table:table-cell table:style-name="ce60" office:value-type="float" office:value="3" calcext:value-type="float">
            <text:p>3,0000</text:p>
          </table:table-cell>
          <table:table-cell table:style-name="ce60" table:formula="of:=([.F34]*1.5)/100" office:value-type="float" office:value="0.045" calcext:value-type="float">
            <text:p>0,0450</text:p>
          </table:table-cell>
          <table:table-cell table:style-name="ce60" office:value-type="float" office:value="23" calcext:value-type="float">
            <text:p>23,0000</text:p>
          </table:table-cell>
          <table:table-cell table:style-name="ce60" table:formula="of:=([.H34]*2.5)/100" office:value-type="float" office:value="0.575" calcext:value-type="float">
            <text:p>0,5750</text:p>
          </table:table-cell>
          <table:table-cell table:style-name="ce60" office:value-type="float" office:value="2" calcext:value-type="float">
            <text:p>2,0000</text:p>
          </table:table-cell>
          <table:table-cell table:style-name="ce60" table:formula="of:=([.J34]*5)/100" office:value-type="float" office:value="0.1" calcext:value-type="float">
            <text:p>0,100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Oxaloacetate &lt;==&gt; Phosphoenolpyruvate + CO2</text:p>
          </table:table-cell>
          <table:table-cell table:style-name="ce60" office:value-type="string" calcext:value-type="string">
            <text:p>R00341</text:p>
          </table:table-cell>
          <table:table-cell table:style-name="ce60" office:value-type="string" calcext:value-type="string">
            <text:p>r_0884</text:p>
          </table:table-cell>
          <table:table-cell table:number-columns-repeated="8" table:style-name="ce60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D-Glucono-1,5-lactone-6-phosphate &lt;==&gt; 6-Phospho-D-gluconate</text:p>
          </table:table-cell>
          <table:table-cell table:style-name="ce60" office:value-type="string" calcext:value-type="string">
            <text:p>R02035</text:p>
          </table:table-cell>
          <table:table-cell table:style-name="ce60" office:value-type="string" calcext:value-type="string">
            <text:p>r_0091</text:p>
          </table:table-cell>
          <table:table-cell table:style-name="ce60" office:value-type="float" office:value="11" calcext:value-type="float">
            <text:p>11,0000</text:p>
          </table:table-cell>
          <table:table-cell table:style-name="ce60" table:formula="of:=([.D36]*1.5)/100" office:value-type="float" office:value="0.165" calcext:value-type="float">
            <text:p>0,1650</text:p>
          </table:table-cell>
          <table:table-cell table:style-name="ce60" office:value-type="float" office:value="11" calcext:value-type="float">
            <text:p>11,0000</text:p>
          </table:table-cell>
          <table:table-cell table:style-name="ce60" table:formula="of:=([.F36]*1.5)/100" office:value-type="float" office:value="0.165" calcext:value-type="float">
            <text:p>0,1650</text:p>
          </table:table-cell>
          <table:table-cell table:style-name="ce60" office:value-type="float" office:value="15" calcext:value-type="float">
            <text:p>15,0000</text:p>
          </table:table-cell>
          <table:table-cell table:style-name="ce60" table:formula="of:=([.H36]*2.5)/100" office:value-type="float" office:value="0.375" calcext:value-type="float">
            <text:p>0,3750</text:p>
          </table:table-cell>
          <table:table-cell table:number-columns-repeated="2" table:style-name="ce60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D-Ribulose-5-phosphate &lt;==&gt; D-Xylulose-5-phosphate</text:p>
          </table:table-cell>
          <table:table-cell table:style-name="ce60" office:value-type="string" calcext:value-type="string">
            <text:p>R01529</text:p>
          </table:table-cell>
          <table:table-cell table:style-name="ce60" office:value-type="string" calcext:value-type="string">
            <text:p>r_0984</text:p>
          </table:table-cell>
          <table:table-cell table:number-columns-repeated="8" table:style-name="ce60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D-Ribose-5-phosphate &lt;==&gt; D-Ribulose-5-phosphate</text:p>
          </table:table-cell>
          <table:table-cell table:style-name="ce60" office:value-type="string" calcext:value-type="string">
            <text:p>R01056</text:p>
          </table:table-cell>
          <table:table-cell table:style-name="ce60" office:value-type="string" calcext:value-type="string">
            <text:p>r_0982</text:p>
          </table:table-cell>
          <table:table-cell table:number-columns-repeated="8" table:style-name="ce60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(S)-Malate-mit &lt;==&gt; Pyruvate + CO2</text:p>
          </table:table-cell>
          <table:table-cell table:style-name="ce60" office:value-type="string" calcext:value-type="string">
            <text:p>R00214</text:p>
          </table:table-cell>
          <table:table-cell table:style-name="ce60" office:value-type="string" calcext:value-type="string">
            <text:p>r_0718</text:p>
          </table:table-cell>
          <table:table-cell table:number-columns-repeated="2" table:style-name="ce60" office:value-type="string" calcext:value-type="string">
            <text:p>X</text:p>
          </table:table-cell>
          <table:table-cell table:style-name="ce60" office:value-type="float" office:value="2" calcext:value-type="float">
            <text:p>2,0000</text:p>
          </table:table-cell>
          <table:table-cell table:style-name="ce60" table:formula="of:=([.F39]*1.5)/100" office:value-type="float" office:value="0.03" calcext:value-type="float">
            <text:p>0,0300</text:p>
          </table:table-cell>
          <table:table-cell table:style-name="ce60" office:value-type="float" office:value="3" calcext:value-type="float">
            <text:p>3,0000</text:p>
          </table:table-cell>
          <table:table-cell table:style-name="ce60" table:formula="of:=([.H39]*2.5)/100" office:value-type="float" office:value="0.075" calcext:value-type="float">
            <text:p>0,0750</text:p>
          </table:table-cell>
          <table:table-cell table:style-name="ce60" office:value-type="float" office:value="8" calcext:value-type="float">
            <text:p>8,0000</text:p>
          </table:table-cell>
          <table:table-cell table:style-name="ce60" table:formula="of:=([.J39]*5)/100" office:value-type="float" office:value="0.4" calcext:value-type="float">
            <text:p>0,4000</text:p>
          </table:table-cell>
          <table:table-cell table:style-name="ce78"/>
          <table:table-cell table:style-name="ce69"/>
          <table:table-cell table:number-columns-repeated="1011"/>
        </table:table-row>
        <table:table-row table:style-name="ro1">
          <table:table-cell table:style-name="ce74" office:value-type="string" calcext:value-type="string">
            <text:p>Oxaloacetate &lt;==&gt; Phosphoenolpyruvate +CO2</text:p>
          </table:table-cell>
          <table:table-cell table:style-name="ce60" office:value-type="string" calcext:value-type="string">
            <text:p>R00431</text:p>
          </table:table-cell>
          <table:table-cell table:style-name="ce60" office:value-type="string" calcext:value-type="string">
            <text:p>r_0884</text:p>
          </table:table-cell>
          <table:table-cell table:number-columns-repeated="4" table:style-name="ce60" office:value-type="string" calcext:value-type="string">
            <text:p>X</text:p>
          </table:table-cell>
          <table:table-cell table:style-name="ce60" office:value-type="float" office:value="4" calcext:value-type="float">
            <text:p>4,0000</text:p>
          </table:table-cell>
          <table:table-cell table:style-name="ce60" table:formula="of:=([.H40]*2.5)/100" office:value-type="float" office:value="0.1" calcext:value-type="float">
            <text:p>0,1000</text:p>
          </table:table-cell>
          <table:table-cell table:style-name="ce60" office:value-type="float" office:value="27" calcext:value-type="float">
            <text:p>27,0000</text:p>
          </table:table-cell>
          <table:table-cell table:style-name="ce60" table:formula="of:=([.J40]*5)/100" office:value-type="float" office:value="1.35" calcext:value-type="float">
            <text:p>1,3500</text:p>
          </table:table-cell>
          <table:table-cell table:style-name="ce78"/>
          <table:table-cell table:style-name="ce69"/>
          <table:table-cell table:number-columns-repeated="1011"/>
        </table:table-row>
        <table:table-row table:style-name="ro1">
          <table:table-cell table:style-name="ce53" office:value-type="string" calcext:value-type="string">
            <text:p>Pyruvate &lt;==&gt; Pyruvate-mit</text:p>
          </table:table-cell>
          <table:table-cell table:style-name="ce60" office:value-type="string" calcext:value-type="string">
            <text:p>transport</text:p>
          </table:table-cell>
          <table:table-cell table:style-name="ce60" office:value-type="string" calcext:value-type="string">
            <text:p>r_2034</text:p>
          </table:table-cell>
          <table:table-cell table:style-name="ce60" office:value-type="float" office:value="12" calcext:value-type="float">
            <text:p>12,0000</text:p>
          </table:table-cell>
          <table:table-cell table:style-name="ce60" table:formula="of:=([.D41]*1.5)/100" office:value-type="float" office:value="0.18" calcext:value-type="float">
            <text:p>0,1800</text:p>
          </table:table-cell>
          <table:table-cell table:style-name="ce60" office:value-type="float" office:value="18" calcext:value-type="float">
            <text:p>18,0000</text:p>
          </table:table-cell>
          <table:table-cell table:style-name="ce60" table:formula="of:=([.F41]*1.5)/100" office:value-type="float" office:value="0.27" calcext:value-type="float">
            <text:p>0,2700</text:p>
          </table:table-cell>
          <table:table-cell table:style-name="ce60" office:value-type="float" office:value="33" calcext:value-type="float">
            <text:p>33,0000</text:p>
          </table:table-cell>
          <table:table-cell table:style-name="ce60" table:formula="of:=([.H41]*2.5)/100" office:value-type="float" office:value="0.825" calcext:value-type="float">
            <text:p>0,8250</text:p>
          </table:table-cell>
          <table:table-cell table:number-columns-repeated="2" table:style-name="ce60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Oxaloacetate &lt;==&gt; Oxaloacetate-mit</text:p>
          </table:table-cell>
          <table:table-cell table:style-name="ce60" office:value-type="string" calcext:value-type="string">
            <text:p>transport</text:p>
          </table:table-cell>
          <table:table-cell table:style-name="ce60" office:value-type="string" calcext:value-type="string">
            <text:p>r_1239</text:p>
          </table:table-cell>
          <table:table-cell table:style-name="ce60" office:value-type="float" office:value="5" calcext:value-type="float">
            <text:p>5,0000</text:p>
          </table:table-cell>
          <table:table-cell table:style-name="ce60" table:formula="of:=([.D42]*1.5)/100" office:value-type="float" office:value="0.075" calcext:value-type="float">
            <text:p>0,0750</text:p>
          </table:table-cell>
          <table:table-cell table:style-name="ce60" office:value-type="float" office:value="7" calcext:value-type="float">
            <text:p>7,0000</text:p>
          </table:table-cell>
          <table:table-cell table:style-name="ce60" table:formula="of:=([.F42]*1.5)/100" office:value-type="float" office:value="0.105" calcext:value-type="float">
            <text:p>0,1050</text:p>
          </table:table-cell>
          <table:table-cell table:style-name="ce60" office:value-type="float" office:value="8" calcext:value-type="float">
            <text:p>8,0000</text:p>
          </table:table-cell>
          <table:table-cell table:style-name="ce60" table:formula="of:=([.H42]*2.5)/100" office:value-type="float" office:value="0.2" calcext:value-type="float">
            <text:p>0,2000</text:p>
          </table:table-cell>
          <table:table-cell table:style-name="ce60" office:value-type="float" office:value="-31" calcext:value-type="float">
            <text:p>-31,0000</text:p>
          </table:table-cell>
          <table:table-cell table:style-name="ce60" table:formula="of:=([.J42]*5)/100" office:value-type="float" office:value="-1.55" calcext:value-type="float">
            <text:p>-1,5500</text:p>
          </table:table-cell>
          <table:table-cell table:style-name="ce69"/>
          <table:table-cell table:style-name="ce78"/>
          <table:table-cell table:number-columns-repeated="1011"/>
        </table:table-row>
        <table:table-row table:style-name="ro1" table:number-rows-repeated="2">
          <table:table-cell table:number-columns-repeated="9"/>
          <table:table-cell table:style-name="ce76"/>
          <table:table-cell table:style-name="ce77" table:number-columns-repeated="3"/>
          <table:table-cell table:number-columns-repeated="1011"/>
        </table:table-row>
        <table:table-row table:style-name="ro1">
          <table:table-cell table:number-columns-repeated="10"/>
          <table:table-cell table:style-name="ce57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ce75"/>
          <table:table-cell table:number-columns-repeated="102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9" table:style-name="ta3">
        <table:table-column table:style-name="co29" table:default-cell-style-name="ce54"/>
        <table:table-column table:style-name="co30" table:default-cell-style-name="ce54"/>
        <table:table-column table:style-name="co31" table:default-cell-style-name="ce54"/>
        <table:table-column table:style-name="co32" table:default-cell-style-name="ce57"/>
        <table:table-column table:style-name="co18" table:default-cell-style-name="ce54"/>
        <table:table-column table:style-name="co33" table:default-cell-style-name="ce57"/>
        <table:table-column table:style-name="co34" table:default-cell-style-name="ce54"/>
        <table:table-column table:style-name="co35" table:default-cell-style-name="ce62"/>
        <table:table-column table:style-name="co12" table:number-columns-repeated="1016" table:default-cell-style-name="ce54"/>
        <table:table-row table:style-name="ro1">
          <table:table-cell table:style-name="ce53" office:value-type="string" calcext:value-type="string">
            <text:p>Reaction</text:p>
          </table:table-cell>
          <table:table-cell table:style-name="ce56" office:value-type="string" calcext:value-type="string">
            <text:p>Reaction_name</text:p>
          </table:table-cell>
          <table:table-cell table:style-name="ce56" office:value-type="string" calcext:value-type="string">
            <text:p>Yeast7_ID</text:p>
          </table:table-cell>
          <table:table-cell table:style-name="ce56" office:value-type="string" calcext:value-type="string">
            <text:p>batch rel flux</text:p>
          </table:table-cell>
          <table:table-cell table:style-name="ce56" office:value-type="string" calcext:value-type="string">
            <text:p>batch exp flux</text:p>
          </table:table-cell>
          <table:table-cell table:style-name="ce56" office:value-type="string" calcext:value-type="string">
            <text:p>chemostat rel flux</text:p>
          </table:table-cell>
          <table:table-cell table:style-name="ce56" office:value-type="string" calcext:value-type="string">
            <text:p>chemostat exp flux</text:p>
          </table:table-cell>
          <table:table-cell table:style-name="ce80"/>
          <table:table-cell table:style-name="ce82" table:number-columns-repeated="3"/>
          <table:table-cell table:number-columns-repeated="1013"/>
        </table:table-row>
        <table:table-row table:style-name="ro1">
          <table:table-cell table:style-name="ce53" office:value-type="string" calcext:value-type="string">
            <text:p>D-Glucose(ex) &lt;==&gt; D-Glucose-6-phosphate</text:p>
          </table:table-cell>
          <table:table-cell table:style-name="ce56" office:value-type="string" calcext:value-type="string">
            <text:p>R01786</text:p>
          </table:table-cell>
          <table:table-cell table:style-name="ce56" office:value-type="string" calcext:value-type="string">
            <text:p>r_0534</text:p>
          </table:table-cell>
          <table:table-cell table:style-name="ce79" office:value-type="float" office:value="100" calcext:value-type="float">
            <text:p>100,0000</text:p>
          </table:table-cell>
          <table:table-cell table:style-name="ce79" table:formula="of:=([.D2]*15.9)/100" office:value-type="float" office:value="15.9" calcext:value-type="float">
            <text:p>15,9000</text:p>
          </table:table-cell>
          <table:table-cell table:style-name="ce79" office:value-type="float" office:value="100" calcext:value-type="float">
            <text:p>100,0000</text:p>
          </table:table-cell>
          <table:table-cell table:style-name="ce79" table:formula="of:=([.F2]*1.17)/100" office:value-type="float" office:value="1.17" calcext:value-type="float">
            <text:p>1,1700</text:p>
          </table:table-cell>
          <table:table-cell table:style-name="ce80"/>
          <table:table-cell table:style-name="ce82"/>
          <table:table-cell table:number-columns-repeated="1015"/>
        </table:table-row>
        <table:table-row table:style-name="ro1">
          <table:table-cell table:style-name="ce53" office:value-type="string" calcext:value-type="string">
            <text:p>Pyruvate &lt;==&gt; Phosphoenolpyruvate</text:p>
          </table:table-cell>
          <table:table-cell table:style-name="ce56" office:value-type="string" calcext:value-type="string">
            <text:p>R00200</text:p>
          </table:table-cell>
          <table:table-cell table:style-name="ce56" office:value-type="string" calcext:value-type="string">
            <text:p>r_0962</text:p>
          </table:table-cell>
          <table:table-cell table:style-name="ce79" office:value-type="float" office:value="-178.6" calcext:value-type="float">
            <text:p>-178,6000</text:p>
          </table:table-cell>
          <table:table-cell table:style-name="ce79" table:formula="of:=([.D3]*15.9)/100" office:value-type="float" office:value="-28.3974" calcext:value-type="float">
            <text:p>-28,3974</text:p>
          </table:table-cell>
          <table:table-cell table:style-name="ce79" office:value-type="float" office:value="-122.1" calcext:value-type="float">
            <text:p>-122,1000</text:p>
          </table:table-cell>
          <table:table-cell table:style-name="ce79" table:formula="of:=([.F3]*1.17)/100" office:value-type="float" office:value="-1.42857" calcext:value-type="float">
            <text:p>-1,4286</text:p>
          </table:table-cell>
          <table:table-cell table:style-name="ce80"/>
          <table:table-cell table:style-name="ce82"/>
          <table:table-cell table:number-columns-repeated="1015"/>
        </table:table-row>
        <table:table-row table:style-name="ro1">
          <table:table-cell table:style-name="ce53" office:value-type="string" calcext:value-type="string">
            <text:p>Pyruvate-mit + CoA &lt;==&gt; Acetyl-CoA-mit + CO2-mit</text:p>
          </table:table-cell>
          <table:table-cell table:style-name="ce56" office:value-type="string" calcext:value-type="string">
            <text:p>R00209</text:p>
          </table:table-cell>
          <table:table-cell table:style-name="ce56" office:value-type="string" calcext:value-type="string">
            <text:p>r_0961</text:p>
          </table:table-cell>
          <table:table-cell table:style-name="ce79" office:value-type="float" office:value="0.1" calcext:value-type="float">
            <text:p>0,1000</text:p>
          </table:table-cell>
          <table:table-cell table:style-name="ce79" table:formula="of:=([.D4]*15.9)/100" office:value-type="float" office:value="0.0159" calcext:value-type="float">
            <text:p>0,0159</text:p>
          </table:table-cell>
          <table:table-cell table:style-name="ce79" office:value-type="float" office:value="39.9" calcext:value-type="float">
            <text:p>39,9000</text:p>
          </table:table-cell>
          <table:table-cell table:style-name="ce79" table:formula="of:=([.F4]*1.17)/100" office:value-type="float" office:value="0.46683" calcext:value-type="float">
            <text:p>0,4668</text:p>
          </table:table-cell>
          <table:table-cell table:style-name="ce80"/>
          <table:table-cell table:style-name="ce82"/>
          <table:table-cell table:number-columns-repeated="1015"/>
        </table:table-row>
        <table:table-row table:style-name="ro1">
          <table:table-cell table:style-name="ce53" office:value-type="string" calcext:value-type="string">
            <text:p>Isocitrate &lt;==&gt; 2-Oxoglutarate + CO2-mit</text:p>
          </table:table-cell>
          <table:table-cell table:style-name="ce56" office:value-type="string" calcext:value-type="string">
            <text:p>R00267</text:p>
          </table:table-cell>
          <table:table-cell table:style-name="ce56" office:value-type="string" calcext:value-type="string">
            <text:p>r_2131</text:p>
          </table:table-cell>
          <table:table-cell table:style-name="ce79" office:value-type="float" office:value="2.5" calcext:value-type="float">
            <text:p>2,5000</text:p>
          </table:table-cell>
          <table:table-cell table:style-name="ce79" table:formula="of:=([.D5]*15.9)/100" office:value-type="float" office:value="0.3975" calcext:value-type="float">
            <text:p>0,3975</text:p>
          </table:table-cell>
          <table:table-cell table:style-name="ce79" office:value-type="float" office:value="59.9" calcext:value-type="float">
            <text:p>59,9000</text:p>
          </table:table-cell>
          <table:table-cell table:style-name="ce79" table:formula="of:=([.F5]*1.17)/100" office:value-type="float" office:value="0.70083" calcext:value-type="float">
            <text:p>0,7008</text:p>
          </table:table-cell>
          <table:table-cell table:style-name="ce80"/>
          <table:table-cell table:style-name="ce82"/>
          <table:table-cell table:number-columns-repeated="1015"/>
        </table:table-row>
        <table:table-row table:style-name="ro1">
          <table:table-cell table:style-name="ce53" office:value-type="string" calcext:value-type="string">
            <text:p>(S)-Malate-mit &lt;==&gt; Oxaloacetate-mit</text:p>
          </table:table-cell>
          <table:table-cell table:style-name="ce56" office:value-type="string" calcext:value-type="string">
            <text:p>R00342</text:p>
          </table:table-cell>
          <table:table-cell table:style-name="ce56" office:value-type="string" calcext:value-type="string">
            <text:p>r_0713</text:p>
          </table:table-cell>
          <table:table-cell table:style-name="ce79" office:value-type="float" office:value="0" calcext:value-type="float">
            <text:p>0,0000</text:p>
          </table:table-cell>
          <table:table-cell table:style-name="ce79" table:formula="of:=([.D6]*15.9)/100" office:value-type="float" office:value="0" calcext:value-type="float">
            <text:p>0,0000</text:p>
          </table:table-cell>
          <table:table-cell table:style-name="ce79" office:value-type="float" office:value="-49.1" calcext:value-type="float">
            <text:p>-49,1000</text:p>
          </table:table-cell>
          <table:table-cell table:style-name="ce79" table:formula="of:=([.F6]*1.17)/100" office:value-type="float" office:value="-0.57447" calcext:value-type="float">
            <text:p>-0,5745</text:p>
          </table:table-cell>
          <table:table-cell table:style-name="ce80"/>
          <table:table-cell table:style-name="ce82"/>
          <table:table-cell table:number-columns-repeated="1015"/>
        </table:table-row>
        <table:table-row table:style-name="ro1">
          <table:table-cell table:style-name="ce53" office:value-type="string" calcext:value-type="string">
            <text:p>Citrate + CoA &lt;==&gt; Acetyl-CoA-mit + Oxaloacetate-mit</text:p>
          </table:table-cell>
          <table:table-cell table:style-name="ce56" office:value-type="string" calcext:value-type="string">
            <text:p>R00351</text:p>
          </table:table-cell>
          <table:table-cell table:style-name="ce56" office:value-type="string" calcext:value-type="string">
            <text:p>r_0300</text:p>
          </table:table-cell>
          <table:table-cell table:style-name="ce79" office:value-type="float" office:value="-2.5" calcext:value-type="float">
            <text:p>-2,5000</text:p>
          </table:table-cell>
          <table:table-cell table:style-name="ce79" table:formula="of:=([.D7]*15.9)/100" office:value-type="float" office:value="-0.3975" calcext:value-type="float">
            <text:p>-0,3975</text:p>
          </table:table-cell>
          <table:table-cell table:style-name="ce79" office:value-type="float" office:value="-59.9" calcext:value-type="float">
            <text:p>-59,9000</text:p>
          </table:table-cell>
          <table:table-cell table:style-name="ce79" table:formula="of:=([.F7]*1.17)/100" office:value-type="float" office:value="-0.70083" calcext:value-type="float">
            <text:p>-0,7008</text:p>
          </table:table-cell>
          <table:table-cell table:style-name="ce80"/>
          <table:table-cell table:style-name="ce82"/>
          <table:table-cell table:number-columns-repeated="1015"/>
        </table:table-row>
        <table:table-row table:style-name="ro1">
          <table:table-cell table:style-name="ce53" office:value-type="string" calcext:value-type="string">
            <text:p>Succinate-mit + CoA &lt;==&gt; Succinyl-CoA</text:p>
          </table:table-cell>
          <table:table-cell table:style-name="ce56" office:value-type="string" calcext:value-type="string">
            <text:p>R00405</text:p>
          </table:table-cell>
          <table:table-cell table:style-name="ce56" office:value-type="string" calcext:value-type="string">
            <text:p>r_1022</text:p>
          </table:table-cell>
          <table:table-cell table:style-name="ce79" office:value-type="float" office:value="0" calcext:value-type="float">
            <text:p>0,0000</text:p>
          </table:table-cell>
          <table:table-cell table:style-name="ce79" table:formula="of:=([.D8]*15.9)/100" office:value-type="float" office:value="0" calcext:value-type="float">
            <text:p>0,0000</text:p>
          </table:table-cell>
          <table:table-cell table:style-name="ce79" office:value-type="float" office:value="-49.1" calcext:value-type="float">
            <text:p>-49,1000</text:p>
          </table:table-cell>
          <table:table-cell table:style-name="ce79" table:formula="of:=([.F8]*1.17)/100" office:value-type="float" office:value="-0.57447" calcext:value-type="float">
            <text:p>-0,5745</text:p>
          </table:table-cell>
          <table:table-cell table:style-name="ce80"/>
          <table:table-cell table:style-name="ce82"/>
          <table:table-cell table:number-columns-repeated="1015"/>
        </table:table-row>
        <table:table-row table:style-name="ro1">
          <table:table-cell table:style-name="ce53" office:value-type="string" calcext:value-type="string">
            <text:p>Succinate-mit &lt;==&gt; Fumarate</text:p>
          </table:table-cell>
          <table:table-cell table:style-name="ce56" office:value-type="string" calcext:value-type="string">
            <text:p>R00402</text:p>
          </table:table-cell>
          <table:table-cell table:style-name="ce56" office:value-type="string" calcext:value-type="string">
            <text:p>r_0454</text:p>
          </table:table-cell>
          <table:table-cell table:style-name="ce79" office:value-type="float" office:value="0" calcext:value-type="float">
            <text:p>0,0000</text:p>
          </table:table-cell>
          <table:table-cell table:style-name="ce79" table:formula="of:=([.D9]*15.9)/100" office:value-type="float" office:value="0" calcext:value-type="float">
            <text:p>0,0000</text:p>
          </table:table-cell>
          <table:table-cell table:style-name="ce79" office:value-type="float" office:value="49.1" calcext:value-type="float">
            <text:p>49,1000</text:p>
          </table:table-cell>
          <table:table-cell table:style-name="ce79" table:formula="of:=([.F9]*1.17)/100" office:value-type="float" office:value="0.57447" calcext:value-type="float">
            <text:p>0,5745</text:p>
          </table:table-cell>
          <table:table-cell table:style-name="ce80"/>
          <table:table-cell table:style-name="ce82"/>
          <table:table-cell table:number-columns-repeated="1015"/>
        </table:table-row>
        <table:table-row table:style-name="ro1">
          <table:table-cell table:style-name="ce53" office:value-type="string" calcext:value-type="string">
            <text:p>D-Glyceraldehyde-3-phosphate &lt;==&gt; Glycerone-phosphate</text:p>
          </table:table-cell>
          <table:table-cell table:style-name="ce56" office:value-type="string" calcext:value-type="string">
            <text:p>R01015</text:p>
          </table:table-cell>
          <table:table-cell table:style-name="ce56" office:value-type="string" calcext:value-type="string">
            <text:p>r_1054</text:p>
          </table:table-cell>
          <table:table-cell table:style-name="ce79" office:value-type="float" office:value="-91" calcext:value-type="float">
            <text:p>-91,0000</text:p>
          </table:table-cell>
          <table:table-cell table:style-name="ce79" table:formula="of:=([.D10]*15.9)/100" office:value-type="float" office:value="-14.469" calcext:value-type="float">
            <text:p>-14,4690</text:p>
          </table:table-cell>
          <table:table-cell table:style-name="ce79" office:value-type="float" office:value="-60.3" calcext:value-type="float">
            <text:p>-60,3000</text:p>
          </table:table-cell>
          <table:table-cell table:style-name="ce79" table:formula="of:=([.F10]*1.17)/100" office:value-type="float" office:value="-0.70551" calcext:value-type="float">
            <text:p>-0,7055</text:p>
          </table:table-cell>
          <table:table-cell table:style-name="ce80"/>
          <table:table-cell table:style-name="ce82"/>
          <table:table-cell table:number-columns-repeated="1015"/>
        </table:table-row>
        <table:table-row table:style-name="ro1">
          <table:table-cell table:style-name="ce53" office:value-type="string" calcext:value-type="string">
            <text:p>D-Glyceraldehyde-3-phosphate &lt;==&gt; 3-Phospho-D-glyceroyl-phosphate</text:p>
          </table:table-cell>
          <table:table-cell table:style-name="ce56" office:value-type="string" calcext:value-type="string">
            <text:p>R01061</text:p>
          </table:table-cell>
          <table:table-cell table:style-name="ce56" office:value-type="string" calcext:value-type="string">
            <text:p>r_0486</text:p>
          </table:table-cell>
          <table:table-cell table:style-name="ce79" office:value-type="float" office:value="179.9" calcext:value-type="float">
            <text:p>179,9000</text:p>
          </table:table-cell>
          <table:table-cell table:style-name="ce79" table:formula="of:=([.D11]*15.9)/100" office:value-type="float" office:value="28.6041" calcext:value-type="float">
            <text:p>28,6041</text:p>
          </table:table-cell>
          <table:table-cell table:style-name="ce79" office:value-type="float" office:value="127.1" calcext:value-type="float">
            <text:p>127,1000</text:p>
          </table:table-cell>
          <table:table-cell table:style-name="ce79" table:formula="of:=([.F11]*1.17)/100" office:value-type="float" office:value="1.48707" calcext:value-type="float">
            <text:p>1,4871</text:p>
          </table:table-cell>
          <table:table-cell table:style-name="ce80"/>
          <table:table-cell table:style-name="ce82"/>
          <table:table-cell table:number-columns-repeated="1015"/>
        </table:table-row>
        <table:table-row table:style-name="ro1">
          <table:table-cell table:style-name="ce53" office:value-type="string" calcext:value-type="string">
            <text:p>D-Fructose-1,6-bisphosphate &lt;==&gt; Glycerone-phosphate + D-Glyceraldehyde-3-phosphate</text:p>
          </table:table-cell>
          <table:table-cell table:style-name="ce56" office:value-type="string" calcext:value-type="string">
            <text:p>R01070</text:p>
          </table:table-cell>
          <table:table-cell table:style-name="ce56" office:value-type="string" calcext:value-type="string">
            <text:p>r_0450</text:p>
          </table:table-cell>
          <table:table-cell table:style-name="ce79" office:value-type="float" office:value="91" calcext:value-type="float">
            <text:p>91,0000</text:p>
          </table:table-cell>
          <table:table-cell table:style-name="ce79" table:formula="of:=([.D12]*15.9)/100" office:value-type="float" office:value="14.469" calcext:value-type="float">
            <text:p>14,4690</text:p>
          </table:table-cell>
          <table:table-cell table:style-name="ce79" office:value-type="float" office:value="60.3" calcext:value-type="float">
            <text:p>60,3000</text:p>
          </table:table-cell>
          <table:table-cell table:style-name="ce79" table:formula="of:=([.F12]*1.17)/100" office:value-type="float" office:value="0.70551" calcext:value-type="float">
            <text:p>0,7055</text:p>
          </table:table-cell>
          <table:table-cell table:style-name="ce80"/>
          <table:table-cell table:style-name="ce82"/>
          <table:table-cell table:number-columns-repeated="1015"/>
        </table:table-row>
        <table:table-row table:style-name="ro1">
          <table:table-cell table:style-name="ce53" office:value-type="string" calcext:value-type="string">
            <text:p>(S)-Malate-mit &lt;==&gt; Fumarate</text:p>
          </table:table-cell>
          <table:table-cell table:style-name="ce56" office:value-type="string" calcext:value-type="string">
            <text:p>R01082</text:p>
          </table:table-cell>
          <table:table-cell table:style-name="ce56" office:value-type="string" calcext:value-type="string">
            <text:p>r_0452</text:p>
          </table:table-cell>
          <table:table-cell table:style-name="ce79" office:value-type="float" office:value="0" calcext:value-type="float">
            <text:p>0,0000</text:p>
          </table:table-cell>
          <table:table-cell table:style-name="ce79" table:formula="of:=([.D13]*15.9)/100" office:value-type="float" office:value="0" calcext:value-type="float">
            <text:p>0,0000</text:p>
          </table:table-cell>
          <table:table-cell table:style-name="ce79" office:value-type="float" office:value="-49.1" calcext:value-type="float">
            <text:p>-49,1000</text:p>
          </table:table-cell>
          <table:table-cell table:style-name="ce79" table:formula="of:=([.F13]*1.17)/100" office:value-type="float" office:value="-0.57447" calcext:value-type="float">
            <text:p>-0,5745</text:p>
          </table:table-cell>
          <table:table-cell table:style-name="ce80"/>
          <table:table-cell table:style-name="ce82"/>
          <table:table-cell table:number-columns-repeated="1015"/>
        </table:table-row>
        <table:table-row table:style-name="ro1">
          <table:table-cell table:style-name="ce53" office:value-type="string" calcext:value-type="string">
            <text:p>Citrate &lt;==&gt; Isocitrate</text:p>
          </table:table-cell>
          <table:table-cell table:style-name="ce56" office:value-type="string" calcext:value-type="string">
            <text:p>R01324</text:p>
          </table:table-cell>
          <table:table-cell table:style-name="ce56" office:value-type="string" calcext:value-type="string">
            <text:p>r_0302</text:p>
          </table:table-cell>
          <table:table-cell table:style-name="ce79" office:value-type="float" office:value="2.5" calcext:value-type="float">
            <text:p>2,5000</text:p>
          </table:table-cell>
          <table:table-cell table:style-name="ce79" table:formula="of:=([.D14]*15.9)/100" office:value-type="float" office:value="0.3975" calcext:value-type="float">
            <text:p>0,3975</text:p>
          </table:table-cell>
          <table:table-cell table:style-name="ce79" office:value-type="float" office:value="59.9" calcext:value-type="float">
            <text:p>59,9000</text:p>
          </table:table-cell>
          <table:table-cell table:style-name="ce79" table:formula="of:=([.F14]*1.17)/100" office:value-type="float" office:value="0.70083" calcext:value-type="float">
            <text:p>0,7008</text:p>
          </table:table-cell>
          <table:table-cell table:style-name="ce80"/>
          <table:table-cell table:style-name="ce82"/>
          <table:table-cell table:number-columns-repeated="1015"/>
        </table:table-row>
        <table:table-row table:style-name="ro1">
          <table:table-cell table:style-name="ce53" office:value-type="string" calcext:value-type="string">
            <text:p>3-Phospho-D-glycerate &lt;==&gt; 3-Phospho-D-glyceroyl-phosphate</text:p>
          </table:table-cell>
          <table:table-cell table:style-name="ce56" office:value-type="string" calcext:value-type="string">
            <text:p>R01512</text:p>
          </table:table-cell>
          <table:table-cell table:style-name="ce56" office:value-type="string" calcext:value-type="string">
            <text:p>r_0892</text:p>
          </table:table-cell>
          <table:table-cell table:style-name="ce79" office:value-type="float" office:value="-179.9" calcext:value-type="float">
            <text:p>-179,9000</text:p>
          </table:table-cell>
          <table:table-cell table:style-name="ce79" table:formula="of:=([.D15]*15.9)/100" office:value-type="float" office:value="-28.6041" calcext:value-type="float">
            <text:p>-28,6041</text:p>
          </table:table-cell>
          <table:table-cell table:style-name="ce79" office:value-type="float" office:value="-127.1" calcext:value-type="float">
            <text:p>-127,1000</text:p>
          </table:table-cell>
          <table:table-cell table:style-name="ce79" table:formula="of:=([.F15]*1.17)/100" office:value-type="float" office:value="-1.48707" calcext:value-type="float">
            <text:p>-1,4871</text:p>
          </table:table-cell>
          <table:table-cell table:style-name="ce80"/>
          <table:table-cell table:style-name="ce82"/>
          <table:table-cell table:number-columns-repeated="1015"/>
        </table:table-row>
        <table:table-row table:style-name="ro1">
          <table:table-cell table:style-name="ce53" office:value-type="string" calcext:value-type="string">
            <text:p>2-Phospho-D-glycerate &lt;==&gt; 3-Phospho-D-glycerate</text:p>
          </table:table-cell>
          <table:table-cell table:style-name="ce56" office:value-type="string" calcext:value-type="string">
            <text:p>R01518</text:p>
          </table:table-cell>
          <table:table-cell table:style-name="ce56" office:value-type="string" calcext:value-type="string">
            <text:p>r_0893</text:p>
          </table:table-cell>
          <table:table-cell table:style-name="ce79" office:value-type="float" office:value="-179.9" calcext:value-type="float">
            <text:p>-179,9000</text:p>
          </table:table-cell>
          <table:table-cell table:style-name="ce79" table:formula="of:=([.D16]*15.9)/100" office:value-type="float" office:value="-28.6041" calcext:value-type="float">
            <text:p>-28,6041</text:p>
          </table:table-cell>
          <table:table-cell table:style-name="ce79" office:value-type="float" office:value="-127.1" calcext:value-type="float">
            <text:p>-127,1000</text:p>
          </table:table-cell>
          <table:table-cell table:style-name="ce79" table:formula="of:=([.F16]*1.17)/100" office:value-type="float" office:value="-1.48707" calcext:value-type="float">
            <text:p>-1,4871</text:p>
          </table:table-cell>
          <table:table-cell table:style-name="ce80"/>
          <table:table-cell table:style-name="ce82"/>
          <table:table-cell table:number-columns-repeated="1015"/>
        </table:table-row>
        <table:table-row table:style-name="ro1">
          <table:table-cell table:style-name="ce53" office:value-type="string" calcext:value-type="string">
            <text:p>6-Phospho-D-gluconate &lt;==&gt; D-Ribulose-5-phosphate + CO2</text:p>
          </table:table-cell>
          <table:table-cell table:style-name="ce56" office:value-type="string" calcext:value-type="string">
            <text:p>R01528</text:p>
          </table:table-cell>
          <table:table-cell table:style-name="ce56" office:value-type="string" calcext:value-type="string">
            <text:p>r_0889</text:p>
          </table:table-cell>
          <table:table-cell table:style-name="ce79" office:value-type="float" office:value="16.2" calcext:value-type="float">
            <text:p>16,2000</text:p>
          </table:table-cell>
          <table:table-cell table:style-name="ce79" table:formula="of:=([.D17]*15.9)/100" office:value-type="float" office:value="2.5758" calcext:value-type="float">
            <text:p>2,5758</text:p>
          </table:table-cell>
          <table:table-cell table:style-name="ce79" office:value-type="float" office:value="44.2" calcext:value-type="float">
            <text:p>44,2000</text:p>
          </table:table-cell>
          <table:table-cell table:style-name="ce79" table:formula="of:=([.F17]*1.17)/100" office:value-type="float" office:value="0.51714" calcext:value-type="float">
            <text:p>0,5171</text:p>
          </table:table-cell>
          <table:table-cell table:style-name="ce80"/>
          <table:table-cell table:style-name="ce82"/>
          <table:table-cell table:number-columns-repeated="1015"/>
        </table:table-row>
        <table:table-row table:style-name="ro1">
          <table:table-cell table:style-name="ce53" office:value-type="string" calcext:value-type="string">
            <text:p>Sedoheptulose-7-phosphate + D-Glyceraldehyde-3-phosphate &lt;==&gt; D-Ribose-5-phosphate + D-Xylulose-5-phosphate</text:p>
          </table:table-cell>
          <table:table-cell table:style-name="ce56" office:value-type="string" calcext:value-type="string">
            <text:p>R01641</text:p>
          </table:table-cell>
          <table:table-cell table:style-name="ce56" office:value-type="string" calcext:value-type="string">
            <text:p>r_1049</text:p>
          </table:table-cell>
          <table:table-cell table:style-name="ce79" office:value-type="float" office:value="-4.7" calcext:value-type="float">
            <text:p>-4,7000</text:p>
          </table:table-cell>
          <table:table-cell table:style-name="ce79" table:formula="of:=([.D18]*15.9)/100" office:value-type="float" office:value="-0.7473" calcext:value-type="float">
            <text:p>-0,7473</text:p>
          </table:table-cell>
          <table:table-cell table:style-name="ce79" office:value-type="float" office:value="-12.1" calcext:value-type="float">
            <text:p>-12,1000</text:p>
          </table:table-cell>
          <table:table-cell table:style-name="ce79" table:formula="of:=([.F18]*1.17)/100" office:value-type="float" office:value="-0.14157" calcext:value-type="float">
            <text:p>-0,1416</text:p>
          </table:table-cell>
          <table:table-cell table:style-name="ce80"/>
          <table:table-cell table:style-name="ce82"/>
          <table:table-cell table:number-columns-repeated="1015"/>
        </table:table-row>
        <table:table-row table:style-name="ro1">
          <table:table-cell table:style-name="ce53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56" office:value-type="string" calcext:value-type="string">
            <text:p>R01827</text:p>
          </table:table-cell>
          <table:table-cell table:style-name="ce56" office:value-type="string" calcext:value-type="string">
            <text:p>r_1048</text:p>
          </table:table-cell>
          <table:table-cell table:style-name="ce79" office:value-type="float" office:value="10" calcext:value-type="float">
            <text:p>10,0000</text:p>
          </table:table-cell>
          <table:table-cell table:style-name="ce79" table:formula="of:=([.D19]*15.9)/100" office:value-type="float" office:value="1.59" calcext:value-type="float">
            <text:p>1,5900</text:p>
          </table:table-cell>
          <table:table-cell table:style-name="ce79" office:value-type="float" office:value="26.7" calcext:value-type="float">
            <text:p>26,7000</text:p>
          </table:table-cell>
          <table:table-cell table:style-name="ce79" table:formula="of:=([.F19]*1.17)/100" office:value-type="float" office:value="0.31239" calcext:value-type="float">
            <text:p>0,3124</text:p>
          </table:table-cell>
          <table:table-cell table:style-name="ce80"/>
          <table:table-cell table:style-name="ce82"/>
          <table:table-cell table:number-columns-repeated="1015"/>
        </table:table-row>
        <table:table-row table:style-name="ro1">
          <table:table-cell table:style-name="ce53" office:value-type="string" calcext:value-type="string">
            <text:p>D-Fructose-6-phosphate + D-Glyceraldehyde-3-phosphate &lt;==&gt; D-Erythrose-4-phosphate + D-Xylulose-5-phosphate</text:p>
          </table:table-cell>
          <table:table-cell table:style-name="ce56" office:value-type="string" calcext:value-type="string">
            <text:p>R01830</text:p>
          </table:table-cell>
          <table:table-cell table:style-name="ce56" office:value-type="string" calcext:value-type="string">
            <text:p>r_1050</text:p>
          </table:table-cell>
          <table:table-cell table:style-name="ce79" office:value-type="float" office:value="-10" calcext:value-type="float">
            <text:p>-10,0000</text:p>
          </table:table-cell>
          <table:table-cell table:style-name="ce79" table:formula="of:=([.D20]*15.9)/100" office:value-type="float" office:value="-1.59" calcext:value-type="float">
            <text:p>-1,5900</text:p>
          </table:table-cell>
          <table:table-cell table:style-name="ce79" office:value-type="float" office:value="-26.7" calcext:value-type="float">
            <text:p>-26,7000</text:p>
          </table:table-cell>
          <table:table-cell table:style-name="ce79" table:formula="of:=([.F20]*1.17)/100" office:value-type="float" office:value="-0.31239" calcext:value-type="float">
            <text:p>-0,3124</text:p>
          </table:table-cell>
          <table:table-cell table:style-name="ce80"/>
          <table:table-cell table:style-name="ce82"/>
          <table:table-cell table:number-columns-repeated="1015"/>
        </table:table-row>
        <table:table-row table:style-name="ro1">
          <table:table-cell table:style-name="ce53" office:value-type="string" calcext:value-type="string">
            <text:p>D-Glucose-6-phosphate &lt;==&gt; D-Glucono-1,5-lactone-6-phosphate</text:p>
          </table:table-cell>
          <table:table-cell table:style-name="ce56" office:value-type="string" calcext:value-type="string">
            <text:p>R02736</text:p>
          </table:table-cell>
          <table:table-cell table:style-name="ce56" office:value-type="string" calcext:value-type="string">
            <text:p>r_0466</text:p>
          </table:table-cell>
          <table:table-cell table:style-name="ce79" office:value-type="float" office:value="16.2" calcext:value-type="float">
            <text:p>16,2000</text:p>
          </table:table-cell>
          <table:table-cell table:style-name="ce79" table:formula="of:=([.D21]*15.9)/100" office:value-type="float" office:value="2.5758" calcext:value-type="float">
            <text:p>2,5758</text:p>
          </table:table-cell>
          <table:table-cell table:style-name="ce79" office:value-type="float" office:value="44.2" calcext:value-type="float">
            <text:p>44,2000</text:p>
          </table:table-cell>
          <table:table-cell table:style-name="ce79" table:formula="of:=([.F21]*1.17)/100" office:value-type="float" office:value="0.51714" calcext:value-type="float">
            <text:p>0,5171</text:p>
          </table:table-cell>
          <table:table-cell table:style-name="ce80"/>
          <table:table-cell table:style-name="ce82"/>
          <table:table-cell table:number-columns-repeated="1015"/>
        </table:table-row>
        <table:table-row table:style-name="ro1">
          <table:table-cell table:style-name="ce53" office:value-type="string" calcext:value-type="string">
            <text:p>D-Glucose-6-phosphate &lt;==&gt; D-Fructose-6-phosphate</text:p>
          </table:table-cell>
          <table:table-cell table:style-name="ce56" office:value-type="string" calcext:value-type="string">
            <text:p>R02740</text:p>
          </table:table-cell>
          <table:table-cell table:style-name="ce56" office:value-type="string" calcext:value-type="string">
            <text:p>r_0467</text:p>
          </table:table-cell>
          <table:table-cell table:style-name="ce79" office:value-type="float" office:value="81" calcext:value-type="float">
            <text:p>81,0000</text:p>
          </table:table-cell>
          <table:table-cell table:style-name="ce79" table:formula="of:=([.D22]*15.9)/100" office:value-type="float" office:value="12.879" calcext:value-type="float">
            <text:p>12,8790</text:p>
          </table:table-cell>
          <table:table-cell table:style-name="ce79" office:value-type="float" office:value="33.6" calcext:value-type="float">
            <text:p>33,6000</text:p>
          </table:table-cell>
          <table:table-cell table:style-name="ce79" table:formula="of:=([.F22]*1.17)/100" office:value-type="float" office:value="0.39312" calcext:value-type="float">
            <text:p>0,3931</text:p>
          </table:table-cell>
          <table:table-cell table:style-name="ce80"/>
          <table:table-cell table:style-name="ce82"/>
          <table:table-cell table:number-columns-repeated="1015"/>
        </table:table-row>
        <table:table-row table:style-name="ro1">
          <table:table-cell table:style-name="ce53" office:value-type="string" calcext:value-type="string">
            <text:p>D-Fructose-6-phosphate &lt;==&gt; D-Fructose-1,6-bisphosphate</text:p>
          </table:table-cell>
          <table:table-cell table:style-name="ce56" office:value-type="string" calcext:value-type="string">
            <text:p>R04779</text:p>
          </table:table-cell>
          <table:table-cell table:style-name="ce56" office:value-type="string" calcext:value-type="string">
            <text:p>r_0886</text:p>
          </table:table-cell>
          <table:table-cell table:style-name="ce79" office:value-type="float" office:value="91" calcext:value-type="float">
            <text:p>91,0000</text:p>
          </table:table-cell>
          <table:table-cell table:style-name="ce79" table:formula="of:=([.D23]*15.9)/100" office:value-type="float" office:value="14.469" calcext:value-type="float">
            <text:p>14,4690</text:p>
          </table:table-cell>
          <table:table-cell table:style-name="ce79" office:value-type="float" office:value="60.3" calcext:value-type="float">
            <text:p>60,3000</text:p>
          </table:table-cell>
          <table:table-cell table:style-name="ce79" table:formula="of:=([.F23]*1.17)/100" office:value-type="float" office:value="0.70551" calcext:value-type="float">
            <text:p>0,7055</text:p>
          </table:table-cell>
          <table:table-cell table:style-name="ce80"/>
          <table:table-cell table:style-name="ce82"/>
          <table:table-cell table:number-columns-repeated="1015"/>
        </table:table-row>
        <table:table-row table:style-name="ro1">
          <table:table-cell table:style-name="ce53" office:value-type="string" calcext:value-type="string">
            <text:p>Pyruvate &lt;==&gt; Acetaldehyde</text:p>
          </table:table-cell>
          <table:table-cell table:style-name="ce56" office:value-type="string" calcext:value-type="string">
            <text:p>R00750</text:p>
          </table:table-cell>
          <table:table-cell table:style-name="ce56" office:value-type="string" calcext:value-type="string">
            <text:p>r_0959</text:p>
          </table:table-cell>
          <table:table-cell table:style-name="ce79" office:value-type="float" office:value="169.3" calcext:value-type="float">
            <text:p>169,3000</text:p>
          </table:table-cell>
          <table:table-cell table:style-name="ce79" table:formula="of:=([.D24]*15.9)/100" office:value-type="float" office:value="26.9187" calcext:value-type="float">
            <text:p>26,9187</text:p>
          </table:table-cell>
          <table:table-cell table:style-name="ce79" office:value-type="float" office:value="45.1" calcext:value-type="float">
            <text:p>45,1000</text:p>
          </table:table-cell>
          <table:table-cell table:style-name="ce79" table:formula="of:=([.F24]*1.17)/100" office:value-type="float" office:value="0.52767" calcext:value-type="float">
            <text:p>0,5277</text:p>
          </table:table-cell>
          <table:table-cell table:style-name="ce80"/>
          <table:table-cell table:style-name="ce82"/>
          <table:table-cell table:number-columns-repeated="1015"/>
        </table:table-row>
        <table:table-row table:style-name="ro1">
          <table:table-cell table:style-name="ce53" office:value-type="string" calcext:value-type="string">
            <text:p>Ethanol &lt;==&gt; Acetaldehyde</text:p>
          </table:table-cell>
          <table:table-cell table:style-name="ce56" office:value-type="string" calcext:value-type="string">
            <text:p>R00746</text:p>
          </table:table-cell>
          <table:table-cell table:style-name="ce56" office:value-type="string" calcext:value-type="string">
            <text:p>r_0163</text:p>
          </table:table-cell>
          <table:table-cell table:style-name="ce79" office:value-type="float" office:value="158.7" calcext:value-type="float">
            <text:p>158,7000</text:p>
          </table:table-cell>
          <table:table-cell table:style-name="ce79" table:formula="of:=([.D25]*15.9)/100" office:value-type="float" office:value="25.2333" calcext:value-type="float">
            <text:p>25,2333</text:p>
          </table:table-cell>
          <table:table-cell table:style-name="ce79" office:value-type="float" office:value="0" calcext:value-type="float">
            <text:p>0,0000</text:p>
          </table:table-cell>
          <table:table-cell table:style-name="ce79" table:formula="of:=([.F25]*1.17)/100" office:value-type="float" office:value="0" calcext:value-type="float">
            <text:p>0,0000</text:p>
          </table:table-cell>
          <table:table-cell table:style-name="ce80"/>
          <table:table-cell table:style-name="ce82"/>
          <table:table-cell table:number-columns-repeated="1015"/>
        </table:table-row>
        <table:table-row table:style-name="ro1">
          <table:table-cell table:style-name="ce53" office:value-type="string" calcext:value-type="string">
            <text:p>Acetaldehyde &lt;==&gt; Acetate</text:p>
          </table:table-cell>
          <table:table-cell table:style-name="ce56" office:value-type="string" calcext:value-type="string">
            <text:p>R00634</text:p>
          </table:table-cell>
          <table:table-cell table:style-name="ce56" office:value-type="string" calcext:value-type="string">
            <text:p>r_2116</text:p>
          </table:table-cell>
          <table:table-cell table:style-name="ce79" office:value-type="float" office:value="10.6" calcext:value-type="float">
            <text:p>10,6000</text:p>
          </table:table-cell>
          <table:table-cell table:style-name="ce79" table:formula="of:=([.D26]*15.9)/100" office:value-type="float" office:value="1.6854" calcext:value-type="float">
            <text:p>1,6854</text:p>
          </table:table-cell>
          <table:table-cell table:style-name="ce79" office:value-type="float" office:value="45.8" calcext:value-type="float">
            <text:p>45,8000</text:p>
          </table:table-cell>
          <table:table-cell table:style-name="ce79" table:formula="of:=([.F26]*1.17)/100" office:value-type="float" office:value="0.53586" calcext:value-type="float">
            <text:p>0,5359</text:p>
          </table:table-cell>
          <table:table-cell table:style-name="ce80"/>
          <table:table-cell table:style-name="ce82"/>
          <table:table-cell table:number-columns-repeated="1015"/>
        </table:table-row>
        <table:table-row table:style-name="ro1">
          <table:table-cell table:style-name="ce53" office:value-type="string" calcext:value-type="string">
            <text:p>Acetate &lt;==&gt; Acetyl-CoA</text:p>
          </table:table-cell>
          <table:table-cell table:style-name="ce56" office:value-type="string" calcext:value-type="string">
            <text:p>R00229</text:p>
          </table:table-cell>
          <table:table-cell table:style-name="ce56" office:value-type="string" calcext:value-type="string">
            <text:p>r_0112</text:p>
          </table:table-cell>
          <table:table-cell table:style-name="ce79" office:value-type="float" office:value="7.3" calcext:value-type="float">
            <text:p>7,3000</text:p>
          </table:table-cell>
          <table:table-cell table:style-name="ce79" table:formula="of:=([.D27]*15.9)/100" office:value-type="float" office:value="1.1607" calcext:value-type="float">
            <text:p>1,1607</text:p>
          </table:table-cell>
          <table:table-cell table:style-name="ce79" office:value-type="float" office:value="45.7" calcext:value-type="float">
            <text:p>45,7000</text:p>
          </table:table-cell>
          <table:table-cell table:style-name="ce79" table:formula="of:=([.F27]*1.17)/100" office:value-type="float" office:value="0.53469" calcext:value-type="float">
            <text:p>0,5347</text:p>
          </table:table-cell>
          <table:table-cell table:style-name="ce80"/>
          <table:table-cell table:style-name="ce82"/>
          <table:table-cell table:number-columns-repeated="1015"/>
        </table:table-row>
        <table:table-row table:style-name="ro1">
          <table:table-cell table:style-name="ce53" office:value-type="string" calcext:value-type="string">
            <text:p>Pyruvate + CO2 &lt;==&gt; Oxaloacetate</text:p>
          </table:table-cell>
          <table:table-cell table:style-name="ce56" office:value-type="string" calcext:value-type="string">
            <text:p>R00344</text:p>
          </table:table-cell>
          <table:table-cell table:style-name="ce56" office:value-type="string" calcext:value-type="string">
            <text:p>r_0958</text:p>
          </table:table-cell>
          <table:table-cell table:style-name="ce79" office:value-type="float" office:value="8.9" calcext:value-type="float">
            <text:p>8,9000</text:p>
          </table:table-cell>
          <table:table-cell table:style-name="ce79" table:formula="of:=([.D28]*15.9)/100" office:value-type="float" office:value="1.4151" calcext:value-type="float">
            <text:p>1,4151</text:p>
          </table:table-cell>
          <table:table-cell table:style-name="ce79" office:value-type="float" office:value="27.3" calcext:value-type="float">
            <text:p>27,3000</text:p>
          </table:table-cell>
          <table:table-cell table:style-name="ce79" table:formula="of:=([.F28]*1.17)/100" office:value-type="float" office:value="0.31941" calcext:value-type="float">
            <text:p>0,3194</text:p>
          </table:table-cell>
          <table:table-cell table:style-name="ce80"/>
          <table:table-cell table:style-name="ce82"/>
          <table:table-cell table:number-columns-repeated="1015"/>
        </table:table-row>
        <table:table-row table:style-name="ro1">
          <table:table-cell table:style-name="ce53" office:value-type="string" calcext:value-type="string">
            <text:p>2-Phospho-D-glycerate &lt;==&gt; Phosphoenolpyruvate</text:p>
          </table:table-cell>
          <table:table-cell table:style-name="ce56" office:value-type="string" calcext:value-type="string">
            <text:p>R00658</text:p>
          </table:table-cell>
          <table:table-cell table:style-name="ce56" office:value-type="string" calcext:value-type="string">
            <text:p>r_0366</text:p>
          </table:table-cell>
          <table:table-cell table:style-name="ce79" office:value-type="float" office:value="179.9" calcext:value-type="float">
            <text:p>179,9000</text:p>
          </table:table-cell>
          <table:table-cell table:style-name="ce79" table:formula="of:=([.D29]*15.9)/100" office:value-type="float" office:value="28.6041" calcext:value-type="float">
            <text:p>28,6041</text:p>
          </table:table-cell>
          <table:table-cell table:style-name="ce79" office:value-type="float" office:value="127.1" calcext:value-type="float">
            <text:p>127,1000</text:p>
          </table:table-cell>
          <table:table-cell table:style-name="ce79" table:formula="of:=([.F29]*1.17)/100" office:value-type="float" office:value="1.48707" calcext:value-type="float">
            <text:p>1,4871</text:p>
          </table:table-cell>
          <table:table-cell table:style-name="ce80"/>
          <table:table-cell table:style-name="ce82"/>
          <table:table-cell table:style-name="ce85" table:number-columns-repeated="2"/>
          <table:table-cell table:number-columns-repeated="1013"/>
        </table:table-row>
        <table:table-row table:style-name="ro1">
          <table:table-cell table:style-name="ce53" office:value-type="string" calcext:value-type="string">
            <text:p>2-Oxoglutarate + CoA &lt;==&gt; Succinyl-CoA + CO2-mit</text:p>
          </table:table-cell>
          <table:table-cell table:style-name="ce56" office:value-type="string" calcext:value-type="string">
            <text:p>R08549</text:p>
          </table:table-cell>
          <table:table-cell table:style-name="ce56" office:value-type="string" calcext:value-type="string">
            <text:p>r_0832</text:p>
          </table:table-cell>
          <table:table-cell table:style-name="ce79" office:value-type="float" office:value="0" calcext:value-type="float">
            <text:p>0,0000</text:p>
          </table:table-cell>
          <table:table-cell table:style-name="ce79" table:formula="of:=([.D30]*15.9)/100" office:value-type="float" office:value="0" calcext:value-type="float">
            <text:p>0,0000</text:p>
          </table:table-cell>
          <table:table-cell table:style-name="ce79" office:value-type="float" office:value="49.1" calcext:value-type="float">
            <text:p>49,1000</text:p>
          </table:table-cell>
          <table:table-cell table:style-name="ce79" table:formula="of:=([.F30]*1.17)/100" office:value-type="float" office:value="0.57447" calcext:value-type="float">
            <text:p>0,5745</text:p>
          </table:table-cell>
          <table:table-cell table:style-name="ce80"/>
          <table:table-cell table:style-name="ce82"/>
          <table:table-cell table:number-columns-repeated="1015"/>
        </table:table-row>
        <table:table-row table:style-name="ro1">
          <table:table-cell table:style-name="ce53" office:value-type="string" calcext:value-type="string">
            <text:p>D-Glucono-1,5-lactone-6-phosphate &lt;==&gt; 6-Phospho-D-gluconate</text:p>
          </table:table-cell>
          <table:table-cell table:style-name="ce56" office:value-type="string" calcext:value-type="string">
            <text:p>R02035</text:p>
          </table:table-cell>
          <table:table-cell table:style-name="ce56" office:value-type="string" calcext:value-type="string">
            <text:p>r_0091</text:p>
          </table:table-cell>
          <table:table-cell table:style-name="ce79" office:value-type="float" office:value="16.2" calcext:value-type="float">
            <text:p>16,2000</text:p>
          </table:table-cell>
          <table:table-cell table:style-name="ce79" table:formula="of:=([.D31]*15.9)/100" office:value-type="float" office:value="2.5758" calcext:value-type="float">
            <text:p>2,5758</text:p>
          </table:table-cell>
          <table:table-cell table:style-name="ce79" office:value-type="float" office:value="44.2" calcext:value-type="float">
            <text:p>44,2000</text:p>
          </table:table-cell>
          <table:table-cell table:style-name="ce79" table:formula="of:=([.F31]*1.17)/100" office:value-type="float" office:value="0.51714" calcext:value-type="float">
            <text:p>0,5171</text:p>
          </table:table-cell>
          <table:table-cell table:style-name="ce81"/>
          <table:table-cell table:style-name="ce83"/>
          <table:table-cell table:number-columns-repeated="1015"/>
        </table:table-row>
        <table:table-row table:style-name="ro1">
          <table:table-cell table:style-name="ce53" office:value-type="string" calcext:value-type="string">
            <text:p>(S)-Malate-mit &lt;==&gt; Pyruvate + CO2</text:p>
          </table:table-cell>
          <table:table-cell table:style-name="ce56" office:value-type="string" calcext:value-type="string">
            <text:p>R00214</text:p>
          </table:table-cell>
          <table:table-cell table:style-name="ce56" office:value-type="string" calcext:value-type="string">
            <text:p>r_0718</text:p>
          </table:table-cell>
          <table:table-cell table:style-name="ce79" office:value-type="float" office:value="4" calcext:value-type="float">
            <text:p>4,0000</text:p>
          </table:table-cell>
          <table:table-cell table:style-name="ce79" table:formula="of:=([.D32]*15.9)/100" office:value-type="float" office:value="0.636" calcext:value-type="float">
            <text:p>0,6360</text:p>
          </table:table-cell>
          <table:table-cell table:style-name="ce79" office:value-type="float" office:value="6.7" calcext:value-type="float">
            <text:p>6,7000</text:p>
          </table:table-cell>
          <table:table-cell table:style-name="ce79" table:formula="of:=([.F32]*1.17)/100" office:value-type="float" office:value="0.07839" calcext:value-type="float">
            <text:p>0,0784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>
            <text:p>Oxaloacetate &lt;==&gt; Oxaloacetate-mit</text:p>
          </table:table-cell>
          <table:table-cell table:style-name="ce56" office:value-type="string" calcext:value-type="string">
            <text:p>transport</text:p>
          </table:table-cell>
          <table:table-cell table:style-name="ce56" office:value-type="string" calcext:value-type="string">
            <text:p>r_1239</text:p>
          </table:table-cell>
          <table:table-cell table:style-name="ce79" office:value-type="float" office:value="8.5" calcext:value-type="float">
            <text:p>8,5000</text:p>
          </table:table-cell>
          <table:table-cell table:style-name="ce79" table:formula="of:=([.D33]*15.9)/100" office:value-type="float" office:value="1.3515" calcext:value-type="float">
            <text:p>1,3515</text:p>
          </table:table-cell>
          <table:table-cell table:style-name="ce79" office:value-type="float" office:value="158.7" calcext:value-type="float">
            <text:p>158,7000</text:p>
          </table:table-cell>
          <table:table-cell table:style-name="ce79" table:formula="of:=([.F33]*1.17)/100" office:value-type="float" office:value="1.85679" calcext:value-type="float">
            <text:p>1,8568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80"/>
          <table:table-cell table:style-name="ce82"/>
          <table:table-cell table:style-name="ce86" table:number-columns-repeated="2"/>
          <table:table-cell table:number-columns-repeated="1013"/>
        </table:table-row>
        <table:table-row table:style-name="ro1">
          <table:table-cell table:style-name="ce53"/>
          <table:table-cell table:style-name="ce60" table:number-columns-repeated="2"/>
          <table:table-cell table:number-columns-repeated="4"/>
          <table:table-cell table:style-name="ce80"/>
          <table:table-cell table:style-name="ce84"/>
          <table:table-cell table:style-name="ce86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75"/>
          <table:table-cell table:style-name="ce60" table:number-columns-repeated="2"/>
          <table:table-cell table:number-columns-repeated="4"/>
          <table:table-cell table:style-name="ce81"/>
          <table:table-cell table:style-name="ce8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4"/>
          <table:table-cell table:style-name="ce60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3"/>
          <table:table-cell table:style-name="ce60" table:number-columns-repeated="2"/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10" table:style-name="ta4">
        <table:table-column table:style-name="co36" table:default-cell-style-name="ce54"/>
        <table:table-column table:style-name="co37" table:default-cell-style-name="ce54"/>
        <table:table-column table:style-name="co3" table:default-cell-style-name="ce54"/>
        <table:table-column table:style-name="co37" table:default-cell-style-name="ce54"/>
        <table:table-column table:style-name="co7" table:default-cell-style-name="ce54"/>
        <table:table-column table:style-name="co6" table:default-cell-style-name="ce54"/>
        <table:table-column table:style-name="co38" table:default-cell-style-name="ce54"/>
        <table:table-column table:style-name="co5" table:default-cell-style-name="ce54"/>
        <table:table-column table:style-name="co39" table:default-cell-style-name="ce54"/>
        <table:table-column table:style-name="co5" table:default-cell-style-name="ce54"/>
        <table:table-column table:style-name="co39" table:default-cell-style-name="ce54"/>
        <table:table-column table:style-name="co12" table:number-columns-repeated="1013" table:default-cell-style-name="ce54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glucose rel flux</text:p>
          </table:table-cell>
          <table:table-cell office:value-type="string" calcext:value-type="string">
            <text:p>glucose exp flux</text:p>
          </table:table-cell>
          <table:table-cell office:value-type="string" calcext:value-type="string">
            <text:p>maltose rel flux</text:p>
          </table:table-cell>
          <table:table-cell office:value-type="string" calcext:value-type="string">
            <text:p>maltose exp flux</text:p>
          </table:table-cell>
          <table:table-cell office:value-type="string" calcext:value-type="string">
            <text:p>ethanol rel flux</text:p>
          </table:table-cell>
          <table:table-cell office:value-type="string" calcext:value-type="string">
            <text:p>ethanol exp flux</text:p>
          </table:table-cell>
          <table:table-cell office:value-type="string" calcext:value-type="string">
            <text:p>acetate rel flux</text:p>
          </table:table-cell>
          <table:table-cell office:value-type="string" calcext:value-type="string">
            <text:p>acetate exp flu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table:style-name="ce87" office:value-type="float" office:value="100" calcext:value-type="float">
            <text:p>100,0000</text:p>
          </table:table-cell>
          <table:table-cell table:style-name="ce87" table:formula="of:=([.D2]*1.15)/100" office:value-type="float" office:value="1.15" calcext:value-type="float">
            <text:p>1,1500</text:p>
          </table:table-cell>
          <table:table-cell table:style-name="ce87" office:value-type="float" office:value="100" calcext:value-type="float">
            <text:p>100,0000</text:p>
          </table:table-cell>
          <table:table-cell table:style-name="ce87" table:formula="of:=([.F2]*0.61)/100" office:value-type="float" office:value="0.61" calcext:value-type="float">
            <text:p>0,6100</text:p>
          </table:table-cell>
          <table:table-cell table:style-name="ce87" office:value-type="float" office:value="0" calcext:value-type="float">
            <text:p>0,0000</text:p>
          </table:table-cell>
          <table:table-cell table:style-name="ce87" table:formula="of:=([.H2]*6.87)/100" office:value-type="float" office:value="0" calcext:value-type="float">
            <text:p>0,0000</text:p>
          </table:table-cell>
          <table:table-cell table:style-name="ce87" office:value-type="float" office:value="0" calcext:value-type="float">
            <text:p>0,0000</text:p>
          </table:table-cell>
          <table:table-cell table:style-name="ce87" table:formula="of:=([.J2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table:style-name="ce87" office:value-type="float" office:value="-125.6757" calcext:value-type="float">
            <text:p>-125,6757</text:p>
          </table:table-cell>
          <table:table-cell table:style-name="ce87" table:formula="of:=([.D3]*1.15)/100" office:value-type="float" office:value="-1.44527055" calcext:value-type="float">
            <text:p>-1,4453</text:p>
          </table:table-cell>
          <table:table-cell table:style-name="ce87" office:value-type="float" office:value="-129.4498" calcext:value-type="float">
            <text:p>-129,4498</text:p>
          </table:table-cell>
          <table:table-cell table:style-name="ce87" table:formula="of:=([.F3]*3.05)/100" office:value-type="float" office:value="-3.9482189" calcext:value-type="float">
            <text:p>-3,9482</text:p>
          </table:table-cell>
          <table:table-cell table:style-name="ce87" office:value-type="float" office:value="-4.8677" calcext:value-type="float">
            <text:p>-4,8677</text:p>
          </table:table-cell>
          <table:table-cell table:style-name="ce87" table:formula="of:=([.H3]*6.87)/100" office:value-type="float" office:value="-0.33441099" calcext:value-type="float">
            <text:p>-0,3344</text:p>
          </table:table-cell>
          <table:table-cell table:style-name="ce87" office:value-type="float" office:value="-3.2886" calcext:value-type="float">
            <text:p>-3,2886</text:p>
          </table:table-cell>
          <table:table-cell table:style-name="ce87" table:formula="of:=([.J3]*7.4)/100" office:value-type="float" office:value="-0.2433564" calcext:value-type="float">
            <text:p>-0,24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uvate-mit + CoA &lt;==&gt; Acetyl-CoA-mit + CO2-mit</text:p>
          </table:table-cell>
          <table:table-cell office:value-type="string" calcext:value-type="string">
            <text:p>R00209</text:p>
          </table:table-cell>
          <table:table-cell office:value-type="string" calcext:value-type="string">
            <text:p>r_0961</text:p>
          </table:table-cell>
          <table:table-cell table:style-name="ce87" office:value-type="float" office:value="72.973" calcext:value-type="float">
            <text:p>72,9730</text:p>
          </table:table-cell>
          <table:table-cell table:style-name="ce87" table:formula="of:=([.D4]*1.15)/100" office:value-type="float" office:value="0.8391895" calcext:value-type="float">
            <text:p>0,8392</text:p>
          </table:table-cell>
          <table:table-cell table:style-name="ce87" office:value-type="float" office:value="79.288" calcext:value-type="float">
            <text:p>79,2880</text:p>
          </table:table-cell>
          <table:table-cell table:style-name="ce87" table:formula="of:=([.F4]*3.05)/100" office:value-type="float" office:value="2.418284" calcext:value-type="float">
            <text:p>2,4183</text:p>
          </table:table-cell>
          <table:table-cell table:style-name="ce87" office:value-type="float" office:value="0" calcext:value-type="float">
            <text:p>0,0000</text:p>
          </table:table-cell>
          <table:table-cell table:style-name="ce87" table:formula="of:=([.H4]*6.87)/100" office:value-type="float" office:value="0" calcext:value-type="float">
            <text:p>0,0000</text:p>
          </table:table-cell>
          <table:table-cell table:style-name="ce87" office:value-type="float" office:value="0" calcext:value-type="float">
            <text:p>0,0000</text:p>
          </table:table-cell>
          <table:table-cell table:style-name="ce87" table:formula="of:=([.J4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table:style-name="ce87" office:value-type="float" office:value="64.8649" calcext:value-type="float">
            <text:p>64,8649</text:p>
          </table:table-cell>
          <table:table-cell table:style-name="ce87" table:formula="of:=([.D5]*1.15)/100" office:value-type="float" office:value="0.74594635" calcext:value-type="float">
            <text:p>0,7459</text:p>
          </table:table-cell>
          <table:table-cell table:style-name="ce87" office:value-type="float" office:value="71.521" calcext:value-type="float">
            <text:p>71,5210</text:p>
          </table:table-cell>
          <table:table-cell table:style-name="ce87" table:formula="of:=([.F5]*3.05)/100" office:value-type="float" office:value="2.1813905" calcext:value-type="float">
            <text:p>2,1814</text:p>
          </table:table-cell>
          <table:table-cell table:style-name="ce87" office:value-type="float" office:value="31.746" calcext:value-type="float">
            <text:p>31,7460</text:p>
          </table:table-cell>
          <table:table-cell table:style-name="ce87" table:formula="of:=([.H5]*6.87)/100" office:value-type="float" office:value="2.1809502" calcext:value-type="float">
            <text:p>2,1810</text:p>
          </table:table-cell>
          <table:table-cell table:style-name="ce87" office:value-type="float" office:value="36.6443" calcext:value-type="float">
            <text:p>36,6443</text:p>
          </table:table-cell>
          <table:table-cell table:style-name="ce87" table:formula="of:=([.J5]*7.4)/100" office:value-type="float" office:value="2.7116782" calcext:value-type="float">
            <text:p>2,71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table:style-name="ce87" office:value-type="float" office:value="73.9865" calcext:value-type="float">
            <text:p>73,9865</text:p>
          </table:table-cell>
          <table:table-cell table:style-name="ce87" table:formula="of:=([.D6]*1.15)/100" office:value-type="float" office:value="0.85084475" calcext:value-type="float">
            <text:p>0,8508</text:p>
          </table:table-cell>
          <table:table-cell table:style-name="ce87" office:value-type="float" office:value="80.2589" calcext:value-type="float">
            <text:p>80,2589</text:p>
          </table:table-cell>
          <table:table-cell table:style-name="ce87" table:formula="of:=([.F6]*3.05)/100" office:value-type="float" office:value="2.44789645" calcext:value-type="float">
            <text:p>2,4479</text:p>
          </table:table-cell>
          <table:table-cell table:style-name="ce87" office:value-type="float" office:value="0.3175" calcext:value-type="float">
            <text:p>0,3175</text:p>
          </table:table-cell>
          <table:table-cell table:style-name="ce87" table:formula="of:=([.H6]*6.87)/100" office:value-type="float" office:value="0.02181225" calcext:value-type="float">
            <text:p>0,0218</text:p>
          </table:table-cell>
          <table:table-cell table:style-name="ce87" office:value-type="float" office:value="0.2013" calcext:value-type="float">
            <text:p>0,2013</text:p>
          </table:table-cell>
          <table:table-cell table:style-name="ce87" table:formula="of:=([.J6]*7.4)/100" office:value-type="float" office:value="0.0148962" calcext:value-type="float">
            <text:p>0,01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table:style-name="ce87" office:value-type="float" office:value="-72.973" calcext:value-type="float">
            <text:p>-72,9730</text:p>
          </table:table-cell>
          <table:table-cell table:style-name="ce87" table:formula="of:=([.D7]*1.15)/100" office:value-type="float" office:value="-0.8391895" calcext:value-type="float">
            <text:p>-0,8392</text:p>
          </table:table-cell>
          <table:table-cell table:style-name="ce87" office:value-type="float" office:value="-79.288" calcext:value-type="float">
            <text:p>-79,2880</text:p>
          </table:table-cell>
          <table:table-cell table:style-name="ce87" table:formula="of:=([.F7]*3.05)/100" office:value-type="float" office:value="-2.418284" calcext:value-type="float">
            <text:p>-2,4183</text:p>
          </table:table-cell>
          <table:table-cell table:style-name="ce87" office:value-type="float" office:value="0" calcext:value-type="float">
            <text:p>0,0000</text:p>
          </table:table-cell>
          <table:table-cell table:style-name="ce87" table:formula="of:=([.H7]*6.87)/100" office:value-type="float" office:value="0" calcext:value-type="float">
            <text:p>0,0000</text:p>
          </table:table-cell>
          <table:table-cell table:style-name="ce87" office:value-type="float" office:value="0" calcext:value-type="float">
            <text:p>0,0000</text:p>
          </table:table-cell>
          <table:table-cell table:style-name="ce87" table:formula="of:=([.J7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table:style-name="ce87" office:value-type="float" office:value="-63.1757" calcext:value-type="float">
            <text:p>-63,1757</text:p>
          </table:table-cell>
          <table:table-cell table:style-name="ce87" table:formula="of:=([.D8]*1.15)/100" office:value-type="float" office:value="-0.72652055" calcext:value-type="float">
            <text:p>-0,7265</text:p>
          </table:table-cell>
          <table:table-cell table:style-name="ce87" office:value-type="float" office:value="-70.2265" calcext:value-type="float">
            <text:p>-70,2265</text:p>
          </table:table-cell>
          <table:table-cell table:style-name="ce87" table:formula="of:=([.F8]*3.05)/100" office:value-type="float" office:value="-2.14190825" calcext:value-type="float">
            <text:p>-2,1419</text:p>
          </table:table-cell>
          <table:table-cell table:style-name="ce87" office:value-type="float" office:value="-31.2169" calcext:value-type="float">
            <text:p>-31,2169</text:p>
          </table:table-cell>
          <table:table-cell table:style-name="ce87" table:formula="of:=([.H8]*6.87)/100" office:value-type="float" office:value="-2.14460103" calcext:value-type="float">
            <text:p>-2,1446</text:p>
          </table:table-cell>
          <table:table-cell table:style-name="ce87" office:value-type="float" office:value="-57.1141" calcext:value-type="float">
            <text:p>-57,1141</text:p>
          </table:table-cell>
          <table:table-cell table:style-name="ce87" table:formula="of:=([.J8]*7.4)/100" office:value-type="float" office:value="-4.2264434" calcext:value-type="float">
            <text:p>-4,22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table:style-name="ce87" office:value-type="float" office:value="63.1757" calcext:value-type="float">
            <text:p>63,1757</text:p>
          </table:table-cell>
          <table:table-cell table:style-name="ce87" table:formula="of:=([.D9]*1.15)/100" office:value-type="float" office:value="0.72652055" calcext:value-type="float">
            <text:p>0,7265</text:p>
          </table:table-cell>
          <table:table-cell table:style-name="ce87" office:value-type="float" office:value="70.2265" calcext:value-type="float">
            <text:p>70,2265</text:p>
          </table:table-cell>
          <table:table-cell table:style-name="ce87" table:formula="of:=([.F9]*3.05)/100" office:value-type="float" office:value="2.14190825" calcext:value-type="float">
            <text:p>2,1419</text:p>
          </table:table-cell>
          <table:table-cell table:style-name="ce87" office:value-type="float" office:value="59.4709" calcext:value-type="float">
            <text:p>59,4709</text:p>
          </table:table-cell>
          <table:table-cell table:style-name="ce87" table:formula="of:=([.H9]*6.87)/100" office:value-type="float" office:value="4.08565083" calcext:value-type="float">
            <text:p>4,0857</text:p>
          </table:table-cell>
          <table:table-cell table:style-name="ce87" office:value-type="float" office:value="74.8993" calcext:value-type="float">
            <text:p>74,8993</text:p>
          </table:table-cell>
          <table:table-cell table:style-name="ce87" table:formula="of:=([.J9]*7.4)/100" office:value-type="float" office:value="5.5425482" calcext:value-type="float">
            <text:p>5,54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table:style-name="ce87" office:value-type="float" office:value="62.5" calcext:value-type="float">
            <text:p>62,5000</text:p>
          </table:table-cell>
          <table:table-cell table:style-name="ce87" table:formula="of:=([.D10]*1.15)/100" office:value-type="float" office:value="0.71875" calcext:value-type="float">
            <text:p>0,7188</text:p>
          </table:table-cell>
          <table:table-cell table:style-name="ce87" office:value-type="float" office:value="64.4013" calcext:value-type="float">
            <text:p>64,4013</text:p>
          </table:table-cell>
          <table:table-cell table:style-name="ce87" table:formula="of:=([.F10]*3.05)/100" office:value-type="float" office:value="1.96423965" calcext:value-type="float">
            <text:p>1,9642</text:p>
          </table:table-cell>
          <table:table-cell table:style-name="ce87" office:value-type="float" office:value="-6.8783" calcext:value-type="float">
            <text:p>-6,8783</text:p>
          </table:table-cell>
          <table:table-cell table:style-name="ce87" table:formula="of:=([.H10]*6.87)/100" office:value-type="float" office:value="-0.47253921" calcext:value-type="float">
            <text:p>-0,4725</text:p>
          </table:table-cell>
          <table:table-cell table:style-name="ce87" office:value-type="float" office:value="-4.0268" calcext:value-type="float">
            <text:p>-4,0268</text:p>
          </table:table-cell>
          <table:table-cell table:style-name="ce87" table:formula="of:=([.J10]*7.4)/100" office:value-type="float" office:value="-0.2979832" calcext:value-type="float">
            <text:p>-0,29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table:style-name="ce87" office:value-type="float" office:value="135.473" calcext:value-type="float">
            <text:p>135,4730</text:p>
          </table:table-cell>
          <table:table-cell table:style-name="ce87" table:formula="of:=([.D11]*1.15)/100" office:value-type="float" office:value="1.5579395" calcext:value-type="float">
            <text:p>1,5579</text:p>
          </table:table-cell>
          <table:table-cell table:style-name="ce87" office:value-type="float" office:value="138.835" calcext:value-type="float">
            <text:p>138,8350</text:p>
          </table:table-cell>
          <table:table-cell table:style-name="ce87" table:formula="of:=([.F11]*3.05)/100" office:value-type="float" office:value="4.2344675" calcext:value-type="float">
            <text:p>4,2345</text:p>
          </table:table-cell>
          <table:table-cell table:style-name="ce87" office:value-type="float" office:value="-14.0741" calcext:value-type="float">
            <text:p>-14,0741</text:p>
          </table:table-cell>
          <table:table-cell table:style-name="ce87" table:formula="of:=([.H11]*6.87)/100" office:value-type="float" office:value="-0.96689067" calcext:value-type="float">
            <text:p>-0,9669</text:p>
          </table:table-cell>
          <table:table-cell table:style-name="ce87" office:value-type="float" office:value="-8.3221" calcext:value-type="float">
            <text:p>-8,3221</text:p>
          </table:table-cell>
          <table:table-cell table:style-name="ce87" table:formula="of:=([.J11]*7.4)/100" office:value-type="float" office:value="-0.6158354" calcext:value-type="float">
            <text:p>-0,61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table:style-name="ce87" office:value-type="float" office:value="63.5135" calcext:value-type="float">
            <text:p>63,5135</text:p>
          </table:table-cell>
          <table:table-cell table:style-name="ce87" table:formula="of:=([.D12]*1.15)/100" office:value-type="float" office:value="0.73040525" calcext:value-type="float">
            <text:p>0,7304</text:p>
          </table:table-cell>
          <table:table-cell table:style-name="ce87" office:value-type="float" office:value="65.3722" calcext:value-type="float">
            <text:p>65,3722</text:p>
          </table:table-cell>
          <table:table-cell table:style-name="ce87" table:formula="of:=([.F12]*3.05)/100" office:value-type="float" office:value="1.9938521" calcext:value-type="float">
            <text:p>1,9939</text:p>
          </table:table-cell>
          <table:table-cell table:style-name="ce87" office:value-type="float" office:value="-6.5608" calcext:value-type="float">
            <text:p>-6,5608</text:p>
          </table:table-cell>
          <table:table-cell table:style-name="ce87" table:formula="of:=([.H12]*6.87)/100" office:value-type="float" office:value="-0.45072696" calcext:value-type="float">
            <text:p>-0,4507</text:p>
          </table:table-cell>
          <table:table-cell table:style-name="ce87" office:value-type="float" office:value="-3.8255" calcext:value-type="float">
            <text:p>-3,8255</text:p>
          </table:table-cell>
          <table:table-cell table:style-name="ce87" table:formula="of:=([.J12]*7.4)/100" office:value-type="float" office:value="-0.283087" calcext:value-type="float">
            <text:p>-0,28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table:style-name="ce87" office:value-type="float" office:value="-3.3784" calcext:value-type="float">
            <text:p>-3,3784</text:p>
          </table:table-cell>
          <table:table-cell table:style-name="ce87" table:formula="of:=([.D13]*1.15)/100" office:value-type="float" office:value="-0.0388516" calcext:value-type="float">
            <text:p>-0,0389</text:p>
          </table:table-cell>
          <table:table-cell table:style-name="ce87" office:value-type="float" office:value="-3.2362" calcext:value-type="float">
            <text:p>-3,2362</text:p>
          </table:table-cell>
          <table:table-cell table:style-name="ce87" table:formula="of:=([.F13]*3.05)/100" office:value-type="float" office:value="-0.0987041" calcext:value-type="float">
            <text:p>-0,0987</text:p>
          </table:table-cell>
          <table:table-cell table:style-name="ce87" office:value-type="float" office:value="-29.3122" calcext:value-type="float">
            <text:p>-29,3122</text:p>
          </table:table-cell>
          <table:table-cell table:style-name="ce87" table:formula="of:=([.H13]*6.87)/100" office:value-type="float" office:value="-2.01374814" calcext:value-type="float">
            <text:p>-2,0137</text:p>
          </table:table-cell>
          <table:table-cell table:style-name="ce87" office:value-type="float" office:value="-18.5235" calcext:value-type="float">
            <text:p>-18,5235</text:p>
          </table:table-cell>
          <table:table-cell table:style-name="ce87" table:formula="of:=([.J13]*7.4)/100" office:value-type="float" office:value="-1.370739" calcext:value-type="float">
            <text:p>-1,37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table:style-name="ce87" office:value-type="float" office:value="72.973" calcext:value-type="float">
            <text:p>72,9730</text:p>
          </table:table-cell>
          <table:table-cell table:style-name="ce87" table:formula="of:=([.D14]*1.15)/100" office:value-type="float" office:value="0.8391895" calcext:value-type="float">
            <text:p>0,8392</text:p>
          </table:table-cell>
          <table:table-cell table:style-name="ce87" office:value-type="float" office:value="79.288" calcext:value-type="float">
            <text:p>79,2880</text:p>
          </table:table-cell>
          <table:table-cell table:style-name="ce87" table:formula="of:=([.F14]*3.05)/100" office:value-type="float" office:value="2.418284" calcext:value-type="float">
            <text:p>2,4183</text:p>
          </table:table-cell>
          <table:table-cell table:style-name="ce87" office:value-type="float" office:value="62.7513" calcext:value-type="float">
            <text:p>62,7513</text:p>
          </table:table-cell>
          <table:table-cell table:style-name="ce87" table:formula="of:=([.H14]*6.87)/100" office:value-type="float" office:value="4.31101431" calcext:value-type="float">
            <text:p>4,3110</text:p>
          </table:table-cell>
          <table:table-cell table:style-name="ce87" office:value-type="float" office:value="77.047" calcext:value-type="float">
            <text:p>77,0470</text:p>
          </table:table-cell>
          <table:table-cell table:style-name="ce87" table:formula="of:=([.J14]*7.4)/100" office:value-type="float" office:value="5.701478" calcext:value-type="float">
            <text:p>5,70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table:style-name="ce87" office:value-type="float" office:value="135.473" calcext:value-type="float">
            <text:p>135,4730</text:p>
          </table:table-cell>
          <table:table-cell table:style-name="ce87" table:formula="of:=([.D15]*1.15)/100" office:value-type="float" office:value="1.5579395" calcext:value-type="float">
            <text:p>1,5579</text:p>
          </table:table-cell>
          <table:table-cell table:style-name="ce87" office:value-type="float" office:value="138.835" calcext:value-type="float">
            <text:p>138,8350</text:p>
          </table:table-cell>
          <table:table-cell table:style-name="ce87" table:formula="of:=([.F15]*3.05)/100" office:value-type="float" office:value="4.2344675" calcext:value-type="float">
            <text:p>4,2345</text:p>
          </table:table-cell>
          <table:table-cell table:style-name="ce87" office:value-type="float" office:value="-14.0741" calcext:value-type="float">
            <text:p>-14,0741</text:p>
          </table:table-cell>
          <table:table-cell table:style-name="ce87" table:formula="of:=([.H15]*6.87)/100" office:value-type="float" office:value="-0.96689067" calcext:value-type="float">
            <text:p>-0,9669</text:p>
          </table:table-cell>
          <table:table-cell table:style-name="ce87" office:value-type="float" office:value="-8.3221" calcext:value-type="float">
            <text:p>-8,3221</text:p>
          </table:table-cell>
          <table:table-cell table:style-name="ce87" table:formula="of:=([.J15]*7.4)/100" office:value-type="float" office:value="-0.6158354" calcext:value-type="float">
            <text:p>-0,61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table:style-name="ce87" office:value-type="float" office:value="129.7297" calcext:value-type="float">
            <text:p>129,7297</text:p>
          </table:table-cell>
          <table:table-cell table:style-name="ce87" table:formula="of:=([.D16]*1.15)/100" office:value-type="float" office:value="1.49189155" calcext:value-type="float">
            <text:p>1,4919</text:p>
          </table:table-cell>
          <table:table-cell table:style-name="ce87" office:value-type="float" office:value="133.3333" calcext:value-type="float">
            <text:p>133,3333</text:p>
          </table:table-cell>
          <table:table-cell table:style-name="ce87" table:formula="of:=([.F16]*3.05)/100" office:value-type="float" office:value="4.06666565" calcext:value-type="float">
            <text:p>4,0667</text:p>
          </table:table-cell>
          <table:table-cell table:style-name="ce87" office:value-type="float" office:value="-16.0847" calcext:value-type="float">
            <text:p>-16,0847</text:p>
          </table:table-cell>
          <table:table-cell table:style-name="ce87" table:formula="of:=([.H16]*6.87)/100" office:value-type="float" office:value="-1.10501889" calcext:value-type="float">
            <text:p>-1,1050</text:p>
          </table:table-cell>
          <table:table-cell table:style-name="ce87" office:value-type="float" office:value="-9.5973" calcext:value-type="float">
            <text:p>-9,5973</text:p>
          </table:table-cell>
          <table:table-cell table:style-name="ce87" table:formula="of:=([.J16]*7.4)/100" office:value-type="float" office:value="-0.7102002" calcext:value-type="float">
            <text:p>-0,71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table:style-name="ce87" office:value-type="float" office:value="344.5946" calcext:value-type="float">
            <text:p>344,5946</text:p>
          </table:table-cell>
          <table:table-cell table:style-name="ce87" table:formula="of:=([.D17]*1.15)/100" office:value-type="float" office:value="3.9628379" calcext:value-type="float">
            <text:p>3,9628</text:p>
          </table:table-cell>
          <table:table-cell table:style-name="ce87" office:value-type="float" office:value="32.6861" calcext:value-type="float">
            <text:p>32,6861</text:p>
          </table:table-cell>
          <table:table-cell table:style-name="ce87" table:formula="of:=([.F17]*3.05)/100" office:value-type="float" office:value="0.99692605" calcext:value-type="float">
            <text:p>0,9969</text:p>
          </table:table-cell>
          <table:table-cell table:style-name="ce87" office:value-type="float" office:value="0" calcext:value-type="float">
            <text:p>0,0000</text:p>
          </table:table-cell>
          <table:table-cell table:style-name="ce87" table:formula="of:=([.H17]*6.87)/100" office:value-type="float" office:value="0" calcext:value-type="float">
            <text:p>0,0000</text:p>
          </table:table-cell>
          <table:table-cell table:style-name="ce87" office:value-type="float" office:value="0" calcext:value-type="float">
            <text:p>0,0000</text:p>
          </table:table-cell>
          <table:table-cell table:style-name="ce87" table:formula="of:=([.J17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table:style-name="ce87" office:value-type="float" office:value="-11.1486" calcext:value-type="float">
            <text:p>-11,1486</text:p>
          </table:table-cell>
          <table:table-cell table:style-name="ce87" table:formula="of:=([.D18]*1.15)/100" office:value-type="float" office:value="-0.1282089" calcext:value-type="float">
            <text:p>-0,1282</text:p>
          </table:table-cell>
          <table:table-cell table:style-name="ce87" office:value-type="float" office:value="-10.6796" calcext:value-type="float">
            <text:p>-10,6796</text:p>
          </table:table-cell>
          <table:table-cell table:style-name="ce87" table:formula="of:=([.F18]*3.05)/100" office:value-type="float" office:value="-0.3257278" calcext:value-type="float">
            <text:p>-0,3257</text:p>
          </table:table-cell>
          <table:table-cell table:style-name="ce87" office:value-type="float" office:value="0.1058" calcext:value-type="float">
            <text:p>0,1058</text:p>
          </table:table-cell>
          <table:table-cell table:style-name="ce87" table:formula="of:=([.H18]*6.87)/100" office:value-type="float" office:value="0.00726846" calcext:value-type="float">
            <text:p>0,0073</text:p>
          </table:table-cell>
          <table:table-cell table:style-name="ce87" office:value-type="float" office:value="0.1595" calcext:value-type="float">
            <text:p>0,1595</text:p>
          </table:table-cell>
          <table:table-cell table:style-name="ce87" table:formula="of:=([.J18]*7.4)/100" office:value-type="float" office:value="0.011803" calcext:value-type="float">
            <text:p>0,01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table:style-name="ce87" office:value-type="float" office:value="-11.1486" calcext:value-type="float">
            <text:p>-11,1486</text:p>
          </table:table-cell>
          <table:table-cell table:style-name="ce87" table:formula="of:=([.D19]*1.15)/100" office:value-type="float" office:value="-0.1282089" calcext:value-type="float">
            <text:p>-0,1282</text:p>
          </table:table-cell>
          <table:table-cell table:style-name="ce87" office:value-type="float" office:value="-10.6796" calcext:value-type="float">
            <text:p>-10,6796</text:p>
          </table:table-cell>
          <table:table-cell table:style-name="ce87" table:formula="of:=([.F19]*3.05)/100" office:value-type="float" office:value="-0.3257278" calcext:value-type="float">
            <text:p>-0,3257</text:p>
          </table:table-cell>
          <table:table-cell table:style-name="ce87" office:value-type="float" office:value="0.1058" calcext:value-type="float">
            <text:p>0,1058</text:p>
          </table:table-cell>
          <table:table-cell table:style-name="ce87" table:formula="of:=([.H19]*6.87)/100" office:value-type="float" office:value="0.00726846" calcext:value-type="float">
            <text:p>0,0073</text:p>
          </table:table-cell>
          <table:table-cell table:style-name="ce87" office:value-type="float" office:value="0.1595" calcext:value-type="float">
            <text:p>0,1595</text:p>
          </table:table-cell>
          <table:table-cell table:style-name="ce87" table:formula="of:=([.J19]*7.4)/100" office:value-type="float" office:value="0.011803" calcext:value-type="float">
            <text:p>0,01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table:style-name="ce87" office:value-type="float" office:value="-9.1216" calcext:value-type="float">
            <text:p>-9,1216</text:p>
          </table:table-cell>
          <table:table-cell table:style-name="ce87" table:formula="of:=([.D20]*1.15)/100" office:value-type="float" office:value="-0.1048984" calcext:value-type="float">
            <text:p>-0,1049</text:p>
          </table:table-cell>
          <table:table-cell table:style-name="ce87" office:value-type="float" office:value="-8.7379" calcext:value-type="float">
            <text:p>-8,7379</text:p>
          </table:table-cell>
          <table:table-cell table:style-name="ce87" table:formula="of:=([.F20]*3.05)/100" office:value-type="float" office:value="-0.26650595" calcext:value-type="float">
            <text:p>-0,2665</text:p>
          </table:table-cell>
          <table:table-cell table:style-name="ce87" office:value-type="float" office:value="0.7407" calcext:value-type="float">
            <text:p>0,7407</text:p>
          </table:table-cell>
          <table:table-cell table:style-name="ce87" table:formula="of:=([.H20]*6.87)/100" office:value-type="float" office:value="0.05088609" calcext:value-type="float">
            <text:p>0,0509</text:p>
          </table:table-cell>
          <table:table-cell table:style-name="ce87" office:value-type="float" office:value="1.1164" calcext:value-type="float">
            <text:p>1,1164</text:p>
          </table:table-cell>
          <table:table-cell table:style-name="ce87" table:formula="of:=([.J20]*7.4)/100" office:value-type="float" office:value="0.0826136" calcext:value-type="float">
            <text:p>0,08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table:style-name="ce87" office:value-type="float" office:value="344.5946" calcext:value-type="float">
            <text:p>344,5946</text:p>
          </table:table-cell>
          <table:table-cell table:style-name="ce87" table:formula="of:=([.D21]*1.15)/100" office:value-type="float" office:value="3.9628379" calcext:value-type="float">
            <text:p>3,9628</text:p>
          </table:table-cell>
          <table:table-cell table:style-name="ce87" office:value-type="float" office:value="32.6861" calcext:value-type="float">
            <text:p>32,6861</text:p>
          </table:table-cell>
          <table:table-cell table:style-name="ce87" table:formula="of:=([.F21]*3.05)/100" office:value-type="float" office:value="0.99692605" calcext:value-type="float">
            <text:p>0,9969</text:p>
          </table:table-cell>
          <table:table-cell table:style-name="ce87" office:value-type="float" office:value="0" calcext:value-type="float">
            <text:p>0,0000</text:p>
          </table:table-cell>
          <table:table-cell table:style-name="ce87" table:formula="of:=([.H21]*6.87)/100" office:value-type="float" office:value="0" calcext:value-type="float">
            <text:p>0,0000</text:p>
          </table:table-cell>
          <table:table-cell table:style-name="ce87" office:value-type="float" office:value="0" calcext:value-type="float">
            <text:p>0,0000</text:p>
          </table:table-cell>
          <table:table-cell table:style-name="ce87" table:formula="of:=([.J21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table:style-name="ce87" office:value-type="float" office:value="42.9054" calcext:value-type="float">
            <text:p>42,9054</text:p>
          </table:table-cell>
          <table:table-cell table:style-name="ce87" table:formula="of:=([.D22]*1.15)/100" office:value-type="float" office:value="0.4934121" calcext:value-type="float">
            <text:p>0,4934</text:p>
          </table:table-cell>
          <table:table-cell table:style-name="ce87" office:value-type="float" office:value="45.6311" calcext:value-type="float">
            <text:p>45,6311</text:p>
          </table:table-cell>
          <table:table-cell table:style-name="ce87" table:formula="of:=([.F22]*3.05)/100" office:value-type="float" office:value="1.39174855" calcext:value-type="float">
            <text:p>1,3917</text:p>
          </table:table-cell>
          <table:table-cell table:style-name="ce87" office:value-type="float" office:value="-5.7143" calcext:value-type="float">
            <text:p>-5,7143</text:p>
          </table:table-cell>
          <table:table-cell table:style-name="ce87" table:formula="of:=([.H22]*6.87)/100" office:value-type="float" office:value="-0.39257241" calcext:value-type="float">
            <text:p>-0,3926</text:p>
          </table:table-cell>
          <table:table-cell table:style-name="ce87" office:value-type="float" office:value="-3.2886" calcext:value-type="float">
            <text:p>-3,2886</text:p>
          </table:table-cell>
          <table:table-cell table:style-name="ce87" table:formula="of:=([.J22]*7.4)/100" office:value-type="float" office:value="-0.2433564" calcext:value-type="float">
            <text:p>-0,24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table:style-name="ce87" office:value-type="float" office:value="63.5135" calcext:value-type="float">
            <text:p>63,5135</text:p>
          </table:table-cell>
          <table:table-cell table:style-name="ce87" table:formula="of:=([.D23]*1.15)/100" office:value-type="float" office:value="0.73040525" calcext:value-type="float">
            <text:p>0,7304</text:p>
          </table:table-cell>
          <table:table-cell table:style-name="ce87" office:value-type="float" office:value="65.3722" calcext:value-type="float">
            <text:p>65,3722</text:p>
          </table:table-cell>
          <table:table-cell table:style-name="ce87" table:formula="of:=([.F23]*3.05)/100" office:value-type="float" office:value="1.9938521" calcext:value-type="float">
            <text:p>1,9939</text:p>
          </table:table-cell>
          <table:table-cell table:style-name="ce87" office:value-type="float" office:value="0" calcext:value-type="float">
            <text:p>0,0000</text:p>
          </table:table-cell>
          <table:table-cell table:style-name="ce87" table:formula="of:=([.H23]*6.87)/100" office:value-type="float" office:value="0" calcext:value-type="float">
            <text:p>0,0000</text:p>
          </table:table-cell>
          <table:table-cell table:style-name="ce87" office:value-type="float" office:value="0" calcext:value-type="float">
            <text:p>0,0000</text:p>
          </table:table-cell>
          <table:table-cell table:style-name="ce87" table:formula="of:=([.J23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uvate &lt;==&gt; Acetaldehyde</text:p>
          </table:table-cell>
          <table:table-cell office:value-type="string" calcext:value-type="string">
            <text:p>R00750</text:p>
          </table:table-cell>
          <table:table-cell office:value-type="string" calcext:value-type="string">
            <text:p>r_0959</text:p>
          </table:table-cell>
          <table:table-cell table:style-name="ce87" office:value-type="float" office:value="19.9324" calcext:value-type="float">
            <text:p>19,9324</text:p>
          </table:table-cell>
          <table:table-cell table:style-name="ce87" table:formula="of:=([.D24]*1.15)/100" office:value-type="float" office:value="0.2292226" calcext:value-type="float">
            <text:p>0,2292</text:p>
          </table:table-cell>
          <table:table-cell table:style-name="ce87" office:value-type="float" office:value="18.7702" calcext:value-type="float">
            <text:p>18,7702</text:p>
          </table:table-cell>
          <table:table-cell table:style-name="ce87" table:formula="of:=([.F24]*3.05)/100" office:value-type="float" office:value="0.5724911" calcext:value-type="float">
            <text:p>0,5725</text:p>
          </table:table-cell>
          <table:table-cell table:style-name="ce87" office:value-type="float" office:value="0" calcext:value-type="float">
            <text:p>0,0000</text:p>
          </table:table-cell>
          <table:table-cell table:style-name="ce87" table:formula="of:=([.H24]*6.87)/100" office:value-type="float" office:value="0" calcext:value-type="float">
            <text:p>0,0000</text:p>
          </table:table-cell>
          <table:table-cell table:style-name="ce87" office:value-type="float" office:value="0" calcext:value-type="float">
            <text:p>0,0000</text:p>
          </table:table-cell>
          <table:table-cell table:style-name="ce87" table:formula="of:=([.J24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thanol &lt;==&gt; Acetaldehyde</text:p>
          </table:table-cell>
          <table:table-cell office:value-type="string" calcext:value-type="string">
            <text:p>R00746</text:p>
          </table:table-cell>
          <table:table-cell office:value-type="string" calcext:value-type="string">
            <text:p>r_0163</text:p>
          </table:table-cell>
          <table:table-cell table:style-name="ce87" office:value-type="float" office:value="0" calcext:value-type="float">
            <text:p>0,0000</text:p>
          </table:table-cell>
          <table:table-cell table:style-name="ce87" table:formula="of:=([.D25]*1.15)/100" office:value-type="float" office:value="0" calcext:value-type="float">
            <text:p>0,0000</text:p>
          </table:table-cell>
          <table:table-cell table:style-name="ce87" office:value-type="float" office:value="0" calcext:value-type="float">
            <text:p>0,0000</text:p>
          </table:table-cell>
          <table:table-cell table:style-name="ce87" table:formula="of:=([.F25]*3.05)/100" office:value-type="float" office:value="0" calcext:value-type="float">
            <text:p>0,0000</text:p>
          </table:table-cell>
          <table:table-cell table:style-name="ce87" office:value-type="float" office:value="-99.8942" calcext:value-type="float">
            <text:p>-99,8942</text:p>
          </table:table-cell>
          <table:table-cell table:style-name="ce87" table:formula="of:=([.H25]*6.87)/100" office:value-type="float" office:value="-6.86273154" calcext:value-type="float">
            <text:p>-6,8627</text:p>
          </table:table-cell>
          <table:table-cell table:style-name="ce87" office:value-type="float" office:value="0" calcext:value-type="float">
            <text:p>0,0000</text:p>
          </table:table-cell>
          <table:table-cell table:style-name="ce87" table:formula="of:=([.J25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etaldehyde &lt;==&gt; Acetate</text:p>
          </table:table-cell>
          <table:table-cell office:value-type="string" calcext:value-type="string">
            <text:p>R00634</text:p>
          </table:table-cell>
          <table:table-cell office:value-type="string" calcext:value-type="string">
            <text:p>r_2116</text:p>
          </table:table-cell>
          <table:table-cell table:style-name="ce87" office:value-type="float" office:value="0" calcext:value-type="float">
            <text:p>0,0000</text:p>
          </table:table-cell>
          <table:table-cell table:style-name="ce87" table:formula="of:=([.D26]*1.15)/100" office:value-type="float" office:value="0" calcext:value-type="float">
            <text:p>0,0000</text:p>
          </table:table-cell>
          <table:table-cell table:style-name="ce87" office:value-type="float" office:value="0" calcext:value-type="float">
            <text:p>0,0000</text:p>
          </table:table-cell>
          <table:table-cell table:style-name="ce87" table:formula="of:=([.F26]*3.05)/100" office:value-type="float" office:value="0" calcext:value-type="float">
            <text:p>0,0000</text:p>
          </table:table-cell>
          <table:table-cell table:style-name="ce87" office:value-type="float" office:value="66.3492" calcext:value-type="float">
            <text:p>66,3492</text:p>
          </table:table-cell>
          <table:table-cell table:style-name="ce87" table:formula="of:=([.H26]*6.87)/100" office:value-type="float" office:value="4.55819004" calcext:value-type="float">
            <text:p>4,5582</text:p>
          </table:table-cell>
          <table:table-cell table:style-name="ce87" office:value-type="float" office:value="0" calcext:value-type="float">
            <text:p>0,0000</text:p>
          </table:table-cell>
          <table:table-cell table:style-name="ce87" table:formula="of:=([.J26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etate &lt;==&gt; Acetyl-CoA</text:p>
          </table:table-cell>
          <table:table-cell office:value-type="string" calcext:value-type="string">
            <text:p>R00229</text:p>
          </table:table-cell>
          <table:table-cell office:value-type="string" calcext:value-type="string">
            <text:p>r_0112</text:p>
          </table:table-cell>
          <table:table-cell table:style-name="ce87" office:value-type="float" office:value="20.6081" calcext:value-type="float">
            <text:p>20,6081</text:p>
          </table:table-cell>
          <table:table-cell table:style-name="ce87" table:formula="of:=([.D27]*1.15)/100" office:value-type="float" office:value="0.23699315" calcext:value-type="float">
            <text:p>0,2370</text:p>
          </table:table-cell>
          <table:table-cell table:style-name="ce87" office:value-type="float" office:value="19.7411" calcext:value-type="float">
            <text:p>19,7411</text:p>
          </table:table-cell>
          <table:table-cell table:style-name="ce87" table:formula="of:=([.F27]*3.05)/100" office:value-type="float" office:value="0.60210355" calcext:value-type="float">
            <text:p>0,6021</text:p>
          </table:table-cell>
          <table:table-cell table:style-name="ce87" office:value-type="float" office:value="100" calcext:value-type="float">
            <text:p>100,0000</text:p>
          </table:table-cell>
          <table:table-cell table:style-name="ce87" table:formula="of:=([.H27]*6.87)/100" office:value-type="float" office:value="6.87" calcext:value-type="float">
            <text:p>6,8700</text:p>
          </table:table-cell>
          <table:table-cell table:style-name="ce87" office:value-type="float" office:value="100" calcext:value-type="float">
            <text:p>100,0000</text:p>
          </table:table-cell>
          <table:table-cell table:style-name="ce87" table:formula="of:=([.J27]*7.4)/100" office:value-type="float" office:value="7.4" calcext:value-type="float">
            <text:p>7,4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uvate + HCO3- &lt;==&gt; Oxaloacetate-mit</text:p>
          </table:table-cell>
          <table:table-cell office:value-type="string" calcext:value-type="string">
            <text:p>R00344</text:p>
          </table:table-cell>
          <table:table-cell office:value-type="string" calcext:value-type="string">
            <text:p>r_0958</text:p>
          </table:table-cell>
          <table:table-cell table:style-name="ce87" office:value-type="float" office:value="17.9054" calcext:value-type="float">
            <text:p>17,9054</text:p>
          </table:table-cell>
          <table:table-cell table:style-name="ce87" table:formula="of:=([.D28]*1.15)/100" office:value-type="float" office:value="0.2059121" calcext:value-type="float">
            <text:p>0,2059</text:p>
          </table:table-cell>
          <table:table-cell table:style-name="ce87" office:value-type="float" office:value="17.1521" calcext:value-type="float">
            <text:p>17,1521</text:p>
          </table:table-cell>
          <table:table-cell table:style-name="ce87" table:formula="of:=([.F28]*3.05)/100" office:value-type="float" office:value="0.52313905" calcext:value-type="float">
            <text:p>0,5231</text:p>
          </table:table-cell>
          <table:table-cell table:style-name="ce87" office:value-type="float" office:value="0" calcext:value-type="float">
            <text:p>0,0000</text:p>
          </table:table-cell>
          <table:table-cell table:style-name="ce87" table:formula="of:=([.H28]*6.87)/100" office:value-type="float" office:value="0" calcext:value-type="float">
            <text:p>0,0000</text:p>
          </table:table-cell>
          <table:table-cell table:style-name="ce87" office:value-type="float" office:value="0" calcext:value-type="float">
            <text:p>0,0000</text:p>
          </table:table-cell>
          <table:table-cell table:style-name="ce87" table:formula="of:=([.J28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S)-Malate-mit + CoA &lt;==&gt; Acetyl-CoA-mit + Glyoxylate</text:p>
          </table:table-cell>
          <table:table-cell office:value-type="string" calcext:value-type="string">
            <text:p>R00472</text:p>
          </table:table-cell>
          <table:table-cell office:value-type="string" calcext:value-type="string">
            <text:p>r_0717</text:p>
          </table:table-cell>
          <table:table-cell table:style-name="ce87" office:value-type="float" office:value="0" calcext:value-type="float">
            <text:p>0,0000</text:p>
          </table:table-cell>
          <table:table-cell table:style-name="ce87" table:formula="of:=([.D29]*1.15)/100" office:value-type="float" office:value="0" calcext:value-type="float">
            <text:p>0,0000</text:p>
          </table:table-cell>
          <table:table-cell table:style-name="ce87" office:value-type="float" office:value="0" calcext:value-type="float">
            <text:p>0,0000</text:p>
          </table:table-cell>
          <table:table-cell table:style-name="ce87" table:formula="of:=([.F29]*3.05)/100" office:value-type="float" office:value="0" calcext:value-type="float">
            <text:p>0,0000</text:p>
          </table:table-cell>
          <table:table-cell table:style-name="ce87" office:value-type="float" office:value="-28.254" calcext:value-type="float">
            <text:p>-28,2540</text:p>
          </table:table-cell>
          <table:table-cell table:style-name="ce87" table:formula="of:=([.H29]*6.87)/100" office:value-type="float" office:value="-1.9410498" calcext:value-type="float">
            <text:p>-1,9410</text:p>
          </table:table-cell>
          <table:table-cell table:style-name="ce87" office:value-type="float" office:value="-17.7852" calcext:value-type="float">
            <text:p>-17,7852</text:p>
          </table:table-cell>
          <table:table-cell table:style-name="ce87" table:formula="of:=([.J29]*7.4)/100" office:value-type="float" office:value="-1.3161048" calcext:value-type="float">
            <text:p>-1,31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socitrate &lt;==&gt; Succinate-mit + Glyoxylate</text:p>
          </table:table-cell>
          <table:table-cell office:value-type="string" calcext:value-type="string">
            <text:p>R00479</text:p>
          </table:table-cell>
          <table:table-cell office:value-type="string" calcext:value-type="string">
            <text:p>r_0662</text:p>
          </table:table-cell>
          <table:table-cell table:style-name="ce87" office:value-type="float" office:value="0" calcext:value-type="float">
            <text:p>0,0000</text:p>
          </table:table-cell>
          <table:table-cell table:style-name="ce87" table:formula="of:=([.D30]*1.15)/100" office:value-type="float" office:value="0" calcext:value-type="float">
            <text:p>0,0000</text:p>
          </table:table-cell>
          <table:table-cell table:style-name="ce87" office:value-type="float" office:value="0" calcext:value-type="float">
            <text:p>0,0000</text:p>
          </table:table-cell>
          <table:table-cell table:style-name="ce87" table:formula="of:=([.F30]*3.05)/100" office:value-type="float" office:value="0" calcext:value-type="float">
            <text:p>0,0000</text:p>
          </table:table-cell>
          <table:table-cell table:style-name="ce87" office:value-type="float" office:value="28.254" calcext:value-type="float">
            <text:p>28,2540</text:p>
          </table:table-cell>
          <table:table-cell table:style-name="ce87" table:formula="of:=([.H30]*6.87)/100" office:value-type="float" office:value="1.9410498" calcext:value-type="float">
            <text:p>1,9410</text:p>
          </table:table-cell>
          <table:table-cell table:style-name="ce87" office:value-type="float" office:value="17.7852" calcext:value-type="float">
            <text:p>17,7852</text:p>
          </table:table-cell>
          <table:table-cell table:style-name="ce87" table:formula="of:=([.J30]*7.4)/100" office:value-type="float" office:value="1.3161048" calcext:value-type="float">
            <text:p>1,31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table:style-name="ce87" office:value-type="float" office:value="129.7297" calcext:value-type="float">
            <text:p>129,7297</text:p>
          </table:table-cell>
          <table:table-cell table:style-name="ce87" table:formula="of:=([.D31]*1.15)/100" office:value-type="float" office:value="1.49189155" calcext:value-type="float">
            <text:p>1,4919</text:p>
          </table:table-cell>
          <table:table-cell table:style-name="ce87" office:value-type="float" office:value="133.3333" calcext:value-type="float">
            <text:p>133,3333</text:p>
          </table:table-cell>
          <table:table-cell table:style-name="ce87" table:formula="of:=([.F31]*3.05)/100" office:value-type="float" office:value="4.06666565" calcext:value-type="float">
            <text:p>4,0667</text:p>
          </table:table-cell>
          <table:table-cell table:style-name="ce87" office:value-type="float" office:value="-16.0847" calcext:value-type="float">
            <text:p>-16,0847</text:p>
          </table:table-cell>
          <table:table-cell table:style-name="ce87" table:formula="of:=([.H31]*6.87)/100" office:value-type="float" office:value="-1.10501889" calcext:value-type="float">
            <text:p>-1,1050</text:p>
          </table:table-cell>
          <table:table-cell table:style-name="ce87" office:value-type="float" office:value="-9.5973" calcext:value-type="float">
            <text:p>-9,5973</text:p>
          </table:table-cell>
          <table:table-cell table:style-name="ce87" table:formula="of:=([.J31]*7.4)/100" office:value-type="float" office:value="-0.7102002" calcext:value-type="float">
            <text:p>-0,71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-Oxoglutarate + CoA &lt;==&gt; Succinyl-CoA + CO2-mit</text:p>
          </table:table-cell>
          <table:table-cell office:value-type="string" calcext:value-type="string">
            <text:p>R08549</text:p>
          </table:table-cell>
          <table:table-cell office:value-type="string" calcext:value-type="string">
            <text:p>r_0832</text:p>
          </table:table-cell>
          <table:table-cell table:style-name="ce87" office:value-type="float" office:value="63.1757" calcext:value-type="float">
            <text:p>63,1757</text:p>
          </table:table-cell>
          <table:table-cell table:style-name="ce87" table:formula="of:=([.D32]*1.15)/100" office:value-type="float" office:value="0.72652055" calcext:value-type="float">
            <text:p>0,7265</text:p>
          </table:table-cell>
          <table:table-cell table:style-name="ce87" office:value-type="float" office:value="70.2265" calcext:value-type="float">
            <text:p>70,2265</text:p>
          </table:table-cell>
          <table:table-cell table:style-name="ce87" table:formula="of:=([.F32]*3.05)/100" office:value-type="float" office:value="2.14190825" calcext:value-type="float">
            <text:p>2,1419</text:p>
          </table:table-cell>
          <table:table-cell table:style-name="ce87" office:value-type="float" office:value="31.2169" calcext:value-type="float">
            <text:p>31,2169</text:p>
          </table:table-cell>
          <table:table-cell table:style-name="ce87" table:formula="of:=([.H32]*6.87)/100" office:value-type="float" office:value="2.14460103" calcext:value-type="float">
            <text:p>2,1446</text:p>
          </table:table-cell>
          <table:table-cell table:style-name="ce87" office:value-type="float" office:value="57.1141" calcext:value-type="float">
            <text:p>57,1141</text:p>
          </table:table-cell>
          <table:table-cell table:style-name="ce87" table:formula="of:=([.J32]*7.4)/100" office:value-type="float" office:value="4.2264434" calcext:value-type="float">
            <text:p>4,22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xaloacetate-mit &lt;==&gt; Phosphoenolpyruvate</text:p>
          </table:table-cell>
          <table:table-cell office:value-type="string" calcext:value-type="string">
            <text:p>R00431</text:p>
          </table:table-cell>
          <table:table-cell office:value-type="string" calcext:value-type="string">
            <text:p>r_0884</text:p>
          </table:table-cell>
          <table:table-cell table:style-name="ce87" office:value-type="float" office:value="0" calcext:value-type="float">
            <text:p>0,0000</text:p>
          </table:table-cell>
          <table:table-cell table:style-name="ce87" table:formula="of:=([.D33]*1.15)/100" office:value-type="float" office:value="0" calcext:value-type="float">
            <text:p>0,0000</text:p>
          </table:table-cell>
          <table:table-cell table:style-name="ce87" office:value-type="float" office:value="0" calcext:value-type="float">
            <text:p>0,0000</text:p>
          </table:table-cell>
          <table:table-cell table:style-name="ce87" table:formula="of:=([.F33]*3.05)/100" office:value-type="float" office:value="0" calcext:value-type="float">
            <text:p>0,0000</text:p>
          </table:table-cell>
          <table:table-cell table:style-name="ce87" office:value-type="float" office:value="22.328" calcext:value-type="float">
            <text:p>22,3280</text:p>
          </table:table-cell>
          <table:table-cell table:style-name="ce87" table:formula="of:=([.H33]*6.87)/100" office:value-type="float" office:value="1.5339336" calcext:value-type="float">
            <text:p>1,5339</text:p>
          </table:table-cell>
          <table:table-cell table:style-name="ce87" office:value-type="float" office:value="13.7584" calcext:value-type="float">
            <text:p>13,7584</text:p>
          </table:table-cell>
          <table:table-cell table:style-name="ce87" table:formula="of:=([.J33]*7.4)/100" office:value-type="float" office:value="1.0181216" calcext:value-type="float">
            <text:p>1,01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ucono-1,5-lactone-6-phosphate &lt;==&gt; 6-Phospho-D-gluconate</text:p>
          </table:table-cell>
          <table:table-cell office:value-type="string" calcext:value-type="string">
            <text:p>R02035</text:p>
          </table:table-cell>
          <table:table-cell office:value-type="string" calcext:value-type="string">
            <text:p>r_0091</text:p>
          </table:table-cell>
          <table:table-cell table:style-name="ce87" office:value-type="float" office:value="344.5946" calcext:value-type="float">
            <text:p>344,5946</text:p>
          </table:table-cell>
          <table:table-cell table:style-name="ce87" table:formula="of:=([.D34]*1.15)/100" office:value-type="float" office:value="3.9628379" calcext:value-type="float">
            <text:p>3,9628</text:p>
          </table:table-cell>
          <table:table-cell table:style-name="ce87" office:value-type="float" office:value="32.6861" calcext:value-type="float">
            <text:p>32,6861</text:p>
          </table:table-cell>
          <table:table-cell table:style-name="ce87" table:formula="of:=([.F34]*3.05)/100" office:value-type="float" office:value="0.99692605" calcext:value-type="float">
            <text:p>0,9969</text:p>
          </table:table-cell>
          <table:table-cell table:style-name="ce87" office:value-type="float" office:value="0" calcext:value-type="float">
            <text:p>0,0000</text:p>
          </table:table-cell>
          <table:table-cell table:style-name="ce87" table:formula="of:=([.H34]*6.87)/100" office:value-type="float" office:value="0" calcext:value-type="float">
            <text:p>0,0000</text:p>
          </table:table-cell>
          <table:table-cell table:style-name="ce87" office:value-type="float" office:value="0" calcext:value-type="float">
            <text:p>0,0000</text:p>
          </table:table-cell>
          <table:table-cell table:style-name="ce87" table:formula="of:=([.J34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Ribulose-5-phosphate &lt;==&gt; D-Xylulose-5-phosphate</text:p>
          </table:table-cell>
          <table:table-cell office:value-type="string" calcext:value-type="string">
            <text:p>R01529</text:p>
          </table:table-cell>
          <table:table-cell office:value-type="string" calcext:value-type="string">
            <text:p>r_0984</text:p>
          </table:table-cell>
          <table:table-cell table:style-name="ce87" office:value-type="float" office:value="20.6081" calcext:value-type="float">
            <text:p>20,6081</text:p>
          </table:table-cell>
          <table:table-cell table:style-name="ce87" table:formula="of:=([.D35]*1.15)/100" office:value-type="float" office:value="0.23699315" calcext:value-type="float">
            <text:p>0,2370</text:p>
          </table:table-cell>
          <table:table-cell table:style-name="ce87" office:value-type="float" office:value="19.4175" calcext:value-type="float">
            <text:p>19,4175</text:p>
          </table:table-cell>
          <table:table-cell table:style-name="ce87" table:formula="of:=([.F35]*3.05)/100" office:value-type="float" office:value="0.59223375" calcext:value-type="float">
            <text:p>0,5922</text:p>
          </table:table-cell>
          <table:table-cell table:style-name="ce87" office:value-type="float" office:value="-0.7407" calcext:value-type="float">
            <text:p>-0,7407</text:p>
          </table:table-cell>
          <table:table-cell table:style-name="ce87" table:formula="of:=([.H35]*6.87)/100" office:value-type="float" office:value="-0.05088609" calcext:value-type="float">
            <text:p>-0,0509</text:p>
          </table:table-cell>
          <table:table-cell table:style-name="ce87" office:value-type="float" office:value="-1.2759" calcext:value-type="float">
            <text:p>-1,2759</text:p>
          </table:table-cell>
          <table:table-cell table:style-name="ce87" table:formula="of:=([.J35]*7.4)/100" office:value-type="float" office:value="-0.0944166" calcext:value-type="float">
            <text:p>-0,09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Ribose-5-phosphate &lt;==&gt; D-Ribulose-5-phosphate</text:p>
          </table:table-cell>
          <table:table-cell office:value-type="string" calcext:value-type="string">
            <text:p>R01056</text:p>
          </table:table-cell>
          <table:table-cell office:value-type="string" calcext:value-type="string">
            <text:p>r_0982</text:p>
          </table:table-cell>
          <table:table-cell table:style-name="ce87" office:value-type="float" office:value="11.1486" calcext:value-type="float">
            <text:p>11,1486</text:p>
          </table:table-cell>
          <table:table-cell table:style-name="ce87" table:formula="of:=([.D36]*1.15)/100" office:value-type="float" office:value="0.1282089" calcext:value-type="float">
            <text:p>0,1282</text:p>
          </table:table-cell>
          <table:table-cell table:style-name="ce87" office:value-type="float" office:value="10.6796" calcext:value-type="float">
            <text:p>10,6796</text:p>
          </table:table-cell>
          <table:table-cell table:style-name="ce87" table:formula="of:=([.F36]*3.05)/100" office:value-type="float" office:value="0.3257278" calcext:value-type="float">
            <text:p>0,3257</text:p>
          </table:table-cell>
          <table:table-cell table:style-name="ce87" office:value-type="float" office:value="-0.1058" calcext:value-type="float">
            <text:p>-0,1058</text:p>
          </table:table-cell>
          <table:table-cell table:style-name="ce87" table:formula="of:=([.H36]*6.87)/100" office:value-type="float" office:value="-0.00726846" calcext:value-type="float">
            <text:p>-0,0073</text:p>
          </table:table-cell>
          <table:table-cell table:style-name="ce87" office:value-type="float" office:value="-0.0159" calcext:value-type="float">
            <text:p>-0,0159</text:p>
          </table:table-cell>
          <table:table-cell table:style-name="ce87" table:formula="of:=([.J36]*7.4)/100" office:value-type="float" office:value="-0.0011766" calcext:value-type="float">
            <text:p>-0,00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etate(ex) &lt;==&gt; Acetat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634</text:p>
          </table:table-cell>
          <table:table-cell table:style-name="ce87" office:value-type="float" office:value="20.6081" calcext:value-type="float">
            <text:p>20,6081</text:p>
          </table:table-cell>
          <table:table-cell table:style-name="ce87" table:formula="of:=([.D37]*1.15)/100" office:value-type="float" office:value="0.23699315" calcext:value-type="float">
            <text:p>0,2370</text:p>
          </table:table-cell>
          <table:table-cell table:style-name="ce87" office:value-type="float" office:value="19.7411" calcext:value-type="float">
            <text:p>19,7411</text:p>
          </table:table-cell>
          <table:table-cell table:style-name="ce87" table:formula="of:=([.F37]*3.05)/100" office:value-type="float" office:value="0.60210355" calcext:value-type="float">
            <text:p>0,6021</text:p>
          </table:table-cell>
          <table:table-cell table:style-name="ce87" office:value-type="float" office:value="100" calcext:value-type="float">
            <text:p>100,0000</text:p>
          </table:table-cell>
          <table:table-cell table:style-name="ce87" table:formula="of:=([.H37]*6.87)/100" office:value-type="float" office:value="6.87" calcext:value-type="float">
            <text:p>6,8700</text:p>
          </table:table-cell>
          <table:table-cell table:style-name="ce87" office:value-type="float" office:value="100" calcext:value-type="float">
            <text:p>100,0000</text:p>
          </table:table-cell>
          <table:table-cell table:style-name="ce87" table:formula="of:=([.J37]*7.4)/100" office:value-type="float" office:value="7.4" calcext:value-type="float">
            <text:p>7,4000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5"/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13" table:style-name="ta5">
        <table:table-column table:style-name="co40" table:default-cell-style-name="ce54"/>
        <table:table-column table:style-name="co11" table:number-columns-repeated="2" table:default-cell-style-name="ce57"/>
        <table:table-column table:style-name="co5" table:default-cell-style-name="ce57"/>
        <table:table-column table:style-name="co41" table:default-cell-style-name="ce54"/>
        <table:table-column table:style-name="co42" table:default-cell-style-name="ce57"/>
        <table:table-column table:style-name="co43" table:default-cell-style-name="ce54"/>
        <table:table-column table:style-name="co44" table:default-cell-style-name="ce57"/>
        <table:table-column table:style-name="co9" table:default-cell-style-name="ce54"/>
        <table:table-column table:style-name="co11" table:number-columns-repeated="2" table:default-cell-style-name="ce54"/>
        <table:table-column table:style-name="co12" table:number-columns-repeated="1013" table:default-cell-style-name="ce54"/>
        <table:table-row table:style-name="ro1">
          <table:table-cell table:style-name="ce88" office:value-type="string" calcext:value-type="string">
            <text:p>Reaction</text:p>
          </table:table-cell>
          <table:table-cell table:style-name="ce89" office:value-type="string" calcext:value-type="string">
            <text:p>Reaction_name</text:p>
          </table:table-cell>
          <table:table-cell table:style-name="ce89" office:value-type="string" calcext:value-type="string">
            <text:p>Yeast7_ID</text:p>
          </table:table-cell>
          <table:table-cell table:style-name="ce89" office:value-type="string" calcext:value-type="string">
            <text:p>oxidative rel flux</text:p>
          </table:table-cell>
          <table:table-cell table:style-name="ce89" office:value-type="string" calcext:value-type="string">
            <text:p>oxidative exp flux</text:p>
          </table:table-cell>
          <table:table-cell table:style-name="ce89" office:value-type="string" calcext:value-type="string">
            <text:p>respiro-fermentative rel flux</text:p>
          </table:table-cell>
          <table:table-cell table:style-name="ce89" office:value-type="string" calcext:value-type="string">
            <text:p>respiro-fermentative exp flux</text:p>
          </table:table-cell>
          <table:table-cell table:style-name="ce89" office:value-type="string" calcext:value-type="string">
            <text:p>fermentative rel flux</text:p>
          </table:table-cell>
          <table:table-cell table:style-name="ce89" office:value-type="string" calcext:value-type="string">
            <text:p>fermentative exp flux</text:p>
          </table:table-cell>
          <table:table-cell table:style-name="ce88" table:number-columns-repeated="2"/>
          <table:table-cell table:number-columns-repeated="1013"/>
        </table:table-row>
        <table:table-row table:style-name="ro1">
          <table:table-cell table:style-name="ce88" office:value-type="string" calcext:value-type="string">
            <text:p>D-Glucose(ex) &lt;==&gt; D-Glucose-6-phosphate</text:p>
          </table:table-cell>
          <table:table-cell table:style-name="ce89" office:value-type="string" calcext:value-type="string">
            <text:p>R01786</text:p>
          </table:table-cell>
          <table:table-cell table:style-name="ce89" office:value-type="string" calcext:value-type="string">
            <text:p>r_0534</text:p>
          </table:table-cell>
          <table:table-cell table:style-name="ce90" office:value-type="float" office:value="100" calcext:value-type="float">
            <text:p>100,0000</text:p>
          </table:table-cell>
          <table:table-cell table:style-name="ce90" table:formula="of:=([.D2]*1.56)/100" office:value-type="float" office:value="1.56" calcext:value-type="float">
            <text:p>1,5600</text:p>
          </table:table-cell>
          <table:table-cell table:style-name="ce90" office:value-type="float" office:value="100" calcext:value-type="float">
            <text:p>100,0000</text:p>
          </table:table-cell>
          <table:table-cell table:style-name="ce90" table:formula="of:=([.F2]*4.9)/100" office:value-type="float" office:value="4.9" calcext:value-type="float">
            <text:p>4,9000</text:p>
          </table:table-cell>
          <table:table-cell table:style-name="ce90" office:value-type="float" office:value="100" calcext:value-type="float">
            <text:p>100,0000</text:p>
          </table:table-cell>
          <table:table-cell table:style-name="ce90" table:formula="of:=([.H2]*8.23)/100" office:value-type="float" office:value="8.23" calcext:value-type="float">
            <text:p>8,2300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Pyruvate &lt;==&gt; Phosphoenolpyruvate</text:p>
          </table:table-cell>
          <table:table-cell table:style-name="ce89" office:value-type="string" calcext:value-type="string">
            <text:p>R00200</text:p>
          </table:table-cell>
          <table:table-cell table:style-name="ce89" office:value-type="string" calcext:value-type="string">
            <text:p>r_0962</text:p>
          </table:table-cell>
          <table:table-cell table:style-name="ce90" office:value-type="float" office:value="-124.3" calcext:value-type="float">
            <text:p>-124,3000</text:p>
          </table:table-cell>
          <table:table-cell table:style-name="ce90" table:formula="of:=([.D3]*1.56)/100" office:value-type="float" office:value="-1.93908" calcext:value-type="float">
            <text:p>-1,9391</text:p>
          </table:table-cell>
          <table:table-cell table:style-name="ce90" office:value-type="float" office:value="-153.2" calcext:value-type="float">
            <text:p>-153,2000</text:p>
          </table:table-cell>
          <table:table-cell table:style-name="ce90" table:formula="of:=([.F3]*4.9)/100" office:value-type="float" office:value="-7.5068" calcext:value-type="float">
            <text:p>-7,5068</text:p>
          </table:table-cell>
          <table:table-cell table:style-name="ce90" office:value-type="float" office:value="-164.6" calcext:value-type="float">
            <text:p>-164,6000</text:p>
          </table:table-cell>
          <table:table-cell table:style-name="ce90" table:formula="of:=([.H3]*8.23)/100" office:value-type="float" office:value="-13.54658" calcext:value-type="float">
            <text:p>-13,5466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Pyruvate-mit + CoA &lt;==&gt; Acetyl-CoA-mit + CO2-mit</text:p>
          </table:table-cell>
          <table:table-cell table:style-name="ce89" office:value-type="string" calcext:value-type="string">
            <text:p>R00209</text:p>
          </table:table-cell>
          <table:table-cell table:style-name="ce89" office:value-type="string" calcext:value-type="string">
            <text:p>r_0961</text:p>
          </table:table-cell>
          <table:table-cell table:style-name="ce90" office:value-type="float" office:value="21.8" calcext:value-type="float">
            <text:p>21,8000</text:p>
          </table:table-cell>
          <table:table-cell table:style-name="ce90" table:formula="of:=([.D4]*1.56)/100" office:value-type="float" office:value="0.34008" calcext:value-type="float">
            <text:p>,3401</text:p>
          </table:table-cell>
          <table:table-cell table:style-name="ce90" office:value-type="float" office:value="49.5" calcext:value-type="float">
            <text:p>49,5000</text:p>
          </table:table-cell>
          <table:table-cell table:style-name="ce90" table:formula="of:=([.F4]*4.9)/100" office:value-type="float" office:value="2.4255" calcext:value-type="float">
            <text:p>2,4255</text:p>
          </table:table-cell>
          <table:table-cell table:style-name="ce90" office:value-type="float" office:value="23.7" calcext:value-type="float">
            <text:p>23,7000</text:p>
          </table:table-cell>
          <table:table-cell table:style-name="ce90" table:formula="of:=([.H4]*8.23)/100" office:value-type="float" office:value="1.95051" calcext:value-type="float">
            <text:p>1,9505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Isocitrate &lt;==&gt; 2-Oxoglutarate + CO2-mit</text:p>
          </table:table-cell>
          <table:table-cell table:style-name="ce89" office:value-type="string" calcext:value-type="string">
            <text:p>R00267</text:p>
          </table:table-cell>
          <table:table-cell table:style-name="ce89" office:value-type="string" calcext:value-type="string">
            <text:p>r_2131</text:p>
          </table:table-cell>
          <table:table-cell table:style-name="ce90" office:value-type="float" office:value="73.1" calcext:value-type="float">
            <text:p>73,1000</text:p>
          </table:table-cell>
          <table:table-cell table:style-name="ce90" table:formula="of:=([.D5]*1.56)/100" office:value-type="float" office:value="1.14036" calcext:value-type="float">
            <text:p>1,1404</text:p>
          </table:table-cell>
          <table:table-cell table:style-name="ce90" office:value-type="float" office:value="54.4" calcext:value-type="float">
            <text:p>54,4000</text:p>
          </table:table-cell>
          <table:table-cell table:style-name="ce90" table:formula="of:=([.F5]*4.9)/100" office:value-type="float" office:value="2.6656" calcext:value-type="float">
            <text:p>2,6656</text:p>
          </table:table-cell>
          <table:table-cell table:style-name="ce90" office:value-type="float" office:value="22.9" calcext:value-type="float">
            <text:p>22,9000</text:p>
          </table:table-cell>
          <table:table-cell table:style-name="ce90" table:formula="of:=([.H5]*8.23)/100" office:value-type="float" office:value="1.88467" calcext:value-type="float">
            <text:p>1,8847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(S)-Malate-mit &lt;==&gt; Oxaloacetate-mit</text:p>
          </table:table-cell>
          <table:table-cell table:style-name="ce89" office:value-type="string" calcext:value-type="string">
            <text:p>R00342</text:p>
          </table:table-cell>
          <table:table-cell table:style-name="ce89" office:value-type="string" calcext:value-type="string">
            <text:p>r_0713</text:p>
          </table:table-cell>
          <table:table-cell table:style-name="ce90" office:value-type="float" office:value="63.4" calcext:value-type="float">
            <text:p>63,4000</text:p>
          </table:table-cell>
          <table:table-cell table:style-name="ce90" table:formula="of:=([.D6]*1.56)/100" office:value-type="float" office:value="0.98904" calcext:value-type="float">
            <text:p>,9890</text:p>
          </table:table-cell>
          <table:table-cell table:style-name="ce90" office:value-type="float" office:value="47.2" calcext:value-type="float">
            <text:p>47,2000</text:p>
          </table:table-cell>
          <table:table-cell table:style-name="ce90" table:formula="of:=([.F6]*4.9)/100" office:value-type="float" office:value="2.3128" calcext:value-type="float">
            <text:p>2,3128</text:p>
          </table:table-cell>
          <table:table-cell table:style-name="ce90" office:value-type="float" office:value="16.8" calcext:value-type="float">
            <text:p>16,8000</text:p>
          </table:table-cell>
          <table:table-cell table:style-name="ce90" table:formula="of:=([.H6]*8.23)/100" office:value-type="float" office:value="1.38264" calcext:value-type="float">
            <text:p>1,3826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Citrate + CoA &lt;==&gt; Acetyl-CoA-mit + Oxaloacetate-mit</text:p>
          </table:table-cell>
          <table:table-cell table:style-name="ce89" office:value-type="string" calcext:value-type="string">
            <text:p>R00351</text:p>
          </table:table-cell>
          <table:table-cell table:style-name="ce89" office:value-type="string" calcext:value-type="string">
            <text:p>r_0300</text:p>
          </table:table-cell>
          <table:table-cell table:style-name="ce90" office:value-type="float" office:value="-73.1" calcext:value-type="float">
            <text:p>-73,1000</text:p>
          </table:table-cell>
          <table:table-cell table:style-name="ce90" table:formula="of:=([.D7]*1.56)/100" office:value-type="float" office:value="-1.14036" calcext:value-type="float">
            <text:p>-1,1404</text:p>
          </table:table-cell>
          <table:table-cell table:style-name="ce90" office:value-type="float" office:value="-54.4" calcext:value-type="float">
            <text:p>-54,4000</text:p>
          </table:table-cell>
          <table:table-cell table:style-name="ce90" table:formula="of:=([.F7]*4.9)/100" office:value-type="float" office:value="-2.6656" calcext:value-type="float">
            <text:p>-2,6656</text:p>
          </table:table-cell>
          <table:table-cell table:style-name="ce90" office:value-type="float" office:value="-22.9" calcext:value-type="float">
            <text:p>-22,9000</text:p>
          </table:table-cell>
          <table:table-cell table:style-name="ce90" table:formula="of:=([.H7]*8.23)/100" office:value-type="float" office:value="-1.88467" calcext:value-type="float">
            <text:p>-1,8847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Succinate-mit + CoA &lt;==&gt; Succinyl-CoA</text:p>
          </table:table-cell>
          <table:table-cell table:style-name="ce89" office:value-type="string" calcext:value-type="string">
            <text:p>R00405</text:p>
          </table:table-cell>
          <table:table-cell table:style-name="ce89" office:value-type="string" calcext:value-type="string">
            <text:p>r_1022</text:p>
          </table:table-cell>
          <table:table-cell table:style-name="ce90" office:value-type="float" office:value="-63.4" calcext:value-type="float">
            <text:p>-63,4000</text:p>
          </table:table-cell>
          <table:table-cell table:style-name="ce90" table:formula="of:=([.D8]*1.56)/100" office:value-type="float" office:value="-0.98904" calcext:value-type="float">
            <text:p>-,9890</text:p>
          </table:table-cell>
          <table:table-cell table:style-name="ce90" office:value-type="float" office:value="-47.2" calcext:value-type="float">
            <text:p>-47,2000</text:p>
          </table:table-cell>
          <table:table-cell table:style-name="ce90" table:formula="of:=([.F8]*4.9)/100" office:value-type="float" office:value="-2.3128" calcext:value-type="float">
            <text:p>-2,3128</text:p>
          </table:table-cell>
          <table:table-cell table:style-name="ce90" office:value-type="float" office:value="-16.8" calcext:value-type="float">
            <text:p>-16,8000</text:p>
          </table:table-cell>
          <table:table-cell table:style-name="ce90" table:formula="of:=([.H8]*8.23)/100" office:value-type="float" office:value="-1.38264" calcext:value-type="float">
            <text:p>-1,3826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Succinate-mit &lt;==&gt; Fumarate</text:p>
          </table:table-cell>
          <table:table-cell table:style-name="ce89" office:value-type="string" calcext:value-type="string">
            <text:p>R00402</text:p>
          </table:table-cell>
          <table:table-cell table:style-name="ce89" office:value-type="string" calcext:value-type="string">
            <text:p>r_0454</text:p>
          </table:table-cell>
          <table:table-cell table:style-name="ce90" office:value-type="float" office:value="63.4" calcext:value-type="float">
            <text:p>63,4000</text:p>
          </table:table-cell>
          <table:table-cell table:style-name="ce90" table:formula="of:=([.D9]*1.56)/100" office:value-type="float" office:value="0.98904" calcext:value-type="float">
            <text:p>,9890</text:p>
          </table:table-cell>
          <table:table-cell table:style-name="ce90" office:value-type="float" office:value="47.2" calcext:value-type="float">
            <text:p>47,2000</text:p>
          </table:table-cell>
          <table:table-cell table:style-name="ce90" table:formula="of:=([.F9]*4.9)/100" office:value-type="float" office:value="2.3128" calcext:value-type="float">
            <text:p>2,3128</text:p>
          </table:table-cell>
          <table:table-cell table:style-name="ce90" office:value-type="float" office:value="16.8" calcext:value-type="float">
            <text:p>16,8000</text:p>
          </table:table-cell>
          <table:table-cell table:style-name="ce90" table:formula="of:=([.H9]*8.23)/100" office:value-type="float" office:value="1.38264" calcext:value-type="float">
            <text:p>1,3826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D-Glyceraldehyde-3-phosphate &lt;==&gt; Glycerone-phosphate</text:p>
          </table:table-cell>
          <table:table-cell table:style-name="ce89" office:value-type="string" calcext:value-type="string">
            <text:p>R01015</text:p>
          </table:table-cell>
          <table:table-cell table:style-name="ce89" office:value-type="string" calcext:value-type="string">
            <text:p>r_1054</text:p>
          </table:table-cell>
          <table:table-cell table:style-name="ce90" office:value-type="float" office:value="-58.3" calcext:value-type="float">
            <text:p>-58,3000</text:p>
          </table:table-cell>
          <table:table-cell table:style-name="ce90" table:formula="of:=([.D10]*1.56)/100" office:value-type="float" office:value="-0.90948" calcext:value-type="float">
            <text:p>-,9095</text:p>
          </table:table-cell>
          <table:table-cell table:style-name="ce90" office:value-type="float" office:value="-73.1" calcext:value-type="float">
            <text:p>-73,1000</text:p>
          </table:table-cell>
          <table:table-cell table:style-name="ce90" table:formula="of:=([.F10]*4.9)/100" office:value-type="float" office:value="-3.5819" calcext:value-type="float">
            <text:p>-3,5819</text:p>
          </table:table-cell>
          <table:table-cell table:style-name="ce90" office:value-type="float" office:value="-80.5" calcext:value-type="float">
            <text:p>-80,5000</text:p>
          </table:table-cell>
          <table:table-cell table:style-name="ce90" table:formula="of:=([.H10]*8.23)/100" office:value-type="float" office:value="-6.62515" calcext:value-type="float">
            <text:p>-6,6252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D-Glyceraldehyde-3-phosphate &lt;==&gt; 3-Phospho-D-glyceroyl-phosphate</text:p>
          </table:table-cell>
          <table:table-cell table:style-name="ce89" office:value-type="string" calcext:value-type="string">
            <text:p>R01061</text:p>
          </table:table-cell>
          <table:table-cell table:style-name="ce89" office:value-type="string" calcext:value-type="string">
            <text:p>r_0486</text:p>
          </table:table-cell>
          <table:table-cell table:style-name="ce90" office:value-type="float" office:value="134.1" calcext:value-type="float">
            <text:p>134,1000</text:p>
          </table:table-cell>
          <table:table-cell table:style-name="ce90" table:formula="of:=([.D11]*1.56)/100" office:value-type="float" office:value="2.09196" calcext:value-type="float">
            <text:p>2,0920</text:p>
          </table:table-cell>
          <table:table-cell table:style-name="ce90" office:value-type="float" office:value="159.8" calcext:value-type="float">
            <text:p>159,8000</text:p>
          </table:table-cell>
          <table:table-cell table:style-name="ce90" table:formula="of:=([.F11]*4.9)/100" office:value-type="float" office:value="7.8302" calcext:value-type="float">
            <text:p>7,8302</text:p>
          </table:table-cell>
          <table:table-cell table:style-name="ce90" office:value-type="float" office:value="171" calcext:value-type="float">
            <text:p>171,0000</text:p>
          </table:table-cell>
          <table:table-cell table:style-name="ce90" table:formula="of:=([.H11]*8.23)/100" office:value-type="float" office:value="14.0733" calcext:value-type="float">
            <text:p>14,0733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D-Fructose-1,6-bisphosphate &lt;==&gt; Glycerone-phosphate + D-Glyceraldehyde-3-phosphate</text:p>
          </table:table-cell>
          <table:table-cell table:style-name="ce89" office:value-type="string" calcext:value-type="string">
            <text:p>R01070</text:p>
          </table:table-cell>
          <table:table-cell table:style-name="ce89" office:value-type="string" calcext:value-type="string">
            <text:p>r_0450</text:p>
          </table:table-cell>
          <table:table-cell table:style-name="ce90" office:value-type="float" office:value="60.2" calcext:value-type="float">
            <text:p>60,2000</text:p>
          </table:table-cell>
          <table:table-cell table:style-name="ce90" table:formula="of:=([.D12]*1.56)/100" office:value-type="float" office:value="0.93912" calcext:value-type="float">
            <text:p>,9391</text:p>
          </table:table-cell>
          <table:table-cell table:style-name="ce90" office:value-type="float" office:value="78.7" calcext:value-type="float">
            <text:p>78,7000</text:p>
          </table:table-cell>
          <table:table-cell table:style-name="ce90" table:formula="of:=([.F12]*4.9)/100" office:value-type="float" office:value="3.8563" calcext:value-type="float">
            <text:p>3,8563</text:p>
          </table:table-cell>
          <table:table-cell table:style-name="ce90" office:value-type="float" office:value="87.1" calcext:value-type="float">
            <text:p>87,1000</text:p>
          </table:table-cell>
          <table:table-cell table:style-name="ce90" table:formula="of:=([.H12]*8.23)/100" office:value-type="float" office:value="7.16833" calcext:value-type="float">
            <text:p>7,1683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(S)-Malate-mit &lt;==&gt; Fumarate</text:p>
          </table:table-cell>
          <table:table-cell table:style-name="ce89" office:value-type="string" calcext:value-type="string">
            <text:p>R01082</text:p>
          </table:table-cell>
          <table:table-cell table:style-name="ce89" office:value-type="string" calcext:value-type="string">
            <text:p>r_0452</text:p>
          </table:table-cell>
          <table:table-cell table:style-name="ce90" office:value-type="float" office:value="-63.4" calcext:value-type="float">
            <text:p>-63,4000</text:p>
          </table:table-cell>
          <table:table-cell table:style-name="ce90" table:formula="of:=([.D13]*1.56)/100" office:value-type="float" office:value="-0.98904" calcext:value-type="float">
            <text:p>-,9890</text:p>
          </table:table-cell>
          <table:table-cell table:style-name="ce90" office:value-type="float" office:value="-47.2" calcext:value-type="float">
            <text:p>-47,2000</text:p>
          </table:table-cell>
          <table:table-cell table:style-name="ce90" table:formula="of:=([.F13]*4.9)/100" office:value-type="float" office:value="-2.3128" calcext:value-type="float">
            <text:p>-2,3128</text:p>
          </table:table-cell>
          <table:table-cell table:style-name="ce90" office:value-type="float" office:value="-16.8" calcext:value-type="float">
            <text:p>-16,8000</text:p>
          </table:table-cell>
          <table:table-cell table:style-name="ce90" table:formula="of:=([.H13]*8.23)/100" office:value-type="float" office:value="-1.38264" calcext:value-type="float">
            <text:p>-1,3826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Citrate &lt;==&gt; Isocitrate</text:p>
          </table:table-cell>
          <table:table-cell table:style-name="ce89" office:value-type="string" calcext:value-type="string">
            <text:p>R01324</text:p>
          </table:table-cell>
          <table:table-cell table:style-name="ce89" office:value-type="string" calcext:value-type="string">
            <text:p>r_0302</text:p>
          </table:table-cell>
          <table:table-cell table:style-name="ce90" office:value-type="float" office:value="73.1" calcext:value-type="float">
            <text:p>73,1000</text:p>
          </table:table-cell>
          <table:table-cell table:style-name="ce90" table:formula="of:=([.D14]*1.56)/100" office:value-type="float" office:value="1.14036" calcext:value-type="float">
            <text:p>1,1404</text:p>
          </table:table-cell>
          <table:table-cell table:style-name="ce90" office:value-type="float" office:value="54.4" calcext:value-type="float">
            <text:p>54,4000</text:p>
          </table:table-cell>
          <table:table-cell table:style-name="ce90" table:formula="of:=([.F14]*4.9)/100" office:value-type="float" office:value="2.6656" calcext:value-type="float">
            <text:p>2,6656</text:p>
          </table:table-cell>
          <table:table-cell table:style-name="ce90" office:value-type="float" office:value="22.9" calcext:value-type="float">
            <text:p>22,9000</text:p>
          </table:table-cell>
          <table:table-cell table:style-name="ce90" table:formula="of:=([.H14]*8.23)/100" office:value-type="float" office:value="1.88467" calcext:value-type="float">
            <text:p>1,8847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3-Phospho-D-glycerate &lt;==&gt; 3-Phospho-D-glyceroyl-phosphate</text:p>
          </table:table-cell>
          <table:table-cell table:style-name="ce89" office:value-type="string" calcext:value-type="string">
            <text:p>R01512</text:p>
          </table:table-cell>
          <table:table-cell table:style-name="ce89" office:value-type="string" calcext:value-type="string">
            <text:p>r_0892</text:p>
          </table:table-cell>
          <table:table-cell table:style-name="ce90" office:value-type="float" office:value="-134.1" calcext:value-type="float">
            <text:p>-134,1000</text:p>
          </table:table-cell>
          <table:table-cell table:style-name="ce90" table:formula="of:=([.D15]*1.56)/100" office:value-type="float" office:value="-2.09196" calcext:value-type="float">
            <text:p>-2,0920</text:p>
          </table:table-cell>
          <table:table-cell table:style-name="ce90" office:value-type="float" office:value="-159.8" calcext:value-type="float">
            <text:p>-159,8000</text:p>
          </table:table-cell>
          <table:table-cell table:style-name="ce90" table:formula="of:=([.F15]*4.9)/100" office:value-type="float" office:value="-7.8302" calcext:value-type="float">
            <text:p>-7,8302</text:p>
          </table:table-cell>
          <table:table-cell table:style-name="ce90" office:value-type="float" office:value="-171" calcext:value-type="float">
            <text:p>-171,0000</text:p>
          </table:table-cell>
          <table:table-cell table:style-name="ce90" table:formula="of:=([.H15]*8.23)/100" office:value-type="float" office:value="-14.0733" calcext:value-type="float">
            <text:p>-14,0733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2-Phospho-D-glycerate &lt;==&gt; 3-Phospho-D-glycerate</text:p>
          </table:table-cell>
          <table:table-cell table:style-name="ce89" office:value-type="string" calcext:value-type="string">
            <text:p>R01518</text:p>
          </table:table-cell>
          <table:table-cell table:style-name="ce89" office:value-type="string" calcext:value-type="string">
            <text:p>r_0893</text:p>
          </table:table-cell>
          <table:table-cell table:style-name="ce90" office:value-type="float" office:value="-128.7" calcext:value-type="float">
            <text:p>-128,7000</text:p>
          </table:table-cell>
          <table:table-cell table:style-name="ce90" table:formula="of:=([.D16]*1.56)/100" office:value-type="float" office:value="-2.00772" calcext:value-type="float">
            <text:p>-2,0077</text:p>
          </table:table-cell>
          <table:table-cell table:style-name="ce90" office:value-type="float" office:value="-156.9" calcext:value-type="float">
            <text:p>-156,9000</text:p>
          </table:table-cell>
          <table:table-cell table:style-name="ce90" table:formula="of:=([.F16]*4.9)/100" office:value-type="float" office:value="-7.6881" calcext:value-type="float">
            <text:p>-7,6881</text:p>
          </table:table-cell>
          <table:table-cell table:style-name="ce90" office:value-type="float" office:value="-167.4" calcext:value-type="float">
            <text:p>-167,4000</text:p>
          </table:table-cell>
          <table:table-cell table:style-name="ce90" table:formula="of:=([.H16]*8.23)/100" office:value-type="float" office:value="-13.77702" calcext:value-type="float">
            <text:p>-13,7770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6-Phospho-D-gluconate &lt;==&gt; D-Ribulose-5-phosphate + CO2</text:p>
          </table:table-cell>
          <table:table-cell table:style-name="ce89" office:value-type="string" calcext:value-type="string">
            <text:p>R01528</text:p>
          </table:table-cell>
          <table:table-cell table:style-name="ce89" office:value-type="string" calcext:value-type="string">
            <text:p>r_0889</text:p>
          </table:table-cell>
          <table:table-cell table:style-name="ce90" office:value-type="float" office:value="54.7" calcext:value-type="float">
            <text:p>54,7000</text:p>
          </table:table-cell>
          <table:table-cell table:style-name="ce90" table:formula="of:=([.D17]*1.56)/100" office:value-type="float" office:value="0.85332" calcext:value-type="float">
            <text:p>,8533</text:p>
          </table:table-cell>
          <table:table-cell table:style-name="ce90" office:value-type="float" office:value="29.6" calcext:value-type="float">
            <text:p>29,6000</text:p>
          </table:table-cell>
          <table:table-cell table:style-name="ce90" table:formula="of:=([.F17]*4.9)/100" office:value-type="float" office:value="1.4504" calcext:value-type="float">
            <text:p>1,4504</text:p>
          </table:table-cell>
          <table:table-cell table:style-name="ce90" office:value-type="float" office:value="15.1" calcext:value-type="float">
            <text:p>15,1000</text:p>
          </table:table-cell>
          <table:table-cell table:style-name="ce90" table:formula="of:=([.H17]*8.23)/100" office:value-type="float" office:value="1.24273" calcext:value-type="float">
            <text:p>1,2427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Sedoheptulose-7-phosphate + D-Glyceraldehyde-3-phosphate &lt;==&gt; D-Ribose-5-phosphate + D-Xylulose-5-phosphate</text:p>
          </table:table-cell>
          <table:table-cell table:style-name="ce89" office:value-type="string" calcext:value-type="string">
            <text:p>R01641</text:p>
          </table:table-cell>
          <table:table-cell table:style-name="ce89" office:value-type="string" calcext:value-type="string">
            <text:p>r_1049</text:p>
          </table:table-cell>
          <table:table-cell table:style-name="ce90" office:value-type="float" office:value="-18.7" calcext:value-type="float">
            <text:p>-18,7000</text:p>
          </table:table-cell>
          <table:table-cell table:style-name="ce90" table:formula="of:=([.D18]*1.56)/100" office:value-type="float" office:value="-0.29172" calcext:value-type="float">
            <text:p>-,2917</text:p>
          </table:table-cell>
          <table:table-cell table:style-name="ce90" office:value-type="float" office:value="-10.2" calcext:value-type="float">
            <text:p>-10,2000</text:p>
          </table:table-cell>
          <table:table-cell table:style-name="ce90" table:formula="of:=([.F18]*4.9)/100" office:value-type="float" office:value="-0.4998" calcext:value-type="float">
            <text:p>-,4998</text:p>
          </table:table-cell>
          <table:table-cell table:style-name="ce90" office:value-type="float" office:value="-5.3" calcext:value-type="float">
            <text:p>-5,3000</text:p>
          </table:table-cell>
          <table:table-cell table:style-name="ce90" table:formula="of:=([.H18]*8.23)/100" office:value-type="float" office:value="-0.43619" calcext:value-type="float">
            <text:p>-,4362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89" office:value-type="string" calcext:value-type="string">
            <text:p>R01827</text:p>
          </table:table-cell>
          <table:table-cell table:style-name="ce89" office:value-type="string" calcext:value-type="string">
            <text:p>r_1048</text:p>
          </table:table-cell>
          <table:table-cell table:style-name="ce90" office:value-type="float" office:value="18.7" calcext:value-type="float">
            <text:p>18,7000</text:p>
          </table:table-cell>
          <table:table-cell table:style-name="ce90" table:formula="of:=([.D19]*1.56)/100" office:value-type="float" office:value="0.29172" calcext:value-type="float">
            <text:p>,2917</text:p>
          </table:table-cell>
          <table:table-cell table:style-name="ce90" office:value-type="float" office:value="10.2" calcext:value-type="float">
            <text:p>10,2000</text:p>
          </table:table-cell>
          <table:table-cell table:style-name="ce90" table:formula="of:=([.F19]*4.9)/100" office:value-type="float" office:value="0.4998" calcext:value-type="float">
            <text:p>,4998</text:p>
          </table:table-cell>
          <table:table-cell table:style-name="ce90" office:value-type="float" office:value="5.3" calcext:value-type="float">
            <text:p>5,3000</text:p>
          </table:table-cell>
          <table:table-cell table:style-name="ce90" table:formula="of:=([.H19]*8.23)/100" office:value-type="float" office:value="0.43619" calcext:value-type="float">
            <text:p>,4362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D-Fructose-6-phosphate + D-Glyceraldehyde-3-phosphate &lt;==&gt; D-Erythrose-4-phosphate + D-Xylulose-5-phosphate</text:p>
          </table:table-cell>
          <table:table-cell table:style-name="ce89" office:value-type="string" calcext:value-type="string">
            <text:p>R01830</text:p>
          </table:table-cell>
          <table:table-cell table:style-name="ce89" office:value-type="string" calcext:value-type="string">
            <text:p>r_1050</text:p>
          </table:table-cell>
          <table:table-cell table:style-name="ce90" office:value-type="float" office:value="-16.3" calcext:value-type="float">
            <text:p>-16,3000</text:p>
          </table:table-cell>
          <table:table-cell table:style-name="ce90" table:formula="of:=([.D20]*1.56)/100" office:value-type="float" office:value="-0.25428" calcext:value-type="float">
            <text:p>-,2543</text:p>
          </table:table-cell>
          <table:table-cell table:style-name="ce90" office:value-type="float" office:value="-8.5" calcext:value-type="float">
            <text:p>-8,5000</text:p>
          </table:table-cell>
          <table:table-cell table:style-name="ce90" table:formula="of:=([.F20]*4.9)/100" office:value-type="float" office:value="-0.4165" calcext:value-type="float">
            <text:p>-,4165</text:p>
          </table:table-cell>
          <table:table-cell table:style-name="ce90" office:value-type="float" office:value="-3.8" calcext:value-type="float">
            <text:p>-3,8000</text:p>
          </table:table-cell>
          <table:table-cell table:style-name="ce90" table:formula="of:=([.H20]*8.23)/100" office:value-type="float" office:value="-0.31274" calcext:value-type="float">
            <text:p>-,3127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D-Glucose-6-phosphate &lt;==&gt; D-Glucono-1,5-lactone-6-phosphate</text:p>
          </table:table-cell>
          <table:table-cell table:style-name="ce89" office:value-type="string" calcext:value-type="string">
            <text:p>R02736</text:p>
          </table:table-cell>
          <table:table-cell table:style-name="ce89" office:value-type="string" calcext:value-type="string">
            <text:p>r_0466</text:p>
          </table:table-cell>
          <table:table-cell table:style-name="ce90" office:value-type="float" office:value="54.7" calcext:value-type="float">
            <text:p>54,7000</text:p>
          </table:table-cell>
          <table:table-cell table:style-name="ce90" table:formula="of:=([.D21]*1.56)/100" office:value-type="float" office:value="0.85332" calcext:value-type="float">
            <text:p>,8533</text:p>
          </table:table-cell>
          <table:table-cell table:style-name="ce90" office:value-type="float" office:value="29.6" calcext:value-type="float">
            <text:p>29,6000</text:p>
          </table:table-cell>
          <table:table-cell table:style-name="ce90" table:formula="of:=([.F21]*4.9)/100" office:value-type="float" office:value="1.4504" calcext:value-type="float">
            <text:p>1,4504</text:p>
          </table:table-cell>
          <table:table-cell table:style-name="ce90" office:value-type="float" office:value="15.1" calcext:value-type="float">
            <text:p>15,1000</text:p>
          </table:table-cell>
          <table:table-cell table:style-name="ce90" table:formula="of:=([.H21]*8.23)/100" office:value-type="float" office:value="1.24273" calcext:value-type="float">
            <text:p>1,2427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D-Glucose-6-phosphate &lt;==&gt; D-Fructose-6-phosphate</text:p>
          </table:table-cell>
          <table:table-cell table:style-name="ce89" office:value-type="string" calcext:value-type="string">
            <text:p>R02740</text:p>
          </table:table-cell>
          <table:table-cell table:style-name="ce89" office:value-type="string" calcext:value-type="string">
            <text:p>r_0467</text:p>
          </table:table-cell>
          <table:table-cell table:style-name="ce90" office:value-type="float" office:value="25.2" calcext:value-type="float">
            <text:p>25,2000</text:p>
          </table:table-cell>
          <table:table-cell table:style-name="ce90" table:formula="of:=([.D22]*1.56)/100" office:value-type="float" office:value="0.39312" calcext:value-type="float">
            <text:p>,3931</text:p>
          </table:table-cell>
          <table:table-cell table:style-name="ce90" office:value-type="float" office:value="60" calcext:value-type="float">
            <text:p>60,0000</text:p>
          </table:table-cell>
          <table:table-cell table:style-name="ce90" table:formula="of:=([.F22]*4.9)/100" office:value-type="float" office:value="2.94" calcext:value-type="float">
            <text:p>2,9400</text:p>
          </table:table-cell>
          <table:table-cell table:style-name="ce90" office:value-type="float" office:value="77.9" calcext:value-type="float">
            <text:p>77,9000</text:p>
          </table:table-cell>
          <table:table-cell table:style-name="ce90" table:formula="of:=([.H22]*8.23)/100" office:value-type="float" office:value="6.41117" calcext:value-type="float">
            <text:p>6,4112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D-Fructose-6-phosphate &lt;==&gt; D-Fructose-1,6-bisphosphate</text:p>
          </table:table-cell>
          <table:table-cell table:style-name="ce89" office:value-type="string" calcext:value-type="string">
            <text:p>R04779</text:p>
          </table:table-cell>
          <table:table-cell table:style-name="ce89" office:value-type="string" calcext:value-type="string">
            <text:p>r_0886</text:p>
          </table:table-cell>
          <table:table-cell table:style-name="ce90" office:value-type="float" office:value="60.2" calcext:value-type="float">
            <text:p>60,2000</text:p>
          </table:table-cell>
          <table:table-cell table:style-name="ce90" table:formula="of:=([.D23]*1.56)/100" office:value-type="float" office:value="0.93912" calcext:value-type="float">
            <text:p>,9391</text:p>
          </table:table-cell>
          <table:table-cell table:style-name="ce90" office:value-type="float" office:value="78.7" calcext:value-type="float">
            <text:p>78,7000</text:p>
          </table:table-cell>
          <table:table-cell table:style-name="ce90" table:formula="of:=([.F23]*4.9)/100" office:value-type="float" office:value="3.8563" calcext:value-type="float">
            <text:p>3,8563</text:p>
          </table:table-cell>
          <table:table-cell table:style-name="ce90" office:value-type="float" office:value="87.1" calcext:value-type="float">
            <text:p>87,1000</text:p>
          </table:table-cell>
          <table:table-cell table:style-name="ce90" table:formula="of:=([.H23]*8.23)/100" office:value-type="float" office:value="7.16833" calcext:value-type="float">
            <text:p>7,1683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Pyruvate &lt;==&gt; Acetaldehyde</text:p>
          </table:table-cell>
          <table:table-cell table:style-name="ce89" office:value-type="string" calcext:value-type="string">
            <text:p>R00750</text:p>
          </table:table-cell>
          <table:table-cell table:style-name="ce89" office:value-type="string" calcext:value-type="string">
            <text:p>r_0959</text:p>
          </table:table-cell>
          <table:table-cell table:style-name="ce90" office:value-type="float" office:value="73.3" calcext:value-type="float">
            <text:p>73,3000</text:p>
          </table:table-cell>
          <table:table-cell table:style-name="ce90" table:formula="of:=([.D24]*1.56)/100" office:value-type="float" office:value="1.14348" calcext:value-type="float">
            <text:p>1,1435</text:p>
          </table:table-cell>
          <table:table-cell table:style-name="ce90" office:value-type="float" office:value="82.9" calcext:value-type="float">
            <text:p>82,9000</text:p>
          </table:table-cell>
          <table:table-cell table:style-name="ce90" table:formula="of:=([.F24]*4.9)/100" office:value-type="float" office:value="4.0621" calcext:value-type="float">
            <text:p>4,0621</text:p>
          </table:table-cell>
          <table:table-cell table:style-name="ce90" office:value-type="float" office:value="123.5" calcext:value-type="float">
            <text:p>123,5000</text:p>
          </table:table-cell>
          <table:table-cell table:style-name="ce90" table:formula="of:=([.H24]*8.23)/100" office:value-type="float" office:value="10.16405" calcext:value-type="float">
            <text:p>10,1641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Acetaldehyde &lt;==&gt; Ethanol</text:p>
          </table:table-cell>
          <table:table-cell table:style-name="ce89" office:value-type="string" calcext:value-type="string">
            <text:p>R02679</text:p>
          </table:table-cell>
          <table:table-cell table:style-name="ce89" office:value-type="string" calcext:value-type="string">
            <text:p>r_2115</text:p>
          </table:table-cell>
          <table:table-cell table:number-columns-repeated="6" table:style-name="ce90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Acetaldehyde &lt;==&gt; Acetate</text:p>
          </table:table-cell>
          <table:table-cell table:style-name="ce89" office:value-type="string" calcext:value-type="string">
            <text:p>R00634</text:p>
          </table:table-cell>
          <table:table-cell table:style-name="ce89" office:value-type="string" calcext:value-type="string">
            <text:p>r_2116</text:p>
          </table:table-cell>
          <table:table-cell table:style-name="ce90" office:value-type="float" office:value="73.6" calcext:value-type="float">
            <text:p>73,6000</text:p>
          </table:table-cell>
          <table:table-cell table:style-name="ce90" table:formula="of:=([.D26]*1.56)/100" office:value-type="float" office:value="1.14816" calcext:value-type="float">
            <text:p>1,1482</text:p>
          </table:table-cell>
          <table:table-cell table:style-name="ce90" office:value-type="float" office:value="34.2" calcext:value-type="float">
            <text:p>34,2000</text:p>
          </table:table-cell>
          <table:table-cell table:style-name="ce90" table:formula="of:=([.F26]*4.9)/100" office:value-type="float" office:value="1.6758" calcext:value-type="float">
            <text:p>1,6758</text:p>
          </table:table-cell>
          <table:table-cell table:style-name="ce90" office:value-type="float" office:value="16.1" calcext:value-type="float">
            <text:p>16,1000</text:p>
          </table:table-cell>
          <table:table-cell table:style-name="ce90" table:formula="of:=([.H26]*8.23)/100" office:value-type="float" office:value="1.32503" calcext:value-type="float">
            <text:p>1,3250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Acetate &lt;==&gt; Acetyl-CoA</text:p>
          </table:table-cell>
          <table:table-cell table:style-name="ce89" office:value-type="string" calcext:value-type="string">
            <text:p>R00229</text:p>
          </table:table-cell>
          <table:table-cell table:style-name="ce89" office:value-type="string" calcext:value-type="string">
            <text:p>r_0112</text:p>
          </table:table-cell>
          <table:table-cell table:style-name="ce90" office:value-type="float" office:value="73.6" calcext:value-type="float">
            <text:p>73,6000</text:p>
          </table:table-cell>
          <table:table-cell table:style-name="ce90" table:formula="of:=([.D27]*1.56)/100" office:value-type="float" office:value="1.14816" calcext:value-type="float">
            <text:p>1,1482</text:p>
          </table:table-cell>
          <table:table-cell table:style-name="ce90" office:value-type="float" office:value="19.5" calcext:value-type="float">
            <text:p>19,5000</text:p>
          </table:table-cell>
          <table:table-cell table:style-name="ce90" table:formula="of:=([.F27]*4.9)/100" office:value-type="float" office:value="0.9555" calcext:value-type="float">
            <text:p>,9555</text:p>
          </table:table-cell>
          <table:table-cell table:style-name="ce90" office:value-type="float" office:value="11.1" calcext:value-type="float">
            <text:p>11,1000</text:p>
          </table:table-cell>
          <table:table-cell table:style-name="ce90" table:formula="of:=([.H27]*8.23)/100" office:value-type="float" office:value="0.91353" calcext:value-type="float">
            <text:p>,9135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Pyruvate + CO2 &lt;==&gt; Oxaloacetate</text:p>
          </table:table-cell>
          <table:table-cell table:style-name="ce89" office:value-type="string" calcext:value-type="string">
            <text:p>R00344</text:p>
          </table:table-cell>
          <table:table-cell table:style-name="ce89" office:value-type="string" calcext:value-type="string">
            <text:p>r_0958</text:p>
          </table:table-cell>
          <table:table-cell table:number-columns-repeated="6" table:style-name="ce90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(S)-Malate &lt;==&gt; Glyoxylate-cyt + Acetyl-CoA</text:p>
          </table:table-cell>
          <table:table-cell table:style-name="ce89" office:value-type="string" calcext:value-type="string">
            <text:p>R00472</text:p>
          </table:table-cell>
          <table:table-cell table:style-name="ce89" office:value-type="string" calcext:value-type="string">
            <text:p>r_0716</text:p>
          </table:table-cell>
          <table:table-cell table:number-columns-repeated="6" table:style-name="ce90" office:value-type="string" calcext:value-type="string">
            <text:p>X</text:p>
          </table:table-cell>
          <table:table-cell table:style-name="ce92" table:number-columns-repeated="2"/>
          <table:table-cell table:number-columns-repeated="1013"/>
        </table:table-row>
        <table:table-row table:style-name="ro1">
          <table:table-cell table:style-name="ce88" office:value-type="string" calcext:value-type="string">
            <text:p>Isocitrate-cyt &lt;==&gt; Succinate + Glyoxylate-cyt</text:p>
          </table:table-cell>
          <table:table-cell table:style-name="ce89" office:value-type="string" calcext:value-type="string">
            <text:p>R00479</text:p>
          </table:table-cell>
          <table:table-cell table:style-name="ce89" office:value-type="string" calcext:value-type="string">
            <text:p>r_0662</text:p>
          </table:table-cell>
          <table:table-cell table:number-columns-repeated="6" table:style-name="ce90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2-Phospho-D-glycerate &lt;==&gt; Phosphoenolpyruvate</text:p>
          </table:table-cell>
          <table:table-cell table:style-name="ce89" office:value-type="string" calcext:value-type="string">
            <text:p>R00658</text:p>
          </table:table-cell>
          <table:table-cell table:style-name="ce89" office:value-type="string" calcext:value-type="string">
            <text:p>r_0366</text:p>
          </table:table-cell>
          <table:table-cell table:style-name="ce90" office:value-type="float" office:value="128.7" calcext:value-type="float">
            <text:p>128,7000</text:p>
          </table:table-cell>
          <table:table-cell table:style-name="ce90" table:formula="of:=([.D31]*1.56)/100" office:value-type="float" office:value="2.00772" calcext:value-type="float">
            <text:p>2,0077</text:p>
          </table:table-cell>
          <table:table-cell table:style-name="ce90" office:value-type="float" office:value="156.9" calcext:value-type="float">
            <text:p>156,9000</text:p>
          </table:table-cell>
          <table:table-cell table:style-name="ce90" table:formula="of:=([.F31]*4.9)/100" office:value-type="float" office:value="7.6881" calcext:value-type="float">
            <text:p>7,6881</text:p>
          </table:table-cell>
          <table:table-cell table:style-name="ce90" office:value-type="float" office:value="167.4" calcext:value-type="float">
            <text:p>167,4000</text:p>
          </table:table-cell>
          <table:table-cell table:style-name="ce90" table:formula="of:=([.H31]*8.23)/100" office:value-type="float" office:value="13.77702" calcext:value-type="float">
            <text:p>13,7770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2-Oxoglutarate + CoA &lt;==&gt; Succinyl-CoA + CO2-mit</text:p>
          </table:table-cell>
          <table:table-cell table:style-name="ce89" office:value-type="string" calcext:value-type="string">
            <text:p>R08549</text:p>
          </table:table-cell>
          <table:table-cell table:style-name="ce89" office:value-type="string" calcext:value-type="string">
            <text:p>r_0832</text:p>
          </table:table-cell>
          <table:table-cell table:style-name="ce90" office:value-type="float" office:value="63.4" calcext:value-type="float">
            <text:p>63,4000</text:p>
          </table:table-cell>
          <table:table-cell table:style-name="ce90" table:formula="of:=([.D32]*1.56)/100" office:value-type="float" office:value="0.98904" calcext:value-type="float">
            <text:p>,9890</text:p>
          </table:table-cell>
          <table:table-cell table:style-name="ce90" office:value-type="float" office:value="47.2" calcext:value-type="float">
            <text:p>47,2000</text:p>
          </table:table-cell>
          <table:table-cell table:style-name="ce90" table:formula="of:=([.F32]*4.9)/100" office:value-type="float" office:value="2.3128" calcext:value-type="float">
            <text:p>2,3128</text:p>
          </table:table-cell>
          <table:table-cell table:style-name="ce90" office:value-type="float" office:value="16.8" calcext:value-type="float">
            <text:p>16,8000</text:p>
          </table:table-cell>
          <table:table-cell table:style-name="ce90" table:formula="of:=([.H32]*8.23)/100" office:value-type="float" office:value="1.38264" calcext:value-type="float">
            <text:p>1,3826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Oxaloacetate &lt;==&gt; Phosphoenolpyruvate + CO2</text:p>
          </table:table-cell>
          <table:table-cell table:style-name="ce89" office:value-type="string" calcext:value-type="string">
            <text:p>R00341</text:p>
          </table:table-cell>
          <table:table-cell table:style-name="ce89" office:value-type="string" calcext:value-type="string">
            <text:p>r_0884</text:p>
          </table:table-cell>
          <table:table-cell table:number-columns-repeated="6" table:style-name="ce90" office:value-type="string" calcext:value-type="string">
            <text:p>X</text:p>
          </table:table-cell>
          <table:table-cell table:style-name="ce93" table:number-columns-repeated="2"/>
          <table:table-cell table:number-columns-repeated="1013"/>
        </table:table-row>
        <table:table-row table:style-name="ro1">
          <table:table-cell table:style-name="ce88" office:value-type="string" calcext:value-type="string">
            <text:p>D-Glucono-1,5-lactone-6-phosphate &lt;==&gt; 6-Phospho-D-gluconate</text:p>
          </table:table-cell>
          <table:table-cell table:style-name="ce89" office:value-type="string" calcext:value-type="string">
            <text:p>R02035</text:p>
          </table:table-cell>
          <table:table-cell table:style-name="ce89" office:value-type="string" calcext:value-type="string">
            <text:p>r_0091</text:p>
          </table:table-cell>
          <table:table-cell table:style-name="ce90" office:value-type="float" office:value="54.7" calcext:value-type="float">
            <text:p>54,7000</text:p>
          </table:table-cell>
          <table:table-cell table:style-name="ce90" table:formula="of:=([.D34]*1.56)/100" office:value-type="float" office:value="0.85332" calcext:value-type="float">
            <text:p>,8533</text:p>
          </table:table-cell>
          <table:table-cell table:style-name="ce90" office:value-type="float" office:value="29.6" calcext:value-type="float">
            <text:p>29,6000</text:p>
          </table:table-cell>
          <table:table-cell table:style-name="ce90" table:formula="of:=([.F34]*4.9)/100" office:value-type="float" office:value="1.4504" calcext:value-type="float">
            <text:p>1,4504</text:p>
          </table:table-cell>
          <table:table-cell table:style-name="ce90" office:value-type="float" office:value="15.1" calcext:value-type="float">
            <text:p>15,1000</text:p>
          </table:table-cell>
          <table:table-cell table:style-name="ce90" table:formula="of:=([.H34]*8.23)/100" office:value-type="float" office:value="1.24273" calcext:value-type="float">
            <text:p>1,2427</text:p>
          </table:table-cell>
          <table:table-cell table:style-name="ce93" table:number-columns-repeated="2"/>
          <table:table-cell table:number-columns-repeated="1013"/>
        </table:table-row>
        <table:table-row table:style-name="ro1">
          <table:table-cell table:style-name="ce88" office:value-type="string" calcext:value-type="string">
            <text:p>D-Ribulose-5-phosphate &lt;==&gt; D-Xylulose-5-phosphate</text:p>
          </table:table-cell>
          <table:table-cell table:style-name="ce89" office:value-type="string" calcext:value-type="string">
            <text:p>R01529</text:p>
          </table:table-cell>
          <table:table-cell table:style-name="ce89" office:value-type="string" calcext:value-type="string">
            <text:p>r_0984</text:p>
          </table:table-cell>
          <table:table-cell table:number-columns-repeated="6" table:style-name="ce90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D-Ribose-5-phosphate &lt;==&gt; D-Ribulose-5-phosphate</text:p>
          </table:table-cell>
          <table:table-cell table:style-name="ce89" office:value-type="string" calcext:value-type="string">
            <text:p>R01056</text:p>
          </table:table-cell>
          <table:table-cell table:style-name="ce89" office:value-type="string" calcext:value-type="string">
            <text:p>r_0982</text:p>
          </table:table-cell>
          <table:table-cell table:number-columns-repeated="6" table:style-name="ce90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(S)-Malate-mit &lt;==&gt; Pyruvate + CO2</text:p>
          </table:table-cell>
          <table:table-cell table:style-name="ce89" office:value-type="string" calcext:value-type="string">
            <text:p>R00214</text:p>
          </table:table-cell>
          <table:table-cell table:style-name="ce89" office:value-type="string" calcext:value-type="string">
            <text:p>r_0718</text:p>
          </table:table-cell>
          <table:table-cell table:style-name="ce90" office:value-type="float" office:value="7.2" calcext:value-type="float">
            <text:p>7,2000</text:p>
          </table:table-cell>
          <table:table-cell table:style-name="ce90" table:formula="of:=([.D37]*1.56)/100" office:value-type="float" office:value="0.11232" calcext:value-type="float">
            <text:p>,1123</text:p>
          </table:table-cell>
          <table:table-cell table:style-name="ce90" office:value-type="float" office:value="14.5" calcext:value-type="float">
            <text:p>14,5000</text:p>
          </table:table-cell>
          <table:table-cell table:style-name="ce90" table:formula="of:=([.F37]*4.9)/100" office:value-type="float" office:value="0.7105" calcext:value-type="float">
            <text:p>,7105</text:p>
          </table:table-cell>
          <table:table-cell table:style-name="ce90" office:value-type="float" office:value="20.9" calcext:value-type="float">
            <text:p>20,9000</text:p>
          </table:table-cell>
          <table:table-cell table:style-name="ce90" table:formula="of:=([.H37]*8.23)/100" office:value-type="float" office:value="1.72007" calcext:value-type="float">
            <text:p>1,7201</text:p>
          </table:table-cell>
          <table:table-cell table:style-name="ce57" table:number-columns-repeated="2"/>
          <table:table-cell table:number-columns-repeated="1013"/>
        </table:table-row>
        <table:table-row table:style-name="ro1">
          <table:table-cell table:style-name="ce88" office:value-type="string" calcext:value-type="string">
            <text:p>Pyruvate + CO2 &lt;==&gt; Oxaloacetate</text:p>
          </table:table-cell>
          <table:table-cell table:style-name="ce89" office:value-type="string" calcext:value-type="string">
            <text:p>R00217</text:p>
          </table:table-cell>
          <table:table-cell table:style-name="ce89" office:value-type="string" calcext:value-type="string">
            <text:p>r_0958</text:p>
          </table:table-cell>
          <table:table-cell table:style-name="ce90" office:value-type="float" office:value="23.8" calcext:value-type="float">
            <text:p>23,8000</text:p>
          </table:table-cell>
          <table:table-cell table:style-name="ce90" table:formula="of:=([.D38]*1.56)/100" office:value-type="float" office:value="0.37128" calcext:value-type="float">
            <text:p>,3713</text:p>
          </table:table-cell>
          <table:table-cell table:style-name="ce90" office:value-type="float" office:value="27.4" calcext:value-type="float">
            <text:p>27,4000</text:p>
          </table:table-cell>
          <table:table-cell table:style-name="ce90" table:formula="of:=([.F38]*4.9)/100" office:value-type="float" office:value="1.3426" calcext:value-type="float">
            <text:p>1,3426</text:p>
          </table:table-cell>
          <table:table-cell table:style-name="ce90" office:value-type="float" office:value="31.4" calcext:value-type="float">
            <text:p>31,4000</text:p>
          </table:table-cell>
          <table:table-cell table:style-name="ce90" table:formula="of:=([.H38]*8.23)/100" office:value-type="float" office:value="2.58422" calcext:value-type="float">
            <text:p>2,5842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Pyruvate &lt;==&gt; Pyruvate-mit</text:p>
          </table:table-cell>
          <table:table-cell table:style-name="ce89" office:value-type="string" calcext:value-type="string">
            <text:p>transport</text:p>
          </table:table-cell>
          <table:table-cell table:style-name="ce89" office:value-type="string" calcext:value-type="string">
            <text:p>r_2034</text:p>
          </table:table-cell>
          <table:table-cell table:style-name="ce90" office:value-type="float" office:value="27" calcext:value-type="float">
            <text:p>27,0000</text:p>
          </table:table-cell>
          <table:table-cell table:style-name="ce90" table:formula="of:=([.D39]*1.56)/100" office:value-type="float" office:value="0.4212" calcext:value-type="float">
            <text:p>,4212</text:p>
          </table:table-cell>
          <table:table-cell table:style-name="ce90" office:value-type="float" office:value="42.8" calcext:value-type="float">
            <text:p>42,8000</text:p>
          </table:table-cell>
          <table:table-cell table:style-name="ce90" table:formula="of:=([.F39]*4.9)/100" office:value-type="float" office:value="2.0972" calcext:value-type="float">
            <text:p>2,0972</text:p>
          </table:table-cell>
          <table:table-cell table:style-name="ce90" office:value-type="float" office:value="9.7" calcext:value-type="float">
            <text:p>9,7000</text:p>
          </table:table-cell>
          <table:table-cell table:style-name="ce90" table:formula="of:=([.H39]*8.23)/100" office:value-type="float" office:value="0.79831" calcext:value-type="float">
            <text:p>,7983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Oxaloacetate &lt;==&gt; Oxaloacetate-mit</text:p>
          </table:table-cell>
          <table:table-cell table:style-name="ce89" office:value-type="string" calcext:value-type="string">
            <text:p>transport</text:p>
          </table:table-cell>
          <table:table-cell table:style-name="ce89" office:value-type="string" calcext:value-type="string">
            <text:p>r_1239</text:p>
          </table:table-cell>
          <table:table-cell table:style-name="ce90" office:value-type="float" office:value="16.8" calcext:value-type="float">
            <text:p>16,8000</text:p>
          </table:table-cell>
          <table:table-cell table:style-name="ce90" table:formula="of:=([.D40]*1.56)/100" office:value-type="float" office:value="0.26208" calcext:value-type="float">
            <text:p>,2621</text:p>
          </table:table-cell>
          <table:table-cell table:style-name="ce90" office:value-type="float" office:value="21.7" calcext:value-type="float">
            <text:p>21,7000</text:p>
          </table:table-cell>
          <table:table-cell table:style-name="ce90" table:formula="of:=([.F40]*4.9)/100" office:value-type="float" office:value="1.0633" calcext:value-type="float">
            <text:p>1,0633</text:p>
          </table:table-cell>
          <table:table-cell table:style-name="ce90" office:value-type="float" office:value="27.1" calcext:value-type="float">
            <text:p>27,1000</text:p>
          </table:table-cell>
          <table:table-cell table:style-name="ce90" table:formula="of:=([.H40]*8.23)/100" office:value-type="float" office:value="2.23033" calcext:value-type="float">
            <text:p>2,2303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54" table:number-columns-repeated="3"/>
          <table:table-cell/>
          <table:table-cell table:style-name="ce54"/>
          <table:table-cell/>
          <table:table-cell table:style-name="ce54"/>
          <table:table-cell table:number-columns-repeated="1016"/>
        </table:table-row>
        <table:table-row table:style-name="ro1">
          <table:table-cell table:style-name="ce88"/>
          <table:table-cell table:style-name="ce89" table:number-columns-repeated="3"/>
          <table:table-cell/>
          <table:table-cell table:style-name="ce89"/>
          <table:table-cell/>
          <table:table-cell table:style-name="ce89"/>
          <table:table-cell table:number-columns-repeated="1016"/>
        </table:table-row>
        <table:table-row table:style-name="ro1">
          <table:table-cell table:style-name="ce88"/>
          <table:table-cell table:style-name="ce89" table:number-columns-repeated="2"/>
          <table:table-cell table:style-name="ce91" table:number-columns-repeated="3"/>
          <table:table-cell/>
          <table:table-cell table:style-name="ce89"/>
          <table:table-cell table:number-columns-repeated="1016"/>
        </table:table-row>
        <table:table-row table:style-name="ro1" table:number-rows-repeated="2">
          <table:table-cell table:style-name="ce88"/>
          <table:table-cell table:style-name="ce89" table:number-columns-repeated="3"/>
          <table:table-cell/>
          <table:table-cell table:style-name="ce89"/>
          <table:table-cell/>
          <table:table-cell table:style-name="ce89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e_14" table:style-name="ta1">
        <table:table-column table:style-name="co45" table:default-cell-style-name="ce62"/>
        <table:table-column table:style-name="co46" table:default-cell-style-name="ce57"/>
        <table:table-column table:style-name="co47" table:default-cell-style-name="ce57"/>
        <table:table-column table:style-name="co48" table:default-cell-style-name="ce57"/>
        <table:table-column table:style-name="co49" table:default-cell-style-name="ce57"/>
        <table:table-column table:style-name="co50" table:default-cell-style-name="ce57"/>
        <table:table-column table:style-name="co46" table:default-cell-style-name="ce57"/>
        <table:table-column table:style-name="co34" table:default-cell-style-name="ce57"/>
        <table:table-column table:style-name="co51" table:default-cell-style-name="ce57"/>
        <table:table-column table:style-name="co52" table:default-cell-style-name="ce62"/>
        <table:table-column table:style-name="co53" table:default-cell-style-name="ce54"/>
        <table:table-column table:style-name="co50" table:default-cell-style-name="ce54"/>
        <table:table-column table:style-name="co46" table:default-cell-style-name="ce54"/>
        <table:table-column table:style-name="co50" table:default-cell-style-name="ce54"/>
        <table:table-column table:style-name="co46" table:default-cell-style-name="ce54"/>
        <table:table-column table:style-name="co11" table:number-columns-repeated="19" table:default-cell-style-name="ce54"/>
        <table:table-column table:style-name="co12" table:number-columns-repeated="990" table:default-cell-style-name="ce54"/>
        <table:table-row table:style-name="ro3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wild type rel flux</text:p>
          </table:table-cell>
          <table:table-cell table:style-name="ce54" office:value-type="string" calcext:value-type="string">
            <text:p>wild type exp flux</text:p>
          </table:table-cell>
          <table:table-cell office:value-type="string" calcext:value-type="string">
            <text:p>REG1 rel flux</text:p>
          </table:table-cell>
          <table:table-cell office:value-type="string" calcext:value-type="string">
            <text:p>REG1 exp flux</text:p>
          </table:table-cell>
          <table:table-cell office:value-type="string" calcext:value-type="string">
            <text:p>MIG1/MIG2 rel flux</text:p>
          </table:table-cell>
          <table:table-cell office:value-type="string" calcext:value-type="string">
            <text:p>MIG1/MIG2 exp flux</text:p>
          </table:table-cell>
          <table:table-cell table:style-name="ce57" office:value-type="string" calcext:value-type="string">
            <text:p>MIG1 rel flux</text:p>
          </table:table-cell>
          <table:table-cell table:style-name="ce57" office:value-type="string" calcext:value-type="string">
            <text:p>MIG1 exp flux</text:p>
          </table:table-cell>
          <table:table-cell table:style-name="ce57" office:value-type="string" calcext:value-type="string">
            <text:p>GRR1 rel flux</text:p>
          </table:table-cell>
          <table:table-cell table:style-name="ce57" office:value-type="string" calcext:value-type="string">
            <text:p>GRR1 exp flux</text:p>
          </table:table-cell>
          <table:table-cell table:style-name="ce57" office:value-type="string" calcext:value-type="string">
            <text:p>HXK2 rel flux</text:p>
          </table:table-cell>
          <table:table-cell table:style-name="ce57" office:value-type="string" calcext:value-type="string">
            <text:p>HXK2 exp flux</text:p>
          </table:table-cell>
          <table:table-cell table:style-name="ce65" table:number-columns-repeated="3"/>
          <table:table-cell table:number-columns-repeated="1006"/>
        </table:table-row>
        <table:table-row table:style-name="ro3">
          <table:table-cell table:style-name="ce53" office:value-type="string" calcext:value-type="string">
            <text:p>D-Glucose(ex) &lt;==&gt; D-Glucose-6-phosphate</text:p>
          </table:table-cell>
          <table:table-cell table:style-name="ce56" office:value-type="string" calcext:value-type="string">
            <text:p>R01786</text:p>
          </table:table-cell>
          <table:table-cell table:style-name="ce56" office:value-type="string" calcext:value-type="string">
            <text:p>r_0534</text:p>
          </table:table-cell>
          <table:table-cell table:style-name="ce94" office:value-type="float" office:value="100" calcext:value-type="float">
            <text:p>100,0000</text:p>
          </table:table-cell>
          <table:table-cell table:style-name="ce94" table:formula="of:=([.D2]*1.5)/100" office:value-type="float" office:value="1.5" calcext:value-type="float">
            <text:p>1,5000</text:p>
          </table:table-cell>
          <table:table-cell table:style-name="ce94" office:value-type="float" office:value="100" calcext:value-type="float">
            <text:p>100,0000</text:p>
          </table:table-cell>
          <table:table-cell table:style-name="ce94" table:formula="of:=([.F2]*1.5)/100" office:value-type="float" office:value="1.5" calcext:value-type="float">
            <text:p>1,5000</text:p>
          </table:table-cell>
          <table:table-cell table:style-name="ce94" office:value-type="float" office:value="100" calcext:value-type="float">
            <text:p>100,0000</text:p>
          </table:table-cell>
          <table:table-cell table:style-name="ce94" table:formula="of:=([.H2]*1.5)/100" office:value-type="float" office:value="1.5" calcext:value-type="float">
            <text:p>1,5000</text:p>
          </table:table-cell>
          <table:table-cell table:style-name="ce94" office:value-type="float" office:value="100" calcext:value-type="float">
            <text:p>100,0000</text:p>
          </table:table-cell>
          <table:table-cell table:style-name="ce94" table:formula="of:=([.J2]*1.5)/100" office:value-type="float" office:value="1.5" calcext:value-type="float">
            <text:p>1,5000</text:p>
          </table:table-cell>
          <table:table-cell table:style-name="ce94" office:value-type="float" office:value="100" calcext:value-type="float">
            <text:p>100,0000</text:p>
          </table:table-cell>
          <table:table-cell table:style-name="ce94" table:formula="of:=([.L2]*1.5)/100" office:value-type="float" office:value="1.5" calcext:value-type="float">
            <text:p>1,5000</text:p>
          </table:table-cell>
          <table:table-cell table:style-name="ce94" office:value-type="float" office:value="100" calcext:value-type="float">
            <text:p>100,0000</text:p>
          </table:table-cell>
          <table:table-cell table:style-name="ce94" table:formula="of:=([.N2]*1.5)/100" office:value-type="float" office:value="1.5" calcext:value-type="float">
            <text:p>1,5000</text:p>
          </table:table-cell>
          <table:table-cell table:number-columns-repeated="1009"/>
        </table:table-row>
        <table:table-row table:style-name="ro3">
          <table:table-cell table:style-name="ce53" office:value-type="string" calcext:value-type="string">
            <text:p>Pyruvate &lt;==&gt; Phosphoenolpyruvate</text:p>
          </table:table-cell>
          <table:table-cell table:style-name="ce56" office:value-type="string" calcext:value-type="string">
            <text:p>R00200</text:p>
          </table:table-cell>
          <table:table-cell table:style-name="ce56" office:value-type="string" calcext:value-type="string">
            <text:p>r_0962</text:p>
          </table:table-cell>
          <table:table-cell table:style-name="ce94" office:value-type="float" office:value="164.821428571429" calcext:value-type="float">
            <text:p>164,8214</text:p>
          </table:table-cell>
          <table:table-cell table:style-name="ce94" table:formula="of:=([.D3]*1.5)/100" office:value-type="float" office:value="2.47232142857144" calcext:value-type="float">
            <text:p>2,4723</text:p>
          </table:table-cell>
          <table:table-cell table:style-name="ce94" office:value-type="float" office:value="171.171171171171" calcext:value-type="float">
            <text:p>171,1712</text:p>
          </table:table-cell>
          <table:table-cell table:style-name="ce94" table:formula="of:=([.F3]*1.5)/100" office:value-type="float" office:value="2.56756756756757" calcext:value-type="float">
            <text:p>2,5676</text:p>
          </table:table-cell>
          <table:table-cell table:style-name="ce94" office:value-type="float" office:value="158.421052631579" calcext:value-type="float">
            <text:p>158,4211</text:p>
          </table:table-cell>
          <table:table-cell table:style-name="ce94" table:formula="of:=([.H3]*1.5)/100" office:value-type="float" office:value="2.37631578947368" calcext:value-type="float">
            <text:p>2,3763</text:p>
          </table:table-cell>
          <table:table-cell table:style-name="ce94" office:value-type="float" office:value="171.138211382114" calcext:value-type="float">
            <text:p>171,1382</text:p>
          </table:table-cell>
          <table:table-cell table:style-name="ce94" table:formula="of:=([.J3]*1.5)/100" office:value-type="float" office:value="2.56707317073171" calcext:value-type="float">
            <text:p>2,5671</text:p>
          </table:table-cell>
          <table:table-cell table:style-name="ce94" office:value-type="float" office:value="169.230769230769" calcext:value-type="float">
            <text:p>169,2308</text:p>
          </table:table-cell>
          <table:table-cell table:style-name="ce94" table:formula="of:=([.L3]*1.5)/100" office:value-type="float" office:value="2.53846153846153" calcext:value-type="float">
            <text:p>2,5385</text:p>
          </table:table-cell>
          <table:table-cell table:style-name="ce94" office:value-type="float" office:value="167.692307692308" calcext:value-type="float">
            <text:p>167,6923</text:p>
          </table:table-cell>
          <table:table-cell table:style-name="ce94" table:formula="of:=([.N3]*1.5)/100" office:value-type="float" office:value="2.51538461538462" calcext:value-type="float">
            <text:p>2,5154</text:p>
          </table:table-cell>
          <table:table-cell table:number-columns-repeated="1009"/>
        </table:table-row>
        <table:table-row table:style-name="ro3">
          <table:table-cell table:style-name="ce53" office:value-type="string" calcext:value-type="string">
            <text:p>Pyruvate-mit + CoA &lt;==&gt; Acetyl-CoA-mit + CO2-mit</text:p>
          </table:table-cell>
          <table:table-cell table:style-name="ce56" office:value-type="string" calcext:value-type="string">
            <text:p>R00209</text:p>
          </table:table-cell>
          <table:table-cell table:style-name="ce56" office:value-type="string" calcext:value-type="string">
            <text:p>r_0961</text:p>
          </table:table-cell>
          <table:table-cell table:style-name="ce94" office:value-type="float" office:value="2.23214285714286" calcext:value-type="float">
            <text:p>2,2321</text:p>
          </table:table-cell>
          <table:table-cell table:style-name="ce94" table:formula="of:=([.D4]*1.5)/100" office:value-type="float" office:value="0.0334821428571429" calcext:value-type="float">
            <text:p>0,0335</text:p>
          </table:table-cell>
          <table:table-cell table:style-name="ce94" office:value-type="float" office:value="3.87387387387387" calcext:value-type="float">
            <text:p>3,8739</text:p>
          </table:table-cell>
          <table:table-cell table:style-name="ce94" table:formula="of:=([.F4]*1.5)/100" office:value-type="float" office:value="0.0581081081081081" calcext:value-type="float">
            <text:p>0,0581</text:p>
          </table:table-cell>
          <table:table-cell table:style-name="ce94" office:value-type="float" office:value="0.657894736842105" calcext:value-type="float">
            <text:p>0,6579</text:p>
          </table:table-cell>
          <table:table-cell table:style-name="ce94" table:formula="of:=([.H4]*1.5)/100" office:value-type="float" office:value="0.00986842105263158" calcext:value-type="float">
            <text:p>0,0099</text:p>
          </table:table-cell>
          <table:table-cell table:style-name="ce94" office:value-type="float" office:value="0" calcext:value-type="float">
            <text:p>0,0000</text:p>
          </table:table-cell>
          <table:table-cell table:style-name="ce94" table:formula="of:=([.J4]*1.5)/100" office:value-type="float" office:value="0" calcext:value-type="float">
            <text:p>0,0000</text:p>
          </table:table-cell>
          <table:table-cell table:style-name="ce94" office:value-type="float" office:value="44.8076923076923" calcext:value-type="float">
            <text:p>44,8077</text:p>
          </table:table-cell>
          <table:table-cell table:style-name="ce94" table:formula="of:=([.L4]*1.5)/100" office:value-type="float" office:value="0.672115384615385" calcext:value-type="float">
            <text:p>0,6721</text:p>
          </table:table-cell>
          <table:table-cell table:style-name="ce94" office:value-type="float" office:value="47.6923076923077" calcext:value-type="float">
            <text:p>47,6923</text:p>
          </table:table-cell>
          <table:table-cell table:style-name="ce94" table:formula="of:=([.N4]*1.5)/100" office:value-type="float" office:value="0.715384615384616" calcext:value-type="float">
            <text:p>0,7154</text:p>
          </table:table-cell>
          <table:table-cell table:number-columns-repeated="1009"/>
        </table:table-row>
        <table:table-row table:style-name="ro3">
          <table:table-cell table:style-name="ce53" office:value-type="string" calcext:value-type="string">
            <text:p>Isocitrate &lt;==&gt; 2-Oxoglutarate + CO2-mit</text:p>
          </table:table-cell>
          <table:table-cell table:style-name="ce56" office:value-type="string" calcext:value-type="string">
            <text:p>R00267</text:p>
          </table:table-cell>
          <table:table-cell table:style-name="ce56" office:value-type="string" calcext:value-type="string">
            <text:p>r_2131</text:p>
          </table:table-cell>
          <table:table-cell table:style-name="ce94" office:value-type="float" office:value="3.83928571428571" calcext:value-type="float">
            <text:p>3,8393</text:p>
          </table:table-cell>
          <table:table-cell table:style-name="ce94" table:formula="of:=([.D5]*1.5)/100" office:value-type="float" office:value="0.0575892857142857" calcext:value-type="float">
            <text:p>0,0576</text:p>
          </table:table-cell>
          <table:table-cell table:style-name="ce94" office:value-type="float" office:value="4.86486486486487" calcext:value-type="float">
            <text:p>4,8649</text:p>
          </table:table-cell>
          <table:table-cell table:style-name="ce94" table:formula="of:=([.F5]*1.5)/100" office:value-type="float" office:value="0.0729729729729731" calcext:value-type="float">
            <text:p>0,0730</text:p>
          </table:table-cell>
          <table:table-cell table:style-name="ce94" office:value-type="float" office:value="2.76315789473684" calcext:value-type="float">
            <text:p>2,7632</text:p>
          </table:table-cell>
          <table:table-cell table:style-name="ce94" table:formula="of:=([.H5]*1.5)/100" office:value-type="float" office:value="0.0414473684210526" calcext:value-type="float">
            <text:p>0,0414</text:p>
          </table:table-cell>
          <table:table-cell table:style-name="ce94" office:value-type="float" office:value="2.68292682926829" calcext:value-type="float">
            <text:p>2,6829</text:p>
          </table:table-cell>
          <table:table-cell table:style-name="ce94" table:formula="of:=([.J5]*1.5)/100" office:value-type="float" office:value="0.0402439024390244" calcext:value-type="float">
            <text:p>0,0402</text:p>
          </table:table-cell>
          <table:table-cell table:style-name="ce94" office:value-type="float" office:value="43.8461538461538" calcext:value-type="float">
            <text:p>43,8462</text:p>
          </table:table-cell>
          <table:table-cell table:style-name="ce94" table:formula="of:=([.L5]*1.5)/100" office:value-type="float" office:value="0.657692307692307" calcext:value-type="float">
            <text:p>0,6577</text:p>
          </table:table-cell>
          <table:table-cell table:style-name="ce94" office:value-type="float" office:value="46.7307692307692" calcext:value-type="float">
            <text:p>46,7308</text:p>
          </table:table-cell>
          <table:table-cell table:style-name="ce94" table:formula="of:=([.N5]*1.5)/100" office:value-type="float" office:value="0.700961538461538" calcext:value-type="float">
            <text:p>0,7010</text:p>
          </table:table-cell>
          <table:table-cell table:number-columns-repeated="1009"/>
        </table:table-row>
        <table:table-row table:style-name="ro3">
          <table:table-cell table:style-name="ce53" office:value-type="string" calcext:value-type="string">
            <text:p>Citrate + CoA &lt;==&gt; Acetyl-CoA-mit + Oxaloacetate-mit</text:p>
          </table:table-cell>
          <table:table-cell table:style-name="ce56" office:value-type="string" calcext:value-type="string">
            <text:p>R00351</text:p>
          </table:table-cell>
          <table:table-cell table:style-name="ce56" office:value-type="string" calcext:value-type="string">
            <text:p>r_0300</text:p>
          </table:table-cell>
          <table:table-cell table:style-name="ce94" office:value-type="float" office:value="3.83928571428571" calcext:value-type="float">
            <text:p>3,8393</text:p>
          </table:table-cell>
          <table:table-cell table:style-name="ce94" table:formula="of:=([.D6]*1.5)/100" office:value-type="float" office:value="0.0575892857142857" calcext:value-type="float">
            <text:p>0,0576</text:p>
          </table:table-cell>
          <table:table-cell table:style-name="ce94" office:value-type="float" office:value="0" calcext:value-type="float">
            <text:p>0,0000</text:p>
          </table:table-cell>
          <table:table-cell table:style-name="ce94" table:formula="of:=([.F6]*1.5)/100" office:value-type="float" office:value="0" calcext:value-type="float">
            <text:p>0,0000</text:p>
          </table:table-cell>
          <table:table-cell table:style-name="ce94" office:value-type="float" office:value="0" calcext:value-type="float">
            <text:p>0,0000</text:p>
          </table:table-cell>
          <table:table-cell table:style-name="ce94" table:formula="of:=([.H6]*1.5)/100" office:value-type="float" office:value="0" calcext:value-type="float">
            <text:p>0,0000</text:p>
          </table:table-cell>
          <table:table-cell table:style-name="ce94" office:value-type="float" office:value="0" calcext:value-type="float">
            <text:p>0,0000</text:p>
          </table:table-cell>
          <table:table-cell table:style-name="ce94" table:formula="of:=([.J6]*1.5)/100" office:value-type="float" office:value="0" calcext:value-type="float">
            <text:p>0,0000</text:p>
          </table:table-cell>
          <table:table-cell table:style-name="ce94" office:value-type="float" office:value="0" calcext:value-type="float">
            <text:p>0,0000</text:p>
          </table:table-cell>
          <table:table-cell table:style-name="ce94" table:formula="of:=([.L6]*1.5)/100" office:value-type="float" office:value="0" calcext:value-type="float">
            <text:p>0,0000</text:p>
          </table:table-cell>
          <table:table-cell table:style-name="ce94" office:value-type="float" office:value="0" calcext:value-type="float">
            <text:p>0,0000</text:p>
          </table:table-cell>
          <table:table-cell table:style-name="ce94" table:formula="of:=([.N6]*1.5)/100" office:value-type="float" office:value="0" calcext:value-type="float">
            <text:p>0,0000</text:p>
          </table:table-cell>
          <table:table-cell table:number-columns-repeated="1009"/>
        </table:table-row>
        <table:table-row table:style-name="ro3">
          <table:table-cell table:style-name="ce53" office:value-type="string" calcext:value-type="string">
            <text:p>Succinate-mit + CoA &lt;==&gt; Succinyl-CoA</text:p>
          </table:table-cell>
          <table:table-cell table:style-name="ce56" office:value-type="string" calcext:value-type="string">
            <text:p>R00405</text:p>
          </table:table-cell>
          <table:table-cell table:style-name="ce56" office:value-type="string" calcext:value-type="string">
            <text:p>r_1022</text:p>
          </table:table-cell>
          <table:table-cell table:style-name="ce94" office:value-type="float" office:value="-0.982142857142857" calcext:value-type="float">
            <text:p>-0,9821</text:p>
          </table:table-cell>
          <table:table-cell table:style-name="ce94" table:formula="of:=([.D7]*1.5)/100" office:value-type="float" office:value="-0.0147321428571429" calcext:value-type="float">
            <text:p>-0,0147</text:p>
          </table:table-cell>
          <table:table-cell table:style-name="ce94" office:value-type="float" office:value="-1.89189189189189" calcext:value-type="float">
            <text:p>-1,8919</text:p>
          </table:table-cell>
          <table:table-cell table:style-name="ce94" table:formula="of:=([.F7]*1.5)/100" office:value-type="float" office:value="-0.0283783783783784" calcext:value-type="float">
            <text:p>-0,0284</text:p>
          </table:table-cell>
          <table:table-cell table:style-name="ce94" office:value-type="float" office:value="0" calcext:value-type="float">
            <text:p>0,0000</text:p>
          </table:table-cell>
          <table:table-cell table:style-name="ce94" table:formula="of:=([.H7]*1.5)/100" office:value-type="float" office:value="0" calcext:value-type="float">
            <text:p>0,0000</text:p>
          </table:table-cell>
          <table:table-cell table:style-name="ce94" office:value-type="float" office:value="0" calcext:value-type="float">
            <text:p>0,0000</text:p>
          </table:table-cell>
          <table:table-cell table:style-name="ce94" table:formula="of:=([.J7]*1.5)/100" office:value-type="float" office:value="0" calcext:value-type="float">
            <text:p>0,0000</text:p>
          </table:table-cell>
          <table:table-cell table:style-name="ce94" office:value-type="float" office:value="-40.1923076923077" calcext:value-type="float">
            <text:p>-40,1923</text:p>
          </table:table-cell>
          <table:table-cell table:style-name="ce94" table:formula="of:=([.L7]*1.5)/100" office:value-type="float" office:value="-0.602884615384615" calcext:value-type="float">
            <text:p>-0,6029</text:p>
          </table:table-cell>
          <table:table-cell table:style-name="ce94" office:value-type="float" office:value="-43.0769230769231" calcext:value-type="float">
            <text:p>-43,0769</text:p>
          </table:table-cell>
          <table:table-cell table:style-name="ce94" table:formula="of:=([.N7]*1.5)/100" office:value-type="float" office:value="-0.646153846153847" calcext:value-type="float">
            <text:p>-0,6462</text:p>
          </table:table-cell>
          <table:table-cell table:number-columns-repeated="1009"/>
        </table:table-row>
        <table:table-row table:style-name="ro3">
          <table:table-cell table:style-name="ce53" office:value-type="string" calcext:value-type="string">
            <text:p>Succinate-mit &lt;==&gt; Fumarate</text:p>
          </table:table-cell>
          <table:table-cell table:style-name="ce56" office:value-type="string" calcext:value-type="string">
            <text:p>R00402</text:p>
          </table:table-cell>
          <table:table-cell table:style-name="ce56" office:value-type="string" calcext:value-type="string">
            <text:p>r_0454</text:p>
          </table:table-cell>
          <table:table-cell table:style-name="ce94" office:value-type="float" office:value="0.982142857142857" calcext:value-type="float">
            <text:p>0,9821</text:p>
          </table:table-cell>
          <table:table-cell table:style-name="ce94" table:formula="of:=([.D8]*1.5)/100" office:value-type="float" office:value="0.0147321428571429" calcext:value-type="float">
            <text:p>0,0147</text:p>
          </table:table-cell>
          <table:table-cell table:style-name="ce94" office:value-type="float" office:value="1.89189189189189" calcext:value-type="float">
            <text:p>1,8919</text:p>
          </table:table-cell>
          <table:table-cell table:style-name="ce94" table:formula="of:=([.F8]*1.5)/100" office:value-type="float" office:value="0.0283783783783784" calcext:value-type="float">
            <text:p>0,0284</text:p>
          </table:table-cell>
          <table:table-cell table:style-name="ce94" office:value-type="float" office:value="0" calcext:value-type="float">
            <text:p>0,0000</text:p>
          </table:table-cell>
          <table:table-cell table:style-name="ce94" table:formula="of:=([.H8]*1.5)/100" office:value-type="float" office:value="0" calcext:value-type="float">
            <text:p>0,0000</text:p>
          </table:table-cell>
          <table:table-cell table:style-name="ce94" office:value-type="float" office:value="0" calcext:value-type="float">
            <text:p>0,0000</text:p>
          </table:table-cell>
          <table:table-cell table:style-name="ce94" table:formula="of:=([.J8]*1.5)/100" office:value-type="float" office:value="0" calcext:value-type="float">
            <text:p>0,0000</text:p>
          </table:table-cell>
          <table:table-cell table:style-name="ce94" office:value-type="float" office:value="40.1923076923077" calcext:value-type="float">
            <text:p>40,1923</text:p>
          </table:table-cell>
          <table:table-cell table:style-name="ce94" table:formula="of:=([.L8]*1.5)/100" office:value-type="float" office:value="0.602884615384615" calcext:value-type="float">
            <text:p>0,6029</text:p>
          </table:table-cell>
          <table:table-cell table:style-name="ce94" office:value-type="float" office:value="43.0769230769231" calcext:value-type="float">
            <text:p>43,0769</text:p>
          </table:table-cell>
          <table:table-cell table:style-name="ce94" table:formula="of:=([.N8]*1.5)/100" office:value-type="float" office:value="0.646153846153847" calcext:value-type="float">
            <text:p>0,6462</text:p>
          </table:table-cell>
          <table:table-cell table:number-columns-repeated="1009"/>
        </table:table-row>
        <table:table-row table:style-name="ro3">
          <table:table-cell table:style-name="ce53" office:value-type="string" calcext:value-type="string">
            <text:p>D-Glyceraldehyde-3-phosphate &lt;==&gt; Glycerone-phosphate</text:p>
          </table:table-cell>
          <table:table-cell table:style-name="ce56" office:value-type="string" calcext:value-type="string">
            <text:p>R01015</text:p>
          </table:table-cell>
          <table:table-cell table:style-name="ce56" office:value-type="string" calcext:value-type="string">
            <text:p>r_1054</text:p>
          </table:table-cell>
          <table:table-cell table:style-name="ce94" office:value-type="float" office:value="-88.3035714285714" calcext:value-type="float">
            <text:p>-88,3036</text:p>
          </table:table-cell>
          <table:table-cell table:style-name="ce94" table:formula="of:=([.D9]*1.5)/100" office:value-type="float" office:value="-1.32455357142857" calcext:value-type="float">
            <text:p>-1,3246</text:p>
          </table:table-cell>
          <table:table-cell table:style-name="ce94" office:value-type="float" office:value="-88.5585585585586" calcext:value-type="float">
            <text:p>-88,5586</text:p>
          </table:table-cell>
          <table:table-cell table:style-name="ce94" table:formula="of:=([.F9]*1.5)/100" office:value-type="float" office:value="-1.32837837837838" calcext:value-type="float">
            <text:p>-1,3284</text:p>
          </table:table-cell>
          <table:table-cell table:style-name="ce94" office:value-type="float" office:value="-88.0263157894737" calcext:value-type="float">
            <text:p>-88,0263</text:p>
          </table:table-cell>
          <table:table-cell table:style-name="ce94" table:formula="of:=([.H9]*1.5)/100" office:value-type="float" office:value="-1.32039473684211" calcext:value-type="float">
            <text:p>-1,3204</text:p>
          </table:table-cell>
          <table:table-cell table:style-name="ce94" office:value-type="float" office:value="-89.1869918699187" calcext:value-type="float">
            <text:p>-89,1870</text:p>
          </table:table-cell>
          <table:table-cell table:style-name="ce94" table:formula="of:=([.J9]*1.5)/100" office:value-type="float" office:value="-1.33780487804878" calcext:value-type="float">
            <text:p>-1,3378</text:p>
          </table:table-cell>
          <table:table-cell table:style-name="ce94" office:value-type="float" office:value="-86.9230769230769" calcext:value-type="float">
            <text:p>-86,9231</text:p>
          </table:table-cell>
          <table:table-cell table:style-name="ce94" table:formula="of:=([.L9]*1.5)/100" office:value-type="float" office:value="-1.30384615384615" calcext:value-type="float">
            <text:p>-1,3038</text:p>
          </table:table-cell>
          <table:table-cell table:style-name="ce94" office:value-type="float" office:value="-85.1923076923077" calcext:value-type="float">
            <text:p>-85,1923</text:p>
          </table:table-cell>
          <table:table-cell table:style-name="ce94" table:formula="of:=([.N9]*1.5)/100" office:value-type="float" office:value="-1.27788461538462" calcext:value-type="float">
            <text:p>-1,2779</text:p>
          </table:table-cell>
          <table:table-cell table:number-columns-repeated="1009"/>
        </table:table-row>
        <table:table-row table:style-name="ro3">
          <table:table-cell table:style-name="ce53" office:value-type="string" calcext:value-type="string">
            <text:p>D-Glyceraldehyde-3-phosphate &lt;==&gt; 3-Phospho-D-glyceroyl-phosphate</text:p>
          </table:table-cell>
          <table:table-cell table:style-name="ce56" office:value-type="string" calcext:value-type="string">
            <text:p>R01061</text:p>
          </table:table-cell>
          <table:table-cell table:style-name="ce56" office:value-type="string" calcext:value-type="string">
            <text:p>r_0486</text:p>
          </table:table-cell>
          <table:table-cell table:style-name="ce94" office:value-type="float" office:value="166.25" calcext:value-type="float">
            <text:p>166,2500</text:p>
          </table:table-cell>
          <table:table-cell table:style-name="ce94" table:formula="of:=([.D10]*1.5)/100" office:value-type="float" office:value="2.49375" calcext:value-type="float">
            <text:p>2,4938</text:p>
          </table:table-cell>
          <table:table-cell table:style-name="ce94" office:value-type="float" office:value="172.702702702703" calcext:value-type="float">
            <text:p>172,7027</text:p>
          </table:table-cell>
          <table:table-cell table:style-name="ce94" table:formula="of:=([.F10]*1.5)/100" office:value-type="float" office:value="2.59054054054054" calcext:value-type="float">
            <text:p>2,5905</text:p>
          </table:table-cell>
          <table:table-cell table:style-name="ce94" office:value-type="float" office:value="159.868421052632" calcext:value-type="float">
            <text:p>159,8684</text:p>
          </table:table-cell>
          <table:table-cell table:style-name="ce94" table:formula="of:=([.H10]*1.5)/100" office:value-type="float" office:value="2.39802631578948" calcext:value-type="float">
            <text:p>2,3980</text:p>
          </table:table-cell>
          <table:table-cell table:style-name="ce94" office:value-type="float" office:value="172.520325203252" calcext:value-type="float">
            <text:p>172,5203</text:p>
          </table:table-cell>
          <table:table-cell table:style-name="ce94" table:formula="of:=([.J10]*1.5)/100" office:value-type="float" office:value="2.58780487804878" calcext:value-type="float">
            <text:p>2,5878</text:p>
          </table:table-cell>
          <table:table-cell table:style-name="ce94" office:value-type="float" office:value="170.961538461538" calcext:value-type="float">
            <text:p>170,9615</text:p>
          </table:table-cell>
          <table:table-cell table:style-name="ce94" table:formula="of:=([.L10]*1.5)/100" office:value-type="float" office:value="2.56442307692307" calcext:value-type="float">
            <text:p>2,5644</text:p>
          </table:table-cell>
          <table:table-cell table:style-name="ce94" office:value-type="float" office:value="169.423076923077" calcext:value-type="float">
            <text:p>169,4231</text:p>
          </table:table-cell>
          <table:table-cell table:style-name="ce94" table:formula="of:=([.N10]*1.5)/100" office:value-type="float" office:value="2.54134615384615" calcext:value-type="float">
            <text:p>2,5413</text:p>
          </table:table-cell>
          <table:table-cell table:number-columns-repeated="1009"/>
        </table:table-row>
        <table:table-row table:style-name="ro3">
          <table:table-cell table:style-name="ce53" office:value-type="string" calcext:value-type="string">
            <text:p>D-Fructose-1,6-bisphosphate &lt;==&gt; Glycerone-phosphate + D-Glyceraldehyde-3-phosphate</text:p>
          </table:table-cell>
          <table:table-cell table:style-name="ce56" office:value-type="string" calcext:value-type="string">
            <text:p>R01070</text:p>
          </table:table-cell>
          <table:table-cell table:style-name="ce56" office:value-type="string" calcext:value-type="string">
            <text:p>r_0450</text:p>
          </table:table-cell>
          <table:table-cell table:style-name="ce94" office:value-type="float" office:value="88.3035714285714" calcext:value-type="float">
            <text:p>88,3036</text:p>
          </table:table-cell>
          <table:table-cell table:style-name="ce94" table:formula="of:=([.D11]*1.5)/100" office:value-type="float" office:value="1.32455357142857" calcext:value-type="float">
            <text:p>1,3246</text:p>
          </table:table-cell>
          <table:table-cell table:style-name="ce94" office:value-type="float" office:value="88.5585585585586" calcext:value-type="float">
            <text:p>88,5586</text:p>
          </table:table-cell>
          <table:table-cell table:style-name="ce94" table:formula="of:=([.F11]*1.5)/100" office:value-type="float" office:value="1.32837837837838" calcext:value-type="float">
            <text:p>1,3284</text:p>
          </table:table-cell>
          <table:table-cell table:style-name="ce94" office:value-type="float" office:value="88.0263157894737" calcext:value-type="float">
            <text:p>88,0263</text:p>
          </table:table-cell>
          <table:table-cell table:style-name="ce94" table:formula="of:=([.H11]*1.5)/100" office:value-type="float" office:value="1.32039473684211" calcext:value-type="float">
            <text:p>1,3204</text:p>
          </table:table-cell>
          <table:table-cell table:style-name="ce94" office:value-type="float" office:value="89.1869918699187" calcext:value-type="float">
            <text:p>89,1870</text:p>
          </table:table-cell>
          <table:table-cell table:style-name="ce94" table:formula="of:=([.J11]*1.5)/100" office:value-type="float" office:value="1.33780487804878" calcext:value-type="float">
            <text:p>1,3378</text:p>
          </table:table-cell>
          <table:table-cell table:style-name="ce94" office:value-type="float" office:value="86.9230769230769" calcext:value-type="float">
            <text:p>86,9231</text:p>
          </table:table-cell>
          <table:table-cell table:style-name="ce94" table:formula="of:=([.L11]*1.5)/100" office:value-type="float" office:value="1.30384615384615" calcext:value-type="float">
            <text:p>1,3038</text:p>
          </table:table-cell>
          <table:table-cell table:style-name="ce94" office:value-type="float" office:value="85.1923076923077" calcext:value-type="float">
            <text:p>85,1923</text:p>
          </table:table-cell>
          <table:table-cell table:style-name="ce94" table:formula="of:=([.N11]*1.5)/100" office:value-type="float" office:value="1.27788461538462" calcext:value-type="float">
            <text:p>1,2779</text:p>
          </table:table-cell>
          <table:table-cell table:number-columns-repeated="1009"/>
        </table:table-row>
        <table:table-row table:style-name="ro3">
          <table:table-cell table:style-name="ce53" office:value-type="string" calcext:value-type="string">
            <text:p>(S)-Malate-mit &lt;==&gt; Fumarate</text:p>
          </table:table-cell>
          <table:table-cell table:style-name="ce56" office:value-type="string" calcext:value-type="string">
            <text:p>R01082</text:p>
          </table:table-cell>
          <table:table-cell table:style-name="ce56" office:value-type="string" calcext:value-type="string">
            <text:p>r_0452</text:p>
          </table:table-cell>
          <table:table-cell table:style-name="ce94" office:value-type="float" office:value="-0.982142857142857" calcext:value-type="float">
            <text:p>-0,9821</text:p>
          </table:table-cell>
          <table:table-cell table:style-name="ce94" table:formula="of:=([.D12]*1.5)/100" office:value-type="float" office:value="-0.0147321428571429" calcext:value-type="float">
            <text:p>-0,0147</text:p>
          </table:table-cell>
          <table:table-cell table:style-name="ce94" office:value-type="float" office:value="-1.89189189189189" calcext:value-type="float">
            <text:p>-1,8919</text:p>
          </table:table-cell>
          <table:table-cell table:style-name="ce94" table:formula="of:=([.F12]*1.5)/100" office:value-type="float" office:value="-0.0283783783783784" calcext:value-type="float">
            <text:p>-0,0284</text:p>
          </table:table-cell>
          <table:table-cell table:style-name="ce94" office:value-type="float" office:value="0" calcext:value-type="float">
            <text:p>0,0000</text:p>
          </table:table-cell>
          <table:table-cell table:style-name="ce94" table:formula="of:=([.H12]*1.5)/100" office:value-type="float" office:value="0" calcext:value-type="float">
            <text:p>0,0000</text:p>
          </table:table-cell>
          <table:table-cell table:style-name="ce94" office:value-type="float" office:value="0" calcext:value-type="float">
            <text:p>0,0000</text:p>
          </table:table-cell>
          <table:table-cell table:style-name="ce94" table:formula="of:=([.J12]*1.5)/100" office:value-type="float" office:value="0" calcext:value-type="float">
            <text:p>0,0000</text:p>
          </table:table-cell>
          <table:table-cell table:style-name="ce94" office:value-type="float" office:value="-40.1923076923077" calcext:value-type="float">
            <text:p>-40,1923</text:p>
          </table:table-cell>
          <table:table-cell table:style-name="ce94" table:formula="of:=([.L12]*1.5)/100" office:value-type="float" office:value="-0.602884615384615" calcext:value-type="float">
            <text:p>-0,6029</text:p>
          </table:table-cell>
          <table:table-cell table:style-name="ce94" office:value-type="float" office:value="-43.0769230769231" calcext:value-type="float">
            <text:p>-43,0769</text:p>
          </table:table-cell>
          <table:table-cell table:style-name="ce94" table:formula="of:=([.N12]*1.5)/100" office:value-type="float" office:value="-0.646153846153847" calcext:value-type="float">
            <text:p>-0,6462</text:p>
          </table:table-cell>
          <table:table-cell table:number-columns-repeated="1009"/>
        </table:table-row>
        <table:table-row table:style-name="ro3">
          <table:table-cell table:style-name="ce53" office:value-type="string" calcext:value-type="string">
            <text:p>Citrate &lt;==&gt; Isocitrate</text:p>
          </table:table-cell>
          <table:table-cell table:style-name="ce56" office:value-type="string" calcext:value-type="string">
            <text:p>R01324</text:p>
          </table:table-cell>
          <table:table-cell table:style-name="ce56" office:value-type="string" calcext:value-type="string">
            <text:p>r_0302</text:p>
          </table:table-cell>
          <table:table-cell table:style-name="ce94" office:value-type="float" office:value="3.83928571428571" calcext:value-type="float">
            <text:p>3,8393</text:p>
          </table:table-cell>
          <table:table-cell table:style-name="ce94" table:formula="of:=([.D13]*1.5)/100" office:value-type="float" office:value="0.0575892857142857" calcext:value-type="float">
            <text:p>0,0576</text:p>
          </table:table-cell>
          <table:table-cell table:style-name="ce94" office:value-type="float" office:value="4.86486486486487" calcext:value-type="float">
            <text:p>4,8649</text:p>
          </table:table-cell>
          <table:table-cell table:style-name="ce94" table:formula="of:=([.F13]*1.5)/100" office:value-type="float" office:value="0.0729729729729731" calcext:value-type="float">
            <text:p>0,0730</text:p>
          </table:table-cell>
          <table:table-cell table:style-name="ce94" office:value-type="float" office:value="2.76315789473684" calcext:value-type="float">
            <text:p>2,7632</text:p>
          </table:table-cell>
          <table:table-cell table:style-name="ce94" table:formula="of:=([.H13]*1.5)/100" office:value-type="float" office:value="0.0414473684210526" calcext:value-type="float">
            <text:p>0,0414</text:p>
          </table:table-cell>
          <table:table-cell table:style-name="ce94" office:value-type="float" office:value="2.68292682926829" calcext:value-type="float">
            <text:p>2,6829</text:p>
          </table:table-cell>
          <table:table-cell table:style-name="ce94" table:formula="of:=([.J13]*1.5)/100" office:value-type="float" office:value="0.0402439024390244" calcext:value-type="float">
            <text:p>0,0402</text:p>
          </table:table-cell>
          <table:table-cell table:style-name="ce94" office:value-type="float" office:value="43.8461538461538" calcext:value-type="float">
            <text:p>43,8462</text:p>
          </table:table-cell>
          <table:table-cell table:style-name="ce94" table:formula="of:=([.L13]*1.5)/100" office:value-type="float" office:value="0.657692307692307" calcext:value-type="float">
            <text:p>0,6577</text:p>
          </table:table-cell>
          <table:table-cell table:style-name="ce94" office:value-type="float" office:value="46.7307692307692" calcext:value-type="float">
            <text:p>46,7308</text:p>
          </table:table-cell>
          <table:table-cell table:style-name="ce94" table:formula="of:=([.N13]*1.5)/100" office:value-type="float" office:value="0.700961538461538" calcext:value-type="float">
            <text:p>0,7010</text:p>
          </table:table-cell>
          <table:table-cell table:number-columns-repeated="1009"/>
        </table:table-row>
        <table:table-row table:style-name="ro3">
          <table:table-cell table:style-name="ce53" office:value-type="string" calcext:value-type="string">
            <text:p>3-Phospho-D-glycerate &lt;==&gt; 3-Phospho-D-glyceroyl-phosphate</text:p>
          </table:table-cell>
          <table:table-cell table:style-name="ce56" office:value-type="string" calcext:value-type="string">
            <text:p>R01512</text:p>
          </table:table-cell>
          <table:table-cell table:style-name="ce56" office:value-type="string" calcext:value-type="string">
            <text:p>r_0892</text:p>
          </table:table-cell>
          <table:table-cell table:style-name="ce94" office:value-type="float" office:value="-166.25" calcext:value-type="float">
            <text:p>-166,2500</text:p>
          </table:table-cell>
          <table:table-cell table:style-name="ce94" table:formula="of:=([.D14]*1.5)/100" office:value-type="float" office:value="-2.49375" calcext:value-type="float">
            <text:p>-2,4938</text:p>
          </table:table-cell>
          <table:table-cell table:style-name="ce94" office:value-type="float" office:value="-172.702702702703" calcext:value-type="float">
            <text:p>-172,7027</text:p>
          </table:table-cell>
          <table:table-cell table:style-name="ce94" table:formula="of:=([.F14]*1.5)/100" office:value-type="float" office:value="-2.59054054054054" calcext:value-type="float">
            <text:p>-2,5905</text:p>
          </table:table-cell>
          <table:table-cell table:style-name="ce94" office:value-type="float" office:value="-159.868421052632" calcext:value-type="float">
            <text:p>-159,8684</text:p>
          </table:table-cell>
          <table:table-cell table:style-name="ce94" table:formula="of:=([.H14]*1.5)/100" office:value-type="float" office:value="-2.39802631578948" calcext:value-type="float">
            <text:p>-2,3980</text:p>
          </table:table-cell>
          <table:table-cell table:style-name="ce94" office:value-type="float" office:value="-172.520325203252" calcext:value-type="float">
            <text:p>-172,5203</text:p>
          </table:table-cell>
          <table:table-cell table:style-name="ce94" table:formula="of:=([.J14]*1.5)/100" office:value-type="float" office:value="-2.58780487804878" calcext:value-type="float">
            <text:p>-2,5878</text:p>
          </table:table-cell>
          <table:table-cell table:style-name="ce94" office:value-type="float" office:value="-170.961538461538" calcext:value-type="float">
            <text:p>-170,9615</text:p>
          </table:table-cell>
          <table:table-cell table:style-name="ce94" table:formula="of:=([.L14]*1.5)/100" office:value-type="float" office:value="-2.56442307692307" calcext:value-type="float">
            <text:p>-2,5644</text:p>
          </table:table-cell>
          <table:table-cell table:style-name="ce94" office:value-type="float" office:value="-169.423076923077" calcext:value-type="float">
            <text:p>-169,4231</text:p>
          </table:table-cell>
          <table:table-cell table:style-name="ce94" table:formula="of:=([.N14]*1.5)/100" office:value-type="float" office:value="-2.54134615384615" calcext:value-type="float">
            <text:p>-2,5413</text:p>
          </table:table-cell>
          <table:table-cell table:number-columns-repeated="1009"/>
        </table:table-row>
        <table:table-row table:style-name="ro3">
          <table:table-cell table:style-name="ce53" office:value-type="string" calcext:value-type="string">
            <text:p>2-Phospho-D-glycerate &lt;==&gt; 3-Phospho-D-glycerate</text:p>
          </table:table-cell>
          <table:table-cell table:style-name="ce56" office:value-type="string" calcext:value-type="string">
            <text:p>R01518</text:p>
          </table:table-cell>
          <table:table-cell table:style-name="ce56" office:value-type="string" calcext:value-type="string">
            <text:p>r_0893</text:p>
          </table:table-cell>
          <table:table-cell table:style-name="ce94" office:value-type="float" office:value="-166.25" calcext:value-type="float">
            <text:p>-166,2500</text:p>
          </table:table-cell>
          <table:table-cell table:style-name="ce94" table:formula="of:=([.D15]*1.5)/100" office:value-type="float" office:value="-2.49375" calcext:value-type="float">
            <text:p>-2,4938</text:p>
          </table:table-cell>
          <table:table-cell table:style-name="ce94" office:value-type="float" office:value="-172.702702702703" calcext:value-type="float">
            <text:p>-172,7027</text:p>
          </table:table-cell>
          <table:table-cell table:style-name="ce94" table:formula="of:=([.F15]*1.5)/100" office:value-type="float" office:value="-2.59054054054054" calcext:value-type="float">
            <text:p>-2,5905</text:p>
          </table:table-cell>
          <table:table-cell table:style-name="ce94" office:value-type="float" office:value="-159.868421052632" calcext:value-type="float">
            <text:p>-159,8684</text:p>
          </table:table-cell>
          <table:table-cell table:style-name="ce94" table:formula="of:=([.H15]*1.5)/100" office:value-type="float" office:value="-2.39802631578948" calcext:value-type="float">
            <text:p>-2,3980</text:p>
          </table:table-cell>
          <table:table-cell table:style-name="ce94" office:value-type="float" office:value="-172.520325203252" calcext:value-type="float">
            <text:p>-172,5203</text:p>
          </table:table-cell>
          <table:table-cell table:style-name="ce94" table:formula="of:=([.J15]*1.5)/100" office:value-type="float" office:value="-2.58780487804878" calcext:value-type="float">
            <text:p>-2,5878</text:p>
          </table:table-cell>
          <table:table-cell table:style-name="ce94" office:value-type="float" office:value="-170.961538461538" calcext:value-type="float">
            <text:p>-170,9615</text:p>
          </table:table-cell>
          <table:table-cell table:style-name="ce94" table:formula="of:=([.L15]*1.5)/100" office:value-type="float" office:value="-2.56442307692307" calcext:value-type="float">
            <text:p>-2,5644</text:p>
          </table:table-cell>
          <table:table-cell table:style-name="ce94" office:value-type="float" office:value="-169.423076923077" calcext:value-type="float">
            <text:p>-169,4231</text:p>
          </table:table-cell>
          <table:table-cell table:style-name="ce94" table:formula="of:=([.N15]*1.5)/100" office:value-type="float" office:value="-2.54134615384615" calcext:value-type="float">
            <text:p>-2,5413</text:p>
          </table:table-cell>
          <table:table-cell table:number-columns-repeated="1009"/>
        </table:table-row>
        <table:table-row table:style-name="ro3">
          <table:table-cell table:style-name="ce53" office:value-type="string" calcext:value-type="string">
            <text:p>6-Phospho-D-gluconate &lt;==&gt; D-Ribulose-5-phosphate + CO2</text:p>
          </table:table-cell>
          <table:table-cell table:style-name="ce56" office:value-type="string" calcext:value-type="string">
            <text:p>R01528</text:p>
          </table:table-cell>
          <table:table-cell table:style-name="ce56" office:value-type="string" calcext:value-type="string">
            <text:p>r_0889</text:p>
          </table:table-cell>
          <table:table-cell table:style-name="ce94" office:value-type="float" office:value="21.5178571428571" calcext:value-type="float">
            <text:p>21,5179</text:p>
          </table:table-cell>
          <table:table-cell table:style-name="ce94" table:formula="of:=([.D16]*1.5)/100" office:value-type="float" office:value="0.322767857142856" calcext:value-type="float">
            <text:p>0,3228</text:p>
          </table:table-cell>
          <table:table-cell table:style-name="ce94" office:value-type="float" office:value="20.6306306306306" calcext:value-type="float">
            <text:p>20,6306</text:p>
          </table:table-cell>
          <table:table-cell table:style-name="ce94" table:formula="of:=([.F16]*1.5)/100" office:value-type="float" office:value="0.309459459459459" calcext:value-type="float">
            <text:p>0,3095</text:p>
          </table:table-cell>
          <table:table-cell table:style-name="ce94" office:value-type="float" office:value="22.3684210526316" calcext:value-type="float">
            <text:p>22,3684</text:p>
          </table:table-cell>
          <table:table-cell table:style-name="ce94" table:formula="of:=([.H16]*1.5)/100" office:value-type="float" office:value="0.335526315789474" calcext:value-type="float">
            <text:p>0,3355</text:p>
          </table:table-cell>
          <table:table-cell table:style-name="ce94" office:value-type="float" office:value="19.5121951219512" calcext:value-type="float">
            <text:p>19,5122</text:p>
          </table:table-cell>
          <table:table-cell table:style-name="ce94" table:formula="of:=([.J16]*1.5)/100" office:value-type="float" office:value="0.292682926829268" calcext:value-type="float">
            <text:p>0,2927</text:p>
          </table:table-cell>
          <table:table-cell table:style-name="ce94" office:value-type="float" office:value="22.6923076923077" calcext:value-type="float">
            <text:p>22,6923</text:p>
          </table:table-cell>
          <table:table-cell table:style-name="ce94" table:formula="of:=([.L16]*1.5)/100" office:value-type="float" office:value="0.340384615384615" calcext:value-type="float">
            <text:p>0,3404</text:p>
          </table:table-cell>
          <table:table-cell table:style-name="ce94" office:value-type="float" office:value="27.5" calcext:value-type="float">
            <text:p>27,5000</text:p>
          </table:table-cell>
          <table:table-cell table:style-name="ce94" table:formula="of:=([.N16]*1.5)/100" office:value-type="float" office:value="0.4125" calcext:value-type="float">
            <text:p>0,4125</text:p>
          </table:table-cell>
          <table:table-cell table:number-columns-repeated="1009"/>
        </table:table-row>
        <table:table-row table:style-name="ro3">
          <table:table-cell table:style-name="ce53" office:value-type="string" calcext:value-type="string">
            <text:p>Sedoheptulose-7-phosphate + D-Glyceraldehyde-3-phosphate &lt;==&gt; D-Ribose-5-phosphate + D-Xylulose-5-phosphate</text:p>
          </table:table-cell>
          <table:table-cell table:style-name="ce56" office:value-type="string" calcext:value-type="string">
            <text:p>R01641</text:p>
          </table:table-cell>
          <table:table-cell table:style-name="ce56" office:value-type="string" calcext:value-type="string">
            <text:p>r_1049</text:p>
          </table:table-cell>
          <table:table-cell table:style-name="ce94" office:value-type="float" office:value="-7.05357142857143" calcext:value-type="float">
            <text:p>-7,0536</text:p>
          </table:table-cell>
          <table:table-cell table:style-name="ce94" table:formula="of:=([.D17]*1.5)/100" office:value-type="float" office:value="-0.105803571428571" calcext:value-type="float">
            <text:p>-0,1058</text:p>
          </table:table-cell>
          <table:table-cell table:style-name="ce94" office:value-type="float" office:value="-6.75675675675676" calcext:value-type="float">
            <text:p>-6,7568</text:p>
          </table:table-cell>
          <table:table-cell table:style-name="ce94" table:formula="of:=([.F17]*1.5)/100" office:value-type="float" office:value="-0.101351351351351" calcext:value-type="float">
            <text:p>-0,1014</text:p>
          </table:table-cell>
          <table:table-cell table:style-name="ce94" office:value-type="float" office:value="-7.36842105263158" calcext:value-type="float">
            <text:p>-7,3684</text:p>
          </table:table-cell>
          <table:table-cell table:style-name="ce94" table:formula="of:=([.H17]*1.5)/100" office:value-type="float" office:value="-0.110526315789474" calcext:value-type="float">
            <text:p>-0,1105</text:p>
          </table:table-cell>
          <table:table-cell table:style-name="ce94" office:value-type="float" office:value="-6.42276422764228" calcext:value-type="float">
            <text:p>-6,4228</text:p>
          </table:table-cell>
          <table:table-cell table:style-name="ce94" table:formula="of:=([.J17]*1.5)/100" office:value-type="float" office:value="-0.0963414634146342" calcext:value-type="float">
            <text:p>-0,0963</text:p>
          </table:table-cell>
          <table:table-cell table:style-name="ce94" office:value-type="float" office:value="-7.5" calcext:value-type="float">
            <text:p>-7,5000</text:p>
          </table:table-cell>
          <table:table-cell table:style-name="ce94" table:formula="of:=([.L17]*1.5)/100" office:value-type="float" office:value="-0.1125" calcext:value-type="float">
            <text:p>-0,1125</text:p>
          </table:table-cell>
          <table:table-cell table:style-name="ce94" office:value-type="float" office:value="-9.03846153846154" calcext:value-type="float">
            <text:p>-9,0385</text:p>
          </table:table-cell>
          <table:table-cell table:style-name="ce94" table:formula="of:=([.N17]*1.5)/100" office:value-type="float" office:value="-0.135576923076923" calcext:value-type="float">
            <text:p>-0,1356</text:p>
          </table:table-cell>
          <table:table-cell table:number-columns-repeated="1009"/>
        </table:table-row>
        <table:table-row table:style-name="ro3">
          <table:table-cell table:style-name="ce53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56" office:value-type="string" calcext:value-type="string">
            <text:p>R01827</text:p>
          </table:table-cell>
          <table:table-cell table:style-name="ce56" office:value-type="string" calcext:value-type="string">
            <text:p>r_1048</text:p>
          </table:table-cell>
          <table:table-cell table:style-name="ce94" office:value-type="float" office:value="7.05357142857143" calcext:value-type="float">
            <text:p>7,0536</text:p>
          </table:table-cell>
          <table:table-cell table:style-name="ce94" table:formula="of:=([.D18]*1.5)/100" office:value-type="float" office:value="0.105803571428571" calcext:value-type="float">
            <text:p>0,1058</text:p>
          </table:table-cell>
          <table:table-cell table:style-name="ce94" office:value-type="float" office:value="6.75675675675676" calcext:value-type="float">
            <text:p>6,7568</text:p>
          </table:table-cell>
          <table:table-cell table:style-name="ce94" table:formula="of:=([.F18]*1.5)/100" office:value-type="float" office:value="0.101351351351351" calcext:value-type="float">
            <text:p>0,1014</text:p>
          </table:table-cell>
          <table:table-cell table:style-name="ce94" office:value-type="float" office:value="7.36842105263158" calcext:value-type="float">
            <text:p>7,3684</text:p>
          </table:table-cell>
          <table:table-cell table:style-name="ce94" table:formula="of:=([.H18]*1.5)/100" office:value-type="float" office:value="0.110526315789474" calcext:value-type="float">
            <text:p>0,1105</text:p>
          </table:table-cell>
          <table:table-cell table:style-name="ce94" office:value-type="float" office:value="6.42276422764228" calcext:value-type="float">
            <text:p>6,4228</text:p>
          </table:table-cell>
          <table:table-cell table:style-name="ce94" table:formula="of:=([.J18]*1.5)/100" office:value-type="float" office:value="0.0963414634146342" calcext:value-type="float">
            <text:p>0,0963</text:p>
          </table:table-cell>
          <table:table-cell table:style-name="ce94" office:value-type="float" office:value="7.5" calcext:value-type="float">
            <text:p>7,5000</text:p>
          </table:table-cell>
          <table:table-cell table:style-name="ce94" table:formula="of:=([.L18]*1.5)/100" office:value-type="float" office:value="0.1125" calcext:value-type="float">
            <text:p>0,1125</text:p>
          </table:table-cell>
          <table:table-cell table:style-name="ce94" office:value-type="float" office:value="9.03846153846154" calcext:value-type="float">
            <text:p>9,0385</text:p>
          </table:table-cell>
          <table:table-cell table:style-name="ce94" table:formula="of:=([.N18]*1.5)/100" office:value-type="float" office:value="0.135576923076923" calcext:value-type="float">
            <text:p>0,1356</text:p>
          </table:table-cell>
          <table:table-cell table:number-columns-repeated="1009"/>
        </table:table-row>
        <table:table-row table:style-name="ro3">
          <table:table-cell table:style-name="ce53" office:value-type="string" calcext:value-type="string">
            <text:p>D-Fructose-6-phosphate + D-Glyceraldehyde-3-phosphate &lt;==&gt; D-Erythrose-4-phosphate + D-Xylulose-5-phosphate</text:p>
          </table:table-cell>
          <table:table-cell table:style-name="ce56" office:value-type="string" calcext:value-type="string">
            <text:p>R01830</text:p>
          </table:table-cell>
          <table:table-cell table:style-name="ce56" office:value-type="string" calcext:value-type="string">
            <text:p>r_1050</text:p>
          </table:table-cell>
          <table:table-cell table:style-name="ce94" office:value-type="float" office:value="6.33928571428571" calcext:value-type="float">
            <text:p>6,3393</text:p>
          </table:table-cell>
          <table:table-cell table:style-name="ce94" table:formula="of:=([.D19]*1.5)/100" office:value-type="float" office:value="0.0950892857142857" calcext:value-type="float">
            <text:p>0,0951</text:p>
          </table:table-cell>
          <table:table-cell table:style-name="ce94" office:value-type="float" office:value="6.03603603603604" calcext:value-type="float">
            <text:p>6,0360</text:p>
          </table:table-cell>
          <table:table-cell table:style-name="ce94" table:formula="of:=([.F19]*1.5)/100" office:value-type="float" office:value="0.0905405405405406" calcext:value-type="float">
            <text:p>0,0905</text:p>
          </table:table-cell>
          <table:table-cell table:style-name="ce94" office:value-type="float" office:value="6.57894736842105" calcext:value-type="float">
            <text:p>6,5789</text:p>
          </table:table-cell>
          <table:table-cell table:style-name="ce94" table:formula="of:=([.H19]*1.5)/100" office:value-type="float" office:value="0.0986842105263158" calcext:value-type="float">
            <text:p>0,0987</text:p>
          </table:table-cell>
          <table:table-cell table:style-name="ce94" office:value-type="float" office:value="5.69105691056911" calcext:value-type="float">
            <text:p>5,6911</text:p>
          </table:table-cell>
          <table:table-cell table:style-name="ce94" table:formula="of:=([.J19]*1.5)/100" office:value-type="float" office:value="0.0853658536585366" calcext:value-type="float">
            <text:p>0,0854</text:p>
          </table:table-cell>
          <table:table-cell table:style-name="ce94" office:value-type="float" office:value="6.53846153846154" calcext:value-type="float">
            <text:p>6,5385</text:p>
          </table:table-cell>
          <table:table-cell table:style-name="ce94" table:formula="of:=([.L19]*1.5)/100" office:value-type="float" office:value="0.0980769230769231" calcext:value-type="float">
            <text:p>0,0981</text:p>
          </table:table-cell>
          <table:table-cell table:style-name="ce94" office:value-type="float" office:value="8.26923076923077" calcext:value-type="float">
            <text:p>8,2692</text:p>
          </table:table-cell>
          <table:table-cell table:style-name="ce94" table:formula="of:=([.N19]*1.5)/100" office:value-type="float" office:value="0.124038461538462" calcext:value-type="float">
            <text:p>0,1240</text:p>
          </table:table-cell>
          <table:table-cell table:number-columns-repeated="1009"/>
        </table:table-row>
        <table:table-row table:style-name="ro3">
          <table:table-cell table:style-name="ce53" office:value-type="string" calcext:value-type="string">
            <text:p>D-Glucose-6-phosphate &lt;==&gt; D-Glucono-1,5-lactone-6-phosphate</text:p>
          </table:table-cell>
          <table:table-cell table:style-name="ce56" office:value-type="string" calcext:value-type="string">
            <text:p>R02736</text:p>
          </table:table-cell>
          <table:table-cell table:style-name="ce56" office:value-type="string" calcext:value-type="string">
            <text:p>r_0466</text:p>
          </table:table-cell>
          <table:table-cell table:style-name="ce94" office:value-type="float" office:value="21.5178571428571" calcext:value-type="float">
            <text:p>21,5179</text:p>
          </table:table-cell>
          <table:table-cell table:style-name="ce94" table:formula="of:=([.D20]*1.5)/100" office:value-type="float" office:value="0.322767857142856" calcext:value-type="float">
            <text:p>0,3228</text:p>
          </table:table-cell>
          <table:table-cell table:style-name="ce94" office:value-type="float" office:value="20.6306306306306" calcext:value-type="float">
            <text:p>20,6306</text:p>
          </table:table-cell>
          <table:table-cell table:style-name="ce94" table:formula="of:=([.F20]*1.5)/100" office:value-type="float" office:value="0.309459459459459" calcext:value-type="float">
            <text:p>0,3095</text:p>
          </table:table-cell>
          <table:table-cell table:style-name="ce94" office:value-type="float" office:value="22.3684210526316" calcext:value-type="float">
            <text:p>22,3684</text:p>
          </table:table-cell>
          <table:table-cell table:style-name="ce94" table:formula="of:=([.H20]*1.5)/100" office:value-type="float" office:value="0.335526315789474" calcext:value-type="float">
            <text:p>0,3355</text:p>
          </table:table-cell>
          <table:table-cell table:style-name="ce94" office:value-type="float" office:value="19.5121951219512" calcext:value-type="float">
            <text:p>19,5122</text:p>
          </table:table-cell>
          <table:table-cell table:style-name="ce94" table:formula="of:=([.J20]*1.5)/100" office:value-type="float" office:value="0.292682926829268" calcext:value-type="float">
            <text:p>0,2927</text:p>
          </table:table-cell>
          <table:table-cell table:style-name="ce94" office:value-type="float" office:value="22.6923076923077" calcext:value-type="float">
            <text:p>22,6923</text:p>
          </table:table-cell>
          <table:table-cell table:style-name="ce94" table:formula="of:=([.L20]*1.5)/100" office:value-type="float" office:value="0.340384615384615" calcext:value-type="float">
            <text:p>0,3404</text:p>
          </table:table-cell>
          <table:table-cell table:style-name="ce94" office:value-type="float" office:value="27.5" calcext:value-type="float">
            <text:p>27,5000</text:p>
          </table:table-cell>
          <table:table-cell table:style-name="ce94" table:formula="of:=([.N20]*1.5)/100" office:value-type="float" office:value="0.4125" calcext:value-type="float">
            <text:p>0,4125</text:p>
          </table:table-cell>
          <table:table-cell table:number-columns-repeated="1009"/>
        </table:table-row>
        <table:table-row table:style-name="ro3">
          <table:table-cell table:style-name="ce53" office:value-type="string" calcext:value-type="string">
            <text:p>D-Glucose-6-phosphate &lt;==&gt; D-Fructose-6-phosphate</text:p>
          </table:table-cell>
          <table:table-cell table:style-name="ce56" office:value-type="string" calcext:value-type="string">
            <text:p>R02740</text:p>
          </table:table-cell>
          <table:table-cell table:style-name="ce56" office:value-type="string" calcext:value-type="string">
            <text:p>r_0467</text:p>
          </table:table-cell>
          <table:table-cell table:style-name="ce94" office:value-type="float" office:value="74.9107142857143" calcext:value-type="float">
            <text:p>74,9107</text:p>
          </table:table-cell>
          <table:table-cell table:style-name="ce94" table:formula="of:=([.D21]*1.5)/100" office:value-type="float" office:value="1.12366071428571" calcext:value-type="float">
            <text:p>1,1237</text:p>
          </table:table-cell>
          <table:table-cell table:style-name="ce94" office:value-type="float" office:value="75.6756756756757" calcext:value-type="float">
            <text:p>75,6757</text:p>
          </table:table-cell>
          <table:table-cell table:style-name="ce94" table:formula="of:=([.F21]*1.5)/100" office:value-type="float" office:value="1.13513513513514" calcext:value-type="float">
            <text:p>1,1351</text:p>
          </table:table-cell>
          <table:table-cell table:style-name="ce94" office:value-type="float" office:value="74.0789473684211" calcext:value-type="float">
            <text:p>74,0789</text:p>
          </table:table-cell>
          <table:table-cell table:style-name="ce94" table:formula="of:=([.H21]*1.5)/100" office:value-type="float" office:value="1.11118421052632" calcext:value-type="float">
            <text:p>1,1112</text:p>
          </table:table-cell>
          <table:table-cell table:style-name="ce94" office:value-type="float" office:value="77.0731707317073" calcext:value-type="float">
            <text:p>77,0732</text:p>
          </table:table-cell>
          <table:table-cell table:style-name="ce94" table:formula="of:=([.J21]*1.5)/100" office:value-type="float" office:value="1.15609756097561" calcext:value-type="float">
            <text:p>1,1561</text:p>
          </table:table-cell>
          <table:table-cell table:style-name="ce94" office:value-type="float" office:value="72.8846153846154" calcext:value-type="float">
            <text:p>72,8846</text:p>
          </table:table-cell>
          <table:table-cell table:style-name="ce94" table:formula="of:=([.L21]*1.5)/100" office:value-type="float" office:value="1.09326923076923" calcext:value-type="float">
            <text:p>1,0933</text:p>
          </table:table-cell>
          <table:table-cell table:style-name="ce94" office:value-type="float" office:value="67.8846153846154" calcext:value-type="float">
            <text:p>67,8846</text:p>
          </table:table-cell>
          <table:table-cell table:style-name="ce94" table:formula="of:=([.N21]*1.5)/100" office:value-type="float" office:value="1.01826923076923" calcext:value-type="float">
            <text:p>1,0183</text:p>
          </table:table-cell>
          <table:table-cell table:number-columns-repeated="1009"/>
        </table:table-row>
        <table:table-row table:style-name="ro3">
          <table:table-cell table:style-name="ce53" office:value-type="string" calcext:value-type="string">
            <text:p>D-Fructose-6-phosphate &lt;==&gt; D-Fructose-1,6-bisphosphate</text:p>
          </table:table-cell>
          <table:table-cell table:style-name="ce56" office:value-type="string" calcext:value-type="string">
            <text:p>R04779</text:p>
          </table:table-cell>
          <table:table-cell table:style-name="ce56" office:value-type="string" calcext:value-type="string">
            <text:p>r_0886</text:p>
          </table:table-cell>
          <table:table-cell table:style-name="ce94" office:value-type="float" office:value="88.3035714285714" calcext:value-type="float">
            <text:p>88,3036</text:p>
          </table:table-cell>
          <table:table-cell table:style-name="ce94" table:formula="of:=([.D22]*1.5)/100" office:value-type="float" office:value="1.32455357142857" calcext:value-type="float">
            <text:p>1,3246</text:p>
          </table:table-cell>
          <table:table-cell table:style-name="ce94" office:value-type="float" office:value="88.5585585585586" calcext:value-type="float">
            <text:p>88,5586</text:p>
          </table:table-cell>
          <table:table-cell table:style-name="ce94" table:formula="of:=([.F22]*1.5)/100" office:value-type="float" office:value="1.32837837837838" calcext:value-type="float">
            <text:p>1,3284</text:p>
          </table:table-cell>
          <table:table-cell table:style-name="ce94" office:value-type="float" office:value="88.0263157894737" calcext:value-type="float">
            <text:p>88,0263</text:p>
          </table:table-cell>
          <table:table-cell table:style-name="ce94" table:formula="of:=([.H22]*1.5)/100" office:value-type="float" office:value="1.32039473684211" calcext:value-type="float">
            <text:p>1,3204</text:p>
          </table:table-cell>
          <table:table-cell table:style-name="ce94" office:value-type="float" office:value="89.1869918699187" calcext:value-type="float">
            <text:p>89,1870</text:p>
          </table:table-cell>
          <table:table-cell table:style-name="ce94" table:formula="of:=([.J22]*1.5)/100" office:value-type="float" office:value="1.33780487804878" calcext:value-type="float">
            <text:p>1,3378</text:p>
          </table:table-cell>
          <table:table-cell table:style-name="ce94" office:value-type="float" office:value="86.9230769230769" calcext:value-type="float">
            <text:p>86,9231</text:p>
          </table:table-cell>
          <table:table-cell table:style-name="ce94" table:formula="of:=([.L22]*1.5)/100" office:value-type="float" office:value="1.30384615384615" calcext:value-type="float">
            <text:p>1,3038</text:p>
          </table:table-cell>
          <table:table-cell table:style-name="ce94" office:value-type="float" office:value="85.1923076923077" calcext:value-type="float">
            <text:p>85,1923</text:p>
          </table:table-cell>
          <table:table-cell table:style-name="ce94" table:formula="of:=([.N22]*1.5)/100" office:value-type="float" office:value="1.27788461538462" calcext:value-type="float">
            <text:p>1,2779</text:p>
          </table:table-cell>
          <table:table-cell table:number-columns-repeated="1009"/>
        </table:table-row>
        <table:table-row table:style-name="ro3">
          <table:table-cell table:style-name="ce53" office:value-type="string" calcext:value-type="string">
            <text:p>Pyruvate &lt;==&gt; Acetaldehyde</text:p>
          </table:table-cell>
          <table:table-cell table:style-name="ce56" office:value-type="string" calcext:value-type="string">
            <text:p>R00750</text:p>
          </table:table-cell>
          <table:table-cell table:style-name="ce56" office:value-type="string" calcext:value-type="string">
            <text:p>r_0959</text:p>
          </table:table-cell>
          <table:table-cell table:style-name="ce94" office:value-type="float" office:value="152.053571428571" calcext:value-type="float">
            <text:p>152,0536</text:p>
          </table:table-cell>
          <table:table-cell table:style-name="ce94" table:formula="of:=([.D23]*1.5)/100" office:value-type="float" office:value="2.28080357142856" calcext:value-type="float">
            <text:p>2,2808</text:p>
          </table:table-cell>
          <table:table-cell table:style-name="ce94" office:value-type="float" office:value="156.576576576577" calcext:value-type="float">
            <text:p>156,5766</text:p>
          </table:table-cell>
          <table:table-cell table:style-name="ce94" table:formula="of:=([.F23]*1.5)/100" office:value-type="float" office:value="2.34864864864865" calcext:value-type="float">
            <text:p>2,3486</text:p>
          </table:table-cell>
          <table:table-cell table:style-name="ce94" office:value-type="float" office:value="147.5" calcext:value-type="float">
            <text:p>147,5000</text:p>
          </table:table-cell>
          <table:table-cell table:style-name="ce94" table:formula="of:=([.H23]*1.5)/100" office:value-type="float" office:value="2.2125" calcext:value-type="float">
            <text:p>2,2125</text:p>
          </table:table-cell>
          <table:table-cell table:style-name="ce94" office:value-type="float" office:value="161.219512195122" calcext:value-type="float">
            <text:p>161,2195</text:p>
          </table:table-cell>
          <table:table-cell table:style-name="ce94" table:formula="of:=([.J23]*1.5)/100" office:value-type="float" office:value="2.41829268292683" calcext:value-type="float">
            <text:p>2,4183</text:p>
          </table:table-cell>
          <table:table-cell table:style-name="ce94" office:value-type="float" office:value="111.153846153846" calcext:value-type="float">
            <text:p>111,1538</text:p>
          </table:table-cell>
          <table:table-cell table:style-name="ce94" table:formula="of:=([.L23]*1.5)/100" office:value-type="float" office:value="1.66730769230769" calcext:value-type="float">
            <text:p>1,6673</text:p>
          </table:table-cell>
          <table:table-cell table:style-name="ce94" office:value-type="float" office:value="106.730769230769" calcext:value-type="float">
            <text:p>106,7308</text:p>
          </table:table-cell>
          <table:table-cell table:style-name="ce94" table:formula="of:=([.N23]*1.5)/100" office:value-type="float" office:value="1.60096153846154" calcext:value-type="float">
            <text:p>1,6010</text:p>
          </table:table-cell>
          <table:table-cell table:number-columns-repeated="1009"/>
        </table:table-row>
        <table:table-row table:style-name="ro3">
          <table:table-cell table:style-name="ce53" office:value-type="string" calcext:value-type="string">
            <text:p>Acetaldehyde &lt;==&gt; Acetate</text:p>
          </table:table-cell>
          <table:table-cell table:style-name="ce56" office:value-type="string" calcext:value-type="string">
            <text:p>R00634</text:p>
          </table:table-cell>
          <table:table-cell table:style-name="ce56" office:value-type="string" calcext:value-type="string">
            <text:p>r_2116</text:p>
          </table:table-cell>
          <table:table-cell table:style-name="ce94" office:value-type="float" office:value="11.6964285714286" calcext:value-type="float">
            <text:p>11,6964</text:p>
          </table:table-cell>
          <table:table-cell table:style-name="ce94" table:formula="of:=([.D24]*1.5)/100" office:value-type="float" office:value="0.175446428571429" calcext:value-type="float">
            <text:p>0,1754</text:p>
          </table:table-cell>
          <table:table-cell table:style-name="ce94" office:value-type="float" office:value="10.6306306306306" calcext:value-type="float">
            <text:p>10,6306</text:p>
          </table:table-cell>
          <table:table-cell table:style-name="ce94" table:formula="of:=([.F24]*1.5)/100" office:value-type="float" office:value="0.159459459459459" calcext:value-type="float">
            <text:p>0,1595</text:p>
          </table:table-cell>
          <table:table-cell table:style-name="ce94" office:value-type="float" office:value="12.7631578947368" calcext:value-type="float">
            <text:p>12,7632</text:p>
          </table:table-cell>
          <table:table-cell table:style-name="ce94" table:formula="of:=([.H24]*1.5)/100" office:value-type="float" office:value="0.191447368421052" calcext:value-type="float">
            <text:p>0,1914</text:p>
          </table:table-cell>
          <table:table-cell table:style-name="ce94" office:value-type="float" office:value="10.8943089430894" calcext:value-type="float">
            <text:p>10,8943</text:p>
          </table:table-cell>
          <table:table-cell table:style-name="ce94" table:formula="of:=([.J24]*1.5)/100" office:value-type="float" office:value="0.163414634146341" calcext:value-type="float">
            <text:p>0,1634</text:p>
          </table:table-cell>
          <table:table-cell table:style-name="ce94" office:value-type="float" office:value="12.1153846153846" calcext:value-type="float">
            <text:p>12,1154</text:p>
          </table:table-cell>
          <table:table-cell table:style-name="ce94" table:formula="of:=([.L24]*1.5)/100" office:value-type="float" office:value="0.181730769230769" calcext:value-type="float">
            <text:p>0,1817</text:p>
          </table:table-cell>
          <table:table-cell table:style-name="ce94" office:value-type="float" office:value="12.1153846153846" calcext:value-type="float">
            <text:p>12,1154</text:p>
          </table:table-cell>
          <table:table-cell table:style-name="ce94" table:formula="of:=([.N24]*1.5)/100" office:value-type="float" office:value="0.181730769230769" calcext:value-type="float">
            <text:p>0,1817</text:p>
          </table:table-cell>
          <table:table-cell table:number-columns-repeated="1009"/>
        </table:table-row>
        <table:table-row table:style-name="ro3">
          <table:table-cell table:style-name="ce53" office:value-type="string" calcext:value-type="string">
            <text:p>Acetaldehyde &lt;==&gt; Ethanol</text:p>
          </table:table-cell>
          <table:table-cell table:style-name="ce56" office:value-type="string" calcext:value-type="string">
            <text:p>R02679</text:p>
          </table:table-cell>
          <table:table-cell table:style-name="ce56" office:value-type="string" calcext:value-type="string">
            <text:p>r_2115</text:p>
          </table:table-cell>
          <table:table-cell table:style-name="ce94" office:value-type="float" office:value="140.535714285714" calcext:value-type="float">
            <text:p>140,5357</text:p>
          </table:table-cell>
          <table:table-cell table:style-name="ce94" table:formula="of:=([.D25]*1.5)/100" office:value-type="float" office:value="2.10803571428571" calcext:value-type="float">
            <text:p>2,1080</text:p>
          </table:table-cell>
          <table:table-cell table:style-name="ce94" office:value-type="float" office:value="146.126126126126" calcext:value-type="float">
            <text:p>146,1261</text:p>
          </table:table-cell>
          <table:table-cell table:style-name="ce94" table:formula="of:=([.F25]*1.5)/100" office:value-type="float" office:value="2.19189189189189" calcext:value-type="float">
            <text:p>2,1919</text:p>
          </table:table-cell>
          <table:table-cell table:style-name="ce94" office:value-type="float" office:value="135" calcext:value-type="float">
            <text:p>135,0000</text:p>
          </table:table-cell>
          <table:table-cell table:style-name="ce94" table:formula="of:=([.H25]*1.5)/100" office:value-type="float" office:value="2.025" calcext:value-type="float">
            <text:p>2,0250</text:p>
          </table:table-cell>
          <table:table-cell table:style-name="ce94" office:value-type="float" office:value="150.569105691057" calcext:value-type="float">
            <text:p>150,5691</text:p>
          </table:table-cell>
          <table:table-cell table:style-name="ce94" table:formula="of:=([.J25]*1.5)/100" office:value-type="float" office:value="2.25853658536585" calcext:value-type="float">
            <text:p>2,2585</text:p>
          </table:table-cell>
          <table:table-cell table:style-name="ce94" office:value-type="float" office:value="99.2307692307692" calcext:value-type="float">
            <text:p>99,2308</text:p>
          </table:table-cell>
          <table:table-cell table:style-name="ce94" table:formula="of:=([.L25]*1.5)/100" office:value-type="float" office:value="1.48846153846154" calcext:value-type="float">
            <text:p>1,4885</text:p>
          </table:table-cell>
          <table:table-cell table:style-name="ce94" office:value-type="float" office:value="94.8076923076923" calcext:value-type="float">
            <text:p>94,8077</text:p>
          </table:table-cell>
          <table:table-cell table:style-name="ce94" table:formula="of:=([.N25]*1.5)/100" office:value-type="float" office:value="1.42211538461538" calcext:value-type="float">
            <text:p>1,4221</text:p>
          </table:table-cell>
          <table:table-cell table:number-columns-repeated="1009"/>
        </table:table-row>
        <table:table-row table:style-name="ro3">
          <table:table-cell table:style-name="ce53" office:value-type="string" calcext:value-type="string">
            <text:p>Acetate &lt;==&gt; Acetyl-CoA</text:p>
          </table:table-cell>
          <table:table-cell table:style-name="ce56" office:value-type="string" calcext:value-type="string">
            <text:p>R00229</text:p>
          </table:table-cell>
          <table:table-cell table:style-name="ce56" office:value-type="string" calcext:value-type="string">
            <text:p>r_0112</text:p>
          </table:table-cell>
          <table:table-cell table:style-name="ce94" office:value-type="float" office:value="7.85714285714286" calcext:value-type="float">
            <text:p>7,8571</text:p>
          </table:table-cell>
          <table:table-cell table:style-name="ce94" table:formula="of:=([.D26]*1.5)/100" office:value-type="float" office:value="0.117857142857143" calcext:value-type="float">
            <text:p>0,1179</text:p>
          </table:table-cell>
          <table:table-cell table:style-name="ce94" office:value-type="float" office:value="7.2972972972973" calcext:value-type="float">
            <text:p>7,2973</text:p>
          </table:table-cell>
          <table:table-cell table:style-name="ce94" table:formula="of:=([.F26]*1.5)/100" office:value-type="float" office:value="0.10945945945946" calcext:value-type="float">
            <text:p>0,1095</text:p>
          </table:table-cell>
          <table:table-cell table:style-name="ce94" office:value-type="float" office:value="8.42105263157895" calcext:value-type="float">
            <text:p>8,4211</text:p>
          </table:table-cell>
          <table:table-cell table:style-name="ce94" table:formula="of:=([.H26]*1.5)/100" office:value-type="float" office:value="0.126315789473684" calcext:value-type="float">
            <text:p>0,1263</text:p>
          </table:table-cell>
          <table:table-cell table:style-name="ce94" office:value-type="float" office:value="8.61788617886179" calcext:value-type="float">
            <text:p>8,6179</text:p>
          </table:table-cell>
          <table:table-cell table:style-name="ce94" table:formula="of:=([.J26]*1.5)/100" office:value-type="float" office:value="0.129268292682927" calcext:value-type="float">
            <text:p>0,1293</text:p>
          </table:table-cell>
          <table:table-cell table:style-name="ce94" office:value-type="float" office:value="6.73076923076923" calcext:value-type="float">
            <text:p>6,7308</text:p>
          </table:table-cell>
          <table:table-cell table:style-name="ce94" table:formula="of:=([.L26]*1.5)/100" office:value-type="float" office:value="0.100961538461538" calcext:value-type="float">
            <text:p>0,1010</text:p>
          </table:table-cell>
          <table:table-cell table:style-name="ce94" office:value-type="float" office:value="6.73076923076923" calcext:value-type="float">
            <text:p>6,7308</text:p>
          </table:table-cell>
          <table:table-cell table:style-name="ce94" table:formula="of:=([.N26]*1.5)/100" office:value-type="float" office:value="0.100961538461538" calcext:value-type="float">
            <text:p>0,1010</text:p>
          </table:table-cell>
          <table:table-cell table:number-columns-repeated="1009"/>
        </table:table-row>
        <table:table-row table:style-name="ro3">
          <table:table-cell table:style-name="ce53" office:value-type="string" calcext:value-type="string">
            <text:p>2-Phospho-D-glycerate &lt;==&gt; Phosphoenolpyruvate</text:p>
          </table:table-cell>
          <table:table-cell table:style-name="ce56" office:value-type="string" calcext:value-type="string">
            <text:p>R00658</text:p>
          </table:table-cell>
          <table:table-cell table:style-name="ce56" office:value-type="string" calcext:value-type="string">
            <text:p>r_0366</text:p>
          </table:table-cell>
          <table:table-cell table:style-name="ce94" office:value-type="float" office:value="166.25" calcext:value-type="float">
            <text:p>166,2500</text:p>
          </table:table-cell>
          <table:table-cell table:style-name="ce94" table:formula="of:=([.D27]*1.5)/100" office:value-type="float" office:value="2.49375" calcext:value-type="float">
            <text:p>2,4938</text:p>
          </table:table-cell>
          <table:table-cell table:style-name="ce94" office:value-type="float" office:value="172.702702702703" calcext:value-type="float">
            <text:p>172,7027</text:p>
          </table:table-cell>
          <table:table-cell table:style-name="ce94" table:formula="of:=([.F27]*1.5)/100" office:value-type="float" office:value="2.59054054054054" calcext:value-type="float">
            <text:p>2,5905</text:p>
          </table:table-cell>
          <table:table-cell table:style-name="ce94" office:value-type="float" office:value="159.868421052632" calcext:value-type="float">
            <text:p>159,8684</text:p>
          </table:table-cell>
          <table:table-cell table:style-name="ce94" table:formula="of:=([.H27]*1.5)/100" office:value-type="float" office:value="2.39802631578948" calcext:value-type="float">
            <text:p>2,3980</text:p>
          </table:table-cell>
          <table:table-cell table:style-name="ce94" office:value-type="float" office:value="172.520325203252" calcext:value-type="float">
            <text:p>172,5203</text:p>
          </table:table-cell>
          <table:table-cell table:style-name="ce94" table:formula="of:=([.J27]*1.5)/100" office:value-type="float" office:value="2.58780487804878" calcext:value-type="float">
            <text:p>2,5878</text:p>
          </table:table-cell>
          <table:table-cell table:style-name="ce94" office:value-type="float" office:value="170.961538461538" calcext:value-type="float">
            <text:p>170,9615</text:p>
          </table:table-cell>
          <table:table-cell table:style-name="ce94" table:formula="of:=([.L27]*1.5)/100" office:value-type="float" office:value="2.56442307692307" calcext:value-type="float">
            <text:p>2,5644</text:p>
          </table:table-cell>
          <table:table-cell table:style-name="ce94" office:value-type="float" office:value="169.423076923077" calcext:value-type="float">
            <text:p>169,4231</text:p>
          </table:table-cell>
          <table:table-cell table:style-name="ce94" table:formula="of:=([.N27]*1.5)/100" office:value-type="float" office:value="2.54134615384615" calcext:value-type="float">
            <text:p>2,5413</text:p>
          </table:table-cell>
          <table:table-cell table:number-columns-repeated="1009"/>
        </table:table-row>
        <table:table-row table:style-name="ro3">
          <table:table-cell table:style-name="ce53" office:value-type="string" calcext:value-type="string">
            <text:p>2-Oxoglutarate + CoA &lt;==&gt; Succinyl-CoA + CO2-mit</text:p>
          </table:table-cell>
          <table:table-cell table:style-name="ce56" office:value-type="string" calcext:value-type="string">
            <text:p>R08549</text:p>
          </table:table-cell>
          <table:table-cell table:style-name="ce56" office:value-type="string" calcext:value-type="string">
            <text:p>r_0832</text:p>
          </table:table-cell>
          <table:table-cell table:style-name="ce94" office:value-type="float" office:value="0.982142857142857" calcext:value-type="float">
            <text:p>0,9821</text:p>
          </table:table-cell>
          <table:table-cell table:style-name="ce94" table:formula="of:=([.D28]*1.5)/100" office:value-type="float" office:value="0.0147321428571429" calcext:value-type="float">
            <text:p>0,0147</text:p>
          </table:table-cell>
          <table:table-cell table:style-name="ce94" office:value-type="float" office:value="1.89189189189189" calcext:value-type="float">
            <text:p>1,8919</text:p>
          </table:table-cell>
          <table:table-cell table:style-name="ce94" table:formula="of:=([.F28]*1.5)/100" office:value-type="float" office:value="0.0283783783783784" calcext:value-type="float">
            <text:p>0,0284</text:p>
          </table:table-cell>
          <table:table-cell table:style-name="ce94" office:value-type="float" office:value="0" calcext:value-type="float">
            <text:p>0,0000</text:p>
          </table:table-cell>
          <table:table-cell table:style-name="ce94" table:formula="of:=([.H28]*1.5)/100" office:value-type="float" office:value="0" calcext:value-type="float">
            <text:p>0,0000</text:p>
          </table:table-cell>
          <table:table-cell table:style-name="ce94" office:value-type="float" office:value="0" calcext:value-type="float">
            <text:p>0,0000</text:p>
          </table:table-cell>
          <table:table-cell table:style-name="ce94" table:formula="of:=([.J28]*1.5)/100" office:value-type="float" office:value="0" calcext:value-type="float">
            <text:p>0,0000</text:p>
          </table:table-cell>
          <table:table-cell table:style-name="ce94" office:value-type="float" office:value="40.1923076923077" calcext:value-type="float">
            <text:p>40,1923</text:p>
          </table:table-cell>
          <table:table-cell table:style-name="ce94" table:formula="of:=([.L28]*1.5)/100" office:value-type="float" office:value="0.602884615384615" calcext:value-type="float">
            <text:p>0,6029</text:p>
          </table:table-cell>
          <table:table-cell table:style-name="ce94" office:value-type="float" office:value="43.0769230769231" calcext:value-type="float">
            <text:p>43,0769</text:p>
          </table:table-cell>
          <table:table-cell table:style-name="ce94" table:formula="of:=([.N28]*1.5)/100" office:value-type="float" office:value="0.646153846153847" calcext:value-type="float">
            <text:p>0,6462</text:p>
          </table:table-cell>
          <table:table-cell table:style-name="ce98" table:number-columns-repeated="2"/>
          <table:table-cell table:number-columns-repeated="1007"/>
        </table:table-row>
        <table:table-row table:style-name="ro3">
          <table:table-cell table:style-name="ce53" office:value-type="string" calcext:value-type="string">
            <text:p>D-Glucono-1,5-lactone-6-phosphate &lt;==&gt; 6-Phospho-D-gluconate</text:p>
          </table:table-cell>
          <table:table-cell table:style-name="ce56" office:value-type="string" calcext:value-type="string">
            <text:p>R02035</text:p>
          </table:table-cell>
          <table:table-cell table:style-name="ce56" office:value-type="string" calcext:value-type="string">
            <text:p>r_0091</text:p>
          </table:table-cell>
          <table:table-cell table:style-name="ce94" office:value-type="float" office:value="21.5178571428571" calcext:value-type="float">
            <text:p>21,5179</text:p>
          </table:table-cell>
          <table:table-cell table:style-name="ce94" table:formula="of:=([.D29]*1.5)/100" office:value-type="float" office:value="0.322767857142856" calcext:value-type="float">
            <text:p>0,3228</text:p>
          </table:table-cell>
          <table:table-cell table:style-name="ce94" office:value-type="float" office:value="20.6306306306306" calcext:value-type="float">
            <text:p>20,6306</text:p>
          </table:table-cell>
          <table:table-cell table:style-name="ce94" table:formula="of:=([.F29]*1.5)/100" office:value-type="float" office:value="0.309459459459459" calcext:value-type="float">
            <text:p>0,3095</text:p>
          </table:table-cell>
          <table:table-cell table:style-name="ce94" office:value-type="float" office:value="22.3684210526316" calcext:value-type="float">
            <text:p>22,3684</text:p>
          </table:table-cell>
          <table:table-cell table:style-name="ce94" table:formula="of:=([.H29]*1.5)/100" office:value-type="float" office:value="0.335526315789474" calcext:value-type="float">
            <text:p>0,3355</text:p>
          </table:table-cell>
          <table:table-cell table:style-name="ce94" office:value-type="float" office:value="19.5121951219512" calcext:value-type="float">
            <text:p>19,5122</text:p>
          </table:table-cell>
          <table:table-cell table:style-name="ce94" table:formula="of:=([.J29]*1.5)/100" office:value-type="float" office:value="0.292682926829268" calcext:value-type="float">
            <text:p>0,2927</text:p>
          </table:table-cell>
          <table:table-cell table:style-name="ce94" office:value-type="float" office:value="22.6923076923077" calcext:value-type="float">
            <text:p>22,6923</text:p>
          </table:table-cell>
          <table:table-cell table:style-name="ce94" table:formula="of:=([.L29]*1.5)/100" office:value-type="float" office:value="0.340384615384615" calcext:value-type="float">
            <text:p>0,3404</text:p>
          </table:table-cell>
          <table:table-cell table:style-name="ce94" office:value-type="float" office:value="27.5" calcext:value-type="float">
            <text:p>27,5000</text:p>
          </table:table-cell>
          <table:table-cell table:style-name="ce94" table:formula="of:=([.N29]*1.5)/100" office:value-type="float" office:value="0.4125" calcext:value-type="float">
            <text:p>0,4125</text:p>
          </table:table-cell>
          <table:table-cell table:number-columns-repeated="1009"/>
        </table:table-row>
        <table:table-row table:style-name="ro3">
          <table:table-cell table:style-name="ce53" office:value-type="string" calcext:value-type="string">
            <text:p>Pyruvate + CO2 &lt;==&gt; Oxaloacetate</text:p>
          </table:table-cell>
          <table:table-cell table:style-name="ce56" office:value-type="string" calcext:value-type="string">
            <text:p>R00217</text:p>
          </table:table-cell>
          <table:table-cell table:style-name="ce56" office:value-type="string" calcext:value-type="string">
            <text:p>r_0958</text:p>
          </table:table-cell>
          <table:table-cell table:style-name="ce94" office:value-type="float" office:value="8.21428571428572" calcext:value-type="float">
            <text:p>8,2143</text:p>
          </table:table-cell>
          <table:table-cell table:style-name="ce94" table:formula="of:=([.D30]*1.5)/100" office:value-type="float" office:value="0.123214285714286" calcext:value-type="float">
            <text:p>0,1232</text:p>
          </table:table-cell>
          <table:table-cell table:style-name="ce94" office:value-type="float" office:value="9.63963963963964" calcext:value-type="float">
            <text:p>9,6396</text:p>
          </table:table-cell>
          <table:table-cell table:style-name="ce94" table:formula="of:=([.F30]*1.5)/100" office:value-type="float" office:value="0.144594594594595" calcext:value-type="float">
            <text:p>0,1446</text:p>
          </table:table-cell>
          <table:table-cell table:style-name="ce94" office:value-type="float" office:value="6.8421052631579" calcext:value-type="float">
            <text:p>6,8421</text:p>
          </table:table-cell>
          <table:table-cell table:style-name="ce94" table:formula="of:=([.H30]*1.5)/100" office:value-type="float" office:value="0.102631578947368" calcext:value-type="float">
            <text:p>0,1026</text:p>
          </table:table-cell>
          <table:table-cell table:style-name="ce94" office:value-type="float" office:value="8.3739837398374" calcext:value-type="float">
            <text:p>8,3740</text:p>
          </table:table-cell>
          <table:table-cell table:style-name="ce94" table:formula="of:=([.J30]*1.5)/100" office:value-type="float" office:value="0.125609756097561" calcext:value-type="float">
            <text:p>0,1256</text:p>
          </table:table-cell>
          <table:table-cell table:style-name="ce94" office:value-type="float" office:value="13.4615384615385" calcext:value-type="float">
            <text:p>13,4615</text:p>
          </table:table-cell>
          <table:table-cell table:style-name="ce94" table:formula="of:=([.L30]*1.5)/100" office:value-type="float" office:value="0.201923076923078" calcext:value-type="float">
            <text:p>0,2019</text:p>
          </table:table-cell>
          <table:table-cell table:style-name="ce94" office:value-type="float" office:value="15.7692307692308" calcext:value-type="float">
            <text:p>15,7692</text:p>
          </table:table-cell>
          <table:table-cell table:style-name="ce94" table:formula="of:=([.N30]*1.5)/100" office:value-type="float" office:value="0.236538461538462" calcext:value-type="float">
            <text:p>0,2365</text:p>
          </table:table-cell>
          <table:table-cell table:number-columns-repeated="1009"/>
        </table:table-row>
        <table:table-row table:style-name="ro3">
          <table:table-cell table:style-name="ce53" office:value-type="string" calcext:value-type="string">
            <text:p>Pyruvate &lt;==&gt; Pyruvate-mit</text:p>
          </table:table-cell>
          <table:table-cell table:style-name="ce56" office:value-type="string" calcext:value-type="string">
            <text:p>transport</text:p>
          </table:table-cell>
          <table:table-cell table:style-name="ce56" office:value-type="string" calcext:value-type="string">
            <text:p>r_2034</text:p>
          </table:table-cell>
          <table:table-cell table:style-name="ce94" office:value-type="float" office:value="3.39285714285714" calcext:value-type="float">
            <text:p>3,3929</text:p>
          </table:table-cell>
          <table:table-cell table:style-name="ce94" table:formula="of:=([.D31]*1.5)/100" office:value-type="float" office:value="0.0508928571428571" calcext:value-type="float">
            <text:p>0,0509</text:p>
          </table:table-cell>
          <table:table-cell table:style-name="ce94" office:value-type="float" office:value="3.78378378378378" calcext:value-type="float">
            <text:p>3,7838</text:p>
          </table:table-cell>
          <table:table-cell table:style-name="ce94" table:formula="of:=([.F31]*1.5)/100" office:value-type="float" office:value="0.0567567567567567" calcext:value-type="float">
            <text:p>0,0568</text:p>
          </table:table-cell>
          <table:table-cell table:style-name="ce94" office:value-type="float" office:value="2.89473684210526" calcext:value-type="float">
            <text:p>2,8947</text:p>
          </table:table-cell>
          <table:table-cell table:style-name="ce94" table:formula="of:=([.H31]*1.5)/100" office:value-type="float" office:value="0.0434210526315789" calcext:value-type="float">
            <text:p>0,0434</text:p>
          </table:table-cell>
          <table:table-cell table:style-name="ce94" office:value-type="float" office:value="0.48780487804878" calcext:value-type="float">
            <text:p>0,4878</text:p>
          </table:table-cell>
          <table:table-cell table:style-name="ce94" table:formula="of:=([.J31]*1.5)/100" office:value-type="float" office:value="0.0073170731707317" calcext:value-type="float">
            <text:p>0,0073</text:p>
          </table:table-cell>
          <table:table-cell table:style-name="ce94" office:value-type="float" office:value="43.0769230769231" calcext:value-type="float">
            <text:p>43,0769</text:p>
          </table:table-cell>
          <table:table-cell table:style-name="ce94" table:formula="of:=([.L31]*1.5)/100" office:value-type="float" office:value="0.646153846153847" calcext:value-type="float">
            <text:p>0,6462</text:p>
          </table:table-cell>
          <table:table-cell table:style-name="ce94" office:value-type="float" office:value="43.6538461538462" calcext:value-type="float">
            <text:p>43,6538</text:p>
          </table:table-cell>
          <table:table-cell table:style-name="ce94" table:formula="of:=([.N31]*1.5)/100" office:value-type="float" office:value="0.654807692307693" calcext:value-type="float">
            <text:p>0,6548</text:p>
          </table:table-cell>
          <table:table-cell table:number-columns-repeated="1009"/>
        </table:table-row>
        <table:table-row table:style-name="ro3">
          <table:table-cell table:style-name="ce53" office:value-type="string" calcext:value-type="string">
            <text:p>Oxaloacetate &lt;==&gt; Oxaloacetate-mit</text:p>
          </table:table-cell>
          <table:table-cell table:style-name="ce56" office:value-type="string" calcext:value-type="string">
            <text:p>transport</text:p>
          </table:table-cell>
          <table:table-cell table:style-name="ce56" office:value-type="string" calcext:value-type="string">
            <text:p>r_1239</text:p>
          </table:table-cell>
          <table:table-cell table:style-name="ce94" office:value-type="float" office:value="5.44642857142857" calcext:value-type="float">
            <text:p>5,4464</text:p>
          </table:table-cell>
          <table:table-cell table:style-name="ce94" table:formula="of:=([.D32]*1.5)/100" office:value-type="float" office:value="0.0816964285714286" calcext:value-type="float">
            <text:p>0,0817</text:p>
          </table:table-cell>
          <table:table-cell table:style-name="ce94" office:value-type="float" office:value="5.4954954954955" calcext:value-type="float">
            <text:p>5,4955</text:p>
          </table:table-cell>
          <table:table-cell table:style-name="ce94" table:formula="of:=([.F32]*1.5)/100" office:value-type="float" office:value="0.0824324324324325" calcext:value-type="float">
            <text:p>0,0824</text:p>
          </table:table-cell>
          <table:table-cell table:style-name="ce94" office:value-type="float" office:value="5.39473684210526" calcext:value-type="float">
            <text:p>5,3947</text:p>
          </table:table-cell>
          <table:table-cell table:style-name="ce94" table:formula="of:=([.H32]*1.5)/100" office:value-type="float" office:value="0.0809210526315789" calcext:value-type="float">
            <text:p>0,0809</text:p>
          </table:table-cell>
          <table:table-cell table:style-name="ce94" office:value-type="float" office:value="5.20325203252033" calcext:value-type="float">
            <text:p>5,2033</text:p>
          </table:table-cell>
          <table:table-cell table:style-name="ce94" table:formula="of:=([.J32]*1.5)/100" office:value-type="float" office:value="0.078048780487805" calcext:value-type="float">
            <text:p>0,0780</text:p>
          </table:table-cell>
          <table:table-cell table:style-name="ce94" office:value-type="float" office:value="6.73076923076923" calcext:value-type="float">
            <text:p>6,7308</text:p>
          </table:table-cell>
          <table:table-cell table:style-name="ce94" table:formula="of:=([.L32]*1.5)/100" office:value-type="float" office:value="0.100961538461538" calcext:value-type="float">
            <text:p>0,1010</text:p>
          </table:table-cell>
          <table:table-cell table:style-name="ce94" office:value-type="float" office:value="6.73076923076923" calcext:value-type="float">
            <text:p>6,7308</text:p>
          </table:table-cell>
          <table:table-cell table:style-name="ce94" table:formula="of:=([.N32]*1.5)/100" office:value-type="float" office:value="0.100961538461538" calcext:value-type="float">
            <text:p>0,1010</text:p>
          </table:table-cell>
          <table:table-cell table:number-columns-repeated="1009"/>
        </table:table-row>
        <table:table-row table:style-name="ro3">
          <table:table-cell table:number-columns-repeated="6"/>
          <table:table-cell table:style-name="ce54"/>
          <table:table-cell table:number-columns-repeated="2"/>
          <table:table-cell table:style-name="ce57"/>
          <table:table-cell table:style-name="ce53"/>
          <table:table-cell table:style-name="ce98"/>
          <table:table-cell/>
          <table:table-cell table:style-name="ce98" table:number-columns-repeated="4"/>
          <table:table-cell table:number-columns-repeated="1007"/>
        </table:table-row>
        <table:table-row table:style-name="ro3" table:number-rows-repeated="2">
          <table:table-cell table:style-name="ce54"/>
          <table:table-cell table:number-columns-repeated="8"/>
          <table:table-cell table:style-name="ce55"/>
          <table:table-cell table:style-name="ce96"/>
          <table:table-cell table:style-name="ce99"/>
          <table:table-cell/>
          <table:table-cell table:style-name="ce99" table:number-columns-repeated="4"/>
          <table:table-cell table:number-columns-repeated="1007"/>
        </table:table-row>
        <table:table-row table:style-name="ro3">
          <table:table-cell table:style-name="ce53"/>
          <table:table-cell table:style-name="ce56" table:number-columns-repeated="2"/>
          <table:table-cell table:number-columns-repeated="6"/>
          <table:table-cell table:style-name="ce55"/>
          <table:table-cell table:style-name="ce96"/>
          <table:table-cell table:style-name="ce100"/>
          <table:table-cell/>
          <table:table-cell table:style-name="ce100" table:number-columns-repeated="4"/>
          <table:table-cell table:number-columns-repeated="1007"/>
        </table:table-row>
        <table:table-row table:style-name="ro3">
          <table:table-cell table:style-name="ce53"/>
          <table:table-cell table:style-name="ce56" table:number-columns-repeated="2"/>
          <table:table-cell table:number-columns-repeated="6"/>
          <table:table-cell table:style-name="ce95"/>
          <table:table-cell table:style-name="ce97"/>
          <table:table-cell table:style-name="ce99"/>
          <table:table-cell/>
          <table:table-cell table:style-name="ce99" table:number-columns-repeated="4"/>
          <table:table-cell table:number-columns-repeated="1007"/>
        </table:table-row>
        <table:table-row table:style-name="ro3">
          <table:table-cell table:style-name="ce54"/>
          <table:table-cell table:style-name="ce56" table:number-columns-repeated="2"/>
          <table:table-cell table:number-columns-repeated="1021"/>
        </table:table-row>
        <table:table-row table:style-name="ro3" table:number-rows-repeated="2">
          <table:table-cell table:style-name="ce54"/>
          <table:table-cell table:number-columns-repeated="1023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pt" number:country="PT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122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122P0"/>
    </number:currency-style>
    <number:number-style style:name="N121">
      <number:number number:decimal-places="3" loext:min-decimal-places="0" number:min-integer-digits="0" number:decimal-replacement=""/>
    </number:number-style>
    <number:number-style style:name="N122">
      <number:number number:decimal-places="2" loext:min-decimal-places="2" number:min-integer-digits="1"/>
      <number:text> </number:text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4" loext:min-decimal-places="4" number:min-integer-digits="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5P0"/>
    </number:currency-style>
    <number:currency-style style:name="N10121" number:language="pt" number:country="PT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2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6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7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5" style:page-layout-name="Mpm7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Telma</meta:initial-creator>
    <meta:creation-date>2017-12-07T13:43:46Z</meta:creation-date>
    <dc:date>2018-01-09T14:02:01.945363695</dc:date>
    <meta:editing-cycles>23</meta:editing-cycles>
    <meta:editing-duration>PT9H5M10S</meta:editing-duration>
    <meta:document-statistic meta:table-count="9" meta:cell-count="47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ef6a5d9a-0ddf-4d8f-87f8-a5af22c31d0c</meta:user-defined>
  </office:meta>
</office:document-meta>
</file>